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5043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5362in"/>
    </style:style>
    <style:style style:name="co15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uth Korea_measles" table:style-name="ta1">
        <table:shapes>
          <draw:frame draw:z-index="0" draw:style-name="gr1" draw:text-style-name="P1" svg:width="6.2988in" svg:height="3.5429in" svg:x="790.9929in" svg:y="1.1063in">
            <draw:object draw:notify-on-update-of-ranges="'South Korea_measles'.A1:'South Korea_measles'.A1 'South Korea_measles'.B1:'South Korea_measles'.SG1 'South Korea_measles'.A3:'South Korea_measles'.A3 'South Korea_measles'.B3:'South Korea_measles'.SG3 'South Korea_measles'.A4:'South Korea_measles'.A4 'South Korea_measles'.B4:'South Korea_measles'.SG4 'South Korea_measles'.A5:'South Korea_measles'.A5 'South Korea_measles'.B5:'South Korea_measles'.SG5 'South Korea_measles'.A6:'South Korea_measles'.A6 'South Korea_measles'.B6:'South Korea_measles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3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10" table:number-columns-repeated="4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6" table:default-cell-style-name="Default"/>
        <table:table-column table:style-name="co7" table:default-cell-style-name="Default"/>
        <table:table-column table:style-name="co10" table:number-columns-repeated="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number-columns-repeated="7" table:default-cell-style-name="Default"/>
        <table:table-column table:style-name="co13" table:default-cell-style-name="Default"/>
        <table:table-column table:style-name="co10" table:number-columns-repeated="8" table:default-cell-style-name="Default"/>
        <table:table-column table:style-name="co9" table:number-columns-repeated="2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7" table:default-cell-style-name="Default"/>
        <table:table-column table:style-name="co10" table:number-columns-repeated="18" table:default-cell-style-name="Default"/>
        <table:table-column table:style-name="co7" table:default-cell-style-name="Default"/>
        <table:table-column table:style-name="co10" table:number-columns-repeated="14" table:default-cell-style-name="Default"/>
        <table:table-column table:style-name="co7" table:default-cell-style-name="Default"/>
        <table:table-column table:style-name="co10" table:number-columns-repeated="5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7" table:default-cell-style-name="Default"/>
        <table:table-column table:style-name="co10" table:number-columns-repeated="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17" table:default-cell-style-name="Default"/>
        <table:table-column table:style-name="co9" table:number-columns-repeated="2" table:default-cell-style-name="Default"/>
        <table:table-column table:style-name="co10" table:number-columns-repeated="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2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0" table:number-columns-repeated="14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9" table:default-cell-style-name="Default"/>
        <table:table-column table:style-name="co10" table:number-columns-repeated="2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number-columns-repeated="20" table:default-cell-style-name="Default"/>
        <table:table-column table:style-name="co9" table:number-columns-repeated="4" table:default-cell-style-name="Default"/>
        <table:table-column table:style-name="co10" table:number-columns-repeated="13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51268999" calcext:value-type="float">
            <text:p>51268999</text:p>
          </table:table-cell>
          <table:table-cell office:value-type="float" office:value="51268998.0103032" calcext:value-type="float">
            <text:p>51268998.0103032</text:p>
          </table:table-cell>
          <table:table-cell office:value-type="float" office:value="51268993.467296" calcext:value-type="float">
            <text:p>51268993.467296</text:p>
          </table:table-cell>
          <table:table-cell office:value-type="float" office:value="51268977.5816021" calcext:value-type="float">
            <text:p>51268977.5816021</text:p>
          </table:table-cell>
          <table:table-cell office:value-type="float" office:value="51268922.8753915" calcext:value-type="float">
            <text:p>51268922.8753915</text:p>
          </table:table-cell>
          <table:table-cell office:value-type="float" office:value="51268734.6690792" calcext:value-type="float">
            <text:p>51268734.6690792</text:p>
          </table:table-cell>
          <table:table-cell office:value-type="float" office:value="51268087.2285123" calcext:value-type="float">
            <text:p>51268087.2285123</text:p>
          </table:table-cell>
          <table:table-cell office:value-type="float" office:value="51265860.0662567" calcext:value-type="float">
            <text:p>51265860.0662567</text:p>
          </table:table-cell>
          <table:table-cell office:value-type="float" office:value="51258199.467365" calcext:value-type="float">
            <text:p>51258199.467365</text:p>
          </table:table-cell>
          <table:table-cell office:value-type="float" office:value="51231858.4412107" calcext:value-type="float">
            <text:p>51231858.4412107</text:p>
          </table:table-cell>
          <table:table-cell office:value-type="float" office:value="51141385.5973031" calcext:value-type="float">
            <text:p>51141385.5973031</text:p>
          </table:table-cell>
          <table:table-cell office:value-type="float" office:value="50831828.6984028" calcext:value-type="float">
            <text:p>50831828.6984028</text:p>
          </table:table-cell>
          <table:table-cell office:value-type="float" office:value="49786441.0755676" calcext:value-type="float">
            <text:p>49786441.0755676</text:p>
          </table:table-cell>
          <table:table-cell office:value-type="float" office:value="46408314.9448176" calcext:value-type="float">
            <text:p>46408314.9448176</text:p>
          </table:table-cell>
          <table:table-cell office:value-type="float" office:value="36929626.0935027" calcext:value-type="float">
            <text:p>36929626.0935027</text:p>
          </table:table-cell>
          <table:table-cell office:value-type="float" office:value="18990078.1448408" calcext:value-type="float">
            <text:p>18990078.1448408</text:p>
          </table:table-cell>
          <table:table-cell office:value-type="float" office:value="4081506.91293898" calcext:value-type="float">
            <text:p>4081506.91293898</text:p>
          </table:table-cell>
          <table:table-cell office:value-type="float" office:value="291229.724090313" calcext:value-type="float">
            <text:p>291229.724090313</text:p>
          </table:table-cell>
          <table:table-cell office:value-type="float" office:value="7939.52875120812" calcext:value-type="float">
            <text:p>7939.52875120812</text:p>
          </table:table-cell>
          <table:table-cell office:value-type="float" office:value="105.904841830105" calcext:value-type="float">
            <text:p>105.904841830105</text:p>
          </table:table-cell>
          <table:table-cell office:value-type="float" office:value="0.858875979446716" calcext:value-type="float">
            <text:p>0.858875979446716</text:p>
          </table:table-cell>
          <table:table-cell office:value-type="float" office:value="0.00505184554507255" calcext:value-type="float">
            <text:p>0.005051845545073</text:p>
          </table:table-cell>
          <table:table-cell office:value-type="float" office:value="0.0000248308987287379" calcext:value-type="float">
            <text:p>2.48308987287379E-05</text:p>
          </table:table-cell>
          <table:table-cell office:value-type="float" office:value="0.0000001135901454727" calcext:value-type="float">
            <text:p>1.13590145472696E-07</text:p>
          </table:table-cell>
          <table:table-cell office:value-type="float" office:value="0.00000000563594974139" calcext:value-type="float">
            <text:p>5.63594974138801E-09</text:p>
          </table:table-cell>
          <table:table-cell office:value-type="float" office:value="-0.00000000005078958254" calcext:value-type="float">
            <text:p>-5.07895825441947E-11</text:p>
          </table:table-cell>
          <table:table-cell office:value-type="float" office:value="0.00000000015411963796" calcext:value-type="float">
            <text:p>1.5411963795653E-10</text:p>
          </table:table-cell>
          <table:table-cell office:value-type="float" office:value="0.00000000505439928756" calcext:value-type="float">
            <text:p>5.05439928755858E-09</text:p>
          </table:table-cell>
          <table:table-cell office:value-type="float" office:value="-0.00000000004131354427" calcext:value-type="float">
            <text:p>-4.13135442650429E-11</text:p>
          </table:table-cell>
          <table:table-cell office:value-type="float" office:value="0.00000000011116541357" calcext:value-type="float">
            <text:p>1.11165413567118E-10</text:p>
          </table:table-cell>
          <table:table-cell office:value-type="float" office:value="-0.00000000089202917747" calcext:value-type="float">
            <text:p>-8.92029177465112E-10</text:p>
          </table:table-cell>
          <table:table-cell office:value-type="float" office:value="-0.0000000173529752582" calcext:value-type="float">
            <text:p>-1.73529752581969E-08</text:p>
          </table:table-cell>
          <table:table-cell office:value-type="float" office:value="0.00000000035507149456" calcext:value-type="float">
            <text:p>3.55071494563555E-10</text:p>
          </table:table-cell>
          <table:table-cell office:value-type="float" office:value="-0.00000000000940270977" calcext:value-type="float">
            <text:p>-9.40270976819483E-12</text:p>
          </table:table-cell>
          <table:table-cell office:value-type="float" office:value="0.00000000000579486076" calcext:value-type="float">
            <text:p>5.79486075973568E-12</text:p>
          </table:table-cell>
          <table:table-cell office:value-type="float" office:value="-0.00000000027081582612" calcext:value-type="float">
            <text:p>-2.70815826115971E-10</text:p>
          </table:table-cell>
          <table:table-cell office:value-type="float" office:value="0.00000000013961410619" calcext:value-type="float">
            <text:p>1.39614106192533E-10</text:p>
          </table:table-cell>
          <table:table-cell office:value-type="float" office:value="0.00000000047346680592" calcext:value-type="float">
            <text:p>4.73466805919048E-10</text:p>
          </table:table-cell>
          <table:table-cell office:value-type="float" office:value="0.00000001076985866279" calcext:value-type="float">
            <text:p>1.07698586627857E-08</text:p>
          </table:table-cell>
          <table:table-cell office:value-type="float" office:value="-0.00000002322494303728" calcext:value-type="float">
            <text:p>-2.32249430372807E-08</text:p>
          </table:table-cell>
          <table:table-cell office:value-type="float" office:value="-0.00000001396078099034" calcext:value-type="float">
            <text:p>-1.39607809903413E-08</text:p>
          </table:table-cell>
          <table:table-cell office:value-type="float" office:value="-0.00000000246195753324" calcext:value-type="float">
            <text:p>-2.46195753323792E-09</text:p>
          </table:table-cell>
          <table:table-cell office:value-type="float" office:value="-0.00000000044680829776" calcext:value-type="float">
            <text:p>-4.46808297762591E-10</text:p>
          </table:table-cell>
          <table:table-cell office:value-type="float" office:value="-0.00000000004137893726" calcext:value-type="float">
            <text:p>-4.13789372551992E-11</text:p>
          </table:table-cell>
          <table:table-cell office:value-type="float" office:value="-0.00000000000850722855" calcext:value-type="float">
            <text:p>-8.50722854882984E-12</text:p>
          </table:table-cell>
          <table:table-cell office:value-type="float" office:value="-0.00000000000078124288" calcext:value-type="float">
            <text:p>-7.81242880364554E-13</text:p>
          </table:table-cell>
          <table:table-cell office:value-type="float" office:value="0.00000000000286529665" calcext:value-type="float">
            <text:p>2.86529664817808E-12</text:p>
          </table:table-cell>
          <table:table-cell office:value-type="float" office:value="0.00000000000113290946" calcext:value-type="float">
            <text:p>1.1329094601365E-12</text:p>
          </table:table-cell>
          <table:table-cell office:value-type="float" office:value="0.00000000000075820901" calcext:value-type="float">
            <text:p>7.5820900863026E-13</text:p>
          </table:table-cell>
          <table:table-cell office:value-type="float" office:value="-0.00000000000173352205" calcext:value-type="float">
            <text:p>-1.73352205228347E-12</text:p>
          </table:table-cell>
          <table:table-cell office:value-type="float" office:value="-0.00000000000605397069" calcext:value-type="float">
            <text:p>-6.05397068721134E-12</text:p>
          </table:table-cell>
          <table:table-cell office:value-type="float" office:value="-0.00000000000238373645" calcext:value-type="float">
            <text:p>-2.38373645328205E-12</text:p>
          </table:table-cell>
          <table:table-cell office:value-type="float" office:value="-0.00000000000169092365" calcext:value-type="float">
            <text:p>-1.69092365034649E-12</text:p>
          </table:table-cell>
          <table:table-cell office:value-type="float" office:value="-0.00000000000106049901" calcext:value-type="float">
            <text:p>-1.06049900902522E-12</text:p>
          </table:table-cell>
          <table:table-cell office:value-type="float" office:value="0.00000000000020867653" calcext:value-type="float">
            <text:p>2.0867653459402E-13</text:p>
          </table:table-cell>
          <table:table-cell office:value-type="float" office:value="-0.00000000000047753217" calcext:value-type="float">
            <text:p>-4.77532165006456E-13</text:p>
          </table:table-cell>
          <table:table-cell office:value-type="float" office:value="-0.0000000000009744063" calcext:value-type="float">
            <text:p>-9.74406301665719E-13</text:p>
          </table:table-cell>
          <table:table-cell office:value-type="float" office:value="0.00000000000033865245" calcext:value-type="float">
            <text:p>3.38652450814346E-13</text:p>
          </table:table-cell>
          <table:table-cell office:value-type="float" office:value="-0.00000000000080065126" calcext:value-type="float">
            <text:p>-8.00651257721841E-13</text:p>
          </table:table-cell>
          <table:table-cell office:value-type="float" office:value="0.00000000000012684506" calcext:value-type="float">
            <text:p>1.26845058156136E-13</text:p>
          </table:table-cell>
          <table:table-cell office:value-type="float" office:value="-0.00000000000038835406" calcext:value-type="float">
            <text:p>-3.88354059268961E-13</text:p>
          </table:table-cell>
          <table:table-cell office:value-type="float" office:value="0.00000000000013734152" calcext:value-type="float">
            <text:p>1.37341517982319E-13</text:p>
          </table:table-cell>
          <table:table-cell office:value-type="float" office:value="-0.00000000000080424355" calcext:value-type="float">
            <text:p>-8.04243549091705E-13</text:p>
          </table:table-cell>
          <table:table-cell office:value-type="float" office:value="-0.00000000000027743913" calcext:value-type="float">
            <text:p>-2.77439126659746E-13</text:p>
          </table:table-cell>
          <table:table-cell office:value-type="float" office:value="-0.0000000000001520714" calcext:value-type="float">
            <text:p>-1.52071400793499E-13</text:p>
          </table:table-cell>
          <table:table-cell office:value-type="float" office:value="-0.00000000000026786041" calcext:value-type="float">
            <text:p>-2.67860414221005E-13</text:p>
          </table:table-cell>
          <table:table-cell office:value-type="float" office:value="-0.00000000000006102439" calcext:value-type="float">
            <text:p>-6.10243867301829E-14</text:p>
          </table:table-cell>
          <table:table-cell office:value-type="float" office:value="-0.00000000000019385921" calcext:value-type="float">
            <text:p>-1.93859209620023E-13</text:p>
          </table:table-cell>
          <table:table-cell office:value-type="float" office:value="-0.0000000000001512276" calcext:value-type="float">
            <text:p>-1.51227601398118E-13</text:p>
          </table:table-cell>
          <table:table-cell office:value-type="float" office:value="-0.00000000000009333291" calcext:value-type="float">
            <text:p>-9.33329095988807E-14</text:p>
          </table:table-cell>
          <table:table-cell office:value-type="float" office:value="-0.00000000000012132907" calcext:value-type="float">
            <text:p>-1.21329065029623E-13</text:p>
          </table:table-cell>
          <table:table-cell office:value-type="float" office:value="-0.00000000000008326649" calcext:value-type="float">
            <text:p>-8.32664906690174E-14</text:p>
          </table:table-cell>
          <table:table-cell office:value-type="float" office:value="-0.00000000000008710389" calcext:value-type="float">
            <text:p>-8.71038900358509E-14</text:p>
          </table:table-cell>
          <table:table-cell office:value-type="float" office:value="-0.00000000000007818465" calcext:value-type="float">
            <text:p>-7.81846475726263E-14</text:p>
          </table:table-cell>
          <table:table-cell office:value-type="float" office:value="-0.00000000000007011031" calcext:value-type="float">
            <text:p>-7.01103071873509E-14</text:p>
          </table:table-cell>
          <table:table-cell office:value-type="float" office:value="-0.00000000000006751137" calcext:value-type="float">
            <text:p>-6.75113707190211E-14</text:p>
          </table:table-cell>
          <table:table-cell office:value-type="float" office:value="-0.00000000000006202744" calcext:value-type="float">
            <text:p>-6.20274418648315E-14</text:p>
          </table:table-cell>
          <table:table-cell office:value-type="float" office:value="-0.00000000000005908419" calcext:value-type="float">
            <text:p>-5.90841874584489E-14</text:p>
          </table:table-cell>
          <table:table-cell office:value-type="float" office:value="-0.00000000000005595404" calcext:value-type="float">
            <text:p>-5.59540374377575E-14</text:p>
          </table:table-cell>
          <table:table-cell office:value-type="float" office:value="-0.00000000000005341562" calcext:value-type="float">
            <text:p>-5.34156206086807E-14</text:p>
          </table:table-cell>
          <table:table-cell office:value-type="float" office:value="-0.00000000000005138284" calcext:value-type="float">
            <text:p>-5.13828376825142E-14</text:p>
          </table:table-cell>
          <table:table-cell office:value-type="float" office:value="-0.00000000000004999768" calcext:value-type="float">
            <text:p>-4.99976771098586E-14</text:p>
          </table:table-cell>
          <table:table-cell office:value-type="float" office:value="-0.00000000000004947452" calcext:value-type="float">
            <text:p>-4.94745173280044E-14</text:p>
          </table:table-cell>
          <table:table-cell office:value-type="float" office:value="-0.00000000000004930454" calcext:value-type="float">
            <text:p>-4.930454459848E-14</text:p>
          </table:table-cell>
          <table:table-cell office:value-type="float" office:value="-0.00000000000004914683" calcext:value-type="float">
            <text:p>-4.91468303817032E-14</text:p>
          </table:table-cell>
          <table:table-cell office:value-type="float" office:value="-0.0000000000000491037" calcext:value-type="float">
            <text:p>-4.91037019959571E-14</text:p>
          </table:table-cell>
          <table:table-cell office:value-type="float" office:value="-0.00000000000004901336" calcext:value-type="float">
            <text:p>-4.90133568447821E-14</text:p>
          </table:table-cell>
          <table:table-cell office:value-type="float" office:value="-0.00000000000004894066" calcext:value-type="float">
            <text:p>-4.89406565844745E-14</text:p>
          </table:table-cell>
          <table:table-cell office:value-type="float" office:value="-0.00000000000004887883" calcext:value-type="float">
            <text:p>-4.88788289707975E-14</text:p>
          </table:table-cell>
          <table:table-cell office:value-type="float" office:value="-0.00000000000004882254" calcext:value-type="float">
            <text:p>-4.88225397081092E-14</text:p>
          </table:table-cell>
          <table:table-cell office:value-type="float" office:value="-0.00000000000004877179" calcext:value-type="float">
            <text:p>-4.87717895655272E-14</text:p>
          </table:table-cell>
          <table:table-cell office:value-type="float" office:value="-0.00000000000004872615" calcext:value-type="float">
            <text:p>-4.87261523566245E-14</text:p>
          </table:table-cell>
          <table:table-cell office:value-type="float" office:value="-0.00000000000004868513" calcext:value-type="float">
            <text:p>-4.8685128222281E-14</text:p>
          </table:table-cell>
          <table:table-cell office:value-type="float" office:value="-0.00000000000004864825" calcext:value-type="float">
            <text:p>-4.8648252788079E-14</text:p>
          </table:table-cell>
          <table:table-cell office:value-type="float" office:value="-0.00000000000004861511" calcext:value-type="float">
            <text:p>-4.86151074221756E-14</text:p>
          </table:table-cell>
          <table:table-cell office:value-type="float" office:value="-0.00000000000004858532" calcext:value-type="float">
            <text:p>-4.85853154043519E-14</text:p>
          </table:table-cell>
          <table:table-cell office:value-type="float" office:value="-0.00000000000004855854" calcext:value-type="float">
            <text:p>-4.85585380582489E-14</text:p>
          </table:table-cell>
          <table:table-cell office:value-type="float" office:value="-0.00000000000004853447" calcext:value-type="float">
            <text:p>-4.85344709255256E-14</text:p>
          </table:table-cell>
          <table:table-cell office:value-type="float" office:value="-0.00000000000004851284" calcext:value-type="float">
            <text:p>-4.85128402923784E-14</text:p>
          </table:table-cell>
          <table:table-cell office:value-type="float" office:value="-0.0000000000000484934" calcext:value-type="float">
            <text:p>-4.8493400071211E-14</text:p>
          </table:table-cell>
          <table:table-cell office:value-type="float" office:value="-0.00000000000004847593" calcext:value-type="float">
            <text:p>-4.84759290027753E-14</text:p>
          </table:table-cell>
          <table:table-cell office:value-type="float" office:value="-0.00000000000004846023" calcext:value-type="float">
            <text:p>-4.84602281450867E-14</text:p>
          </table:table-cell>
          <table:table-cell office:value-type="float" office:value="-0.00000000000004844612" calcext:value-type="float">
            <text:p>-4.84461186189378E-14</text:p>
          </table:table-cell>
          <table:table-cell office:value-type="float" office:value="-0.00000000000004843344" calcext:value-type="float">
            <text:p>-4.84334395831088E-14</text:p>
          </table:table-cell>
          <table:table-cell office:value-type="float" office:value="-0.00000000000004842205" calcext:value-type="float">
            <text:p>-4.84220464153346E-14</text:p>
          </table:table-cell>
          <table:table-cell office:value-type="float" office:value="-0.00000000000004841181" calcext:value-type="float">
            <text:p>-4.84118090777045E-14</text:p>
          </table:table-cell>
          <table:table-cell office:value-type="float" office:value="-0.00000000000004840261" calcext:value-type="float">
            <text:p>-4.8402610647479E-14</text:p>
          </table:table-cell>
          <table:table-cell office:value-type="float" office:value="-0.00000000000004839435" calcext:value-type="float">
            <text:p>-4.83943459963411E-14</text:p>
          </table:table-cell>
          <table:table-cell office:value-type="float" office:value="-0.00000000000004838692" calcext:value-type="float">
            <text:p>-4.8386920602907E-14</text:p>
          </table:table-cell>
          <table:table-cell office:value-type="float" office:value="-0.00000000000004838025" calcext:value-type="float">
            <text:p>-4.83802494849171E-14</text:p>
          </table:table-cell>
          <table:table-cell office:value-type="float" office:value="-0.00000000000004837426" calcext:value-type="float">
            <text:p>-4.83742562389481E-14</text:p>
          </table:table-cell>
          <table:table-cell office:value-type="float" office:value="-0.00000000000004836887" calcext:value-type="float">
            <text:p>-4.83688721767519E-14</text:p>
          </table:table-cell>
          <table:table-cell office:value-type="float" office:value="-0.00000000000004836404" calcext:value-type="float">
            <text:p>-4.83640355484504E-14</text:p>
          </table:table-cell>
          <table:table-cell office:value-type="float" office:value="-0.00000000000004835969" calcext:value-type="float">
            <text:p>-4.83596908438211E-14</text:p>
          </table:table-cell>
          <table:table-cell office:value-type="float" office:value="-0.00000000000004835579" calcext:value-type="float">
            <text:p>-4.83557881638053E-14</text:p>
          </table:table-cell>
          <table:table-cell office:value-type="float" office:value="-0.00000000000004835228" calcext:value-type="float">
            <text:p>-4.83522826551707E-14</text:p>
          </table:table-cell>
          <table:table-cell office:value-type="float" office:value="-0.00000000000004834913" calcext:value-type="float">
            <text:p>-4.83491340019806E-14</text:p>
          </table:table-cell>
          <table:table-cell office:value-type="float" office:value="-0.00000000000004834631" calcext:value-type="float">
            <text:p>-4.83463059681632E-14</text:p>
          </table:table-cell>
          <table:table-cell office:value-type="float" office:value="-0.00000000000004834377" calcext:value-type="float">
            <text:p>-4.83437659860516E-14</text:p>
          </table:table-cell>
          <table:table-cell office:value-type="float" office:value="-0.00000000000004834148" calcext:value-type="float">
            <text:p>-4.83414847862814E-14</text:p>
          </table:table-cell>
          <table:table-cell office:value-type="float" office:value="-0.00000000000004833944" calcext:value-type="float">
            <text:p>-4.83394360648988E-14</text:p>
          </table:table-cell>
          <table:table-cell office:value-type="float" office:value="-0.0000000000000483376" calcext:value-type="float">
            <text:p>-4.83375961839461E-14</text:p>
          </table:table-cell>
          <table:table-cell office:value-type="float" office:value="-0.00000000000004833594" calcext:value-type="float">
            <text:p>-4.83359439021686E-14</text:p>
          </table:table-cell>
          <table:table-cell office:value-type="float" office:value="-0.00000000000004833446" calcext:value-type="float">
            <text:p>-4.83344601328219E-14</text:p>
          </table:table-cell>
          <table:table-cell office:value-type="float" office:value="-0.00000000000004833313" calcext:value-type="float">
            <text:p>-4.83331277258618E-14</text:p>
          </table:table-cell>
          <table:table-cell office:value-type="float" office:value="-0.00000000000004833193" calcext:value-type="float">
            <text:p>-4.83319312720712E-14</text:p>
          </table:table-cell>
          <table:table-cell office:value-type="float" office:value="-0.00000000000004833086" calcext:value-type="float">
            <text:p>-4.83308569269221E-14</text:p>
          </table:table-cell>
          <table:table-cell office:value-type="float" office:value="-0.00000000000004832989" calcext:value-type="float">
            <text:p>-4.83298922521936E-14</text:p>
          </table:table-cell>
          <table:table-cell office:value-type="float" office:value="-0.00000000000004832903" calcext:value-type="float">
            <text:p>-4.83290260735614E-14</text:p>
          </table:table-cell>
          <table:table-cell office:value-type="float" office:value="-0.00000000000004832825" calcext:value-type="float">
            <text:p>-4.83282483525561E-14</text:p>
          </table:table-cell>
          <table:table-cell office:value-type="float" office:value="-0.00000000000004832755" calcext:value-type="float">
            <text:p>-4.83275500714458E-14</text:p>
          </table:table-cell>
          <table:table-cell office:value-type="float" office:value="-0.00000000000004832692" calcext:value-type="float">
            <text:p>-4.83269231297438E-14</text:p>
          </table:table-cell>
          <table:table-cell office:value-type="float" office:value="-0.00000000000004832636" calcext:value-type="float">
            <text:p>-4.83263602511729E-14</text:p>
          </table:table-cell>
          <table:table-cell office:value-type="float" office:value="-0.00000000000004832585" calcext:value-type="float">
            <text:p>-4.83258549000333E-14</text:p>
          </table:table-cell>
          <table:table-cell office:value-type="float" office:value="-0.0000000000000483254" calcext:value-type="float">
            <text:p>-4.83254012060278E-14</text:p>
          </table:table-cell>
          <table:table-cell office:value-type="float" office:value="-0.00000000000004832499" calcext:value-type="float">
            <text:p>-4.83249938966932E-14</text:p>
          </table:table-cell>
          <table:table-cell office:value-type="float" office:value="-0.00000000000004832463" calcext:value-type="float">
            <text:p>-4.83246282366698E-14</text:p>
          </table:table-cell>
          <table:table-cell office:value-type="float" office:value="-0.0000000000000483243" calcext:value-type="float">
            <text:p>-4.83242999731217E-14</text:p>
          </table:table-cell>
          <table:table-cell office:value-type="float" office:value="-0.00000000000004832401" calcext:value-type="float">
            <text:p>-4.83240052866837E-14</text:p>
          </table:table-cell>
          <table:table-cell office:value-type="float" office:value="-0.00000000000004832374" calcext:value-type="float">
            <text:p>-4.83237407473687E-14</text:p>
          </table:table-cell>
          <table:table-cell office:value-type="float" office:value="-0.0000000000000483235" calcext:value-type="float">
            <text:p>-4.83235032748442E-14</text:p>
          </table:table-cell>
          <table:table-cell office:value-type="float" office:value="-0.00000000000004832329" calcext:value-type="float">
            <text:p>-4.83232901018639E-14</text:p>
          </table:table-cell>
          <table:table-cell office:value-type="float" office:value="-0.0000000000000483231" calcext:value-type="float">
            <text:p>-4.83230987333431E-14</text:p>
          </table:table-cell>
          <table:table-cell office:value-type="float" office:value="-0.00000000000004832293" calcext:value-type="float">
            <text:p>-4.83229268435151E-14</text:p>
          </table:table-cell>
          <table:table-cell office:value-type="float" office:value="-0.00000000000004832277" calcext:value-type="float">
            <text:p>-4.83227716190225E-14</text:p>
          </table:table-cell>
          <table:table-cell office:value-type="float" office:value="-0.00000000000004832262" calcext:value-type="float">
            <text:p>-4.83226243972284E-14</text:p>
          </table:table-cell>
          <table:table-cell office:value-type="float" office:value="-0.00000000000004832243" calcext:value-type="float">
            <text:p>-4.83224294670147E-14</text:p>
          </table:table-cell>
          <table:table-cell office:value-type="float" office:value="-0.00000000000004832208" calcext:value-type="float">
            <text:p>-4.83220811356466E-14</text:p>
          </table:table-cell>
          <table:table-cell office:value-type="float" office:value="-0.00000000000004832162" calcext:value-type="float">
            <text:p>-4.83216165552591E-14</text:p>
          </table:table-cell>
          <table:table-cell office:value-type="float" office:value="-0.0000000000000483213" calcext:value-type="float">
            <text:p>-4.83213021324798E-14</text:p>
          </table:table-cell>
          <table:table-cell office:value-type="float" office:value="-0.00000000000004832093" calcext:value-type="float">
            <text:p>-4.83209344550822E-14</text:p>
          </table:table-cell>
          <table:table-cell office:value-type="float" office:value="-0.00000000000004832061" calcext:value-type="float">
            <text:p>-4.83206132991714E-14</text:p>
          </table:table-cell>
          <table:table-cell office:value-type="float" office:value="-0.00000000000004832034" calcext:value-type="float">
            <text:p>-4.83203384938741E-14</text:p>
          </table:table-cell>
          <table:table-cell office:value-type="float" office:value="-0.00000000000004832011" calcext:value-type="float">
            <text:p>-4.83201100984247E-14</text:p>
          </table:table-cell>
          <table:table-cell office:value-type="float" office:value="-0.00000000000004831988" calcext:value-type="float">
            <text:p>-4.83198843018472E-14</text:p>
          </table:table-cell>
          <table:table-cell office:value-type="float" office:value="-0.00000000000004831969" calcext:value-type="float">
            <text:p>-4.83196893709332E-14</text:p>
          </table:table-cell>
          <table:table-cell office:value-type="float" office:value="-0.00000000000004831951" calcext:value-type="float">
            <text:p>-4.8319513829405E-14</text:p>
          </table:table-cell>
          <table:table-cell office:value-type="float" office:value="-0.00000000000004831936" calcext:value-type="float">
            <text:p>-4.83193558348875E-14</text:p>
          </table:table-cell>
          <table:table-cell office:value-type="float" office:value="-0.00000000000004831921" calcext:value-type="float">
            <text:p>-4.83192141450993E-14</text:p>
          </table:table-cell>
          <table:table-cell office:value-type="float" office:value="-0.00000000000004831909" calcext:value-type="float">
            <text:p>-4.83190869820779E-14</text:p>
          </table:table-cell>
          <table:table-cell office:value-type="float" office:value="-0.00000000000004831897" calcext:value-type="float">
            <text:p>-4.83189728573885E-14</text:p>
          </table:table-cell>
          <table:table-cell office:value-type="float" office:value="-0.00000000000004831887" calcext:value-type="float">
            <text:p>-4.83188704349854E-14</text:p>
          </table:table-cell>
          <table:table-cell office:value-type="float" office:value="-0.00000000000004831878" calcext:value-type="float">
            <text:p>-4.83187785156296E-14</text:p>
          </table:table-cell>
          <table:table-cell office:value-type="float" office:value="-0.0000000000000483187" calcext:value-type="float">
            <text:p>-4.83186960228871E-14</text:p>
          </table:table-cell>
          <table:table-cell office:value-type="float" office:value="-0.00000000000004831862" calcext:value-type="float">
            <text:p>-4.83186219905632E-14</text:p>
          </table:table-cell>
          <table:table-cell office:value-type="float" office:value="-0.00000000000004831856" calcext:value-type="float">
            <text:p>-4.83185555514245E-14</text:p>
          </table:table-cell>
          <table:table-cell office:value-type="float" office:value="-0.0000000000000483185" calcext:value-type="float">
            <text:p>-4.83184959270723E-14</text:p>
          </table:table-cell>
          <table:table-cell office:value-type="float" office:value="-0.00000000000004831844" calcext:value-type="float">
            <text:p>-4.8318442418849E-14</text:p>
          </table:table-cell>
          <table:table-cell office:value-type="float" office:value="-0.00000000000004831839" calcext:value-type="float">
            <text:p>-4.83183943996818E-14</text:p>
          </table:table-cell>
          <table:table-cell office:value-type="float" office:value="-0.00000000000004831835" calcext:value-type="float">
            <text:p>-4.83183513067475E-14</text:p>
          </table:table-cell>
          <table:table-cell office:value-type="float" office:value="-0.00000000000004831831" calcext:value-type="float">
            <text:p>-4.8318312634897E-14</text:p>
          </table:table-cell>
          <table:table-cell office:value-type="float" office:value="-0.00000000000004831828" calcext:value-type="float">
            <text:p>-4.83182779307519E-14</text:p>
          </table:table-cell>
          <table:table-cell office:value-type="float" office:value="-0.00000000000004831825" calcext:value-type="float">
            <text:p>-4.83182467874E-14</text:p>
          </table:table-cell>
          <table:table-cell office:value-type="float" office:value="-0.00000000000004831822" calcext:value-type="float">
            <text:p>-4.83182188396376E-14</text:p>
          </table:table-cell>
          <table:table-cell office:value-type="float" office:value="-0.00000000000004831819" calcext:value-type="float">
            <text:p>-4.83181937596976E-14</text:p>
          </table:table-cell>
          <table:table-cell office:value-type="float" office:value="-0.00000000000004831817" calcext:value-type="float">
            <text:p>-4.83181712534149E-14</text:p>
          </table:table-cell>
          <table:table-cell office:value-type="float" office:value="-0.00000000000004831815" calcext:value-type="float">
            <text:p>-4.83181510567828E-14</text:p>
          </table:table-cell>
          <table:table-cell office:value-type="float" office:value="-0.00000000000004831813" calcext:value-type="float">
            <text:p>-4.83181329328635E-14</text:p>
          </table:table-cell>
          <table:table-cell office:value-type="float" office:value="-0.00000000000004831812" calcext:value-type="float">
            <text:p>-4.83181166690149E-14</text:p>
          </table:table-cell>
          <table:table-cell office:value-type="float" office:value="-0.0000000000000483181" calcext:value-type="float">
            <text:p>-4.83181020744001E-14</text:p>
          </table:table-cell>
          <table:table-cell office:value-type="float" office:value="-0.00000000000004831809" calcext:value-type="float">
            <text:p>-4.8318088977753E-14</text:p>
          </table:table-cell>
          <table:table-cell office:value-type="float" office:value="-0.00000000000004831808" calcext:value-type="float">
            <text:p>-4.83180772253724E-14</text:p>
          </table:table-cell>
          <table:table-cell office:value-type="float" office:value="-0.00000000000004831807" calcext:value-type="float">
            <text:p>-4.83180666793217E-14</text:p>
          </table:table-cell>
          <table:table-cell office:value-type="float" office:value="-0.00000000000004831806" calcext:value-type="float">
            <text:p>-4.83180572158121E-14</text:p>
          </table:table-cell>
          <table:table-cell office:value-type="float" office:value="-0.00000000000004831805" calcext:value-type="float">
            <text:p>-4.83180487237533E-14</text:p>
          </table:table-cell>
          <table:table-cell office:value-type="float" office:value="-0.00000000000004831804" calcext:value-type="float">
            <text:p>-4.83180411034506E-14</text:p>
          </table:table-cell>
          <table:table-cell office:value-type="float" office:value="-0.00000000000004831803" calcext:value-type="float">
            <text:p>-4.83180342654369E-14</text:p>
          </table:table-cell>
          <table:table-cell office:value-type="float" office:value="-0.00000000000004831803" calcext:value-type="float">
            <text:p>-4.83180281294239E-14</text:p>
          </table:table-cell>
          <table:table-cell office:value-type="float" office:value="-0.00000000000004831802" calcext:value-type="float">
            <text:p>-4.83180226233609E-14</text:p>
          </table:table-cell>
          <table:table-cell office:value-type="float" office:value="-0.00000000000004831802" calcext:value-type="float">
            <text:p>-4.83180176825896E-14</text:p>
          </table:table-cell>
          <table:table-cell office:value-type="float" office:value="-0.00000000000004831801" calcext:value-type="float">
            <text:p>-4.83180132490864E-14</text:p>
          </table:table-cell>
          <table:table-cell office:value-type="float" office:value="-0.00000000000004831801" calcext:value-type="float">
            <text:p>-4.83180092707817E-14</text:p>
          </table:table-cell>
          <table:table-cell office:value-type="float" office:value="-0.00000000000004831801" calcext:value-type="float">
            <text:p>-4.83180057009491E-14</text:p>
          </table:table-cell>
          <table:table-cell office:value-type="float" office:value="-0.000000000000048318" calcext:value-type="float">
            <text:p>-4.83180024976574E-14</text:p>
          </table:table-cell>
          <table:table-cell office:value-type="float" office:value="-0.000000000000048318" calcext:value-type="float">
            <text:p>-4.83179996232786E-14</text:p>
          </table:table-cell>
          <table:table-cell office:value-type="float" office:value="-0.000000000000048318" calcext:value-type="float">
            <text:p>-4.83179970440466E-14</text:p>
          </table:table-cell>
          <table:table-cell office:value-type="float" office:value="-0.00000000000004831799" calcext:value-type="float">
            <text:p>-4.83179947296608E-14</text:p>
          </table:table-cell>
          <table:table-cell office:value-type="float" office:value="-0.00000000000004831799" calcext:value-type="float">
            <text:p>-4.83179926529305E-14</text:p>
          </table:table-cell>
          <table:table-cell office:value-type="float" office:value="-0.00000000000004831799" calcext:value-type="float">
            <text:p>-4.8317990789456E-14</text:p>
          </table:table-cell>
          <table:table-cell office:value-type="float" office:value="-0.00000000000004831799" calcext:value-type="float">
            <text:p>-4.83179891173421E-14</text:p>
          </table:table-cell>
          <table:table-cell office:value-type="float" office:value="-0.00000000000004831799" calcext:value-type="float">
            <text:p>-4.83179876169412E-14</text:p>
          </table:table-cell>
          <table:table-cell office:value-type="float" office:value="-0.00000000000004831799" calcext:value-type="float">
            <text:p>-4.83179862706223E-14</text:p>
          </table:table-cell>
          <table:table-cell office:value-type="float" office:value="-0.00000000000004831799" calcext:value-type="float">
            <text:p>-4.83179850625647E-14</text:p>
          </table:table-cell>
          <table:table-cell office:value-type="float" office:value="-0.00000000000004831798" calcext:value-type="float">
            <text:p>-4.83179839785715E-14</text:p>
          </table:table-cell>
          <table:table-cell office:value-type="float" office:value="-0.00000000000004831798" calcext:value-type="float">
            <text:p>-4.83179830059034E-14</text:p>
          </table:table-cell>
          <table:table-cell office:value-type="float" office:value="-0.00000000000004831798" calcext:value-type="float">
            <text:p>-4.83179821331291E-14</text:p>
          </table:table-cell>
          <table:table-cell office:value-type="float" office:value="-0.00000000000004831798" calcext:value-type="float">
            <text:p>-4.83179813499906E-14</text:p>
          </table:table-cell>
          <table:table-cell office:value-type="float" office:value="-0.00000000000004831798" calcext:value-type="float">
            <text:p>-4.83179806472834E-14</text:p>
          </table:table-cell>
          <table:table-cell office:value-type="float" office:value="-0.00000000000004831798" calcext:value-type="float">
            <text:p>-4.83179800167478E-14</text:p>
          </table:table-cell>
          <table:table-cell office:value-type="float" office:value="-0.00000000000004831798" calcext:value-type="float">
            <text:p>-4.83179794509724E-14</text:p>
          </table:table-cell>
          <table:table-cell office:value-type="float" office:value="-0.00000000000004831798" calcext:value-type="float">
            <text:p>-4.83179789433067E-14</text:p>
          </table:table-cell>
          <table:table-cell office:value-type="float" office:value="-0.00000000000004831798" calcext:value-type="float">
            <text:p>-4.83179784877829E-14</text:p>
          </table:table-cell>
          <table:table-cell office:value-type="float" office:value="-0.00000000000004831798" calcext:value-type="float">
            <text:p>-4.83179780790462E-14</text:p>
          </table:table-cell>
          <table:table-cell office:value-type="float" office:value="-0.00000000000004831798" calcext:value-type="float">
            <text:p>-4.83179777122915E-14</text:p>
          </table:table-cell>
          <table:table-cell office:value-type="float" office:value="-0.00000000000004831798" calcext:value-type="float">
            <text:p>-4.83179773832072E-14</text:p>
          </table:table-cell>
          <table:table-cell office:value-type="float" office:value="-0.00000000000004831798" calcext:value-type="float">
            <text:p>-4.83179770879245E-14</text:p>
          </table:table-cell>
          <table:table-cell office:value-type="float" office:value="-0.00000000000004831798" calcext:value-type="float">
            <text:p>-4.83179768229718E-14</text:p>
          </table:table-cell>
          <table:table-cell office:value-type="float" office:value="-0.00000000000004831798" calcext:value-type="float">
            <text:p>-4.8317976585234E-14</text:p>
          </table:table-cell>
          <table:table-cell office:value-type="float" office:value="-0.00000000000004831798" calcext:value-type="float">
            <text:p>-4.8317976371916E-14</text:p>
          </table:table-cell>
          <table:table-cell office:value-type="float" office:value="-0.00000000000004831798" calcext:value-type="float">
            <text:p>-4.83179761805097E-14</text:p>
          </table:table-cell>
          <table:table-cell office:value-type="float" office:value="-0.00000000000004831798" calcext:value-type="float">
            <text:p>-4.83179760087644E-14</text:p>
          </table:table-cell>
          <table:table-cell office:value-type="float" office:value="-0.00000000000004831798" calcext:value-type="float">
            <text:p>-4.83179758546608E-14</text:p>
          </table:table-cell>
          <table:table-cell office:value-type="float" office:value="-0.00000000000004831798" calcext:value-type="float">
            <text:p>-4.83179757163869E-14</text:p>
          </table:table-cell>
          <table:table-cell office:value-type="float" office:value="-0.00000000000004831798" calcext:value-type="float">
            <text:p>-4.83179755923167E-14</text:p>
          </table:table-cell>
          <table:table-cell office:value-type="float" office:value="-0.00000000000004831798" calcext:value-type="float">
            <text:p>-4.83179754809913E-14</text:p>
          </table:table-cell>
          <table:table-cell office:value-type="float" office:value="-0.00000000000004831798" calcext:value-type="float">
            <text:p>-4.83179753811016E-14</text:p>
          </table:table-cell>
          <table:table-cell office:value-type="float" office:value="-0.00000000000004831798" calcext:value-type="float">
            <text:p>-4.83179752914731E-14</text:p>
          </table:table-cell>
          <table:table-cell office:value-type="float" office:value="-0.00000000000004831798" calcext:value-type="float">
            <text:p>-4.83179752110516E-14</text:p>
          </table:table-cell>
          <table:table-cell office:value-type="float" office:value="-0.00000000000004831798" calcext:value-type="float">
            <text:p>-4.83179751388915E-14</text:p>
          </table:table-cell>
          <table:table-cell office:value-type="float" office:value="-0.00000000000004831798" calcext:value-type="float">
            <text:p>-4.83179750741441E-14</text:p>
          </table:table-cell>
          <table:table-cell office:value-type="float" office:value="-0.00000000000004831798" calcext:value-type="float">
            <text:p>-4.8317975016048E-14</text:p>
          </table:table-cell>
          <table:table-cell office:value-type="float" office:value="-0.00000000000004831797" calcext:value-type="float">
            <text:p>-4.831797496392E-14</text:p>
          </table:table-cell>
          <table:table-cell office:value-type="float" office:value="-0.00000000000004831797" calcext:value-type="float">
            <text:p>-4.8317974917147E-14</text:p>
          </table:table-cell>
          <table:table-cell office:value-type="float" office:value="-0.00000000000004831797" calcext:value-type="float">
            <text:p>-4.8317974875179E-14</text:p>
          </table:table-cell>
          <table:table-cell office:value-type="float" office:value="-0.00000000000004831797" calcext:value-type="float">
            <text:p>-4.83179748375223E-14</text:p>
          </table:table-cell>
          <table:table-cell office:value-type="float" office:value="-0.00000000000004831797" calcext:value-type="float">
            <text:p>-4.83179748037341E-14</text:p>
          </table:table-cell>
          <table:table-cell office:value-type="float" office:value="-0.00000000000004831797" calcext:value-type="float">
            <text:p>-4.8317974773417E-14</text:p>
          </table:table-cell>
          <table:table-cell office:value-type="float" office:value="-0.00000000000004831797" calcext:value-type="float">
            <text:p>-4.83179747462144E-14</text:p>
          </table:table-cell>
          <table:table-cell office:value-type="float" office:value="-0.00000000000004831797" calcext:value-type="float">
            <text:p>-4.83179747218063E-14</text:p>
          </table:table-cell>
          <table:table-cell office:value-type="float" office:value="-0.00000000000004831797" calcext:value-type="float">
            <text:p>-4.83179746999058E-14</text:p>
          </table:table-cell>
          <table:table-cell office:value-type="float" office:value="-0.00000000000004831797" calcext:value-type="float">
            <text:p>-4.83179746802551E-14</text:p>
          </table:table-cell>
          <table:table-cell office:value-type="float" office:value="-0.00000000000004831797" calcext:value-type="float">
            <text:p>-4.83179746626233E-14</text:p>
          </table:table-cell>
          <table:table-cell office:value-type="float" office:value="-0.00000000000004831797" calcext:value-type="float">
            <text:p>-4.83179746468028E-14</text:p>
          </table:table-cell>
          <table:table-cell office:value-type="float" office:value="-0.00000000000004831797" calcext:value-type="float">
            <text:p>-4.83179746326076E-14</text:p>
          </table:table-cell>
          <table:table-cell office:value-type="float" office:value="-0.00000000000004831797" calcext:value-type="float">
            <text:p>-4.83179746198707E-14</text:p>
          </table:table-cell>
          <table:table-cell office:value-type="float" office:value="-0.00000000000004831797" calcext:value-type="float">
            <text:p>-4.83179746084424E-14</text:p>
          </table:table-cell>
          <table:table-cell office:value-type="float" office:value="-0.00000000000004831797" calcext:value-type="float">
            <text:p>-4.83179745981882E-14</text:p>
          </table:table-cell>
          <table:table-cell office:value-type="float" office:value="-0.00000000000004831797" calcext:value-type="float">
            <text:p>-4.83179745889874E-14</text:p>
          </table:table-cell>
          <table:table-cell office:value-type="float" office:value="-0.00000000000004831797" calcext:value-type="float">
            <text:p>-4.83179745807319E-14</text:p>
          </table:table-cell>
          <table:table-cell office:value-type="float" office:value="-0.00000000000004831797" calcext:value-type="float">
            <text:p>-4.83179745733245E-14</text:p>
          </table:table-cell>
          <table:table-cell office:value-type="float" office:value="-0.00000000000004831797" calcext:value-type="float">
            <text:p>-4.83179745666782E-14</text:p>
          </table:table-cell>
          <table:table-cell office:value-type="float" office:value="-0.00000000000004831797" calcext:value-type="float">
            <text:p>-4.83179745607146E-14</text:p>
          </table:table-cell>
          <table:table-cell office:value-type="float" office:value="-0.00000000000004831797" calcext:value-type="float">
            <text:p>-4.83179745553637E-14</text:p>
          </table:table-cell>
          <table:table-cell office:value-type="float" office:value="-0.00000000000004831797" calcext:value-type="float">
            <text:p>-4.83179745505626E-14</text:p>
          </table:table-cell>
          <table:table-cell office:value-type="float" office:value="-0.00000000000004831797" calcext:value-type="float">
            <text:p>-4.83179745462547E-14</text:p>
          </table:table-cell>
          <table:table-cell office:value-type="float" office:value="-0.00000000000004831797" calcext:value-type="float">
            <text:p>-4.83179745423894E-14</text:p>
          </table:table-cell>
          <table:table-cell office:value-type="float" office:value="-0.00000000000004831797" calcext:value-type="float">
            <text:p>-4.83179745389213E-14</text:p>
          </table:table-cell>
          <table:table-cell office:value-type="float" office:value="-0.00000000000004831797" calcext:value-type="float">
            <text:p>-4.83179745358094E-14</text:p>
          </table:table-cell>
          <table:table-cell office:value-type="float" office:value="-0.00000000000004831797" calcext:value-type="float">
            <text:p>-4.83179745330173E-14</text:p>
          </table:table-cell>
          <table:table-cell office:value-type="float" office:value="-0.00000000000004831797" calcext:value-type="float">
            <text:p>-4.8317974530512E-14</text:p>
          </table:table-cell>
          <table:table-cell office:value-type="float" office:value="-0.00000000000004831797" calcext:value-type="float">
            <text:p>-4.83179745282641E-14</text:p>
          </table:table-cell>
          <table:table-cell office:value-type="float" office:value="-0.00000000000004831797" calcext:value-type="float">
            <text:p>-4.83179745262471E-14</text:p>
          </table:table-cell>
          <table:table-cell office:value-type="float" office:value="-0.00000000000004831797" calcext:value-type="float">
            <text:p>-4.83179745244374E-14</text:p>
          </table:table-cell>
          <table:table-cell office:value-type="float" office:value="-0.00000000000004831797" calcext:value-type="float">
            <text:p>-4.83179745228136E-14</text:p>
          </table:table-cell>
          <table:table-cell office:value-type="float" office:value="-0.00000000000004831797" calcext:value-type="float">
            <text:p>-4.83179745213567E-14</text:p>
          </table:table-cell>
          <table:table-cell office:value-type="float" office:value="-0.00000000000004831797" calcext:value-type="float">
            <text:p>-4.83179745200494E-14</text:p>
          </table:table-cell>
          <table:table-cell office:value-type="float" office:value="-0.00000000000004831797" calcext:value-type="float">
            <text:p>-4.83179745188764E-14</text:p>
          </table:table-cell>
          <table:table-cell office:value-type="float" office:value="-0.00000000000004831797" calcext:value-type="float">
            <text:p>-4.8317974517824E-14</text:p>
          </table:table-cell>
          <table:table-cell office:value-type="float" office:value="-0.00000000000004831797" calcext:value-type="float">
            <text:p>-4.83179745168796E-14</text:p>
          </table:table-cell>
          <table:table-cell office:value-type="float" office:value="-0.00000000000004831797" calcext:value-type="float">
            <text:p>-4.83179745160323E-14</text:p>
          </table:table-cell>
          <table:table-cell office:value-type="float" office:value="-0.00000000000004831797" calcext:value-type="float">
            <text:p>-4.83179745152721E-14</text:p>
          </table:table-cell>
          <table:table-cell office:value-type="float" office:value="-0.00000000000004831797" calcext:value-type="float">
            <text:p>-4.83179745145899E-14</text:p>
          </table:table-cell>
          <table:table-cell office:value-type="float" office:value="-0.00000000000004831797" calcext:value-type="float">
            <text:p>-4.83179745139779E-14</text:p>
          </table:table-cell>
          <table:table-cell office:value-type="float" office:value="-0.00000000000004831797" calcext:value-type="float">
            <text:p>-4.83179745134287E-14</text:p>
          </table:table-cell>
          <table:table-cell office:value-type="float" office:value="-0.00000000000004831797" calcext:value-type="float">
            <text:p>-4.8317974512936E-14</text:p>
          </table:table-cell>
          <table:table-cell office:value-type="float" office:value="-0.00000000000004831797" calcext:value-type="float">
            <text:p>-4.83179745124939E-14</text:p>
          </table:table-cell>
          <table:table-cell office:value-type="float" office:value="-0.00000000000004831797" calcext:value-type="float">
            <text:p>-4.83179745120972E-14</text:p>
          </table:table-cell>
          <table:table-cell office:value-type="float" office:value="-0.00000000000004831797" calcext:value-type="float">
            <text:p>-4.83179745117412E-14</text:p>
          </table:table-cell>
          <table:table-cell office:value-type="float" office:value="-0.00000000000004831797" calcext:value-type="float">
            <text:p>-4.83179745114219E-14</text:p>
          </table:table-cell>
          <table:table-cell office:value-type="float" office:value="-0.00000000000004831797" calcext:value-type="float">
            <text:p>-4.83179745111353E-14</text:p>
          </table:table-cell>
          <table:table-cell office:value-type="float" office:value="-0.00000000000004831797" calcext:value-type="float">
            <text:p>-4.83179745108782E-14</text:p>
          </table:table-cell>
          <table:table-cell office:value-type="float" office:value="-0.00000000000004831797" calcext:value-type="float">
            <text:p>-4.83179745106475E-14</text:p>
          </table:table-cell>
          <table:table-cell office:value-type="float" office:value="-0.00000000000004831797" calcext:value-type="float">
            <text:p>-4.83179745104405E-14</text:p>
          </table:table-cell>
          <table:table-cell office:value-type="float" office:value="-0.00000000000004831797" calcext:value-type="float">
            <text:p>-4.83179745102548E-14</text:p>
          </table:table-cell>
          <table:table-cell office:value-type="float" office:value="-0.00000000000004831797" calcext:value-type="float">
            <text:p>-4.83179745100881E-14</text:p>
          </table:table-cell>
          <table:table-cell office:value-type="float" office:value="-0.00000000000004831797" calcext:value-type="float">
            <text:p>-4.83179745099386E-14</text:p>
          </table:table-cell>
          <table:table-cell office:value-type="float" office:value="-0.00000000000004831797" calcext:value-type="float">
            <text:p>-4.83179745098045E-14</text:p>
          </table:table-cell>
          <table:table-cell office:value-type="float" office:value="-0.00000000000004831797" calcext:value-type="float">
            <text:p>-4.83179745096841E-14</text:p>
          </table:table-cell>
          <table:table-cell office:value-type="float" office:value="-0.00000000000004831797" calcext:value-type="float">
            <text:p>-4.83179745095761E-14</text:p>
          </table:table-cell>
          <table:table-cell office:value-type="float" office:value="-0.00000000000004831797" calcext:value-type="float">
            <text:p>-4.83179745094792E-14</text:p>
          </table:table-cell>
          <table:table-cell office:value-type="float" office:value="-0.00000000000004831797" calcext:value-type="float">
            <text:p>-4.83179745093922E-14</text:p>
          </table:table-cell>
          <table:table-cell office:value-type="float" office:value="-0.00000000000004831797" calcext:value-type="float">
            <text:p>-4.83179745093142E-14</text:p>
          </table:table-cell>
          <table:table-cell office:value-type="float" office:value="-0.00000000000004831797" calcext:value-type="float">
            <text:p>-4.83179745092442E-14</text:p>
          </table:table-cell>
          <table:table-cell office:value-type="float" office:value="-0.00000000000004831797" calcext:value-type="float">
            <text:p>-4.83179745091814E-14</text:p>
          </table:table-cell>
          <table:table-cell office:value-type="float" office:value="-0.00000000000004831797" calcext:value-type="float">
            <text:p>-4.8317974509125E-14</text:p>
          </table:table-cell>
          <table:table-cell office:value-type="float" office:value="-0.00000000000004831797" calcext:value-type="float">
            <text:p>-4.83179745090744E-14</text:p>
          </table:table-cell>
          <table:table-cell office:value-type="float" office:value="-0.00000000000004831797" calcext:value-type="float">
            <text:p>-4.83179745090291E-14</text:p>
          </table:table-cell>
          <table:table-cell office:value-type="float" office:value="-0.00000000000004831797" calcext:value-type="float">
            <text:p>-4.83179745089884E-14</text:p>
          </table:table-cell>
          <table:table-cell office:value-type="float" office:value="-0.00000000000004831797" calcext:value-type="float">
            <text:p>-4.83179745089518E-14</text:p>
          </table:table-cell>
          <table:table-cell office:value-type="float" office:value="-0.00000000000004831797" calcext:value-type="float">
            <text:p>-4.83179745089191E-14</text:p>
          </table:table-cell>
          <table:table-cell office:value-type="float" office:value="-0.00000000000004831797" calcext:value-type="float">
            <text:p>-4.83179745088896E-14</text:p>
          </table:table-cell>
          <table:table-cell office:value-type="float" office:value="-0.00000000000004831797" calcext:value-type="float">
            <text:p>-4.83179745088632E-14</text:p>
          </table:table-cell>
          <table:table-cell office:value-type="float" office:value="-0.00000000000004831797" calcext:value-type="float">
            <text:p>-4.83179745088395E-14</text:p>
          </table:table-cell>
          <table:table-cell office:value-type="float" office:value="-0.00000000000004831797" calcext:value-type="float">
            <text:p>-4.83179745088183E-14</text:p>
          </table:table-cell>
          <table:table-cell office:value-type="float" office:value="-0.00000000000004831797" calcext:value-type="float">
            <text:p>-4.83179745087992E-14</text:p>
          </table:table-cell>
          <table:table-cell office:value-type="float" office:value="-0.00000000000004831797" calcext:value-type="float">
            <text:p>-4.83179745087821E-14</text:p>
          </table:table-cell>
          <table:table-cell office:value-type="float" office:value="-0.00000000000004831797" calcext:value-type="float">
            <text:p>-4.83179745087668E-14</text:p>
          </table:table-cell>
          <table:table-cell office:value-type="float" office:value="-0.00000000000004831797" calcext:value-type="float">
            <text:p>-4.8317974508753E-14</text:p>
          </table:table-cell>
          <table:table-cell office:value-type="float" office:value="-0.00000000000004831797" calcext:value-type="float">
            <text:p>-4.83179745087407E-14</text:p>
          </table:table-cell>
          <table:table-cell office:value-type="float" office:value="-0.00000000000004831797" calcext:value-type="float">
            <text:p>-4.83179745087296E-14</text:p>
          </table:table-cell>
          <table:table-cell office:value-type="float" office:value="-0.00000000000004831797" calcext:value-type="float">
            <text:p>-4.83179745087197E-14</text:p>
          </table:table-cell>
          <table:table-cell office:value-type="float" office:value="-0.00000000000004831797" calcext:value-type="float">
            <text:p>-4.83179745087107E-14</text:p>
          </table:table-cell>
          <table:table-cell office:value-type="float" office:value="-0.00000000000004831797" calcext:value-type="float">
            <text:p>-4.83179745087027E-14</text:p>
          </table:table-cell>
          <table:table-cell office:value-type="float" office:value="-0.00000000000004831797" calcext:value-type="float">
            <text:p>-4.83179745086955E-14</text:p>
          </table:table-cell>
          <table:table-cell office:value-type="float" office:value="-0.00000000000004831797" calcext:value-type="float">
            <text:p>-4.83179745086891E-14</text:p>
          </table:table-cell>
          <table:table-cell office:value-type="float" office:value="-0.00000000000004831797" calcext:value-type="float">
            <text:p>-4.83179745086833E-14</text:p>
          </table:table-cell>
          <table:table-cell office:value-type="float" office:value="-0.00000000000004831797" calcext:value-type="float">
            <text:p>-4.83179745086781E-14</text:p>
          </table:table-cell>
          <table:table-cell office:value-type="float" office:value="-0.00000000000004831797" calcext:value-type="float">
            <text:p>-4.83179745086735E-14</text:p>
          </table:table-cell>
          <table:table-cell office:value-type="float" office:value="-0.00000000000004831797" calcext:value-type="float">
            <text:p>-4.83179745086693E-14</text:p>
          </table:table-cell>
          <table:table-cell office:value-type="float" office:value="-0.00000000000004831797" calcext:value-type="float">
            <text:p>-4.83179745086656E-14</text:p>
          </table:table-cell>
          <table:table-cell office:value-type="float" office:value="-0.00000000000004831797" calcext:value-type="float">
            <text:p>-4.83179745086622E-14</text:p>
          </table:table-cell>
          <table:table-cell office:value-type="float" office:value="-0.00000000000004831797" calcext:value-type="float">
            <text:p>-4.83179745086592E-14</text:p>
          </table:table-cell>
          <table:table-cell office:value-type="float" office:value="-0.00000000000004831797" calcext:value-type="float">
            <text:p>-4.83179745086565E-14</text:p>
          </table:table-cell>
          <table:table-cell office:value-type="float" office:value="-0.00000000000004831797" calcext:value-type="float">
            <text:p>-4.83179745086541E-14</text:p>
          </table:table-cell>
          <table:table-cell office:value-type="float" office:value="-0.00000000000004831797" calcext:value-type="float">
            <text:p>-4.83179745086519E-14</text:p>
          </table:table-cell>
          <table:table-cell office:value-type="float" office:value="-0.00000000000004831797" calcext:value-type="float">
            <text:p>-4.83179745086499E-14</text:p>
          </table:table-cell>
          <table:table-cell office:value-type="float" office:value="-0.00000000000004831797" calcext:value-type="float">
            <text:p>-4.83179745086482E-14</text:p>
          </table:table-cell>
          <table:table-cell office:value-type="float" office:value="-0.00000000000004831797" calcext:value-type="float">
            <text:p>-4.83179745086466E-14</text:p>
          </table:table-cell>
          <table:table-cell office:value-type="float" office:value="-0.00000000000004831797" calcext:value-type="float">
            <text:p>-4.83179745086452E-14</text:p>
          </table:table-cell>
          <table:table-cell office:value-type="float" office:value="-0.00000000000004831797" calcext:value-type="float">
            <text:p>-4.83179745086439E-14</text:p>
          </table:table-cell>
          <table:table-cell office:value-type="float" office:value="-0.00000000000004831797" calcext:value-type="float">
            <text:p>-4.83179745086428E-14</text:p>
          </table:table-cell>
          <table:table-cell office:value-type="float" office:value="-0.00000000000004831797" calcext:value-type="float">
            <text:p>-4.83179745086417E-14</text:p>
          </table:table-cell>
          <table:table-cell office:value-type="float" office:value="-0.00000000000004831797" calcext:value-type="float">
            <text:p>-4.83179745086408E-14</text:p>
          </table:table-cell>
          <table:table-cell office:value-type="float" office:value="-0.00000000000004831797" calcext:value-type="float">
            <text:p>-4.831797450864E-14</text:p>
          </table:table-cell>
          <table:table-cell office:value-type="float" office:value="-0.00000000000004831797" calcext:value-type="float">
            <text:p>-4.83179745086393E-14</text:p>
          </table:table-cell>
          <table:table-cell office:value-type="float" office:value="-0.00000000000004831797" calcext:value-type="float">
            <text:p>-4.83179745086386E-14</text:p>
          </table:table-cell>
          <table:table-cell office:value-type="float" office:value="-0.00000000000004831797" calcext:value-type="float">
            <text:p>-4.8317974508638E-14</text:p>
          </table:table-cell>
          <table:table-cell office:value-type="float" office:value="-0.00000000000004831797" calcext:value-type="float">
            <text:p>-4.83179745086375E-14</text:p>
          </table:table-cell>
          <table:table-cell office:value-type="float" office:value="-0.00000000000004831797" calcext:value-type="float">
            <text:p>-4.8317974508637E-14</text:p>
          </table:table-cell>
          <table:table-cell office:value-type="float" office:value="-0.00000000000004831797" calcext:value-type="float">
            <text:p>-4.83179745086366E-14</text:p>
          </table:table-cell>
          <table:table-cell office:value-type="float" office:value="-0.00000000000004831797" calcext:value-type="float">
            <text:p>-4.83179745086362E-14</text:p>
          </table:table-cell>
          <table:table-cell office:value-type="float" office:value="-0.00000000000004831797" calcext:value-type="float">
            <text:p>-4.83179745086359E-14</text:p>
          </table:table-cell>
          <table:table-cell office:value-type="float" office:value="-0.00000000000004831797" calcext:value-type="float">
            <text:p>-4.83179745086355E-14</text:p>
          </table:table-cell>
          <table:table-cell office:value-type="float" office:value="-0.00000000000004831797" calcext:value-type="float">
            <text:p>-4.83179745086353E-14</text:p>
          </table:table-cell>
          <table:table-cell office:value-type="float" office:value="-0.00000000000004831797" calcext:value-type="float">
            <text:p>-4.8317974508635E-14</text:p>
          </table:table-cell>
          <table:table-cell office:value-type="float" office:value="-0.00000000000004831797" calcext:value-type="float">
            <text:p>-4.83179745086348E-14</text:p>
          </table:table-cell>
          <table:table-cell office:value-type="float" office:value="-0.00000000000004831797" calcext:value-type="float">
            <text:p>-4.83179745086346E-14</text:p>
          </table:table-cell>
          <table:table-cell office:value-type="float" office:value="-0.00000000000004831797" calcext:value-type="float">
            <text:p>-4.83179745086344E-14</text:p>
          </table:table-cell>
          <table:table-cell office:value-type="float" office:value="-0.00000000000004831797" calcext:value-type="float">
            <text:p>-4.83179745086342E-14</text:p>
          </table:table-cell>
          <table:table-cell office:value-type="float" office:value="-0.00000000000004831797" calcext:value-type="float">
            <text:p>-4.83179745086341E-14</text:p>
          </table:table-cell>
          <table:table-cell office:value-type="float" office:value="-0.00000000000004831797" calcext:value-type="float">
            <text:p>-4.83179745086339E-14</text:p>
          </table:table-cell>
          <table:table-cell office:value-type="float" office:value="-0.00000000000004831797" calcext:value-type="float">
            <text:p>-4.83179745086338E-14</text:p>
          </table:table-cell>
          <table:table-cell office:value-type="float" office:value="-0.00000000000004831797" calcext:value-type="float">
            <text:p>-4.83179745086337E-14</text:p>
          </table:table-cell>
          <table:table-cell office:value-type="float" office:value="-0.00000000000004831797" calcext:value-type="float">
            <text:p>-4.83179745086336E-14</text:p>
          </table:table-cell>
          <table:table-cell office:value-type="float" office:value="-0.00000000000004831797" calcext:value-type="float">
            <text:p>-4.83179745086335E-14</text:p>
          </table:table-cell>
          <table:table-cell office:value-type="float" office:value="-0.00000000000004831797" calcext:value-type="float">
            <text:p>-4.83179745086335E-14</text:p>
          </table:table-cell>
          <table:table-cell office:value-type="float" office:value="-0.00000000000004831797" calcext:value-type="float">
            <text:p>-4.83179745086334E-14</text:p>
          </table:table-cell>
          <table:table-cell office:value-type="float" office:value="-0.00000000000004831797" calcext:value-type="float">
            <text:p>-4.83179745086333E-14</text:p>
          </table:table-cell>
          <table:table-cell office:value-type="float" office:value="-0.00000000000004831797" calcext:value-type="float">
            <text:p>-4.83179745086333E-14</text:p>
          </table:table-cell>
          <table:table-cell office:value-type="float" office:value="-0.00000000000004831797" calcext:value-type="float">
            <text:p>-4.83179745086332E-14</text:p>
          </table:table-cell>
          <table:table-cell office:value-type="float" office:value="-0.00000000000004831797" calcext:value-type="float">
            <text:p>-4.83179745086332E-14</text:p>
          </table:table-cell>
          <table:table-cell office:value-type="float" office:value="-0.00000000000004831797" calcext:value-type="float">
            <text:p>-4.83179745086331E-14</text:p>
          </table:table-cell>
          <table:table-cell office:value-type="float" office:value="-0.00000000000004831797" calcext:value-type="float">
            <text:p>-4.83179745086331E-14</text:p>
          </table:table-cell>
          <table:table-cell office:value-type="float" office:value="-0.00000000000004831797" calcext:value-type="float">
            <text:p>-4.83179745086331E-14</text:p>
          </table:table-cell>
          <table:table-cell office:value-type="float" office:value="-0.00000000000004831797" calcext:value-type="float">
            <text:p>-4.83179745086331E-14</text:p>
          </table:table-cell>
          <table:table-cell office:value-type="float" office:value="-0.00000000000004831797" calcext:value-type="float">
            <text:p>-4.8317974508633E-14</text:p>
          </table:table-cell>
          <table:table-cell office:value-type="float" office:value="-0.00000000000004831797" calcext:value-type="float">
            <text:p>-4.8317974508633E-14</text:p>
          </table:table-cell>
          <table:table-cell office:value-type="float" office:value="-0.00000000000004831797" calcext:value-type="float">
            <text:p>-4.8317974508633E-14</text:p>
          </table:table-cell>
          <table:table-cell office:value-type="float" office:value="-0.00000000000004831797" calcext:value-type="float">
            <text:p>-4.8317974508633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9E-14</text:p>
          </table:table-cell>
          <table:table-cell office:value-type="float" office:value="-0.00000000000004831797" calcext:value-type="float">
            <text:p>-4.83179745086328E-14</text:p>
          </table:table-cell>
          <table:table-cell office:value-type="float" office:value="-0.00000000000004831797" calcext:value-type="float">
            <text:p>-4.83179745086328E-14</text:p>
          </table:table-cell>
          <table:table-cell table:number-columns-repeated="2" office:value-type="float" office:value="-0.00000000000004831797" calcext:value-type="float">
            <text:p>-4.83179745086328E-14</text:p>
          </table:table-cell>
          <table:table-cell table:number-columns-repeated="2" office:value-type="float" office:value="-0.00000000000004831797" calcext:value-type="float">
            <text:p>-4.83179745086328E-14</text:p>
          </table:table-cell>
          <table:table-cell table:number-columns-repeated="3" office:value-type="float" office:value="-0.00000000000004831797" calcext:value-type="float">
            <text:p>-4.83179745086328E-14</text:p>
          </table:table-cell>
          <table:table-cell table:number-columns-repeated="3" office:value-type="float" office:value="-0.00000000000004831797" calcext:value-type="float">
            <text:p>-4.83179745086328E-14</text:p>
          </table:table-cell>
          <table:table-cell table:number-columns-repeated="3" office:value-type="float" office:value="-0.00000000000004831797" calcext:value-type="float">
            <text:p>-4.83179745086328E-14</text:p>
          </table:table-cell>
          <table:table-cell table:number-columns-repeated="2" office:value-type="float" office:value="-0.00000000000004831797" calcext:value-type="float">
            <text:p>-4.83179745086328E-14</text:p>
          </table:table-cell>
          <table:table-cell table:number-columns-repeated="4" office:value-type="float" office:value="-0.00000000000004831797" calcext:value-type="float">
            <text:p>-4.83179745086328E-14</text:p>
          </table:table-cell>
          <table:table-cell table:number-columns-repeated="6" office:value-type="float" office:value="-0.00000000000004831797" calcext:value-type="float">
            <text:p>-4.83179745086328E-14</text:p>
          </table:table-cell>
          <table:table-cell table:number-columns-repeated="9" office:value-type="float" office:value="-0.00000000000004831797" calcext:value-type="float">
            <text:p>-4.83179745086328E-14</text:p>
          </table:table-cell>
          <table:table-cell table:number-columns-repeated="27" office:value-type="float" office:value="-0.00000000000004831797" calcext:value-type="float">
            <text:p>-4.83179745086328E-14</text:p>
          </table:table-cell>
          <table:table-cell table:number-columns-repeated="16" office:value-type="float" office:value="-0.00000000000004831797" calcext:value-type="float">
            <text:p>-4.83179745086328E-14</text:p>
          </table:table-cell>
          <table:table-cell table:number-columns-repeated="41" office:value-type="float" office:value="-0.00000000000004831797" calcext:value-type="float">
            <text:p>-4.83179745086328E-14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1.81276070426222" calcext:value-type="float">
            <text:p>1.81276070426222</text:p>
          </table:table-cell>
          <table:table-cell office:value-type="float" office:value="5.86810189904031" calcext:value-type="float">
            <text:p>5.86810189904031</text:p>
          </table:table-cell>
          <table:table-cell office:value-type="float" office:value="20.1035461404131" calcext:value-type="float">
            <text:p>20.1035461404131</text:p>
          </table:table-cell>
          <table:table-cell office:value-type="float" office:value="69.1389537499395" calcext:value-type="float">
            <text:p>69.1389537499395</text:p>
          </table:table-cell>
          <table:table-cell office:value-type="float" office:value="237.838679627921" calcext:value-type="float">
            <text:p>237.838679627921</text:p>
          </table:table-cell>
          <table:table-cell office:value-type="float" office:value="818.175732730517" calcext:value-type="float">
            <text:p>818.175732730517</text:p>
          </table:table-cell>
          <table:table-cell office:value-type="float" office:value="2814.50127500354" calcext:value-type="float">
            <text:p>2814.50127500354</text:p>
          </table:table-cell>
          <table:table-cell office:value-type="float" office:value="9681.05898456458" calcext:value-type="float">
            <text:p>9681.05898456458</text:p>
          </table:table-cell>
          <table:table-cell office:value-type="float" office:value="33291.1782972179" calcext:value-type="float">
            <text:p>33291.1782972179</text:p>
          </table:table-cell>
          <table:table-cell office:value-type="float" office:value="114377.270970044" calcext:value-type="float">
            <text:p>114377.270970044</text:p>
          </table:table-cell>
          <table:table-cell office:value-type="float" office:value="391734.847983653" calcext:value-type="float">
            <text:p>391734.847983653</text:p>
          </table:table-cell>
          <table:table-cell office:value-type="float" office:value="1327428.86762432" calcext:value-type="float">
            <text:p>1327428.86762432</text:p>
          </table:table-cell>
          <table:table-cell office:value-type="float" office:value="4340432.88862154" calcext:value-type="float">
            <text:p>4340432.88862154</text:p>
          </table:table-cell>
          <table:table-cell office:value-type="float" office:value="12690555.6487653" calcext:value-type="float">
            <text:p>12690555.6487653</text:p>
          </table:table-cell>
          <table:table-cell office:value-type="float" office:value="27783138.4578311" calcext:value-type="float">
            <text:p>27783138.4578311</text:p>
          </table:table-cell>
          <table:table-cell office:value-type="float" office:value="37847964.354588" calcext:value-type="float">
            <text:p>37847964.354588</text:p>
          </table:table-cell>
          <table:table-cell office:value-type="float" office:value="36258351.5378161" calcext:value-type="float">
            <text:p>36258351.5378161</text:p>
          </table:table-cell>
          <table:table-cell office:value-type="float" office:value="31686810.927599" calcext:value-type="float">
            <text:p>31686810.927599</text:p>
          </table:table-cell>
          <table:table-cell office:value-type="float" office:value="27475614.3723758" calcext:value-type="float">
            <text:p>27475614.3723758</text:p>
          </table:table-cell>
          <table:table-cell office:value-type="float" office:value="23818096.6844099" calcext:value-type="float">
            <text:p>23818096.6844099</text:p>
          </table:table-cell>
          <table:table-cell office:value-type="float" office:value="20647382.3908091" calcext:value-type="float">
            <text:p>20647382.3908091</text:p>
          </table:table-cell>
          <table:table-cell office:value-type="float" office:value="17898759.4867594" calcext:value-type="float">
            <text:p>17898759.4867594</text:p>
          </table:table-cell>
          <table:table-cell office:value-type="float" office:value="15516039.1219342" calcext:value-type="float">
            <text:p>15516039.1219342</text:p>
          </table:table-cell>
          <table:table-cell office:value-type="float" office:value="13450511.400963" calcext:value-type="float">
            <text:p>13450511.400963</text:p>
          </table:table-cell>
          <table:table-cell office:value-type="float" office:value="11659951.2480214" calcext:value-type="float">
            <text:p>11659951.2480214</text:p>
          </table:table-cell>
          <table:table-cell office:value-type="float" office:value="10107753.9567276" calcext:value-type="float">
            <text:p>10107753.9567276</text:p>
          </table:table-cell>
          <table:table-cell office:value-type="float" office:value="8762188.54394528" calcext:value-type="float">
            <text:p>8762188.54394528</text:p>
          </table:table-cell>
          <table:table-cell office:value-type="float" office:value="7595747.62444213" calcext:value-type="float">
            <text:p>7595747.62444213</text:p>
          </table:table-cell>
          <table:table-cell office:value-type="float" office:value="6584585.73102583" calcext:value-type="float">
            <text:p>6584585.73102583</text:p>
          </table:table-cell>
          <table:table-cell office:value-type="float" office:value="5708031.79448307" calcext:value-type="float">
            <text:p>5708031.79448307</text:p>
          </table:table-cell>
          <table:table-cell office:value-type="float" office:value="4948166.68681585" calcext:value-type="float">
            <text:p>4948166.68681585</text:p>
          </table:table-cell>
          <table:table-cell office:value-type="float" office:value="4289456.34769699" calcext:value-type="float">
            <text:p>4289456.34769699</text:p>
          </table:table-cell>
          <table:table-cell office:value-type="float" office:value="3718434.98018502" calcext:value-type="float">
            <text:p>3718434.98018502</text:p>
          </table:table-cell>
          <table:table-cell office:value-type="float" office:value="3223429.06104625" calcext:value-type="float">
            <text:p>3223429.06104625</text:p>
          </table:table-cell>
          <table:table-cell office:value-type="float" office:value="2794319.42438353" calcext:value-type="float">
            <text:p>2794319.42438353</text:p>
          </table:table-cell>
          <table:table-cell office:value-type="float" office:value="2422333.76214597" calcext:value-type="float">
            <text:p>2422333.76214597</text:p>
          </table:table-cell>
          <table:table-cell office:value-type="float" office:value="2099867.61596347" calcext:value-type="float">
            <text:p>2099867.61596347</text:p>
          </table:table-cell>
          <table:table-cell office:value-type="float" office:value="1820328.82145684" calcext:value-type="float">
            <text:p>1820328.82145684</text:p>
          </table:table-cell>
          <table:table-cell office:value-type="float" office:value="1578002.80930137" calcext:value-type="float">
            <text:p>1578002.80930137</text:p>
          </table:table-cell>
          <table:table-cell office:value-type="float" office:value="1367935.75989125" calcext:value-type="float">
            <text:p>1367935.75989125</text:p>
          </table:table-cell>
          <table:table-cell office:value-type="float" office:value="1185833.27859318" calcext:value-type="float">
            <text:p>1185833.27859318</text:p>
          </table:table-cell>
          <table:table-cell office:value-type="float" office:value="1027972.66181718" calcext:value-type="float">
            <text:p>1027972.66181718</text:p>
          </table:table-cell>
          <table:table-cell office:value-type="float" office:value="891126.77727643" calcext:value-type="float">
            <text:p>891126.77727643</text:p>
          </table:table-cell>
          <table:table-cell office:value-type="float" office:value="772498.102833028" calcext:value-type="float">
            <text:p>772498.102833028</text:p>
          </table:table-cell>
          <table:table-cell office:value-type="float" office:value="669661.522559964" calcext:value-type="float">
            <text:p>669661.522559964</text:p>
          </table:table-cell>
          <table:table-cell office:value-type="float" office:value="580514.783217606" calcext:value-type="float">
            <text:p>580514.783217606</text:p>
          </table:table-cell>
          <table:table-cell office:value-type="float" office:value="503235.437043658" calcext:value-type="float">
            <text:p>503235.437043658</text:p>
          </table:table-cell>
          <table:table-cell office:value-type="float" office:value="436243.681030039" calcext:value-type="float">
            <text:p>436243.681030039</text:p>
          </table:table-cell>
          <table:table-cell office:value-type="float" office:value="378170.006804922" calcext:value-type="float">
            <text:p>378170.006804922</text:p>
          </table:table-cell>
          <table:table-cell office:value-type="float" office:value="327827.220484412" calcext:value-type="float">
            <text:p>327827.220484412</text:p>
          </table:table-cell>
          <table:table-cell office:value-type="float" office:value="284186.171227319" calcext:value-type="float">
            <text:p>284186.171227319</text:p>
          </table:table-cell>
          <table:table-cell office:value-type="float" office:value="246354.711107164" calcext:value-type="float">
            <text:p>246354.711107164</text:p>
          </table:table-cell>
          <table:table-cell office:value-type="float" office:value="213559.454261866" calcext:value-type="float">
            <text:p>213559.454261866</text:p>
          </table:table-cell>
          <table:table-cell office:value-type="float" office:value="185129.970771553" calcext:value-type="float">
            <text:p>185129.970771553</text:p>
          </table:table-cell>
          <table:table-cell office:value-type="float" office:value="160485.079216358" calcext:value-type="float">
            <text:p>160485.079216358</text:p>
          </table:table-cell>
          <table:table-cell office:value-type="float" office:value="139120.96761842" calcext:value-type="float">
            <text:p>139120.96761842</text:p>
          </table:table-cell>
          <table:table-cell office:value-type="float" office:value="120600.891671983" calcext:value-type="float">
            <text:p>120600.891671983</text:p>
          </table:table-cell>
          <table:table-cell office:value-type="float" office:value="104546.247175228" calcext:value-type="float">
            <text:p>104546.247175228</text:p>
          </table:table-cell>
          <table:table-cell office:value-type="float" office:value="90628.8306593427" calcext:value-type="float">
            <text:p>90628.8306593427</text:p>
          </table:table-cell>
          <table:table-cell office:value-type="float" office:value="78564.1299896171" calcext:value-type="float">
            <text:p>78564.1299896171</text:p>
          </table:table-cell>
          <table:table-cell office:value-type="float" office:value="68105.508496766" calcext:value-type="float">
            <text:p>68105.508496766</text:p>
          </table:table-cell>
          <table:table-cell office:value-type="float" office:value="59039.1605729218" calcext:value-type="float">
            <text:p>59039.1605729218</text:p>
          </table:table-cell>
          <table:table-cell office:value-type="float" office:value="51179.7435992499" calcext:value-type="float">
            <text:p>51179.7435992499</text:p>
          </table:table-cell>
          <table:table-cell office:value-type="float" office:value="44366.5886779595" calcext:value-type="float">
            <text:p>44366.5886779595</text:p>
          </table:table-cell>
          <table:table-cell office:value-type="float" office:value="38460.4152271848" calcext:value-type="float">
            <text:p>38460.4152271848</text:p>
          </table:table-cell>
          <table:table-cell office:value-type="float" office:value="33340.4840204181" calcext:value-type="float">
            <text:p>33340.4840204181</text:p>
          </table:table-cell>
          <table:table-cell office:value-type="float" office:value="28902.1288096923" calcext:value-type="float">
            <text:p>28902.1288096923</text:p>
          </table:table-cell>
          <table:table-cell office:value-type="float" office:value="25054.6167907255" calcext:value-type="float">
            <text:p>25054.6167907255</text:p>
          </table:table-cell>
          <table:table-cell office:value-type="float" office:value="21719.2936246404" calcext:value-type="float">
            <text:p>21719.2936246404</text:p>
          </table:table-cell>
          <table:table-cell office:value-type="float" office:value="18827.975686002" calcext:value-type="float">
            <text:p>18827.975686002</text:p>
          </table:table-cell>
          <table:table-cell office:value-type="float" office:value="16321.5560554804" calcext:value-type="float">
            <text:p>16321.5560554804</text:p>
          </table:table-cell>
          <table:table-cell office:value-type="float" office:value="14148.7962637727" calcext:value-type="float">
            <text:p>14148.7962637727</text:p>
          </table:table-cell>
          <table:table-cell office:value-type="float" office:value="12265.2788179518" calcext:value-type="float">
            <text:p>12265.2788179518</text:p>
          </table:table-cell>
          <table:table-cell office:value-type="float" office:value="10632.4991642596" calcext:value-type="float">
            <text:p>10632.4991642596</text:p>
          </table:table-cell>
          <table:table-cell office:value-type="float" office:value="9217.0785653116" calcext:value-type="float">
            <text:p>9217.0785653116</text:p>
          </table:table-cell>
          <table:table-cell office:value-type="float" office:value="7990.08172639333" calcext:value-type="float">
            <text:p>7990.08172639333</text:p>
          </table:table-cell>
          <table:table-cell office:value-type="float" office:value="6926.42528095251" calcext:value-type="float">
            <text:p>6926.42528095251</text:p>
          </table:table-cell>
          <table:table-cell office:value-type="float" office:value="6004.36501386599" calcext:value-type="float">
            <text:p>6004.36501386599</text:p>
          </table:table-cell>
          <table:table-cell office:value-type="float" office:value="5205.05134402524" calcext:value-type="float">
            <text:p>5205.05134402524</text:p>
          </table:table-cell>
          <table:table-cell office:value-type="float" office:value="4512.14398724951" calcext:value-type="float">
            <text:p>4512.14398724951</text:p>
          </table:table-cell>
          <table:table-cell office:value-type="float" office:value="3911.47791176207" calcext:value-type="float">
            <text:p>3911.47791176207</text:p>
          </table:table-cell>
          <table:table-cell office:value-type="float" office:value="3390.77376457906" calcext:value-type="float">
            <text:p>3390.77376457906</text:p>
          </table:table-cell>
          <table:table-cell office:value-type="float" office:value="2939.38684613195" calcext:value-type="float">
            <text:p>2939.38684613195</text:p>
          </table:table-cell>
          <table:table-cell office:value-type="float" office:value="2548.08950139149" calcext:value-type="float">
            <text:p>2548.08950139149</text:p>
          </table:table-cell>
          <table:table-cell office:value-type="float" office:value="2208.88248026173" calcext:value-type="float">
            <text:p>2208.88248026173</text:p>
          </table:table-cell>
          <table:table-cell office:value-type="float" office:value="1914.83140955445" calcext:value-type="float">
            <text:p>1914.83140955445</text:p>
          </table:table-cell>
          <table:table-cell office:value-type="float" office:value="1659.92503438551" calcext:value-type="float">
            <text:p>1659.92503438551</text:p>
          </table:table-cell>
          <table:table-cell office:value-type="float" office:value="1438.95233076161" calcext:value-type="float">
            <text:p>1438.95233076161</text:p>
          </table:table-cell>
          <table:table-cell office:value-type="float" office:value="1247.39597711223" calcext:value-type="float">
            <text:p>1247.39597711223</text:p>
          </table:table-cell>
          <table:table-cell office:value-type="float" office:value="1081.34000720807" calcext:value-type="float">
            <text:p>1081.34000720807</text:p>
          </table:table-cell>
          <table:table-cell office:value-type="float" office:value="937.38975645684" calcext:value-type="float">
            <text:p>937.38975645684</text:p>
          </table:table-cell>
          <table:table-cell office:value-type="float" office:value="812.602465138104" calcext:value-type="float">
            <text:p>812.602465138104</text:p>
          </table:table-cell>
          <table:table-cell office:value-type="float" office:value="704.42711988403" calcext:value-type="float">
            <text:p>704.42711988403</text:p>
          </table:table-cell>
          <table:table-cell office:value-type="float" office:value="610.652303576073" calcext:value-type="float">
            <text:p>610.652303576073</text:p>
          </table:table-cell>
          <table:table-cell office:value-type="float" office:value="529.360987584391" calcext:value-type="float">
            <text:p>529.360987584391</text:p>
          </table:table-cell>
          <table:table-cell office:value-type="float" office:value="458.891342152564" calcext:value-type="float">
            <text:p>458.891342152564</text:p>
          </table:table-cell>
          <table:table-cell office:value-type="float" office:value="397.802763788069" calcext:value-type="float">
            <text:p>397.802763788069</text:p>
          </table:table-cell>
          <table:table-cell office:value-type="float" office:value="344.846425158654" calcext:value-type="float">
            <text:p>344.846425158654</text:p>
          </table:table-cell>
          <table:table-cell office:value-type="float" office:value="298.939745446619" calcext:value-type="float">
            <text:p>298.939745446619</text:p>
          </table:table-cell>
          <table:table-cell office:value-type="float" office:value="259.144259264484" calcext:value-type="float">
            <text:p>259.144259264484</text:p>
          </table:table-cell>
          <table:table-cell office:value-type="float" office:value="224.646431706341" calcext:value-type="float">
            <text:p>224.646431706341</text:p>
          </table:table-cell>
          <table:table-cell office:value-type="float" office:value="194.74102733996" calcext:value-type="float">
            <text:p>194.74102733996</text:p>
          </table:table-cell>
          <table:table-cell office:value-type="float" office:value="168.816693153722" calcext:value-type="float">
            <text:p>168.816693153722</text:p>
          </table:table-cell>
          <table:table-cell office:value-type="float" office:value="146.343460731688" calcext:value-type="float">
            <text:p>146.343460731688</text:p>
          </table:table-cell>
          <table:table-cell office:value-type="float" office:value="126.861912165511" calcext:value-type="float">
            <text:p>126.861912165511</text:p>
          </table:table-cell>
          <table:table-cell office:value-type="float" office:value="109.973788222806" calcext:value-type="float">
            <text:p>109.973788222806</text:p>
          </table:table-cell>
          <table:table-cell office:value-type="float" office:value="95.3338467758725" calcext:value-type="float">
            <text:p>95.3338467758725</text:p>
          </table:table-cell>
          <table:table-cell office:value-type="float" office:value="82.6428050534851" calcext:value-type="float">
            <text:p>82.6428050534851</text:p>
          </table:table-cell>
          <table:table-cell office:value-type="float" office:value="71.6412214349088" calcext:value-type="float">
            <text:p>71.6412214349088</text:p>
          </table:table-cell>
          <table:table-cell office:value-type="float" office:value="62.1041917123534" calcext:value-type="float">
            <text:p>62.1041917123534</text:p>
          </table:table-cell>
          <table:table-cell office:value-type="float" office:value="53.8367513980902" calcext:value-type="float">
            <text:p>53.8367513980902</text:p>
          </table:table-cell>
          <table:table-cell office:value-type="float" office:value="46.6698900860932" calcext:value-type="float">
            <text:p>46.6698900860932</text:p>
          </table:table-cell>
          <table:table-cell office:value-type="float" office:value="40.4570963902242" calcext:value-type="float">
            <text:p>40.4570963902242</text:p>
          </table:table-cell>
          <table:table-cell office:value-type="float" office:value="35.0713628274944" calcext:value-type="float">
            <text:p>35.0713628274944</text:p>
          </table:table-cell>
          <table:table-cell office:value-type="float" office:value="30.4025894175522" calcext:value-type="float">
            <text:p>30.4025894175522</text:p>
          </table:table-cell>
          <table:table-cell office:value-type="float" office:value="26.3553329204488" calcext:value-type="float">
            <text:p>26.3553329204488</text:p>
          </table:table-cell>
          <table:table-cell office:value-type="float" office:value="22.8468557005548" calcext:value-type="float">
            <text:p>22.8468557005548</text:p>
          </table:table-cell>
          <table:table-cell office:value-type="float" office:value="19.8054343299677" calcext:value-type="float">
            <text:p>19.8054343299677</text:p>
          </table:table-cell>
          <table:table-cell office:value-type="float" office:value="17.1688933540209" calcext:value-type="float">
            <text:p>17.1688933540209</text:p>
          </table:table-cell>
          <table:table-cell office:value-type="float" office:value="14.8833342450315" calcext:value-type="float">
            <text:p>14.8833342450315</text:p>
          </table:table-cell>
          <table:table-cell office:value-type="float" office:value="12.9020335604141" calcext:value-type="float">
            <text:p>12.9020335604141</text:p>
          </table:table-cell>
          <table:table-cell office:value-type="float" office:value="11.1844877802976" calcext:value-type="float">
            <text:p>11.1844877802976</text:p>
          </table:table-cell>
          <table:table-cell office:value-type="float" office:value="9.69558529836267" calcext:value-type="float">
            <text:p>9.69558529836267</text:p>
          </table:table-cell>
          <table:table-cell office:value-type="float" office:value="8.40488863899638" calcext:value-type="float">
            <text:p>8.40488863899638</text:p>
          </table:table-cell>
          <table:table-cell office:value-type="float" office:value="7.28601222720529" calcext:value-type="float">
            <text:p>7.28601222720529</text:p>
          </table:table-cell>
          <table:table-cell office:value-type="float" office:value="6.31608299110299" calcext:value-type="float">
            <text:p>6.31608299110299</text:p>
          </table:table-cell>
          <table:table-cell office:value-type="float" office:value="5.47527277012654" calcext:value-type="float">
            <text:p>5.47527277012654</text:p>
          </table:table-cell>
          <table:table-cell office:value-type="float" office:value="4.74639297005206" calcext:value-type="float">
            <text:p>4.74639297005206</text:p>
          </table:table-cell>
          <table:table-cell office:value-type="float" office:value="4.11454317838524" calcext:value-type="float">
            <text:p>4.11454317838524</text:p>
          </table:table-cell>
          <table:table-cell office:value-type="float" office:value="3.5668065568083" calcext:value-type="float">
            <text:p>3.5668065568083</text:p>
          </table:table-cell>
          <table:table-cell office:value-type="float" office:value="3.09198578362355" calcext:value-type="float">
            <text:p>3.09198578362355</text:p>
          </table:table-cell>
          <table:table-cell office:value-type="float" office:value="2.68037414809294" calcext:value-type="float">
            <text:p>2.68037414809294</text:p>
          </table:table-cell>
          <table:table-cell office:value-type="float" office:value="2.32355711717941" calcext:value-type="float">
            <text:p>2.32355711717941</text:p>
          </table:table-cell>
          <table:table-cell office:value-type="float" office:value="2.01424031813998" calcext:value-type="float">
            <text:p>2.01424031813998</text:p>
          </table:table-cell>
          <table:table-cell office:value-type="float" office:value="1.746100420437" calcext:value-type="float">
            <text:p>1.746100420437</text:p>
          </table:table-cell>
          <table:table-cell office:value-type="float" office:value="1.51365586856227" calcext:value-type="float">
            <text:p>1.51365586856227</text:p>
          </table:table-cell>
          <table:table-cell office:value-type="float" office:value="1.31215482317882" calcext:value-type="float">
            <text:p>1.31215482317882</text:p>
          </table:table-cell>
          <table:table-cell office:value-type="float" office:value="1.13747801977303" calcext:value-type="float">
            <text:p>1.13747801977303</text:p>
          </table:table-cell>
          <table:table-cell office:value-type="float" office:value="0.986054558966873" calcext:value-type="float">
            <text:p>0.986054558966873</text:p>
          </table:table-cell>
          <table:table-cell office:value-type="float" office:value="0.854788907000356" calcext:value-type="float">
            <text:p>0.854788907000356</text:p>
          </table:table-cell>
          <table:table-cell office:value-type="float" office:value="0.740997614063045" calcext:value-type="float">
            <text:p>0.740997614063045</text:p>
          </table:table-cell>
          <table:table-cell office:value-type="float" office:value="0.642354459058858" calcext:value-type="float">
            <text:p>0.642354459058858</text:p>
          </table:table-cell>
          <table:table-cell office:value-type="float" office:value="0.556842887056767" calcext:value-type="float">
            <text:p>0.556842887056767</text:p>
          </table:table-cell>
          <table:table-cell office:value-type="float" office:value="0.482714794168279" calcext:value-type="float">
            <text:p>0.482714794168279</text:p>
          </table:table-cell>
          <table:table-cell office:value-type="float" office:value="0.418454789139424" calcext:value-type="float">
            <text:p>0.418454789139424</text:p>
          </table:table-cell>
          <table:table-cell office:value-type="float" office:value="0.3627492105909" calcext:value-type="float">
            <text:p>0.3627492105909</text:p>
          </table:table-cell>
          <table:table-cell office:value-type="float" office:value="0.314459275233073" calcext:value-type="float">
            <text:p>0.314459275233073</text:p>
          </table:table-cell>
          <table:table-cell office:value-type="float" office:value="0.272597797781269" calcext:value-type="float">
            <text:p>0.272597797781269</text:p>
          </table:table-cell>
          <table:table-cell office:value-type="float" office:value="0.236309007472847" calcext:value-type="float">
            <text:p>0.236309007472847</text:p>
          </table:table-cell>
          <table:table-cell office:value-type="float" office:value="0.204851056948671" calcext:value-type="float">
            <text:p>0.204851056948671</text:p>
          </table:table-cell>
          <table:table-cell office:value-type="float" office:value="0.177580855840259" calcext:value-type="float">
            <text:p>0.177580855840259</text:p>
          </table:table-cell>
          <table:table-cell office:value-type="float" office:value="0.153940921270279" calcext:value-type="float">
            <text:p>0.153940921270279</text:p>
          </table:table-cell>
          <table:table-cell office:value-type="float" office:value="0.133447983501986" calcext:value-type="float">
            <text:p>0.133447983501986</text:p>
          </table:table-cell>
          <table:table-cell office:value-type="float" office:value="0.115683109281672" calcext:value-type="float">
            <text:p>0.115683109281672</text:p>
          </table:table-cell>
          <table:table-cell office:value-type="float" office:value="0.100283131719825" calcext:value-type="float">
            <text:p>0.100283131719825</text:p>
          </table:table-cell>
          <table:table-cell office:value-type="float" office:value="0.0869332310744618" calcext:value-type="float">
            <text:p>0.086933231074462</text:p>
          </table:table-cell>
          <table:table-cell office:value-type="float" office:value="0.0753604973263752" calcext:value-type="float">
            <text:p>0.075360497326375</text:p>
          </table:table-cell>
          <table:table-cell office:value-type="float" office:value="0.0653283505595494" calcext:value-type="float">
            <text:p>0.065328350559549</text:p>
          </table:table-cell>
          <table:table-cell office:value-type="float" office:value="0.0566317039092118" calcext:value-type="float">
            <text:p>0.056631703909212</text:p>
          </table:table-cell>
          <table:table-cell office:value-type="float" office:value="0.0490927728858712" calcext:value-type="float">
            <text:p>0.049092772885871</text:p>
          </table:table-cell>
          <table:table-cell office:value-type="float" office:value="0.0425574401801198" calcext:value-type="float">
            <text:p>0.04255744018012</text:p>
          </table:table-cell>
          <table:table-cell office:value-type="float" office:value="0.0368921047154583" calcext:value-type="float">
            <text:p>0.036892104715458</text:p>
          </table:table-cell>
          <table:table-cell office:value-type="float" office:value="0.0319809505803195" calcext:value-type="float">
            <text:p>0.03198095058032</text:p>
          </table:table-cell>
          <table:table-cell office:value-type="float" office:value="0.0277235796118747" calcext:value-type="float">
            <text:p>0.027723579611875</text:p>
          </table:table-cell>
          <table:table-cell office:value-type="float" office:value="0.0240329586501333" calcext:value-type="float">
            <text:p>0.024032958650133</text:p>
          </table:table-cell>
          <table:table-cell office:value-type="float" office:value="0.020833640726329" calcext:value-type="float">
            <text:p>0.020833640726329</text:p>
          </table:table-cell>
          <table:table-cell office:value-type="float" office:value="0.0180602218945972" calcext:value-type="float">
            <text:p>0.018060221894597</text:p>
          </table:table-cell>
          <table:table-cell office:value-type="float" office:value="0.0156560069327697" calcext:value-type="float">
            <text:p>0.01565600693277</text:p>
          </table:table-cell>
          <table:table-cell office:value-type="float" office:value="0.0135718463300065" calcext:value-type="float">
            <text:p>0.013571846330007</text:p>
          </table:table-cell>
          <table:table-cell office:value-type="float" office:value="0.0117651334142736" calcext:value-type="float">
            <text:p>0.011765133414274</text:p>
          </table:table-cell>
          <table:table-cell office:value-type="float" office:value="0.010198934126511" calcext:value-type="float">
            <text:p>0.010198934126511</text:p>
          </table:table-cell>
          <table:table-cell office:value-type="float" office:value="0.00884123074894973" calcext:value-type="float">
            <text:p>0.00884123074895</text:p>
          </table:table-cell>
          <table:table-cell office:value-type="float" office:value="0.00766426763225173" calcext:value-type="float">
            <text:p>0.007664267632252</text:p>
          </table:table-cell>
          <table:table-cell office:value-type="float" office:value="0.00664398401358682" calcext:value-type="float">
            <text:p>0.006643984013587</text:p>
          </table:table-cell>
          <table:table-cell office:value-type="float" office:value="0.00575952295726268" calcext:value-type="float">
            <text:p>0.005759522957263</text:p>
          </table:table-cell>
          <table:table-cell office:value-type="float" office:value="0.00499280322072698" calcext:value-type="float">
            <text:p>0.004992803220727</text:p>
          </table:table-cell>
          <table:table-cell office:value-type="float" office:value="0.00432815071432622" calcext:value-type="float">
            <text:p>0.004328150714326</text:p>
          </table:table-cell>
          <table:table-cell office:value-type="float" office:value="0.00375197817657199" calcext:value-type="float">
            <text:p>0.003751978176572</text:p>
          </table:table-cell>
          <table:table-cell office:value-type="float" office:value="0.00325250699871197" calcext:value-type="float">
            <text:p>0.003252506998712</text:p>
          </table:table-cell>
          <table:table-cell office:value-type="float" office:value="0.0028195264466373" calcext:value-type="float">
            <text:p>0.002819526446637</text:p>
          </table:table-cell>
          <table:table-cell office:value-type="float" office:value="0.00244418508734174" calcext:value-type="float">
            <text:p>0.002444185087342</text:p>
          </table:table-cell>
          <table:table-cell office:value-type="float" office:value="0.00211881008105273" calcext:value-type="float">
            <text:p>0.002118810081053</text:p>
          </table:table-cell>
          <table:table-cell office:value-type="float" office:value="0.00183674963642549" calcext:value-type="float">
            <text:p>0.001836749636425</text:p>
          </table:table-cell>
          <table:table-cell office:value-type="float" office:value="0.00159223764222603" calcext:value-type="float">
            <text:p>0.001592237642226</text:p>
          </table:table-cell>
          <table:table-cell office:value-type="float" office:value="0.00138027561099678" calcext:value-type="float">
            <text:p>0.001380275610997</text:p>
          </table:table-cell>
          <table:table-cell office:value-type="float" office:value="0.00119653045280473" calcext:value-type="float">
            <text:p>0.001196530452805</text:p>
          </table:table-cell>
          <table:table-cell office:value-type="float" office:value="0.00103724578951473" calcext:value-type="float">
            <text:p>0.001037245789515</text:p>
          </table:table-cell>
          <table:table-cell office:value-type="float" office:value="0.000899165431156985" calcext:value-type="float">
            <text:p>0.000899165431157</text:p>
          </table:table-cell>
          <table:table-cell office:value-type="float" office:value="0.000779466664538699" calcext:value-type="float">
            <text:p>0.000779466664539</text:p>
          </table:table-cell>
          <table:table-cell office:value-type="float" office:value="0.000675702417296068" calcext:value-type="float">
            <text:p>0.000675702417296</text:p>
          </table:table-cell>
          <table:table-cell office:value-type="float" office:value="0.000585751482235773" calcext:value-type="float">
            <text:p>0.000585751482236</text:p>
          </table:table-cell>
          <table:table-cell office:value-type="float" office:value="0.000507775014626777" calcext:value-type="float">
            <text:p>0.000507775014627</text:p>
          </table:table-cell>
          <table:table-cell office:value-type="float" office:value="0.000440178953089763" calcext:value-type="float">
            <text:p>0.00044017895309</text:p>
          </table:table-cell>
          <table:table-cell office:value-type="float" office:value="0.000381581388334912" calcext:value-type="float">
            <text:p>0.000381581388335</text:p>
          </table:table-cell>
          <table:table-cell office:value-type="float" office:value="0.000330784473916543" calcext:value-type="float">
            <text:p>0.000330784473917</text:p>
          </table:table-cell>
          <table:table-cell office:value-type="float" office:value="0.000286749758332533" calcext:value-type="float">
            <text:p>0.000286749758333</text:p>
          </table:table-cell>
          <table:table-cell office:value-type="float" office:value="0.000248577023764232" calcext:value-type="float">
            <text:p>0.000248577023764</text:p>
          </table:table-cell>
          <table:table-cell office:value-type="float" office:value="0.00021548592238422" calcext:value-type="float">
            <text:p>0.000215485922384</text:p>
          </table:table-cell>
          <table:table-cell office:value-type="float" office:value="0.000186799988483393" calcext:value-type="float">
            <text:p>0.000186799988483</text:p>
          </table:table-cell>
          <table:table-cell office:value-type="float" office:value="0.000161932785348908" calcext:value-type="float">
            <text:p>0.000161932785349</text:p>
          </table:table-cell>
          <table:table-cell office:value-type="float" office:value="0.000140375943634049" calcext:value-type="float">
            <text:p>0.000140375943634</text:p>
          </table:table-cell>
          <table:table-cell office:value-type="float" office:value="0.000121688807725988" calcext:value-type="float">
            <text:p>0.000121688807726</text:p>
          </table:table-cell>
          <table:table-cell office:value-type="float" office:value="0.000105489339600957" calcext:value-type="float">
            <text:p>0.000105489339601</text:p>
          </table:table-cell>
          <table:table-cell office:value-type="float" office:value="0.0000914463749935689" calcext:value-type="float">
            <text:p>9.14463749935689E-05</text:p>
          </table:table-cell>
          <table:table-cell office:value-type="float" office:value="0.0000792728387329777" calcext:value-type="float">
            <text:p>7.92728387329777E-05</text:p>
          </table:table-cell>
          <table:table-cell office:value-type="float" office:value="0.0000687198732863999" calcext:value-type="float">
            <text:p>6.87198732863999E-05</text:p>
          </table:table-cell>
          <table:table-cell office:value-type="float" office:value="0.000059571739652434" calcext:value-type="float">
            <text:p>5.9571739652434E-05</text:p>
          </table:table-cell>
          <table:table-cell office:value-type="float" office:value="0.0000516414221246851" calcext:value-type="float">
            <text:p>5.16414221246851E-05</text:p>
          </table:table-cell>
          <table:table-cell office:value-type="float" office:value="0.0000447668090081054" calcext:value-type="float">
            <text:p>4.47668090081054E-05</text:p>
          </table:table-cell>
          <table:table-cell office:value-type="float" office:value="0.0000388073591703183" calcext:value-type="float">
            <text:p>3.88073591703183E-05</text:p>
          </table:table-cell>
          <table:table-cell office:value-type="float" office:value="0.0000336412447035439" calcext:value-type="float">
            <text:p>3.36412447035439E-05</text:p>
          </table:table-cell>
          <table:table-cell office:value-type="float" office:value="0.0000291628515723441" calcext:value-type="float">
            <text:p>2.91628515723441E-05</text:p>
          </table:table-cell>
          <table:table-cell office:value-type="float" office:value="0.0000252806316861563" calcext:value-type="float">
            <text:p>2.52806316861563E-05</text:p>
          </table:table-cell>
          <table:table-cell office:value-type="float" office:value="0.0000219152227711168" calcext:value-type="float">
            <text:p>2.19152227711168E-05</text:p>
          </table:table-cell>
          <table:table-cell office:value-type="float" office:value="0.0000189978223520249" calcext:value-type="float">
            <text:p>1.89978223520249E-05</text:p>
          </table:table-cell>
          <table:table-cell office:value-type="float" office:value="0.0000164687922657312" calcext:value-type="float">
            <text:p>1.64687922657312E-05</text:p>
          </table:table-cell>
          <table:table-cell office:value-type="float" office:value="0.0000142764325831196" calcext:value-type="float">
            <text:p>1.42764325831196E-05</text:p>
          </table:table-cell>
          <table:table-cell office:value-type="float" office:value="0.000012375926118402" calcext:value-type="float">
            <text:p>1.2375926118402E-05</text:p>
          </table:table-cell>
          <table:table-cell office:value-type="float" office:value="0.0000107284206915136" calcext:value-type="float">
            <text:p>1.07284206915136E-05</text:p>
          </table:table-cell>
          <table:table-cell office:value-type="float" office:value="0.00000930023070302939" calcext:value-type="float">
            <text:p>9.30023070302939E-06</text:p>
          </table:table-cell>
          <table:table-cell office:value-type="float" office:value="0.00000806216394401113" calcext:value-type="float">
            <text:p>8.06216394401113E-06</text:p>
          </table:table-cell>
          <table:table-cell office:value-type="float" office:value="0.00000698891180736862" calcext:value-type="float">
            <text:p>6.98891180736862E-06</text:p>
          </table:table-cell>
          <table:table-cell office:value-type="float" office:value="0.00000605853341672364" calcext:value-type="float">
            <text:p>6.05853341672364E-06</text:p>
          </table:table-cell>
          <table:table-cell office:value-type="float" office:value="0.00000525200994464378" calcext:value-type="float">
            <text:p>5.25200994464378E-06</text:p>
          </table:table-cell>
          <table:table-cell office:value-type="float" office:value="0.00000455285091936553" calcext:value-type="float">
            <text:p>4.55285091936553E-06</text:p>
          </table:table-cell>
          <table:table-cell office:value-type="float" office:value="0.00000394676512007081" calcext:value-type="float">
            <text:p>3.94676512007081E-06</text:p>
          </table:table-cell>
          <table:table-cell office:value-type="float" office:value="0.00000342136310871404" calcext:value-type="float">
            <text:p>3.42136310871404E-06</text:p>
          </table:table-cell>
          <table:table-cell office:value-type="float" office:value="0.00000296590536091413" calcext:value-type="float">
            <text:p>2.96590536091413E-06</text:p>
          </table:table-cell>
          <table:table-cell office:value-type="float" office:value="0.00000257107771186838" calcext:value-type="float">
            <text:p>2.57107771186838E-06</text:p>
          </table:table-cell>
          <table:table-cell office:value-type="float" office:value="0.00000222881042294319" calcext:value-type="float">
            <text:p>2.22881042294319E-06</text:p>
          </table:table-cell>
          <table:table-cell office:value-type="float" office:value="0.00000193210598876509" calcext:value-type="float">
            <text:p>1.93210598876509E-06</text:p>
          </table:table-cell>
          <table:table-cell office:value-type="float" office:value="0.00000167489988967061" calcext:value-type="float">
            <text:p>1.67489988967061E-06</text:p>
          </table:table-cell>
          <table:table-cell office:value-type="float" office:value="0.00000145193420190711" calcext:value-type="float">
            <text:p>1.45193420190711E-06</text:p>
          </table:table-cell>
          <table:table-cell office:value-type="float" office:value="0.00000125865000094397" calcext:value-type="float">
            <text:p>1.25865000094397E-06</text:p>
          </table:table-cell>
          <table:table-cell office:value-type="float" office:value="0.00000109109548849737" calcext:value-type="float">
            <text:p>1.09109548849737E-06</text:p>
          </table:table-cell>
          <table:table-cell office:value-type="float" office:value="0.00000094584625189869" calcext:value-type="float">
            <text:p>9.45846251898686E-07</text:p>
          </table:table-cell>
          <table:table-cell office:value-type="float" office:value="0.00000081993346339137" calcext:value-type="float">
            <text:p>8.1993346339137E-07</text:p>
          </table:table-cell>
          <table:table-cell office:value-type="float" office:value="0.00000071078232751382" calcext:value-type="float">
            <text:p>7.10782327513816E-07</text:p>
          </table:table-cell>
          <table:table-cell office:value-type="float" office:value="0.00000061616170843191" calcext:value-type="float">
            <text:p>6.16161708431909E-07</text:p>
          </table:table-cell>
          <table:table-cell office:value-type="float" office:value="0.00000053413674882467" calcext:value-type="float">
            <text:p>5.34136748824667E-07</text:p>
          </table:table-cell>
          <table:table-cell office:value-type="float" office:value="0.0000004630310994182" calcext:value-type="float">
            <text:p>4.630310994182E-07</text:p>
          </table:table-cell>
          <table:table-cell office:value-type="float" office:value="0.0000004013915310288" calcext:value-type="float">
            <text:p>4.01391531028798E-07</text:p>
          </table:table-cell>
          <table:table-cell office:value-type="float" office:value="0.00000034795775053764" calcext:value-type="float">
            <text:p>3.47957750537641E-07</text:p>
          </table:table-cell>
          <table:table-cell office:value-type="float" office:value="0.00000030163681326399" calcext:value-type="float">
            <text:p>3.01636813263985E-07</text:p>
          </table:table-cell>
          <table:table-cell office:value-type="float" office:value="0.00000026148214518034" calcext:value-type="float">
            <text:p>2.6148214518034E-07</text:p>
          </table:table-cell>
          <table:table-cell office:value-type="float" office:value="0.00000022667303592941" calcext:value-type="float">
            <text:p>2.26673035929414E-07</text:p>
          </table:table-cell>
          <table:table-cell office:value-type="float" office:value="0.00000019649790075759" calcext:value-type="float">
            <text:p>1.96497900757589E-07</text:p>
          </table:table-cell>
          <table:table-cell office:value-type="float" office:value="0.00000017034015341039" calcext:value-type="float">
            <text:p>1.70340153410391E-07</text:p>
          </table:table-cell>
          <table:table-cell office:value-type="float" office:value="0.00000014766439264285" calcext:value-type="float">
            <text:p>1.47664392642848E-07</text:p>
          </table:table-cell>
          <table:table-cell office:value-type="float" office:value="0.00000012800688696692" calcext:value-type="float">
            <text:p>1.28006886966916E-07</text:p>
          </table:table-cell>
          <table:table-cell office:value-type="float" office:value="0.00000011096614534786" calcext:value-type="float">
            <text:p>1.10966145347858E-07</text:p>
          </table:table-cell>
          <table:table-cell office:value-type="float" office:value="0.00000009619372189022" calcext:value-type="float">
            <text:p>9.61937218902225E-08</text:p>
          </table:table-cell>
          <table:table-cell office:value-type="float" office:value="0.00000008338787446127" calcext:value-type="float">
            <text:p>8.33878744612727E-08</text:p>
          </table:table-cell>
          <table:table-cell office:value-type="float" office:value="0.0000000722870837645" calcext:value-type="float">
            <text:p>7.22870837645005E-08</text:p>
          </table:table-cell>
          <table:table-cell office:value-type="float" office:value="0.00000006266402609289" calcext:value-type="float">
            <text:p>6.26640260928917E-08</text:p>
          </table:table-cell>
          <table:table-cell office:value-type="float" office:value="0.00000005432210690707" calcext:value-type="float">
            <text:p>5.43221069070699E-08</text:p>
          </table:table-cell>
          <table:table-cell office:value-type="float" office:value="0.00000004709049223089" calcext:value-type="float">
            <text:p>4.70904922308884E-08</text:p>
          </table:table-cell>
          <table:table-cell office:value-type="float" office:value="0.00000004082174797029" calcext:value-type="float">
            <text:p>4.08217479702854E-08</text:p>
          </table:table-cell>
          <table:table-cell office:value-type="float" office:value="0.00000003538743878923" calcext:value-type="float">
            <text:p>3.53874387892271E-08</text:p>
          </table:table-cell>
          <table:table-cell office:value-type="float" office:value="0.00000003067666980766" calcext:value-type="float">
            <text:p>3.0676669807663E-08</text:p>
          </table:table-cell>
          <table:table-cell office:value-type="float" office:value="0.00000002659297454935" calcext:value-type="float">
            <text:p>2.65929745493481E-08</text:p>
          </table:table-cell>
          <table:table-cell office:value-type="float" office:value="0.00000002305289809552" calcext:value-type="float">
            <text:p>2.30528980955247E-08</text:p>
          </table:table-cell>
          <table:table-cell office:value-type="float" office:value="0.00000001998396072507" calcext:value-type="float">
            <text:p>1.9983960725072E-08</text:p>
          </table:table-cell>
          <table:table-cell office:value-type="float" office:value="0.0000000173235819337" calcext:value-type="float">
            <text:p>1.7323581933699E-08</text:p>
          </table:table-cell>
          <table:table-cell office:value-type="float" office:value="0.00000001501747131297" calcext:value-type="float">
            <text:p>1.50174713129748E-08</text:p>
          </table:table-cell>
          <table:table-cell office:value-type="float" office:value="0.00000001301834062299" calcext:value-type="float">
            <text:p>1.30183406229924E-08</text:p>
          </table:table-cell>
          <table:table-cell office:value-type="float" office:value="0.00000001128539030447" calcext:value-type="float">
            <text:p>1.12853903044669E-08</text:p>
          </table:table-cell>
          <table:table-cell office:value-type="float" office:value="0.00000000978307105062" calcext:value-type="float">
            <text:p>9.7830710506163E-09</text:p>
          </table:table-cell>
          <table:table-cell office:value-type="float" office:value="0.00000000848074790511" calcext:value-type="float">
            <text:p>8.48074790511484E-09</text:p>
          </table:table-cell>
          <table:table-cell office:value-type="float" office:value="0.0000000073517417277" calcext:value-type="float">
            <text:p>7.35174172769543E-09</text:p>
          </table:table-cell>
          <table:table-cell office:value-type="float" office:value="0.00000000637305362449" calcext:value-type="float">
            <text:p>6.37305362448835E-09</text:p>
          </table:table-cell>
          <table:table-cell office:value-type="float" office:value="0.00000000552469853398" calcext:value-type="float">
            <text:p>5.52469853398209E-09</text:p>
          </table:table-cell>
          <table:table-cell office:value-type="float" office:value="0.00000000478927289352" calcext:value-type="float">
            <text:p>4.78927289351539E-09</text:p>
          </table:table-cell>
          <table:table-cell office:value-type="float" office:value="0.00000000415173873349" calcext:value-type="float">
            <text:p>4.15173873348694E-09</text:p>
          </table:table-cell>
          <table:table-cell office:value-type="float" office:value="0.0000000035990382363" calcext:value-type="float">
            <text:p>3.59903823630105E-09</text:p>
          </table:table-cell>
          <table:table-cell office:value-type="float" office:value="0.0000000031199247746" calcext:value-type="float">
            <text:p>3.11992477460417E-09</text:p>
          </table:table-cell>
          <table:table-cell office:value-type="float" office:value="0.00000000270458329502" calcext:value-type="float">
            <text:p>2.70458329501713E-09</text:p>
          </table:table-cell>
          <table:table-cell office:value-type="float" office:value="0.00000000234454603373" calcext:value-type="float">
            <text:p>2.34454603372885E-09</text:p>
          </table:table-cell>
          <table:table-cell office:value-type="float" office:value="0.00000000203241082706" calcext:value-type="float">
            <text:p>2.03241082705516E-09</text:p>
          </table:table-cell>
          <table:table-cell office:value-type="float" office:value="0.0000000017617944616" calcext:value-type="float">
            <text:p>1.76179446160473E-09</text:p>
          </table:table-cell>
          <table:table-cell office:value-type="float" office:value="0.00000000152727226078" calcext:value-type="float">
            <text:p>1.5272722607832E-09</text:p>
          </table:table-cell>
          <table:table-cell office:value-type="float" office:value="0.00000000132402444498" calcext:value-type="float">
            <text:p>1.32402444498073E-09</text:p>
          </table:table-cell>
          <table:table-cell office:value-type="float" office:value="0.00000000114785499521" calcext:value-type="float">
            <text:p>1.14785499520974E-09</text:p>
          </table:table-cell>
          <table:table-cell office:value-type="float" office:value="0.00000000099511762022" calcext:value-type="float">
            <text:p>9.95117620223269E-10</text:p>
          </table:table-cell>
          <table:table-cell office:value-type="float" office:value="0.00000000086272769828" calcext:value-type="float">
            <text:p>8.62727698279513E-10</text:p>
          </table:table-cell>
          <table:table-cell office:value-type="float" office:value="0.00000000074795591314" calcext:value-type="float">
            <text:p>7.47955913143121E-10</text:p>
          </table:table-cell>
          <table:table-cell office:value-type="float" office:value="0.00000000064836844669" calcext:value-type="float">
            <text:p>6.48368446685758E-10</text:p>
          </table:table-cell>
          <table:table-cell office:value-type="float" office:value="0.00000000056201586899" calcext:value-type="float">
            <text:p>5.62015868987949E-10</text:p>
          </table:table-cell>
          <table:table-cell office:value-type="float" office:value="0.00000000048716058928" calcext:value-type="float">
            <text:p>4.87160589279003E-10</text:p>
          </table:table-cell>
          <table:table-cell office:value-type="float" office:value="0.00000000042225882911" calcext:value-type="float">
            <text:p>4.22258829113501E-10</text:p>
          </table:table-cell>
          <table:table-cell office:value-type="float" office:value="0.00000000036602770306" calcext:value-type="float">
            <text:p>3.66027703061461E-10</text:p>
          </table:table-cell>
          <table:table-cell office:value-type="float" office:value="0.00000000031730331556" calcext:value-type="float">
            <text:p>3.17303315557189E-10</text:p>
          </table:table-cell>
          <table:table-cell office:value-type="float" office:value="0.00000000027503434561" calcext:value-type="float">
            <text:p>2.75034345608067E-10</text:p>
          </table:table-cell>
          <table:table-cell office:value-type="float" office:value="0.00000000023843162849" calcext:value-type="float">
            <text:p>2.38431628486542E-10</text:p>
          </table:table-cell>
          <table:table-cell office:value-type="float" office:value="0.00000000020669062547" calcext:value-type="float">
            <text:p>2.06690625468866E-10</text:p>
          </table:table-cell>
          <table:table-cell office:value-type="float" office:value="0.00000000017915360787" calcext:value-type="float">
            <text:p>1.79153607868927E-10</text:p>
          </table:table-cell>
          <table:table-cell office:value-type="float" office:value="0.00000000015529773985" calcext:value-type="float">
            <text:p>1.55297739849471E-10</text:p>
          </table:table-cell>
          <table:table-cell office:value-type="float" office:value="0.00000000013461685982" calcext:value-type="float">
            <text:p>1.34616859822496E-10</text:p>
          </table:table-cell>
          <table:table-cell office:value-type="float" office:value="0.00000000011666342714" calcext:value-type="float">
            <text:p>1.16663427142472E-10</text:p>
          </table:table-cell>
          <table:table-cell office:value-type="float" office:value="0.00000000010107763443" calcext:value-type="float">
            <text:p>1.01077634428672E-10</text:p>
          </table:table-cell>
          <table:table-cell office:value-type="float" office:value="0.00000000008755950101" calcext:value-type="float">
            <text:p>8.75595010139416E-11</text:p>
          </table:table-cell>
          <table:table-cell office:value-type="float" office:value="0.00000000007587007443" calcext:value-type="float">
            <text:p>7.58700744314314E-11</text:p>
          </table:table-cell>
          <table:table-cell office:value-type="float" office:value="0.00000000006575968062" calcext:value-type="float">
            <text:p>6.57596806200428E-11</text:p>
          </table:table-cell>
          <table:table-cell office:value-type="float" office:value="0.00000000005699643561" calcext:value-type="float">
            <text:p>5.69964356085177E-11</text:p>
          </table:table-cell>
          <table:table-cell office:value-type="float" office:value="0.00000000004941528276" calcext:value-type="float">
            <text:p>4.9415282763271E-11</text:p>
          </table:table-cell>
          <table:table-cell office:value-type="float" office:value="0.00000000004286823512" calcext:value-type="float">
            <text:p>4.28682351170074E-11</text:p>
          </table:table-cell>
          <table:table-cell office:value-type="float" office:value="0.00000000003718876676" calcext:value-type="float">
            <text:p>3.71887667610167E-11</text:p>
          </table:table-cell>
          <table:table-cell office:value-type="float" office:value="0.00000000003225883832" calcext:value-type="float">
            <text:p>3.22588383204805E-11</text:p>
          </table:table-cell>
          <table:table-cell office:value-type="float" office:value="0.00000000002798319893" calcext:value-type="float">
            <text:p>2.7983198925585E-11</text:p>
          </table:table-cell>
          <table:table-cell office:value-type="float" office:value="0.00000000002426586282" calcext:value-type="float">
            <text:p>2.42658628218736E-11</text:p>
          </table:table-cell>
          <table:table-cell office:value-type="float" office:value="0.00000000002103432615" calcext:value-type="float">
            <text:p>2.10343261547975E-11</text:p>
          </table:table-cell>
          <table:table-cell office:value-type="float" office:value="0.00000000001823677541" calcext:value-type="float">
            <text:p>1.82367754122055E-11</text:p>
          </table:table-cell>
          <table:table-cell office:value-type="float" office:value="0.0000000000158102153" calcext:value-type="float">
            <text:p>1.5810215298332E-11</text:p>
          </table:table-cell>
          <table:table-cell office:value-type="float" office:value="0.00000000001369872545" calcext:value-type="float">
            <text:p>1.36987254479893E-11</text:p>
          </table:table-cell>
          <table:table-cell office:value-type="float" office:value="0.0000000000118691205" calcext:value-type="float">
            <text:p>1.18691204969198E-11</text:p>
          </table:table-cell>
          <table:table-cell office:value-type="float" office:value="0.0000000000103002359" calcext:value-type="float">
            <text:p>1.0300235896963E-11</text:p>
          </table:table-cell>
          <table:table-cell office:value-type="float" office:value="0.00000000000895735077" calcext:value-type="float">
            <text:p>8.95735076960964E-12</text:p>
          </table:table-cell>
          <table:table-cell office:value-type="float" office:value="0.00000000000779440391" calcext:value-type="float">
            <text:p>7.79440391001835E-12</text:p>
          </table:table-cell>
          <table:table-cell office:value-type="float" office:value="0.00000000000678607196" calcext:value-type="float">
            <text:p>6.78607195981852E-12</text:p>
          </table:table-cell>
          <table:table-cell office:value-type="float" office:value="0.00000000000591193037" calcext:value-type="float">
            <text:p>5.91193037238806E-12</text:p>
          </table:table-cell>
          <table:table-cell office:value-type="float" office:value="0.00000000000515298062" calcext:value-type="float">
            <text:p>5.15298062017452E-12</text:p>
          </table:table-cell>
          <table:table-cell office:value-type="float" office:value="0.0000000000044887681" calcext:value-type="float">
            <text:p>4.48876810237435E-12</text:p>
          </table:table-cell>
          <table:table-cell office:value-type="float" office:value="0.00000000000390589665" calcext:value-type="float">
            <text:p>3.90589665077181E-12</text:p>
          </table:table-cell>
          <table:table-cell office:value-type="float" office:value="0.00000000000339457589" calcext:value-type="float">
            <text:p>3.39457588564824E-12</text:p>
          </table:table-cell>
          <table:table-cell office:value-type="float" office:value="0.00000000000294691012" calcext:value-type="float">
            <text:p>2.94691012014186E-12</text:p>
          </table:table-cell>
          <table:table-cell office:value-type="float" office:value="0.00000000000255321344" calcext:value-type="float">
            <text:p>2.55321344193466E-12</text:p>
          </table:table-cell>
          <table:table-cell office:value-type="float" office:value="0.00000000000220878033" calcext:value-type="float">
            <text:p>2.20878033220277E-12</text:p>
          </table:table-cell>
          <table:table-cell office:value-type="float" office:value="0.00000000000191167865" calcext:value-type="float">
            <text:p>1.91167864692601E-12</text:p>
          </table:table-cell>
          <table:table-cell office:value-type="float" office:value="0.00000000000165675372" calcext:value-type="float">
            <text:p>1.65675371954088E-12</text:p>
          </table:table-cell>
          <table:table-cell office:value-type="float" office:value="0.0000000000014439421" calcext:value-type="float">
            <text:p>1.44394210268248E-12</text:p>
          </table:table-cell>
          <table:table-cell office:value-type="float" office:value="0.0000000000012591185" calcext:value-type="float">
            <text:p>1.25911850269683E-12</text:p>
          </table:table-cell>
          <table:table-cell office:value-type="float" office:value="0.00000000000109924989" calcext:value-type="float">
            <text:p>1.09924989041411E-12</text:p>
          </table:table-cell>
          <table:table-cell office:value-type="float" office:value="0.00000000000096129644" calcext:value-type="float">
            <text:p>9.61296444187207E-13</text:p>
          </table:table-cell>
          <table:table-cell office:value-type="float" office:value="0.00000000000084215313" calcext:value-type="float">
            <text:p>8.42153129832171E-13</text:p>
          </table:table-cell>
          <table:table-cell office:value-type="float" office:value="0.00000000000073874273" calcext:value-type="float">
            <text:p>7.38742731286175E-13</text:p>
          </table:table-cell>
          <table:table-cell office:value-type="float" office:value="0.00000000000064800101" calcext:value-type="float">
            <text:p>6.48001006940434E-13</text:p>
          </table:table-cell>
          <table:table-cell office:value-type="float" office:value="0.00000000000056686372" calcext:value-type="float">
            <text:p>5.66863715186165E-13</text:p>
          </table:table-cell>
          <table:table-cell office:value-type="float" office:value="0.00000000000049254584" calcext:value-type="float">
            <text:p>4.92545841854776E-13</text:p>
          </table:table-cell>
          <table:table-cell office:value-type="float" office:value="0.00000000000042624034" calcext:value-type="float">
            <text:p>4.26240342808622E-13</text:p>
          </table:table-cell>
          <table:table-cell office:value-type="float" office:value="0.00000000000036781588" calcext:value-type="float">
            <text:p>3.67815882177202E-13</text:p>
          </table:table-cell>
          <table:table-cell office:value-type="float" office:value="0.00000000000031613973" calcext:value-type="float">
            <text:p>3.16139731465766E-13</text:p>
          </table:table-cell>
          <table:table-cell office:value-type="float" office:value="0.00000000000027007916" calcext:value-type="float">
            <text:p>2.70079162179565E-13</text:p>
          </table:table-cell>
          <table:table-cell office:value-type="float" office:value="0.00000000000022856942" calcext:value-type="float">
            <text:p>2.28569417078721E-13</text:p>
          </table:table-cell>
          <table:table-cell office:value-type="float" office:value="0.00000000000019210244" calcext:value-type="float">
            <text:p>1.92102444035616E-13</text:p>
          </table:table-cell>
          <table:table-cell office:value-type="float" office:value="0.00000000000016082217" calcext:value-type="float">
            <text:p>1.60822168618593E-13</text:p>
          </table:table-cell>
          <table:table-cell office:value-type="float" office:value="0.00000000000013437851" calcext:value-type="float">
            <text:p>1.3437850579565E-13</text:p>
          </table:table-cell>
          <table:table-cell office:value-type="float" office:value="0.00000000000011242137" calcext:value-type="float">
            <text:p>1.12421370534784E-13</text:p>
          </table:table-cell>
          <table:table-cell office:value-type="float" office:value="0.00000000000008440515" calcext:value-type="float">
            <text:p>8.44051499501987E-14</text:p>
          </table:table-cell>
          <table:table-cell office:value-type="float" office:value="0.00000000000007508287" calcext:value-type="float">
            <text:p>7.50828748070953E-14</text:p>
          </table:table-cell>
          <table:table-cell office:value-type="float" office:value="0.00000000000006651874" calcext:value-type="float">
            <text:p>6.65187351273961E-14</text:p>
          </table:table-cell>
          <table:table-cell office:value-type="float" office:value="0.00000000000005871273" calcext:value-type="float">
            <text:p>5.87127309111011E-14</text:p>
          </table:table-cell>
          <table:table-cell office:value-type="float" office:value="0.00000000000005166486" calcext:value-type="float">
            <text:p>5.16648621582103E-14</text:p>
          </table:table-cell>
          <table:table-cell office:value-type="float" office:value="0.00000000000004537398" calcext:value-type="float">
            <text:p>4.53739847467637E-14</text:p>
          </table:table-cell>
          <table:table-cell office:value-type="float" office:value="0.00000000000003972904" calcext:value-type="float">
            <text:p>3.97290384668181E-14</text:p>
          </table:table-cell>
          <table:table-cell office:value-type="float" office:value="0.00000000000003465674" calcext:value-type="float">
            <text:p>3.46567352062551E-14</text:p>
          </table:table-cell>
          <table:table-cell office:value-type="float" office:value="0.00000000000003015707" calcext:value-type="float">
            <text:p>3.01570749650746E-14</text:p>
          </table:table-cell>
          <table:table-cell office:value-type="float" office:value="0.00000000000002623006" calcext:value-type="float">
            <text:p>2.62300577432766E-14</text:p>
          </table:table-cell>
          <table:table-cell office:value-type="float" office:value="0.00000000000002287568" calcext:value-type="float">
            <text:p>2.28756835408611E-14</text:p>
          </table:table-cell>
          <table:table-cell office:value-type="float" office:value="0.00000000000002001094" calcext:value-type="float">
            <text:p>2.00109439048108E-14</text:p>
          </table:table-cell>
          <table:table-cell office:value-type="float" office:value="0.00000000000001746896" calcext:value-type="float">
            <text:p>1.74689555556211E-14</text:p>
          </table:table-cell>
          <table:table-cell office:value-type="float" office:value="0.000000000000015245" calcext:value-type="float">
            <text:p>1.52450007212999E-14</text:p>
          </table:table-cell>
          <table:table-cell office:value-type="float" office:value="0.00000000000001333908" calcext:value-type="float">
            <text:p>1.33390794018471E-14</text:p>
          </table:table-cell>
          <table:table-cell office:value-type="float" office:value="0.00000000000001175119" calcext:value-type="float">
            <text:p>1.17511915972627E-14</text:p>
          </table:table-cell>
          <table:table-cell office:value-type="float" office:value="0.00000000000001045643" calcext:value-type="float">
            <text:p>1.04564346035707E-14</text:p>
          </table:table-cell>
          <table:table-cell office:value-type="float" office:value="9.30770994218205E-015" calcext:value-type="float">
            <text:p>9.30770994218205E-15</text:p>
          </table:table-cell>
          <table:table-cell office:value-type="float" office:value="8.28088347532273E-015" calcext:value-type="float">
            <text:p>8.28088347532273E-15</text:p>
          </table:table-cell>
          <table:table-cell office:value-type="float" office:value="7.37595520299271E-015" calcext:value-type="float">
            <text:p>7.37595520299271E-15</text:p>
          </table:table-cell>
          <table:table-cell office:value-type="float" office:value="6.59292512519198E-015" calcext:value-type="float">
            <text:p>6.59292512519198E-15</text:p>
          </table:table-cell>
          <table:table-cell office:value-type="float" office:value="5.9302454387506E-015" calcext:value-type="float">
            <text:p>5.9302454387506E-15</text:p>
          </table:table-cell>
          <table:table-cell office:value-type="float" office:value="5.33699795709437E-015" calcext:value-type="float">
            <text:p>5.33699795709437E-15</text:p>
          </table:table-cell>
          <table:table-cell office:value-type="float" office:value="4.78852400351199E-015" calcext:value-type="float">
            <text:p>4.78852400351199E-15</text:p>
          </table:table-cell>
          <table:table-cell office:value-type="float" office:value="4.28482357800347E-015" calcext:value-type="float">
            <text:p>4.28482357800347E-15</text:p>
          </table:table-cell>
          <table:table-cell office:value-type="float" office:value="3.8258966805688E-015" calcext:value-type="float">
            <text:p>3.8258966805688E-15</text:p>
          </table:table-cell>
          <table:table-cell office:value-type="float" office:value="3.41174331120798E-015" calcext:value-type="float">
            <text:p>3.41174331120798E-15</text:p>
          </table:table-cell>
          <table:table-cell office:value-type="float" office:value="3.03630785696499E-015" calcext:value-type="float">
            <text:p>3.03630785696499E-15</text:p>
          </table:table-cell>
          <table:table-cell office:value-type="float" office:value="2.69066433949293E-015" calcext:value-type="float">
            <text:p>2.69066433949293E-15</text:p>
          </table:table-cell>
          <table:table-cell office:value-type="float" office:value="2.37473241767379E-015" calcext:value-type="float">
            <text:p>2.37473241767379E-15</text:p>
          </table:table-cell>
          <table:table-cell office:value-type="float" office:value="2.08851209150756E-015" calcext:value-type="float">
            <text:p>2.08851209150756E-15</text:p>
          </table:table-cell>
          <table:table-cell office:value-type="float" office:value="1.83200336099425E-015" calcext:value-type="float">
            <text:p>1.83200336099425E-15</text:p>
          </table:table-cell>
          <table:table-cell office:value-type="float" office:value="1.60393322841982E-015" calcext:value-type="float">
            <text:p>1.60393322841982E-15</text:p>
          </table:table-cell>
          <table:table-cell office:value-type="float" office:value="1.39893580799177E-015" calcext:value-type="float">
            <text:p>1.39893580799177E-15</text:p>
          </table:table-cell>
          <table:table-cell office:value-type="float" office:value="1.21641184952949E-015" calcext:value-type="float">
            <text:p>1.21641184952949E-15</text:p>
          </table:table-cell>
          <table:table-cell office:value-type="float" office:value="1.05636135303295E-015" calcext:value-type="float">
            <text:p>1.05636135303295E-15</text:p>
          </table:table-cell>
          <table:table-cell office:value-type="float" office:value="9.18784318502169E-016" calcext:value-type="float">
            <text:p>9.18784318502169E-16</text:p>
          </table:table-cell>
          <table:table-cell office:value-type="float" office:value="8.03241188871492E-016" calcext:value-type="float">
            <text:p>8.03241188871492E-16</text:p>
          </table:table-cell>
          <table:table-cell office:value-type="float" office:value="7.02327529874046E-016" calcext:value-type="float">
            <text:p>7.02327529874046E-16</text:p>
          </table:table-cell>
          <table:table-cell office:value-type="float" office:value="6.13394557959213E-016" calcext:value-type="float">
            <text:p>6.13394557959213E-16</text:p>
          </table:table-cell>
          <table:table-cell office:value-type="float" office:value="5.36442273126994E-016" calcext:value-type="float">
            <text:p>5.36442273126994E-16</text:p>
          </table:table-cell>
          <table:table-cell office:value-type="float" office:value="4.71470675377388E-016" calcext:value-type="float">
            <text:p>4.71470675377388E-16</text:p>
          </table:table-cell>
          <table:table-cell office:value-type="float" office:value="4.18479764710396E-016" calcext:value-type="float">
            <text:p>4.18479764710396E-16</text:p>
          </table:table-cell>
          <table:table-cell office:value-type="float" office:value="2.97212770839185E-016" calcext:value-type="float">
            <text:p>2.97212770839185E-16</text:p>
          </table:table-cell>
          <table:table-cell office:value-type="float" office:value="1.81396419934385E-016" calcext:value-type="float">
            <text:p>1.81396419934385E-16</text:p>
          </table:table-cell>
          <table:table-cell office:value-type="float" office:value="7.21456724298322E-017" calcext:value-type="float">
            <text:p>7.21456724298322E-17</text:p>
          </table:table-cell>
          <table:table-cell office:value-type="float" office:value="-3.05394716744732E-017" calcext:value-type="float">
            <text:p>-3.05394716744732E-17</text:p>
          </table:table-cell>
          <table:table-cell office:value-type="float" office:value="-1.26659012378532E-016" calcext:value-type="float">
            <text:p>-1.26659012378532E-16</text:p>
          </table:table-cell>
          <table:table-cell office:value-type="float" office:value="-2.16212949682343E-016" calcext:value-type="float">
            <text:p>-2.16212949682343E-16</text:p>
          </table:table-cell>
          <table:table-cell office:value-type="float" office:value="-2.99201283585906E-016" calcext:value-type="float">
            <text:p>-2.99201283585906E-16</text:p>
          </table:table-cell>
          <table:table-cell office:value-type="float" office:value="-3.75624014089223E-016" calcext:value-type="float">
            <text:p>-3.75624014089223E-16</text:p>
          </table:table-cell>
          <table:table-cell office:value-type="float" office:value="-4.45481141192292E-016" calcext:value-type="float">
            <text:p>-4.45481141192292E-16</text:p>
          </table:table-cell>
          <table:table-cell office:value-type="float" office:value="-5.08772664895113E-016" calcext:value-type="float">
            <text:p>-5.08772664895113E-16</text:p>
          </table:table-cell>
          <table:table-cell office:value-type="float" office:value="-5.65498585197688E-016" calcext:value-type="float">
            <text:p>-5.65498585197688E-16</text:p>
          </table:table-cell>
          <table:table-cell office:value-type="float" office:value="-6.15658902100015E-016" calcext:value-type="float">
            <text:p>-6.15658902100015E-16</text:p>
          </table:table-cell>
          <table:table-cell office:value-type="float" office:value="-6.59253615602094E-016" calcext:value-type="float">
            <text:p>-6.59253615602094E-16</text:p>
          </table:table-cell>
          <table:table-cell office:value-type="float" office:value="-6.96282725703927E-016" calcext:value-type="float">
            <text:p>-6.96282725703927E-16</text:p>
          </table:table-cell>
          <table:table-cell office:value-type="float" office:value="-7.26746232405512E-016" calcext:value-type="float">
            <text:p>-7.26746232405512E-16</text:p>
          </table:table-cell>
          <table:table-cell office:value-type="float" office:value="-7.5064413570685E-016" calcext:value-type="float">
            <text:p>-7.5064413570685E-16</text:p>
          </table:table-cell>
          <table:table-cell office:value-type="float" office:value="-7.6797643560794E-016" calcext:value-type="float">
            <text:p>-7.6797643560794E-16</text:p>
          </table:table-cell>
          <table:table-cell office:value-type="float" office:value="-7.78743132108783E-016" calcext:value-type="float">
            <text:p>-7.78743132108783E-16</text:p>
          </table:table-cell>
          <table:table-cell office:value-type="float" office:value="-7.82944225209379E-016" calcext:value-type="float">
            <text:p>-7.82944225209379E-16</text:p>
          </table:table-cell>
          <table:table-cell office:value-type="float" office:value="-7.80579714909727E-016" calcext:value-type="float">
            <text:p>-7.80579714909727E-16</text:p>
          </table:table-cell>
          <table:table-cell office:value-type="float" office:value="-7.71649601209828E-016" calcext:value-type="float">
            <text:p>-7.71649601209828E-16</text:p>
          </table:table-cell>
          <table:table-cell office:value-type="float" office:value="-7.56153884109682E-016" calcext:value-type="float">
            <text:p>-7.56153884109682E-16</text:p>
          </table:table-cell>
          <table:table-cell office:value-type="float" office:value="-7.34092563609288E-016" calcext:value-type="float">
            <text:p>-7.34092563609288E-16</text:p>
          </table:table-cell>
          <table:table-cell office:value-type="float" office:value="-7.05465639708647E-016" calcext:value-type="float">
            <text:p>-7.05465639708647E-16</text:p>
          </table:table-cell>
          <table:table-cell office:value-type="float" office:value="-6.70273112407759E-016" calcext:value-type="float">
            <text:p>-6.70273112407759E-16</text:p>
          </table:table-cell>
          <table:table-cell office:value-type="float" office:value="-6.28514981706623E-016" calcext:value-type="float">
            <text:p>-6.28514981706623E-16</text:p>
          </table:table-cell>
          <table:table-cell office:value-type="float" office:value="-5.8019124760524E-016" calcext:value-type="float">
            <text:p>-5.8019124760524E-16</text:p>
          </table:table-cell>
          <table:table-cell office:value-type="float" office:value="-5.2530191010361E-016" calcext:value-type="float">
            <text:p>-5.2530191010361E-16</text:p>
          </table:table-cell>
          <table:table-cell office:value-type="float" office:value="-4.63846969201733E-016" calcext:value-type="float">
            <text:p>-4.63846969201733E-16</text:p>
          </table:table-cell>
          <table:table-cell office:value-type="float" office:value="-4.66620176437368E-016" calcext:value-type="float">
            <text:p>-4.66620176437368E-16</text:p>
          </table:table-cell>
          <table:table-cell office:value-type="float" office:value="-4.75338825735883E-016" calcext:value-type="float">
            <text:p>-4.75338825735883E-16</text:p>
          </table:table-cell>
          <table:table-cell office:value-type="float" office:value="-4.82716445702402E-016" calcext:value-type="float">
            <text:p>-4.82716445702402E-16</text:p>
          </table:table-cell>
          <table:table-cell office:value-type="float" office:value="-4.88753036336925E-016" calcext:value-type="float">
            <text:p>-4.88753036336925E-16</text:p>
          </table:table-cell>
          <table:table-cell office:value-type="float" office:value="-4.93448597639453E-016" calcext:value-type="float">
            <text:p>-4.93448597639453E-16</text:p>
          </table:table-cell>
          <table:table-cell office:value-type="float" office:value="-4.96803129609984E-016" calcext:value-type="float">
            <text:p>-4.96803129609984E-16</text:p>
          </table:table-cell>
          <table:table-cell office:value-type="float" office:value="-4.9881663224852E-016" calcext:value-type="float">
            <text:p>-4.9881663224852E-16</text:p>
          </table:table-cell>
          <table:table-cell office:value-type="float" office:value="-4.9948910555506E-016" calcext:value-type="float">
            <text:p>-4.9948910555506E-16</text:p>
          </table:table-cell>
          <table:table-cell office:value-type="float" office:value="-4.98820549529604E-016" calcext:value-type="float">
            <text:p>-4.98820549529604E-16</text:p>
          </table:table-cell>
          <table:table-cell office:value-type="float" office:value="-4.96810964172152E-016" calcext:value-type="float">
            <text:p>-4.96810964172152E-16</text:p>
          </table:table-cell>
          <table:table-cell office:value-type="float" office:value="-4.93460349482705E-016" calcext:value-type="float">
            <text:p>-4.93460349482705E-16</text:p>
          </table:table-cell>
          <table:table-cell office:value-type="float" office:value="-4.88768705461261E-016" calcext:value-type="float">
            <text:p>-4.88768705461261E-16</text:p>
          </table:table-cell>
          <table:table-cell office:value-type="float" office:value="-4.82736032107822E-016" calcext:value-type="float">
            <text:p>-4.82736032107822E-16</text:p>
          </table:table-cell>
          <table:table-cell office:value-type="float" office:value="-4.75362329422387E-016" calcext:value-type="float">
            <text:p>-4.75362329422387E-16</text:p>
          </table:table-cell>
          <table:table-cell office:value-type="float" office:value="-4.66647597404956E-016" calcext:value-type="float">
            <text:p>-4.66647597404956E-16</text:p>
          </table:table-cell>
          <table:table-cell office:value-type="float" office:value="-4.5659183605553E-016" calcext:value-type="float">
            <text:p>-4.5659183605553E-16</text:p>
          </table:table-cell>
          <table:table-cell office:value-type="float" office:value="-4.45195045374107E-016" calcext:value-type="float">
            <text:p>-4.45195045374107E-16</text:p>
          </table:table-cell>
          <table:table-cell office:value-type="float" office:value="-4.32457225360689E-016" calcext:value-type="float">
            <text:p>-4.32457225360689E-16</text:p>
          </table:table-cell>
          <table:table-cell office:value-type="float" office:value="-4.18378376015275E-016" calcext:value-type="float">
            <text:p>-4.18378376015275E-16</text:p>
          </table:table-cell>
          <table:table-cell office:value-type="float" office:value="-4.02958497337865E-016" calcext:value-type="float">
            <text:p>-4.02958497337865E-16</text:p>
          </table:table-cell>
          <table:table-cell office:value-type="float" office:value="-3.86197589328459E-016" calcext:value-type="float">
            <text:p>-3.86197589328459E-16</text:p>
          </table:table-cell>
          <table:table-cell office:value-type="float" office:value="-3.68095651987057E-016" calcext:value-type="float">
            <text:p>-3.68095651987057E-16</text:p>
          </table:table-cell>
          <table:table-cell office:value-type="float" office:value="-3.4865268531366E-016" calcext:value-type="float">
            <text:p>-3.4865268531366E-16</text:p>
          </table:table-cell>
          <table:table-cell office:value-type="float" office:value="-3.27868689308267E-016" calcext:value-type="float">
            <text:p>-3.27868689308267E-16</text:p>
          </table:table-cell>
          <table:table-cell office:value-type="float" office:value="-3.05743663970878E-016" calcext:value-type="float">
            <text:p>-3.05743663970878E-16</text:p>
          </table:table-cell>
          <table:table-cell office:value-type="float" office:value="-2.82277609301493E-016" calcext:value-type="float">
            <text:p>-2.82277609301493E-16</text:p>
          </table:table-cell>
          <table:table-cell office:value-type="float" office:value="-2.57470525300112E-016" calcext:value-type="float">
            <text:p>-2.57470525300112E-16</text:p>
          </table:table-cell>
          <table:table-cell office:value-type="float" office:value="-2.31322411966736E-016" calcext:value-type="float">
            <text:p>-2.31322411966736E-16</text:p>
          </table:table-cell>
          <table:table-cell office:value-type="float" office:value="-2.03833269301363E-016" calcext:value-type="float">
            <text:p>-2.03833269301363E-16</text:p>
          </table:table-cell>
          <table:table-cell office:value-type="float" office:value="-1.5036014512183E-016" calcext:value-type="float">
            <text:p>-1.5036014512183E-16</text:p>
          </table:table-cell>
          <table:table-cell office:value-type="float" office:value="-1.46095861947591E-016" calcext:value-type="float">
            <text:p>-1.46095861947591E-16</text:p>
          </table:table-cell>
          <table:table-cell office:value-type="float" office:value="-1.41831578773352E-016" calcext:value-type="float">
            <text:p>-1.41831578773352E-16</text:p>
          </table:table-cell>
          <table:table-cell office:value-type="float" office:value="-1.37567295599114E-016" calcext:value-type="float">
            <text:p>-1.37567295599114E-16</text:p>
          </table:table-cell>
          <table:table-cell office:value-type="float" office:value="-1.33303012424875E-016" calcext:value-type="float">
            <text:p>-1.33303012424875E-16</text:p>
          </table:table-cell>
          <table:table-cell office:value-type="float" office:value="-1.29038729250636E-016" calcext:value-type="float">
            <text:p>-1.29038729250636E-16</text:p>
          </table:table-cell>
          <table:table-cell office:value-type="float" office:value="-1.24774446076397E-016" calcext:value-type="float">
            <text:p>-1.24774446076397E-16</text:p>
          </table:table-cell>
          <table:table-cell office:value-type="float" office:value="-1.20510162902158E-016" calcext:value-type="float">
            <text:p>-1.20510162902158E-16</text:p>
          </table:table-cell>
          <table:table-cell office:value-type="float" office:value="-1.16245879727919E-016" calcext:value-type="float">
            <text:p>-1.16245879727919E-16</text:p>
          </table:table-cell>
          <table:table-cell office:value-type="float" office:value="-1.11981596553681E-016" calcext:value-type="float">
            <text:p>-1.11981596553681E-16</text:p>
          </table:table-cell>
          <table:table-cell office:value-type="float" office:value="-1.07717313379442E-016" calcext:value-type="float">
            <text:p>-1.07717313379442E-16</text:p>
          </table:table-cell>
          <table:table-cell office:value-type="float" office:value="-1.03453030205203E-016" calcext:value-type="float">
            <text:p>-1.03453030205203E-16</text:p>
          </table:table-cell>
          <table:table-cell office:value-type="float" office:value="-9.9188747030964E-017" calcext:value-type="float">
            <text:p>-9.9188747030964E-17</text:p>
          </table:table-cell>
          <table:table-cell office:value-type="float" office:value="-9.49244638567251E-017" calcext:value-type="float">
            <text:p>-9.49244638567251E-17</text:p>
          </table:table-cell>
          <table:table-cell office:value-type="float" office:value="-9.06601806824863E-017" calcext:value-type="float">
            <text:p>-9.06601806824863E-17</text:p>
          </table:table-cell>
          <table:table-cell office:value-type="float" office:value="-8.63958975082475E-017" calcext:value-type="float">
            <text:p>-8.63958975082475E-17</text:p>
          </table:table-cell>
          <table:table-cell office:value-type="float" office:value="-8.21316143340086E-017" calcext:value-type="float">
            <text:p>-8.21316143340086E-17</text:p>
          </table:table-cell>
          <table:table-cell office:value-type="float" office:value="-7.78673311597698E-017" calcext:value-type="float">
            <text:p>-7.78673311597698E-17</text:p>
          </table:table-cell>
          <table:table-cell office:value-type="float" office:value="-7.3603047985531E-017" calcext:value-type="float">
            <text:p>-7.3603047985531E-17</text:p>
          </table:table-cell>
          <table:table-cell office:value-type="float" office:value="-6.93387648112921E-017" calcext:value-type="float">
            <text:p>-6.93387648112921E-17</text:p>
          </table:table-cell>
          <table:table-cell office:value-type="float" office:value="-6.50744816370533E-017" calcext:value-type="float">
            <text:p>-6.50744816370533E-17</text:p>
          </table:table-cell>
          <table:table-cell office:value-type="float" office:value="-6.08101984628144E-017" calcext:value-type="float">
            <text:p>-6.08101984628144E-17</text:p>
          </table:table-cell>
          <table:table-cell office:value-type="float" office:value="-5.65459152885756E-017" calcext:value-type="float">
            <text:p>-5.65459152885756E-17</text:p>
          </table:table-cell>
          <table:table-cell office:value-type="float" office:value="-5.22816321143368E-017" calcext:value-type="float">
            <text:p>-5.22816321143368E-17</text:p>
          </table:table-cell>
          <table:table-cell office:value-type="float" office:value="-4.80173489400979E-017" calcext:value-type="float">
            <text:p>-4.80173489400979E-17</text:p>
          </table:table-cell>
          <table:table-cell office:value-type="float" office:value="-4.37530657658591E-017" calcext:value-type="float">
            <text:p>-4.37530657658591E-17</text:p>
          </table:table-cell>
          <table:table-cell office:value-type="float" office:value="-3.94887825916203E-017" calcext:value-type="float">
            <text:p>-3.94887825916203E-17</text:p>
          </table:table-cell>
          <table:table-cell office:value-type="float" office:value="-3.52244994173814E-017" calcext:value-type="float">
            <text:p>-3.52244994173814E-17</text:p>
          </table:table-cell>
          <table:table-cell office:value-type="float" office:value="-3.09602162431426E-017" calcext:value-type="float">
            <text:p>-3.09602162431426E-17</text:p>
          </table:table-cell>
          <table:table-cell office:value-type="float" office:value="-2.97758492320372E-017" calcext:value-type="float">
            <text:p>-2.97758492320372E-17</text:p>
          </table:table-cell>
          <table:table-cell office:value-type="float" office:value="-2.96756211786516E-017" calcext:value-type="float">
            <text:p>-2.96756211786516E-17</text:p>
          </table:table-cell>
          <table:table-cell office:value-type="float" office:value="-2.9575393125266E-017" calcext:value-type="float">
            <text:p>-2.9575393125266E-17</text:p>
          </table:table-cell>
          <table:table-cell office:value-type="float" office:value="-2.94751650718804E-017" calcext:value-type="float">
            <text:p>-2.94751650718804E-17</text:p>
          </table:table-cell>
          <table:table-cell office:value-type="float" office:value="-2.93749370184948E-017" calcext:value-type="float">
            <text:p>-2.93749370184948E-17</text:p>
          </table:table-cell>
          <table:table-cell office:value-type="float" office:value="-2.92747089651092E-017" calcext:value-type="float">
            <text:p>-2.92747089651092E-17</text:p>
          </table:table-cell>
          <table:table-cell office:value-type="float" office:value="-2.91744809117236E-017" calcext:value-type="float">
            <text:p>-2.91744809117236E-17</text:p>
          </table:table-cell>
          <table:table-cell office:value-type="float" office:value="-2.9074252858338E-017" calcext:value-type="float">
            <text:p>-2.9074252858338E-17</text:p>
          </table:table-cell>
          <table:table-cell office:value-type="float" office:value="-2.89740248049524E-017" calcext:value-type="float">
            <text:p>-2.89740248049524E-17</text:p>
          </table:table-cell>
          <table:table-cell office:value-type="float" office:value="-2.88737967515668E-017" calcext:value-type="float">
            <text:p>-2.88737967515668E-17</text:p>
          </table:table-cell>
          <table:table-cell office:value-type="float" office:value="-2.87735686981812E-017" calcext:value-type="float">
            <text:p>-2.87735686981812E-17</text:p>
          </table:table-cell>
          <table:table-cell office:value-type="float" office:value="-2.86733406447956E-017" calcext:value-type="float">
            <text:p>-2.86733406447956E-17</text:p>
          </table:table-cell>
          <table:table-cell office:value-type="float" office:value="-2.857311259141E-017" calcext:value-type="float">
            <text:p>-2.857311259141E-17</text:p>
          </table:table-cell>
          <table:table-cell office:value-type="float" office:value="-2.84728845380244E-017" calcext:value-type="float">
            <text:p>-2.84728845380244E-17</text:p>
          </table:table-cell>
          <table:table-cell office:value-type="float" office:value="-2.83726564846388E-017" calcext:value-type="float">
            <text:p>-2.83726564846388E-17</text:p>
          </table:table-cell>
          <table:table-cell office:value-type="float" office:value="-2.82724284312532E-017" calcext:value-type="float">
            <text:p>-2.82724284312532E-17</text:p>
          </table:table-cell>
          <table:table-cell office:value-type="float" office:value="-2.81722003778676E-017" calcext:value-type="float">
            <text:p>-2.81722003778676E-17</text:p>
          </table:table-cell>
          <table:table-cell office:value-type="float" office:value="-2.8071972324482E-017" calcext:value-type="float">
            <text:p>-2.8071972324482E-17</text:p>
          </table:table-cell>
          <table:table-cell office:value-type="float" office:value="-2.79717442710964E-017" calcext:value-type="float">
            <text:p>-2.79717442710964E-17</text:p>
          </table:table-cell>
          <table:table-cell office:value-type="float" office:value="-2.78715162177108E-017" calcext:value-type="float">
            <text:p>-2.78715162177108E-17</text:p>
          </table:table-cell>
          <table:table-cell office:value-type="float" office:value="-2.77712881643252E-017" calcext:value-type="float">
            <text:p>-2.77712881643252E-17</text:p>
          </table:table-cell>
          <table:table-cell office:value-type="float" office:value="-2.76710601109396E-017" calcext:value-type="float">
            <text:p>-2.76710601109396E-17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168661037099683" calcext:value-type="float">
            <text:p>0.168661037099683</text:p>
          </table:table-cell>
          <table:table-cell office:value-type="float" office:value="0.618342150591807" calcext:value-type="float">
            <text:p>0.618342150591807</text:p>
          </table:table-cell>
          <table:table-cell office:value-type="float" office:value="2.13576882239223" calcext:value-type="float">
            <text:p>2.13576882239223</text:p>
          </table:table-cell>
          <table:table-cell office:value-type="float" office:value="7.34916325709484" calcext:value-type="float">
            <text:p>7.34916325709484</text:p>
          </table:table-cell>
          <table:table-cell office:value-type="float" office:value="25.2821189325748" calcext:value-type="float">
            <text:p>25.2821189325748</text:p>
          </table:table-cell>
          <table:table-cell office:value-type="float" office:value="86.9722082420048" calcext:value-type="float">
            <text:p>86.9722082420048</text:p>
          </table:table-cell>
          <table:table-cell office:value-type="float" office:value="299.186497477326" calcext:value-type="float">
            <text:p>299.186497477326</text:p>
          </table:table-cell>
          <table:table-cell office:value-type="float" office:value="1029.16738046104" calcext:value-type="float">
            <text:p>1029.16738046104</text:p>
          </table:table-cell>
          <table:table-cell office:value-type="float" office:value="3539.7293271579" calcext:value-type="float">
            <text:p>3539.7293271579</text:p>
          </table:table-cell>
          <table:table-cell office:value-type="float" office:value="12168.8038781791" calcext:value-type="float">
            <text:p>12168.8038781791</text:p>
          </table:table-cell>
          <table:table-cell office:value-type="float" office:value="41765.523836971" calcext:value-type="float">
            <text:p>41765.523836971</text:p>
          </table:table-cell>
          <table:table-cell office:value-type="float" office:value="142551.373915035" calcext:value-type="float">
            <text:p>142551.373915035</text:p>
          </table:table-cell>
          <table:table-cell office:value-type="float" office:value="477553.472888031" calcext:value-type="float">
            <text:p>477553.472888031</text:p>
          </table:table-cell>
          <table:table-cell office:value-type="float" office:value="1508183.90896715" calcext:value-type="float">
            <text:p>1508183.90896715</text:p>
          </table:table-cell>
          <table:table-cell office:value-type="float" office:value="4070042.40318148" calcext:value-type="float">
            <text:p>4070042.40318148</text:p>
          </table:table-cell>
          <table:table-cell office:value-type="float" office:value="8254730.4901321" calcext:value-type="float">
            <text:p>8254730.4901321</text:p>
          </table:table-cell>
          <table:table-cell office:value-type="float" office:value="12502887.6188227" calcext:value-type="float">
            <text:p>12502887.6188227</text:p>
          </table:table-cell>
          <table:table-cell office:value-type="float" office:value="15813542.0342235" calcext:value-type="float">
            <text:p>15813542.0342235</text:p>
          </table:table-cell>
          <table:table-cell office:value-type="float" office:value="18181979.1474787" calcext:value-type="float">
            <text:p>18181979.1474787</text:p>
          </table:table-cell>
          <table:table-cell office:value-type="float" office:value="19775701.552578" calcext:value-type="float">
            <text:p>19775701.552578</text:p>
          </table:table-cell>
          <table:table-cell office:value-type="float" office:value="20744828.1203007" calcext:value-type="float">
            <text:p>20744828.1203007</text:p>
          </table:table-cell>
          <table:table-cell office:value-type="float" office:value="21214880.0856485" calcext:value-type="float">
            <text:p>21214880.0856485</text:p>
          </table:table-cell>
          <table:table-cell office:value-type="float" office:value="21290317.6401399" calcext:value-type="float">
            <text:p>21290317.6401399</text:p>
          </table:table-cell>
          <table:table-cell office:value-type="float" office:value="21057789.0097587" calcext:value-type="float">
            <text:p>21057789.0097587</text:p>
          </table:table-cell>
          <table:table-cell office:value-type="float" office:value="20588901.2639321" calcext:value-type="float">
            <text:p>20588901.2639321</text:p>
          </table:table-cell>
          <table:table-cell office:value-type="float" office:value="19942585.5032978" calcext:value-type="float">
            <text:p>19942585.5032978</text:p>
          </table:table-cell>
          <table:table-cell office:value-type="float" office:value="19167103.9237069" calcext:value-type="float">
            <text:p>19167103.9237069</text:p>
          </table:table-cell>
          <table:table-cell office:value-type="float" office:value="18301763.1308508" calcext:value-type="float">
            <text:p>18301763.1308508</text:p>
          </table:table-cell>
          <table:table-cell office:value-type="float" office:value="17378365.0321752" calcext:value-type="float">
            <text:p>17378365.0321752</text:p>
          </table:table-cell>
          <table:table-cell office:value-type="float" office:value="16422439.4835349" calcext:value-type="float">
            <text:p>16422439.4835349</text:p>
          </table:table-cell>
          <table:table-cell office:value-type="float" office:value="15454288.3579623" calcext:value-type="float">
            <text:p>15454288.3579623</text:p>
          </table:table-cell>
          <table:table-cell office:value-type="float" office:value="14489870.7064441" calcext:value-type="float">
            <text:p>14489870.7064441</text:p>
          </table:table-cell>
          <table:table-cell office:value-type="float" office:value="13541547.8439155" calcext:value-type="float">
            <text:p>13541547.8439155</text:p>
          </table:table-cell>
          <table:table-cell office:value-type="float" office:value="12618714.9204051" calcext:value-type="float">
            <text:p>12618714.9204051</text:p>
          </table:table-cell>
          <table:table-cell office:value-type="float" office:value="11728330.3659194" calcext:value-type="float">
            <text:p>11728330.3659194</text:p>
          </table:table-cell>
          <table:table-cell office:value-type="float" office:value="10875363.066837" calcext:value-type="float">
            <text:p>10875363.066837</text:p>
          </table:table-cell>
          <table:table-cell office:value-type="float" office:value="10063165.9673285" calcext:value-type="float">
            <text:p>10063165.9673285</text:p>
          </table:table-cell>
          <table:table-cell office:value-type="float" office:value="9293789.44712196" calcext:value-type="float">
            <text:p>9293789.44712196</text:p>
          </table:table-cell>
          <table:table-cell office:value-type="float" office:value="8568242.53174612" calcext:value-type="float">
            <text:p>8568242.53174612</text:p>
          </table:table-cell>
          <table:table-cell office:value-type="float" office:value="7886710.52870713" calcext:value-type="float">
            <text:p>7886710.52870713</text:p>
          </table:table-cell>
          <table:table-cell office:value-type="float" office:value="7248735.63389413" calcext:value-type="float">
            <text:p>7248735.63389413</text:p>
          </table:table-cell>
          <table:table-cell office:value-type="float" office:value="6653365.9671271" calcext:value-type="float">
            <text:p>6653365.9671271</text:p>
          </table:table-cell>
          <table:table-cell office:value-type="float" office:value="6099278.40412076" calcext:value-type="float">
            <text:p>6099278.40412076</text:p>
          </table:table-cell>
          <table:table-cell office:value-type="float" office:value="5584879.14695606" calcext:value-type="float">
            <text:p>5584879.14695606</text:p>
          </table:table-cell>
          <table:table-cell office:value-type="float" office:value="5108385.68275225" calcext:value-type="float">
            <text:p>5108385.68275225</text:p>
          </table:table-cell>
          <table:table-cell office:value-type="float" office:value="4667893.05821143" calcext:value-type="float">
            <text:p>4667893.05821143</text:p>
          </table:table-cell>
          <table:table-cell office:value-type="float" office:value="4261427.23084411" calcext:value-type="float">
            <text:p>4261427.23084411</text:p>
          </table:table-cell>
          <table:table-cell office:value-type="float" office:value="3886987.31478946" calcext:value-type="float">
            <text:p>3886987.31478946</text:p>
          </table:table-cell>
          <table:table-cell office:value-type="float" office:value="3542578.97613778" calcext:value-type="float">
            <text:p>3542578.97613778</text:p>
          </table:table-cell>
          <table:table-cell office:value-type="float" office:value="3226240.22856047" calcext:value-type="float">
            <text:p>3226240.22856047</text:p>
          </table:table-cell>
          <table:table-cell office:value-type="float" office:value="2936061.09225658" calcext:value-type="float">
            <text:p>2936061.09225658</text:p>
          </table:table-cell>
          <table:table-cell office:value-type="float" office:value="2670198.15845505" calcext:value-type="float">
            <text:p>2670198.15845505</text:p>
          </table:table-cell>
          <table:table-cell office:value-type="float" office:value="2426885.01934878" calcext:value-type="float">
            <text:p>2426885.01934878</text:p>
          </table:table-cell>
          <table:table-cell office:value-type="float" office:value="2204439.31214925" calcext:value-type="float">
            <text:p>2204439.31214925</text:p>
          </table:table-cell>
          <table:table-cell office:value-type="float" office:value="2001267.05962503" calcext:value-type="float">
            <text:p>2001267.05962503</text:p>
          </table:table-cell>
          <table:table-cell office:value-type="float" office:value="1815864.830293" calcext:value-type="float">
            <text:p>1815864.830293</text:p>
          </table:table-cell>
          <table:table-cell office:value-type="float" office:value="1646820.18771914" calcext:value-type="float">
            <text:p>1646820.18771914</text:p>
          </table:table-cell>
          <table:table-cell office:value-type="float" office:value="1492810.78989077" calcext:value-type="float">
            <text:p>1492810.78989077</text:p>
          </table:table-cell>
          <table:table-cell office:value-type="float" office:value="1352602.45744708" calcext:value-type="float">
            <text:p>1352602.45744708</text:p>
          </table:table-cell>
          <table:table-cell office:value-type="float" office:value="1225046.46541777" calcext:value-type="float">
            <text:p>1225046.46541777</text:p>
          </table:table-cell>
          <table:table-cell office:value-type="float" office:value="1109076.26757263" calcext:value-type="float">
            <text:p>1109076.26757263</text:p>
          </table:table-cell>
          <table:table-cell office:value-type="float" office:value="1003703.82873189" calcext:value-type="float">
            <text:p>1003703.82873189</text:p>
          </table:table-cell>
          <table:table-cell office:value-type="float" office:value="908015.690457902" calcext:value-type="float">
            <text:p>908015.690457902</text:p>
          </table:table-cell>
          <table:table-cell office:value-type="float" office:value="821168.895378822" calcext:value-type="float">
            <text:p>821168.895378822</text:p>
          </table:table-cell>
          <table:table-cell office:value-type="float" office:value="742386.853756972" calcext:value-type="float">
            <text:p>742386.853756972</text:p>
          </table:table-cell>
          <table:table-cell office:value-type="float" office:value="670955.218459094" calcext:value-type="float">
            <text:p>670955.218459094</text:p>
          </table:table-cell>
          <table:table-cell office:value-type="float" office:value="606217.826379176" calcext:value-type="float">
            <text:p>606217.826379176</text:p>
          </table:table-cell>
          <table:table-cell office:value-type="float" office:value="547572.744991767" calcext:value-type="float">
            <text:p>547572.744991767</text:p>
          </table:table-cell>
          <table:table-cell office:value-type="float" office:value="494468.456207051" calcext:value-type="float">
            <text:p>494468.456207051</text:p>
          </table:table-cell>
          <table:table-cell office:value-type="float" office:value="446400.198056769" calcext:value-type="float">
            <text:p>446400.198056769</text:p>
          </table:table-cell>
          <table:table-cell office:value-type="float" office:value="402906.480153551" calcext:value-type="float">
            <text:p>402906.480153551</text:p>
          </table:table-cell>
          <table:table-cell office:value-type="float" office:value="363565.781256675" calcext:value-type="float">
            <text:p>363565.781256675</text:p>
          </table:table-cell>
          <table:table-cell office:value-type="float" office:value="327993.433976994" calcext:value-type="float">
            <text:p>327993.433976994</text:p>
          </table:table-cell>
          <table:table-cell office:value-type="float" office:value="295838.697655546" calcext:value-type="float">
            <text:p>295838.697655546</text:p>
          </table:table-cell>
          <table:table-cell office:value-type="float" office:value="266782.017469136" calcext:value-type="float">
            <text:p>266782.017469136</text:p>
          </table:table-cell>
          <table:table-cell office:value-type="float" office:value="240532.466076028" calcext:value-type="float">
            <text:p>240532.466076028</text:p>
          </table:table-cell>
          <table:table-cell office:value-type="float" office:value="216825.362093482" calcext:value-type="float">
            <text:p>216825.362093482</text:p>
          </table:table-cell>
          <table:table-cell office:value-type="float" office:value="195420.058749371" calcext:value-type="float">
            <text:p>195420.058749371</text:p>
          </table:table-cell>
          <table:table-cell office:value-type="float" office:value="176097.895146969" calcext:value-type="float">
            <text:p>176097.895146969</text:p>
          </table:table-cell>
          <table:table-cell office:value-type="float" office:value="158660.302002357" calcext:value-type="float">
            <text:p>158660.302002357</text:p>
          </table:table-cell>
          <table:table-cell office:value-type="float" office:value="142927.053474038" calcext:value-type="float">
            <text:p>142927.053474038</text:p>
          </table:table-cell>
          <table:table-cell office:value-type="float" office:value="128734.656514979" calcext:value-type="float">
            <text:p>128734.656514979</text:p>
          </table:table-cell>
          <table:table-cell office:value-type="float" office:value="115934.869228223" calcext:value-type="float">
            <text:p>115934.869228223</text:p>
          </table:table-cell>
          <table:table-cell office:value-type="float" office:value="104393.339829963" calcext:value-type="float">
            <text:p>104393.339829963</text:p>
          </table:table-cell>
          <table:table-cell office:value-type="float" office:value="93988.3580332763" calcext:value-type="float">
            <text:p>93988.3580332763</text:p>
          </table:table-cell>
          <table:table-cell office:value-type="float" office:value="84609.7109565593" calcext:value-type="float">
            <text:p>84609.7109565593</text:p>
          </table:table-cell>
          <table:table-cell office:value-type="float" office:value="76157.635978333" calcext:value-type="float">
            <text:p>76157.635978333</text:p>
          </table:table-cell>
          <table:table-cell office:value-type="float" office:value="68541.8633212256" calcext:value-type="float">
            <text:p>68541.8633212256</text:p>
          </table:table-cell>
          <table:table-cell office:value-type="float" office:value="61680.7415238708" calcext:value-type="float">
            <text:p>61680.7415238708</text:p>
          </table:table-cell>
          <table:table-cell office:value-type="float" office:value="55500.4393447259" calcext:value-type="float">
            <text:p>55500.4393447259</text:p>
          </table:table-cell>
          <table:table-cell office:value-type="float" office:value="49934.2180321363" calcext:value-type="float">
            <text:p>49934.2180321363</text:p>
          </table:table-cell>
          <table:table-cell office:value-type="float" office:value="44921.768279381" calcext:value-type="float">
            <text:p>44921.768279381</text:p>
          </table:table-cell>
          <table:table-cell office:value-type="float" office:value="40408.6065613625" calcext:value-type="float">
            <text:p>40408.6065613625</text:p>
          </table:table-cell>
          <table:table-cell office:value-type="float" office:value="36345.5259157541" calcext:value-type="float">
            <text:p>36345.5259157541</text:p>
          </table:table-cell>
          <table:table-cell office:value-type="float" office:value="32688.0965835713" calcext:value-type="float">
            <text:p>32688.0965835713</text:p>
          </table:table-cell>
          <table:table-cell office:value-type="float" office:value="29396.2122610829" calcext:value-type="float">
            <text:p>29396.2122610829</text:p>
          </table:table-cell>
          <table:table-cell office:value-type="float" office:value="26433.6780348973" calcext:value-type="float">
            <text:p>26433.6780348973</text:p>
          </table:table-cell>
          <table:table-cell office:value-type="float" office:value="23767.8363747609" calcext:value-type="float">
            <text:p>23767.8363747609</text:p>
          </table:table-cell>
          <table:table-cell office:value-type="float" office:value="21369.2278436105" calcext:value-type="float">
            <text:p>21369.2278436105</text:p>
          </table:table-cell>
          <table:table-cell office:value-type="float" office:value="19211.2834517622" calcext:value-type="float">
            <text:p>19211.2834517622</text:p>
          </table:table-cell>
          <table:table-cell office:value-type="float" office:value="17270.0458321342" calcext:value-type="float">
            <text:p>17270.0458321342</text:p>
          </table:table-cell>
          <table:table-cell office:value-type="float" office:value="15523.9166464495" calcext:value-type="float">
            <text:p>15523.9166464495</text:p>
          </table:table-cell>
          <table:table-cell office:value-type="float" office:value="13953.4278490689" calcext:value-type="float">
            <text:p>13953.4278490689</text:p>
          </table:table-cell>
          <table:table-cell office:value-type="float" office:value="12541.0346361231" calcext:value-type="float">
            <text:p>12541.0346361231</text:p>
          </table:table-cell>
          <table:table-cell office:value-type="float" office:value="11270.9280936761" calcext:value-type="float">
            <text:p>11270.9280936761</text:p>
          </table:table-cell>
          <table:table-cell office:value-type="float" office:value="10128.8657305405" calcext:value-type="float">
            <text:p>10128.8657305405</text:p>
          </table:table-cell>
          <table:table-cell office:value-type="float" office:value="9102.01823988408" calcext:value-type="float">
            <text:p>9102.01823988408</text:p>
          </table:table-cell>
          <table:table-cell office:value-type="float" office:value="8178.83097970659" calcext:value-type="float">
            <text:p>8178.83097970659</text:p>
          </table:table-cell>
          <table:table-cell office:value-type="float" office:value="7348.8987964356" calcext:value-type="float">
            <text:p>7348.8987964356</text:p>
          </table:table-cell>
          <table:table-cell office:value-type="float" office:value="6602.85293906405" calcext:value-type="float">
            <text:p>6602.85293906405</text:p>
          </table:table-cell>
          <table:table-cell office:value-type="float" office:value="5932.25892419132" calcext:value-type="float">
            <text:p>5932.25892419132</text:p>
          </table:table-cell>
          <table:table-cell office:value-type="float" office:value="5329.52431576195" calcext:value-type="float">
            <text:p>5329.52431576195</text:p>
          </table:table-cell>
          <table:table-cell office:value-type="float" office:value="4787.81547792018" calcext:value-type="float">
            <text:p>4787.81547792018</text:p>
          </table:table-cell>
          <table:table-cell office:value-type="float" office:value="4300.98244587656" calcext:value-type="float">
            <text:p>4300.98244587656</text:p>
          </table:table-cell>
          <table:table-cell office:value-type="float" office:value="3863.49113864225" calcext:value-type="float">
            <text:p>3863.49113864225</text:p>
          </table:table-cell>
          <table:table-cell office:value-type="float" office:value="3470.36220951801" calcext:value-type="float">
            <text:p>3470.36220951801</text:p>
          </table:table-cell>
          <table:table-cell office:value-type="float" office:value="3117.11589588189" calcext:value-type="float">
            <text:p>3117.11589588189</text:p>
          </table:table-cell>
          <table:table-cell office:value-type="float" office:value="2799.72228962364" calcext:value-type="float">
            <text:p>2799.72228962364</text:p>
          </table:table-cell>
          <table:table-cell office:value-type="float" office:value="2514.55650399745" calcext:value-type="float">
            <text:p>2514.55650399745</text:p>
          </table:table-cell>
          <table:table-cell office:value-type="float" office:value="2258.35826217565" calcext:value-type="float">
            <text:p>2258.35826217565</text:p>
          </table:table-cell>
          <table:table-cell office:value-type="float" office:value="2028.19547778256" calcext:value-type="float">
            <text:p>2028.19547778256</text:p>
          </table:table-cell>
          <table:table-cell office:value-type="float" office:value="1821.43143856655" calcext:value-type="float">
            <text:p>1821.43143856655</text:p>
          </table:table-cell>
          <table:table-cell office:value-type="float" office:value="1635.69524148193" calcext:value-type="float">
            <text:p>1635.69524148193</text:p>
          </table:table-cell>
          <table:table-cell office:value-type="float" office:value="1468.85516113135" calcext:value-type="float">
            <text:p>1468.85516113135</text:p>
          </table:table-cell>
          <table:table-cell office:value-type="float" office:value="1318.99466406468" calcext:value-type="float">
            <text:p>1318.99466406468</text:p>
          </table:table-cell>
          <table:table-cell office:value-type="float" office:value="1184.39080912175" calcext:value-type="float">
            <text:p>1184.39080912175</text:p>
          </table:table-cell>
          <table:table-cell office:value-type="float" office:value="1063.49479909837" calcext:value-type="float">
            <text:p>1063.49479909837</text:p>
          </table:table-cell>
          <table:table-cell office:value-type="float" office:value="954.914471742236" calcext:value-type="float">
            <text:p>954.914471742236</text:p>
          </table:table-cell>
          <table:table-cell office:value-type="float" office:value="857.398538662654" calcext:value-type="float">
            <text:p>857.398538662654</text:p>
          </table:table-cell>
          <table:table-cell office:value-type="float" office:value="769.822399361186" calcext:value-type="float">
            <text:p>769.822399361186</text:p>
          </table:table-cell>
          <table:table-cell office:value-type="float" office:value="691.175374439058" calcext:value-type="float">
            <text:p>691.175374439058</text:p>
          </table:table-cell>
          <table:table-cell office:value-type="float" office:value="620.549217275295" calcext:value-type="float">
            <text:p>620.549217275295</text:p>
          </table:table-cell>
          <table:table-cell office:value-type="float" office:value="557.127777246441" calcext:value-type="float">
            <text:p>557.127777246441</text:p>
          </table:table-cell>
          <table:table-cell office:value-type="float" office:value="500.177700010591" calcext:value-type="float">
            <text:p>500.177700010591</text:p>
          </table:table-cell>
          <table:table-cell office:value-type="float" office:value="449.040061629527" calcext:value-type="float">
            <text:p>449.040061629527</text:p>
          </table:table-cell>
          <table:table-cell office:value-type="float" office:value="403.122843465715" calcext:value-type="float">
            <text:p>403.122843465715</text:p>
          </table:table-cell>
          <table:table-cell office:value-type="float" office:value="361.894163968824" calcext:value-type="float">
            <text:p>361.894163968824</text:p>
          </table:table-cell>
          <table:table-cell office:value-type="float" office:value="324.876191752297" calcext:value-type="float">
            <text:p>324.876191752297</text:p>
          </table:table-cell>
          <table:table-cell office:value-type="float" office:value="291.639671839507" calcext:value-type="float">
            <text:p>291.639671839507</text:p>
          </table:table-cell>
          <table:table-cell office:value-type="float" office:value="261.799003707902" calcext:value-type="float">
            <text:p>261.799003707902</text:p>
          </table:table-cell>
          <table:table-cell office:value-type="float" office:value="235.007815848367" calcext:value-type="float">
            <text:p>235.007815848367</text:p>
          </table:table-cell>
          <table:table-cell office:value-type="float" office:value="210.954987114284" calcext:value-type="float">
            <text:p>210.954987114284</text:p>
          </table:table-cell>
          <table:table-cell office:value-type="float" office:value="189.361069675561" calcext:value-type="float">
            <text:p>189.361069675561</text:p>
          </table:table-cell>
          <table:table-cell office:value-type="float" office:value="169.975073941874" calcext:value-type="float">
            <text:p>169.975073941874</text:p>
          </table:table-cell>
          <table:table-cell office:value-type="float" office:value="152.571578359036" calcext:value-type="float">
            <text:p>152.571578359036</text:p>
          </table:table-cell>
          <table:table-cell office:value-type="float" office:value="136.948131626191" calcext:value-type="float">
            <text:p>136.948131626191</text:p>
          </table:table-cell>
          <table:table-cell office:value-type="float" office:value="122.922918080405" calcext:value-type="float">
            <text:p>122.922918080405</text:p>
          </table:table-cell>
          <table:table-cell office:value-type="float" office:value="110.332659470595" calcext:value-type="float">
            <text:p>110.332659470595</text:p>
          </table:table-cell>
          <table:table-cell office:value-type="float" office:value="99.0307293824232" calcext:value-type="float">
            <text:p>99.0307293824232</text:p>
          </table:table-cell>
          <table:table-cell office:value-type="float" office:value="88.8854589282085" calcext:value-type="float">
            <text:p>88.8854589282085</text:p>
          </table:table-cell>
          <table:table-cell office:value-type="float" office:value="79.7786142847307" calcext:value-type="float">
            <text:p>79.7786142847307</text:p>
          </table:table-cell>
          <table:table-cell office:value-type="float" office:value="71.6040286200166" calcext:value-type="float">
            <text:p>71.6040286200166</text:p>
          </table:table-cell>
          <table:table-cell office:value-type="float" office:value="64.2663731049155" calcext:value-type="float">
            <text:p>64.2663731049155</text:p>
          </table:table-cell>
          <table:table-cell office:value-type="float" office:value="57.6800527925576" calcext:value-type="float">
            <text:p>57.6800527925576</text:p>
          </table:table-cell>
          <table:table-cell office:value-type="float" office:value="51.7682144124696" calcext:value-type="float">
            <text:p>51.7682144124696</text:p>
          </table:table-cell>
          <table:table-cell office:value-type="float" office:value="46.4618554078241" calcext:value-type="float">
            <text:p>46.4618554078241</text:p>
          </table:table-cell>
          <table:table-cell office:value-type="float" office:value="41.6990233116494" calcext:value-type="float">
            <text:p>41.6990233116494</text:p>
          </table:table-cell>
          <table:table-cell office:value-type="float" office:value="37.4240966475967" calcext:value-type="float">
            <text:p>37.4240966475967</text:p>
          </table:table-cell>
          <table:table-cell office:value-type="float" office:value="33.5871390128313" calcext:value-type="float">
            <text:p>33.5871390128313</text:p>
          </table:table-cell>
          <table:table-cell office:value-type="float" office:value="30.1433189542156" calcext:value-type="float">
            <text:p>30.1433189542156</text:p>
          </table:table-cell>
          <table:table-cell office:value-type="float" office:value="27.0523889065241" calcext:value-type="float">
            <text:p>27.0523889065241</text:p>
          </table:table-cell>
          <table:table-cell office:value-type="float" office:value="24.2782171696998" calcext:value-type="float">
            <text:p>24.2782171696998</text:p>
          </table:table-cell>
          <table:table-cell office:value-type="float" office:value="21.7883676046975" calcext:value-type="float">
            <text:p>21.7883676046975</text:p>
          </table:table-cell>
          <table:table-cell office:value-type="float" office:value="19.5537221688005" calcext:value-type="float">
            <text:p>19.5537221688005</text:p>
          </table:table-cell>
          <table:table-cell office:value-type="float" office:value="17.5481419424159" calcext:value-type="float">
            <text:p>17.5481419424159</text:p>
          </table:table-cell>
          <table:table-cell office:value-type="float" office:value="15.7481627222721" calcext:value-type="float">
            <text:p>15.7481627222721</text:p>
          </table:table-cell>
          <table:table-cell office:value-type="float" office:value="14.1327216153386" calcext:value-type="float">
            <text:p>14.1327216153386</text:p>
          </table:table-cell>
          <table:table-cell office:value-type="float" office:value="12.6829117452996" calcext:value-type="float">
            <text:p>12.6829117452996</text:p>
          </table:table-cell>
          <table:table-cell office:value-type="float" office:value="11.3817616155387" calcext:value-type="float">
            <text:p>11.3817616155387</text:p>
          </table:table-cell>
          <table:table-cell office:value-type="float" office:value="10.2140372912931" calcext:value-type="float">
            <text:p>10.2140372912931</text:p>
          </table:table-cell>
          <table:table-cell office:value-type="float" office:value="9.16606474009848" calcext:value-type="float">
            <text:p>9.16606474009848</text:p>
          </table:table-cell>
          <table:table-cell office:value-type="float" office:value="8.2255701997064" calcext:value-type="float">
            <text:p>8.2255701997064</text:p>
          </table:table-cell>
          <table:table-cell office:value-type="float" office:value="7.3815369596812" calcext:value-type="float">
            <text:p>7.3815369596812</text:p>
          </table:table-cell>
          <table:table-cell office:value-type="float" office:value="6.62407674100158" calcext:value-type="float">
            <text:p>6.62407674100158</text:p>
          </table:table-cell>
          <table:table-cell office:value-type="float" office:value="5.94431424084111" calcext:value-type="float">
            <text:p>5.94431424084111</text:p>
          </table:table-cell>
          <table:table-cell office:value-type="float" office:value="5.3342834079126" calcext:value-type="float">
            <text:p>5.3342834079126</text:p>
          </table:table-cell>
          <table:table-cell office:value-type="float" office:value="4.7868344009297" calcext:value-type="float">
            <text:p>4.7868344009297</text:p>
          </table:table-cell>
          <table:table-cell office:value-type="float" office:value="4.29555003389333" calcext:value-type="float">
            <text:p>4.29555003389333</text:p>
          </table:table-cell>
          <table:table-cell office:value-type="float" office:value="3.85467073922483" calcext:value-type="float">
            <text:p>3.85467073922483</text:p>
          </table:table-cell>
          <table:table-cell office:value-type="float" office:value="3.45902724466919" calcext:value-type="float">
            <text:p>3.45902724466919</text:p>
          </table:table-cell>
          <table:table-cell office:value-type="float" office:value="3.10398011577805" calcext:value-type="float">
            <text:p>3.10398011577805</text:p>
          </table:table-cell>
          <table:table-cell office:value-type="float" office:value="2.78536548807341" calcext:value-type="float">
            <text:p>2.78536548807341</text:p>
          </table:table-cell>
          <table:table-cell office:value-type="float" office:value="2.49944634949368" calcext:value-type="float">
            <text:p>2.49944634949368</text:p>
          </table:table-cell>
          <table:table-cell office:value-type="float" office:value="2.24286881628609" calcext:value-type="float">
            <text:p>2.24286881628609</text:p>
          </table:table-cell>
          <table:table-cell office:value-type="float" office:value="2.01262287768143" calcext:value-type="float">
            <text:p>2.01262287768143</text:p>
          </table:table-cell>
          <table:table-cell office:value-type="float" office:value="1.80600715879104" calcext:value-type="float">
            <text:p>1.80600715879104</text:p>
          </table:table-cell>
          <table:table-cell office:value-type="float" office:value="1.62059729722226" calcext:value-type="float">
            <text:p>1.62059729722226</text:p>
          </table:table-cell>
          <table:table-cell office:value-type="float" office:value="1.45421755050672" calcext:value-type="float">
            <text:p>1.45421755050672</text:p>
          </table:table-cell>
          <table:table-cell office:value-type="float" office:value="1.30491531561222" calcext:value-type="float">
            <text:p>1.30491531561222</text:p>
          </table:table-cell>
          <table:table-cell office:value-type="float" office:value="1.17093825660594" calcext:value-type="float">
            <text:p>1.17093825660594</text:p>
          </table:table-cell>
          <table:table-cell office:value-type="float" office:value="1.05071377604435" calcext:value-type="float">
            <text:p>1.05071377604435</text:p>
          </table:table-cell>
          <table:table-cell office:value-type="float" office:value="0.942830586946079" calcext:value-type="float">
            <text:p>0.942830586946079</text:p>
          </table:table-cell>
          <table:table-cell office:value-type="float" office:value="0.84602217534833" calcext:value-type="float">
            <text:p>0.84602217534833</text:p>
          </table:table-cell>
          <table:table-cell office:value-type="float" office:value="0.759151956738354" calcext:value-type="float">
            <text:p>0.759151956738354</text:p>
          </table:table-cell>
          <table:table-cell office:value-type="float" office:value="0.681199951847847" calcext:value-type="float">
            <text:p>0.681199951847847</text:p>
          </table:table-cell>
          <table:table-cell office:value-type="float" office:value="0.611250829623932" calcext:value-type="float">
            <text:p>0.611250829623932</text:p>
          </table:table-cell>
          <table:table-cell office:value-type="float" office:value="0.54848317520668" calcext:value-type="float">
            <text:p>0.54848317520668</text:p>
          </table:table-cell>
          <table:table-cell office:value-type="float" office:value="0.492159857843655" calcext:value-type="float">
            <text:p>0.492159857843655</text:p>
          </table:table-cell>
          <table:table-cell office:value-type="float" office:value="0.441619385639664" calcext:value-type="float">
            <text:p>0.441619385639664</text:p>
          </table:table-cell>
          <table:table-cell office:value-type="float" office:value="0.396268147469289" calcext:value-type="float">
            <text:p>0.396268147469289</text:p>
          </table:table-cell>
          <table:table-cell office:value-type="float" office:value="0.355573449758289" calcext:value-type="float">
            <text:p>0.355573449758289</text:p>
          </table:table-cell>
          <table:table-cell office:value-type="float" office:value="0.319057267063184" calcext:value-type="float">
            <text:p>0.319057267063184</text:p>
          </table:table-cell>
          <table:table-cell office:value-type="float" office:value="0.286290633892195" calcext:value-type="float">
            <text:p>0.286290633892195</text:p>
          </table:table-cell>
          <table:table-cell office:value-type="float" office:value="0.256888611181346" calcext:value-type="float">
            <text:p>0.256888611181346</text:p>
          </table:table-cell>
          <table:table-cell office:value-type="float" office:value="0.230505769246374" calcext:value-type="float">
            <text:p>0.230505769246374</text:p>
          </table:table-cell>
          <table:table-cell office:value-type="float" office:value="0.20683213359386" calcext:value-type="float">
            <text:p>0.20683213359386</text:p>
          </table:table-cell>
          <table:table-cell office:value-type="float" office:value="0.185589547770098" calcext:value-type="float">
            <text:p>0.185589547770098</text:p>
          </table:table-cell>
          <table:table-cell office:value-type="float" office:value="0.166528407198083" calcext:value-type="float">
            <text:p>0.166528407198083</text:p>
          </table:table-cell>
          <table:table-cell office:value-type="float" office:value="0.149424730426517" calcext:value-type="float">
            <text:p>0.149424730426517</text:p>
          </table:table-cell>
          <table:table-cell office:value-type="float" office:value="0.134077527559724" calcext:value-type="float">
            <text:p>0.134077527559724</text:p>
          </table:table-cell>
          <table:table-cell office:value-type="float" office:value="0.120306443070149" calcext:value-type="float">
            <text:p>0.120306443070149</text:p>
          </table:table-cell>
          <table:table-cell office:value-type="float" office:value="0.107949635810376" calcext:value-type="float">
            <text:p>0.107949635810376</text:p>
          </table:table-cell>
          <table:table-cell office:value-type="float" office:value="0.0968618808690545" calcext:value-type="float">
            <text:p>0.096861880869055</text:p>
          </table:table-cell>
          <table:table-cell office:value-type="float" office:value="0.0869128632052432" calcext:value-type="float">
            <text:p>0.086912863205243</text:p>
          </table:table-cell>
          <table:table-cell office:value-type="float" office:value="0.0779856463276069" calcext:value-type="float">
            <text:p>0.077985646327607</text:p>
          </table:table-cell>
          <table:table-cell office:value-type="float" office:value="0.0699753006960551" calcext:value-type="float">
            <text:p>0.069975300696055</text:p>
          </table:table-cell>
          <table:table-cell office:value-type="float" office:value="0.0627876702484494" calcext:value-type="float">
            <text:p>0.062787670248449</text:p>
          </table:table-cell>
          <table:table-cell office:value-type="float" office:value="0.0563382667988382" calcext:value-type="float">
            <text:p>0.056338266798838</text:p>
          </table:table-cell>
          <table:table-cell office:value-type="float" office:value="0.0505512771912731" calcext:value-type="float">
            <text:p>0.050551277191273</text:p>
          </table:table-cell>
          <table:table-cell office:value-type="float" office:value="0.045358670808418" calcext:value-type="float">
            <text:p>0.045358670808418</text:p>
          </table:table-cell>
          <table:table-cell office:value-type="float" office:value="0.0406994057359562" calcext:value-type="float">
            <text:p>0.040699405735956</text:p>
          </table:table-cell>
          <table:table-cell office:value-type="float" office:value="0.03651870720144" calcext:value-type="float">
            <text:p>0.03651870720144</text:p>
          </table:table-cell>
          <table:table-cell office:value-type="float" office:value="0.0327674247406438" calcext:value-type="float">
            <text:p>0.032767424740644</text:p>
          </table:table-cell>
          <table:table-cell office:value-type="float" office:value="0.0294014559123919" calcext:value-type="float">
            <text:p>0.029401455912392</text:p>
          </table:table-cell>
          <table:table-cell office:value-type="float" office:value="0.0263812258550803" calcext:value-type="float">
            <text:p>0.02638122585508</text:p>
          </table:table-cell>
          <table:table-cell office:value-type="float" office:value="0.0236712255224966" calcext:value-type="float">
            <text:p>0.023671225522497</text:p>
          </table:table-cell>
          <table:table-cell office:value-type="float" office:value="0.0212395911330393" calcext:value-type="float">
            <text:p>0.021239591133039</text:p>
          </table:table-cell>
          <table:table-cell office:value-type="float" office:value="0.0190577326136625" calcext:value-type="float">
            <text:p>0.019057732613663</text:p>
          </table:table-cell>
          <table:table-cell office:value-type="float" office:value="0.0170999941272912" calcext:value-type="float">
            <text:p>0.017099994127291</text:p>
          </table:table-cell>
          <table:table-cell office:value-type="float" office:value="0.0153433565926565" calcext:value-type="float">
            <text:p>0.015343356592657</text:p>
          </table:table-cell>
          <table:table-cell office:value-type="float" office:value="0.0137671637747579" calcext:value-type="float">
            <text:p>0.013767163774758</text:p>
          </table:table-cell>
          <table:table-cell office:value-type="float" office:value="0.0123528817587399" calcext:value-type="float">
            <text:p>0.01235288175874</text:p>
          </table:table-cell>
          <table:table-cell office:value-type="float" office:value="0.0110838796023509" calcext:value-type="float">
            <text:p>0.011083879602351</text:p>
          </table:table-cell>
          <table:table-cell office:value-type="float" office:value="0.00994523464762892" calcext:value-type="float">
            <text:p>0.009945234647629</text:p>
          </table:table-cell>
          <table:table-cell office:value-type="float" office:value="0.0089235569093102" calcext:value-type="float">
            <text:p>0.00892355690931</text:p>
          </table:table-cell>
          <table:table-cell office:value-type="float" office:value="0.00800683163365975" calcext:value-type="float">
            <text:p>0.00800683163366</text:p>
          </table:table-cell>
          <table:table-cell office:value-type="float" office:value="0.0071842783592113" calcext:value-type="float">
            <text:p>0.007184278359211</text:p>
          </table:table-cell>
          <table:table-cell office:value-type="float" office:value="0.00644622341322796" calcext:value-type="float">
            <text:p>0.006446223413228</text:p>
          </table:table-cell>
          <table:table-cell office:value-type="float" office:value="0.00578398725931857" calcext:value-type="float">
            <text:p>0.005783987259319</text:p>
          </table:table-cell>
          <table:table-cell office:value-type="float" office:value="0.00518978138942434" calcext:value-type="float">
            <text:p>0.005189781389424</text:p>
          </table:table-cell>
          <table:table-cell office:value-type="float" office:value="0.0046566177600612" calcext:value-type="float">
            <text:p>0.004656617760061</text:p>
          </table:table-cell>
          <table:table-cell office:value-type="float" office:value="0.00417822570200334" calcext:value-type="float">
            <text:p>0.004178225702003</text:p>
          </table:table-cell>
          <table:table-cell office:value-type="float" office:value="0.0037489789728008" calcext:value-type="float">
            <text:p>0.003748978972801</text:p>
          </table:table-cell>
          <table:table-cell office:value-type="float" office:value="0.00336382897747532" calcext:value-type="float">
            <text:p>0.003363828977475</text:p>
          </table:table-cell>
          <table:table-cell office:value-type="float" office:value="0.00301824590723192" calcext:value-type="float">
            <text:p>0.003018245907232</text:p>
          </table:table-cell>
          <table:table-cell office:value-type="float" office:value="0.00270816518499597" calcext:value-type="float">
            <text:p>0.002708165184996</text:p>
          </table:table-cell>
          <table:table-cell office:value-type="float" office:value="0.00242993973899984" calcext:value-type="float">
            <text:p>0.002429939739</text:p>
          </table:table-cell>
          <table:table-cell office:value-type="float" office:value="0.00218029740780458" calcext:value-type="float">
            <text:p>0.002180297407805</text:p>
          </table:table-cell>
          <table:table-cell office:value-type="float" office:value="0.0019563015137304" calcext:value-type="float">
            <text:p>0.00195630151373</text:p>
          </table:table-cell>
          <table:table-cell office:value-type="float" office:value="0.00175531725828897" calcext:value-type="float">
            <text:p>0.001755317258289</text:p>
          </table:table-cell>
          <table:table-cell office:value-type="float" office:value="0.00157498086960326" calcext:value-type="float">
            <text:p>0.001574980869603</text:p>
          </table:table-cell>
          <table:table-cell office:value-type="float" office:value="0.00141317093384355" calcext:value-type="float">
            <text:p>0.001413170933844</text:p>
          </table:table-cell>
          <table:table-cell office:value-type="float" office:value="0.00126798439164526" calcext:value-type="float">
            <text:p>0.001267984391645</text:p>
          </table:table-cell>
          <table:table-cell office:value-type="float" office:value="0.00113771400272262" calcext:value-type="float">
            <text:p>0.001137714002723</text:p>
          </table:table-cell>
          <table:table-cell office:value-type="float" office:value="0.00102082680750437" calcext:value-type="float">
            <text:p>0.001020826807504</text:p>
          </table:table-cell>
          <table:table-cell office:value-type="float" office:value="0.000915948498114133" calcext:value-type="float">
            <text:p>0.000915948498114</text:p>
          </table:table-cell>
          <table:table-cell office:value-type="float" office:value="0.00082184470303587" calcext:value-type="float">
            <text:p>0.000821844703036</text:p>
          </table:table-cell>
          <table:table-cell office:value-type="float" office:value="0.000737409113466308" calcext:value-type="float">
            <text:p>0.000737409113466</text:p>
          </table:table-cell>
          <table:table-cell office:value-type="float" office:value="0.000661647949401815" calcext:value-type="float">
            <text:p>0.000661647949402</text:p>
          </table:table-cell>
          <table:table-cell office:value-type="float" office:value="0.000593670510058448" calcext:value-type="float">
            <text:p>0.000593670510058</text:p>
          </table:table-cell>
          <table:table-cell office:value-type="float" office:value="0.000532676793130318" calcext:value-type="float">
            <text:p>0.00053267679313</text:p>
          </table:table-cell>
          <table:table-cell office:value-type="float" office:value="0.000477949529822815" calcext:value-type="float">
            <text:p>0.000477949529823</text:p>
          </table:table-cell>
          <table:table-cell office:value-type="float" office:value="0.000428844638223322" calcext:value-type="float">
            <text:p>0.000428844638223</text:p>
          </table:table-cell>
          <table:table-cell office:value-type="float" office:value="0.000384784743331385" calcext:value-type="float">
            <text:p>0.000384784743331</text:p>
          </table:table-cell>
          <table:table-cell office:value-type="float" office:value="0.000345251697855617" calcext:value-type="float">
            <text:p>0.000345251697856</text:p>
          </table:table-cell>
          <table:table-cell office:value-type="float" office:value="0.000309780134683286" calcext:value-type="float">
            <text:p>0.000309780134683</text:p>
          </table:table-cell>
          <table:table-cell office:value-type="float" office:value="0.000277953062259056" calcext:value-type="float">
            <text:p>0.000277953062259</text:p>
          </table:table-cell>
          <table:table-cell office:value-type="float" office:value="0.000249395721448229" calcext:value-type="float">
            <text:p>0.000249395721448</text:p>
          </table:table-cell>
          <table:table-cell office:value-type="float" office:value="0.000223772462434037" calcext:value-type="float">
            <text:p>0.000223772462434</text:p>
          </table:table-cell>
          <table:table-cell office:value-type="float" office:value="0.000200781650059849" calcext:value-type="float">
            <text:p>0.00020078165006</text:p>
          </table:table-cell>
          <table:table-cell office:value-type="float" office:value="0.000180152955760339" calcext:value-type="float">
            <text:p>0.00018015295576</text:p>
          </table:table-cell>
          <table:table-cell office:value-type="float" office:value="0.000161643710659024" calcext:value-type="float">
            <text:p>0.000161643710659</text:p>
          </table:table-cell>
          <table:table-cell office:value-type="float" office:value="0.000145036069004865" calcext:value-type="float">
            <text:p>0.000145036069005</text:p>
          </table:table-cell>
          <table:table-cell office:value-type="float" office:value="0.000130134765897183" calcext:value-type="float">
            <text:p>0.000130134765897</text:p>
          </table:table-cell>
          <table:table-cell office:value-type="float" office:value="0.000116764353877953" calcext:value-type="float">
            <text:p>0.000116764353878</text:p>
          </table:table-cell>
          <table:table-cell office:value-type="float" office:value="0.000104767694212478" calcext:value-type="float">
            <text:p>0.000104767694212</text:p>
          </table:table-cell>
          <table:table-cell office:value-type="float" office:value="0.0000940035653333719" calcext:value-type="float">
            <text:p>9.40035653333719E-05</text:p>
          </table:table-cell>
          <table:table-cell office:value-type="float" office:value="0.000084345368535934" calcext:value-type="float">
            <text:p>8.4345368535934E-05</text:p>
          </table:table-cell>
          <table:table-cell office:value-type="float" office:value="0.0000756793084152714" calcext:value-type="float">
            <text:p>7.56793084152714E-05</text:p>
          </table:table-cell>
          <table:table-cell office:value-type="float" office:value="0.0000679034567677174" calcext:value-type="float">
            <text:p>6.79034567677174E-05</text:p>
          </table:table-cell>
          <table:table-cell office:value-type="float" office:value="0.0000609268128035816" calcext:value-type="float">
            <text:p>6.09268128035816E-05</text:p>
          </table:table-cell>
          <table:table-cell office:value-type="float" office:value="0.0000546672825176397" calcext:value-type="float">
            <text:p>5.46672825176397E-05</text:p>
          </table:table-cell>
          <table:table-cell office:value-type="float" office:value="0.0000490510351494764" calcext:value-type="float">
            <text:p>4.90510351494764E-05</text:p>
          </table:table-cell>
          <table:table-cell office:value-type="float" office:value="0.0000440116039486262" calcext:value-type="float">
            <text:p>4.40116039486262E-05</text:p>
          </table:table-cell>
          <table:table-cell office:value-type="float" office:value="0.0000394900947689679" calcext:value-type="float">
            <text:p>3.94900947689679E-05</text:p>
          </table:table-cell>
          <table:table-cell office:value-type="float" office:value="0.000035433226245004" calcext:value-type="float">
            <text:p>3.5433226245004E-05</text:p>
          </table:table-cell>
          <table:table-cell office:value-type="float" office:value="0.000031792646203428" calcext:value-type="float">
            <text:p>3.1792646203428E-05</text:p>
          </table:table-cell>
          <table:table-cell office:value-type="float" office:value="0.0000285261258607871" calcext:value-type="float">
            <text:p>2.85261258607871E-05</text:p>
          </table:table-cell>
          <table:table-cell office:value-type="float" office:value="0.0000255952988989225" calcext:value-type="float">
            <text:p>2.55952988989225E-05</text:p>
          </table:table-cell>
          <table:table-cell office:value-type="float" office:value="0.0000229653777893127" calcext:value-type="float">
            <text:p>2.29653777893127E-05</text:p>
          </table:table-cell>
          <table:table-cell office:value-type="float" office:value="0.0000206058421047407" calcext:value-type="float">
            <text:p>2.06058421047407E-05</text:p>
          </table:table-cell>
          <table:table-cell office:value-type="float" office:value="0.00001848883280906" calcext:value-type="float">
            <text:p>1.848883280906E-05</text:p>
          </table:table-cell>
          <table:table-cell office:value-type="float" office:value="0.0000165889547505678" calcext:value-type="float">
            <text:p>1.65889547505678E-05</text:p>
          </table:table-cell>
          <table:table-cell office:value-type="float" office:value="0.0000148847136640911" calcext:value-type="float">
            <text:p>1.48847136640911E-05</text:p>
          </table:table-cell>
          <table:table-cell office:value-type="float" office:value="0.000013355464026484" calcext:value-type="float">
            <text:p>1.3355464026484E-05</text:p>
          </table:table-cell>
          <table:table-cell office:value-type="float" office:value="0.000011983206278506" calcext:value-type="float">
            <text:p>1.1983206278506E-05</text:p>
          </table:table-cell>
          <table:table-cell office:value-type="float" office:value="0.0000107520888071485" calcext:value-type="float">
            <text:p>1.07520888071485E-05</text:p>
          </table:table-cell>
          <table:table-cell office:value-type="float" office:value="0.00000964743308923523" calcext:value-type="float">
            <text:p>9.64743308923523E-06</text:p>
          </table:table-cell>
          <table:table-cell office:value-type="float" office:value="0.00000865604406144331" calcext:value-type="float">
            <text:p>8.65604406144331E-06</text:p>
          </table:table-cell>
          <table:table-cell office:value-type="float" office:value="0.00000776614870287553" calcext:value-type="float">
            <text:p>7.76614870287553E-06</text:p>
          </table:table-cell>
          <table:table-cell office:value-type="float" office:value="0.00000696748052915659" calcext:value-type="float">
            <text:p>6.96748052915659E-06</text:p>
          </table:table-cell>
          <table:table-cell office:value-type="float" office:value="0.00000625126069976556" calcext:value-type="float">
            <text:p>6.25126069976556E-06</text:p>
          </table:table-cell>
          <table:table-cell office:value-type="float" office:value="0.00000560886090735534" calcext:value-type="float">
            <text:p>5.60886090735534E-06</text:p>
          </table:table-cell>
          <table:table-cell office:value-type="float" office:value="0.00000503230632201448" calcext:value-type="float">
            <text:p>5.03230632201448E-06</text:p>
          </table:table-cell>
          <table:table-cell office:value-type="float" office:value="0.00000451514060514471" calcext:value-type="float">
            <text:p>4.51514060514471E-06</text:p>
          </table:table-cell>
          <table:table-cell office:value-type="float" office:value="0.00000405148476180627" calcext:value-type="float">
            <text:p>4.05148476180627E-06</text:p>
          </table:table-cell>
          <table:table-cell office:value-type="float" office:value="0.0000036353125192436" calcext:value-type="float">
            <text:p>3.6353125192436E-06</text:p>
          </table:table-cell>
          <table:table-cell office:value-type="float" office:value="0.00000326181426953458" calcext:value-type="float">
            <text:p>3.26181426953458E-06</text:p>
          </table:table-cell>
          <table:table-cell office:value-type="float" office:value="0.00000292684014653036" calcext:value-type="float">
            <text:p>2.92684014653036E-06</text:p>
          </table:table-cell>
          <table:table-cell office:value-type="float" office:value="0.0000026261630067218" calcext:value-type="float">
            <text:p>2.6261630067218E-06</text:p>
          </table:table-cell>
          <table:table-cell office:value-type="float" office:value="0.00000235625034042627" calcext:value-type="float">
            <text:p>2.35625034042627E-06</text:p>
          </table:table-cell>
          <table:table-cell office:value-type="float" office:value="0.00000211417968024866" calcext:value-type="float">
            <text:p>2.11417968024866E-06</text:p>
          </table:table-cell>
          <table:table-cell office:value-type="float" office:value="0.00000189693331144912" calcext:value-type="float">
            <text:p>1.89693331144912E-06</text:p>
          </table:table-cell>
          <table:table-cell office:value-type="float" office:value="0.00000170178580581836" calcext:value-type="float">
            <text:p>1.70178580581836E-06</text:p>
          </table:table-cell>
          <table:table-cell office:value-type="float" office:value="0.00000152663643679282" calcext:value-type="float">
            <text:p>1.52663643679282E-06</text:p>
          </table:table-cell>
          <table:table-cell office:value-type="float" office:value="0.00000136978175027298" calcext:value-type="float">
            <text:p>1.36978175027298E-06</text:p>
          </table:table-cell>
          <table:table-cell office:value-type="float" office:value="0.00000122932380692474" calcext:value-type="float">
            <text:p>1.22932380692474E-06</text:p>
          </table:table-cell>
          <table:table-cell office:value-type="float" office:value="0.00000110322145206757" calcext:value-type="float">
            <text:p>1.10322145206757E-06</text:p>
          </table:table-cell>
          <table:table-cell office:value-type="float" office:value="0.00000099003248234873" calcext:value-type="float">
            <text:p>9.90032482348732E-07</text:p>
          </table:table-cell>
          <table:table-cell office:value-type="float" office:value="0.00000088854719083964" calcext:value-type="float">
            <text:p>8.8854719083964E-07</text:p>
          </table:table-cell>
          <table:table-cell office:value-type="float" office:value="0.00000079759421207516" calcext:value-type="float">
            <text:p>7.9759421207516E-07</text:p>
          </table:table-cell>
          <table:table-cell office:value-type="float" office:value="0.0000007158793906666" calcext:value-type="float">
            <text:p>7.15879390666595E-07</text:p>
          </table:table-cell>
          <table:table-cell office:value-type="float" office:value="0.00000064246180843159" calcext:value-type="float">
            <text:p>6.42461808431585E-07</text:p>
          </table:table-cell>
          <table:table-cell office:value-type="float" office:value="0.00000057656075472355" calcext:value-type="float">
            <text:p>5.76560754723544E-07</text:p>
          </table:table-cell>
          <table:table-cell office:value-type="float" office:value="0.00000051746775272945" calcext:value-type="float">
            <text:p>5.17467752729453E-07</text:p>
          </table:table-cell>
          <table:table-cell office:value-type="float" office:value="0.0000004643579795996" calcext:value-type="float">
            <text:p>4.64357979599604E-07</text:p>
          </table:table-cell>
          <table:table-cell office:value-type="float" office:value="0.00000041663676054454" calcext:value-type="float">
            <text:p>4.16636760544539E-07</text:p>
          </table:table-cell>
          <table:table-cell office:value-type="float" office:value="0.00000037382662215267" calcext:value-type="float">
            <text:p>3.73826622152672E-07</text:p>
          </table:table-cell>
          <table:table-cell office:value-type="float" office:value="0.00000033508977338101" calcext:value-type="float">
            <text:p>3.35089773381008E-07</text:p>
          </table:table-cell>
          <table:table-cell office:value-type="float" office:value="0.0000003010044516357" calcext:value-type="float">
            <text:p>3.01004451635702E-07</text:p>
          </table:table-cell>
          <table:table-cell office:value-type="float" office:value="0.00000027021646198825" calcext:value-type="float">
            <text:p>2.7021646198825E-07</text:p>
          </table:table-cell>
          <table:table-cell office:value-type="float" office:value="0.00000024251767846503" calcext:value-type="float">
            <text:p>2.42517678465029E-07</text:p>
          </table:table-cell>
          <table:table-cell office:value-type="float" office:value="0.00000021769166718295" calcext:value-type="float">
            <text:p>2.17691667182952E-07</text:p>
          </table:table-cell>
          <table:table-cell office:value-type="float" office:value="0.00000019544223251239" calcext:value-type="float">
            <text:p>1.95442232512387E-07</text:p>
          </table:table-cell>
          <table:table-cell office:value-type="float" office:value="0.00000017550720329252" calcext:value-type="float">
            <text:p>1.75507203292523E-07</text:p>
          </table:table-cell>
          <table:table-cell office:value-type="float" office:value="0.00000015764027747553" calcext:value-type="float">
            <text:p>1.57640277475529E-07</text:p>
          </table:table-cell>
          <table:table-cell office:value-type="float" office:value="0.00000014159515301358" calcext:value-type="float">
            <text:p>1.41595153013577E-07</text:p>
          </table:table-cell>
          <table:table-cell office:value-type="float" office:value="0.00000012713582764274" calcext:value-type="float">
            <text:p>1.27135827642738E-07</text:p>
          </table:table-cell>
          <table:table-cell office:value-type="float" office:value="0.00000011417303335867" calcext:value-type="float">
            <text:p>1.14173033358672E-07</text:p>
          </table:table-cell>
          <table:table-cell office:value-type="float" office:value="0.00000010256865338106" calcext:value-type="float">
            <text:p>1.02568653381059E-07</text:p>
          </table:table-cell>
          <table:table-cell office:value-type="float" office:value="0.00000009214763284203" calcext:value-type="float">
            <text:p>9.21476328420289E-08</text:p>
          </table:table-cell>
          <table:table-cell office:value-type="float" office:value="0.00000008273491687371" calcext:value-type="float">
            <text:p>8.27349168737112E-08</text:p>
          </table:table-cell>
          <table:table-cell office:value-type="float" office:value="0.00000007416288960647" calcext:value-type="float">
            <text:p>7.41628896064699E-08</text:p>
          </table:table-cell>
          <table:table-cell office:value-type="float" office:value="0.00000006643430611061" calcext:value-type="float">
            <text:p>6.64343061106092E-08</text:p>
          </table:table-cell>
          <table:table-cell office:value-type="float" office:value="0.00000005951383274805" calcext:value-type="float">
            <text:p>5.95138327480507E-08</text:p>
          </table:table-cell>
          <table:table-cell office:value-type="float" office:value="0.00000005331206973186" calcext:value-type="float">
            <text:p>5.33120697318612E-08</text:p>
          </table:table-cell>
          <table:table-cell office:value-type="float" office:value="0.00000004773961727511" calcext:value-type="float">
            <text:p>4.7739617275108E-08</text:p>
          </table:table-cell>
          <table:table-cell office:value-type="float" office:value="0.00000004165191763076" calcext:value-type="float">
            <text:p>4.16519176307584E-08</text:p>
          </table:table-cell>
          <table:table-cell office:value-type="float" office:value="0.00000003766540717747" calcext:value-type="float">
            <text:p>3.7665407177465E-08</text:p>
          </table:table-cell>
          <table:table-cell office:value-type="float" office:value="0.00000003395975743458" calcext:value-type="float">
            <text:p>3.39597574345823E-08</text:p>
          </table:table-cell>
          <table:table-cell office:value-type="float" office:value="0.00000003053496840211" calcext:value-type="float">
            <text:p>3.05349684021104E-08</text:p>
          </table:table-cell>
          <table:table-cell office:value-type="float" office:value="0.00000002739104008005" calcext:value-type="float">
            <text:p>2.73910400800492E-08</text:p>
          </table:table-cell>
          <table:table-cell office:value-type="float" office:value="0.00000002452774645803" calcext:value-type="float">
            <text:p>2.45277464580282E-08</text:p>
          </table:table-cell>
          <table:table-cell office:value-type="float" office:value="0.00000002192314865183" calcext:value-type="float">
            <text:p>2.19231486518339E-08</text:p>
          </table:table-cell>
          <table:table-cell office:value-type="float" office:value="0.00000001956276929458" calcext:value-type="float">
            <text:p>1.95627692945785E-08</text:p>
          </table:table-cell>
          <table:table-cell office:value-type="float" office:value="0.00000001744660838626" calcext:value-type="float">
            <text:p>1.74466083862619E-08</text:p>
          </table:table-cell>
          <table:table-cell office:value-type="float" office:value="0.00000001557466592688" calcext:value-type="float">
            <text:p>1.55746659268841E-08</text:p>
          </table:table-cell>
          <table:table-cell office:value-type="float" office:value="0.00000001394694191645" calcext:value-type="float">
            <text:p>1.39469419164452E-08</text:p>
          </table:table-cell>
          <table:table-cell office:value-type="float" office:value="0.00000001252614303238" calcext:value-type="float">
            <text:p>1.25261430323763E-08</text:p>
          </table:table-cell>
          <table:table-cell office:value-type="float" office:value="0.00000001123729339273" calcext:value-type="float">
            <text:p>1.1237293392732E-08</text:p>
          </table:table-cell>
          <table:table-cell office:value-type="float" office:value="0.00000001007827343756" calcext:value-type="float">
            <text:p>1.00782734375602E-08</text:p>
          </table:table-cell>
          <table:table-cell office:value-type="float" office:value="0.00000000904908316686" calcext:value-type="float">
            <text:p>9.04908316686078E-09</text:p>
          </table:table-cell>
          <table:table-cell office:value-type="float" office:value="0.00000000814972258063" calcext:value-type="float">
            <text:p>8.14972258063376E-09</text:p>
          </table:table-cell>
          <table:table-cell office:value-type="float" office:value="0.0000000073714220508" calcext:value-type="float">
            <text:p>7.37142205080102E-09</text:p>
          </table:table-cell>
          <table:table-cell office:value-type="float" office:value="0.000000006662380016" calcext:value-type="float">
            <text:p>6.66238001600133E-09</text:p>
          </table:table-cell>
          <table:table-cell office:value-type="float" office:value="0.00000000601409750309" calcext:value-type="float">
            <text:p>6.01409750309232E-09</text:p>
          </table:table-cell>
          <table:table-cell office:value-type="float" office:value="0.00000000542657451207" calcext:value-type="float">
            <text:p>5.426574512074E-09</text:p>
          </table:table-cell>
          <table:table-cell office:value-type="float" office:value="0.00000000489981104295" calcext:value-type="float">
            <text:p>4.89981104294635E-09</text:p>
          </table:table-cell>
          <table:table-cell office:value-type="float" office:value="0.00000000443326813902" calcext:value-type="float">
            <text:p>4.43326813901623E-09</text:p>
          </table:table-cell>
          <table:table-cell office:value-type="float" office:value="0.00000000400921570515" calcext:value-type="float">
            <text:p>4.00921570514591E-09</text:p>
          </table:table-cell>
          <table:table-cell office:value-type="float" office:value="0.00000000361906740483" calcext:value-type="float">
            <text:p>3.61906740483213E-09</text:p>
          </table:table-cell>
          <table:table-cell office:value-type="float" office:value="0.00000000326282323807" calcext:value-type="float">
            <text:p>3.26282323807488E-09</text:p>
          </table:table-cell>
          <table:table-cell office:value-type="float" office:value="0.00000000294048320487" calcext:value-type="float">
            <text:p>2.94048320487417E-09</text:p>
          </table:table-cell>
          <table:table-cell office:value-type="float" office:value="0.00000000265204730523" calcext:value-type="float">
            <text:p>2.65204730522999E-09</text:p>
          </table:table-cell>
          <table:table-cell office:value-type="float" office:value="0.00000000239244138808" calcext:value-type="float">
            <text:p>2.3924413880846E-09</text:p>
          </table:table-cell>
          <table:table-cell office:value-type="float" office:value="0.00000000215418615072" calcext:value-type="float">
            <text:p>2.15418615071518E-09</text:p>
          </table:table-cell>
          <table:table-cell office:value-type="float" office:value="0.00000000193721427327" calcext:value-type="float">
            <text:p>1.93721427326956E-09</text:p>
          </table:table-cell>
          <table:table-cell office:value-type="float" office:value="0.00000000174152575575" calcext:value-type="float">
            <text:p>1.74152575574773E-09</text:p>
          </table:table-cell>
          <table:table-cell office:value-type="float" office:value="0.00000000156712059815" calcext:value-type="float">
            <text:p>1.56712059814971E-09</text:p>
          </table:table-cell>
          <table:table-cell office:value-type="float" office:value="0.00000000141248872148" calcext:value-type="float">
            <text:p>1.41248872147597E-09</text:p>
          </table:table-cell>
          <table:table-cell office:value-type="float" office:value="0.00000000127126490499" calcext:value-type="float">
            <text:p>1.27126490498824E-09</text:p>
          </table:table-cell>
          <table:table-cell office:value-type="float" office:value="0.000000001142738295" calcext:value-type="float">
            <text:p>1.14273829500373E-09</text:p>
          </table:table-cell>
          <table:table-cell office:value-type="float" office:value="0.00000000102690889152" calcext:value-type="float">
            <text:p>1.02690889152243E-09</text:p>
          </table:table-cell>
          <table:table-cell office:value-type="float" office:value="0.00000000092377669454" calcext:value-type="float">
            <text:p>9.2377669454434E-10</text:p>
          </table:table-cell>
          <table:table-cell office:value-type="float" office:value="0.00000000083310802931" calcext:value-type="float">
            <text:p>8.33108029311825E-10</text:p>
          </table:table-cell>
          <table:table-cell office:value-type="float" office:value="0.00000000075096659377" calcext:value-type="float">
            <text:p>7.5096659376552E-10</text:p>
          </table:table-cell>
          <table:table-cell office:value-type="float" office:value="0.00000000067594425708" calcext:value-type="float">
            <text:p>6.75944257078774E-10</text:p>
          </table:table-cell>
          <table:table-cell office:value-type="float" office:value="0.00000000060804101925" calcext:value-type="float">
            <text:p>6.08041019251586E-10</text:p>
          </table:table-cell>
          <table:table-cell office:value-type="float" office:value="0.00000000054725688028" calcext:value-type="float">
            <text:p>5.47256880283956E-10</text:p>
          </table:table-cell>
          <table:table-cell office:value-type="float" office:value="0.00000000049359184018" calcext:value-type="float">
            <text:p>4.93591840175884E-10</text:p>
          </table:table-cell>
          <table:table-cell office:value-type="float" office:value="0.0000000004055133582" calcext:value-type="float">
            <text:p>4.05513358204949E-10</text:p>
          </table:table-cell>
          <table:table-cell office:value-type="float" office:value="0.00000000032117470476" calcext:value-type="float">
            <text:p>3.21174704756552E-10</text:p>
          </table:table-cell>
          <table:table-cell office:value-type="float" office:value="0.00000000024115286716" calcext:value-type="float">
            <text:p>2.4115286716094E-10</text:p>
          </table:table-cell>
          <table:table-cell office:value-type="float" office:value="0.00000000016544784542" calcext:value-type="float">
            <text:p>1.65447845418115E-10</text:p>
          </table:table-cell>
          <table:table-cell office:value-type="float" office:value="0.00000000009405963953" calcext:value-type="float">
            <text:p>9.4059639528076E-11</text:p>
          </table:table-cell>
          <table:table-cell office:value-type="float" office:value="0.00000000002698824949" calcext:value-type="float">
            <text:p>2.69882494908233E-11</text:p>
          </table:table-cell>
          <table:table-cell office:value-type="float" office:value="-0.00000000003576632469" calcext:value-type="float">
            <text:p>-3.57663246936436E-11</text:p>
          </table:table-cell>
          <table:table-cell office:value-type="float" office:value="-0.00000000009420408303" calcext:value-type="float">
            <text:p>-9.42040830253242E-11</text:p>
          </table:table-cell>
          <table:table-cell office:value-type="float" office:value="-0.0000000001483250255" calcext:value-type="float">
            <text:p>-1.48325025504219E-10</text:p>
          </table:table-cell>
          <table:table-cell office:value-type="float" office:value="-0.00000000019812915213" calcext:value-type="float">
            <text:p>-1.98129152130327E-10</text:p>
          </table:table-cell>
          <table:table-cell office:value-type="float" office:value="-0.0000000002436164629" calcext:value-type="float">
            <text:p>-2.43616462903649E-10</text:p>
          </table:table-cell>
          <table:table-cell office:value-type="float" office:value="-0.00000000028478695782" calcext:value-type="float">
            <text:p>-2.84786957824185E-10</text:p>
          </table:table-cell>
          <table:table-cell office:value-type="float" office:value="-0.00000000032164063689" calcext:value-type="float">
            <text:p>-3.21640636891935E-10</text:p>
          </table:table-cell>
          <table:table-cell office:value-type="float" office:value="-0.00000000035417750011" calcext:value-type="float">
            <text:p>-3.54177500106899E-10</text:p>
          </table:table-cell>
          <table:table-cell office:value-type="float" office:value="-0.00000000038239754747" calcext:value-type="float">
            <text:p>-3.82397547469077E-10</text:p>
          </table:table-cell>
          <table:table-cell office:value-type="float" office:value="-0.00000000040630077898" calcext:value-type="float">
            <text:p>-4.06300778978468E-10</text:p>
          </table:table-cell>
          <table:table-cell office:value-type="float" office:value="-0.00000000042588719464" calcext:value-type="float">
            <text:p>-4.25887194635074E-10</text:p>
          </table:table-cell>
          <table:table-cell office:value-type="float" office:value="-0.00000000044115679444" calcext:value-type="float">
            <text:p>-4.41156794438893E-10</text:p>
          </table:table-cell>
          <table:table-cell office:value-type="float" office:value="-0.00000000045210957839" calcext:value-type="float">
            <text:p>-4.52109578389926E-10</text:p>
          </table:table-cell>
          <table:table-cell office:value-type="float" office:value="-0.00000000045874554649" calcext:value-type="float">
            <text:p>-4.58745546488173E-10</text:p>
          </table:table-cell>
          <table:table-cell office:value-type="float" office:value="-0.00000000046106469873" calcext:value-type="float">
            <text:p>-4.61064698733634E-10</text:p>
          </table:table-cell>
          <table:table-cell office:value-type="float" office:value="-0.00000000045906703513" calcext:value-type="float">
            <text:p>-4.59067035126308E-10</text:p>
          </table:table-cell>
          <table:table-cell office:value-type="float" office:value="-0.00000000045275255567" calcext:value-type="float">
            <text:p>-4.52752555666197E-10</text:p>
          </table:table-cell>
          <table:table-cell office:value-type="float" office:value="-0.00000000044212126035" calcext:value-type="float">
            <text:p>-4.42121260353299E-10</text:p>
          </table:table-cell>
          <table:table-cell office:value-type="float" office:value="-0.00000000042717314919" calcext:value-type="float">
            <text:p>-4.27173149187616E-10</text:p>
          </table:table-cell>
          <table:table-cell office:value-type="float" office:value="-0.00000000040790822217" calcext:value-type="float">
            <text:p>-4.07908222169146E-10</text:p>
          </table:table-cell>
          <table:table-cell office:value-type="float" office:value="-0.0000000003843264793" calcext:value-type="float">
            <text:p>-3.84326479297889E-10</text:p>
          </table:table-cell>
          <table:table-cell office:value-type="float" office:value="-0.00000000035642792057" calcext:value-type="float">
            <text:p>-3.56427920573847E-10</text:p>
          </table:table-cell>
          <table:table-cell office:value-type="float" office:value="-0.000000000324212546" calcext:value-type="float">
            <text:p>-3.24212545997019E-10</text:p>
          </table:table-cell>
          <table:table-cell office:value-type="float" office:value="-0.00000000033105371006" calcext:value-type="float">
            <text:p>-3.31053710062147E-10</text:p>
          </table:table-cell>
          <table:table-cell office:value-type="float" office:value="-0.00000000034124322643" calcext:value-type="float">
            <text:p>-3.41243226431067E-10</text:p>
          </table:table-cell>
          <table:table-cell office:value-type="float" office:value="-0.00000000035031687757" calcext:value-type="float">
            <text:p>-3.50316877571007E-10</text:p>
          </table:table-cell>
          <table:table-cell office:value-type="float" office:value="-0.00000000035827466348" calcext:value-type="float">
            <text:p>-3.58274663481966E-10</text:p>
          </table:table-cell>
          <table:table-cell office:value-type="float" office:value="-0.00000000036511658416" calcext:value-type="float">
            <text:p>-3.65116584163944E-10</text:p>
          </table:table-cell>
          <table:table-cell office:value-type="float" office:value="-0.00000000037084263962" calcext:value-type="float">
            <text:p>-3.70842639616941E-10</text:p>
          </table:table-cell>
          <table:table-cell office:value-type="float" office:value="-0.00000000037545282984" calcext:value-type="float">
            <text:p>-3.75452829840957E-10</text:p>
          </table:table-cell>
          <table:table-cell office:value-type="float" office:value="-0.00000000037894715484" calcext:value-type="float">
            <text:p>-3.78947154835992E-10</text:p>
          </table:table-cell>
          <table:table-cell office:value-type="float" office:value="-0.0000000003813256146" calcext:value-type="float">
            <text:p>-3.81325614602047E-10</text:p>
          </table:table-cell>
          <table:table-cell office:value-type="float" office:value="-0.00000000038258820914" calcext:value-type="float">
            <text:p>-3.8258820913912E-10</text:p>
          </table:table-cell>
          <table:table-cell office:value-type="float" office:value="-0.00000000038273493845" calcext:value-type="float">
            <text:p>-3.82734938447213E-10</text:p>
          </table:table-cell>
          <table:table-cell office:value-type="float" office:value="-0.00000000038176580253" calcext:value-type="float">
            <text:p>-3.81765802526324E-10</text:p>
          </table:table-cell>
          <table:table-cell office:value-type="float" office:value="-0.00000000037968080138" calcext:value-type="float">
            <text:p>-3.79680801376455E-10</text:p>
          </table:table-cell>
          <table:table-cell office:value-type="float" office:value="-0.000000000376479935" calcext:value-type="float">
            <text:p>-3.76479934997605E-10</text:p>
          </table:table-cell>
          <table:table-cell office:value-type="float" office:value="-0.00000000037216320339" calcext:value-type="float">
            <text:p>-3.72163203389774E-10</text:p>
          </table:table-cell>
          <table:table-cell office:value-type="float" office:value="-0.00000000036673060655" calcext:value-type="float">
            <text:p>-3.66730606552963E-10</text:p>
          </table:table-cell>
          <table:table-cell office:value-type="float" office:value="-0.00000000036018214449" calcext:value-type="float">
            <text:p>-3.6018214448717E-10</text:p>
          </table:table-cell>
          <table:table-cell office:value-type="float" office:value="-0.00000000035251781719" calcext:value-type="float">
            <text:p>-3.52517817192396E-10</text:p>
          </table:table-cell>
          <table:table-cell office:value-type="float" office:value="-0.00000000034373762467" calcext:value-type="float">
            <text:p>-3.43737624668642E-10</text:p>
          </table:table-cell>
          <table:table-cell office:value-type="float" office:value="-0.00000000033384156692" calcext:value-type="float">
            <text:p>-3.33841566915906E-10</text:p>
          </table:table-cell>
          <table:table-cell office:value-type="float" office:value="-0.00000000032282964393" calcext:value-type="float">
            <text:p>-3.2282964393419E-10</text:p>
          </table:table-cell>
          <table:table-cell office:value-type="float" office:value="-0.00000000031070185572" calcext:value-type="float">
            <text:p>-3.10701855723493E-10</text:p>
          </table:table-cell>
          <table:table-cell office:value-type="float" office:value="-0.00000000029745820228" calcext:value-type="float">
            <text:p>-2.97458202283815E-10</text:p>
          </table:table-cell>
          <table:table-cell office:value-type="float" office:value="-0.00000000028309868362" calcext:value-type="float">
            <text:p>-2.83098683615156E-10</text:p>
          </table:table-cell>
          <table:table-cell office:value-type="float" office:value="-0.00000000026762329972" calcext:value-type="float">
            <text:p>-2.67623299717516E-10</text:p>
          </table:table-cell>
          <table:table-cell office:value-type="float" office:value="-0.00000000025103205059" calcext:value-type="float">
            <text:p>-2.51032050590896E-10</text:p>
          </table:table-cell>
          <table:table-cell office:value-type="float" office:value="-0.00000000023332493624" calcext:value-type="float">
            <text:p>-2.33324936235294E-10</text:p>
          </table:table-cell>
          <table:table-cell office:value-type="float" office:value="-0.00000000021450195665" calcext:value-type="float">
            <text:p>-2.14501956650712E-10</text:p>
          </table:table-cell>
          <table:table-cell office:value-type="float" office:value="-0.00000000019456311184" calcext:value-type="float">
            <text:p>-1.94563111837148E-10</text:p>
          </table:table-cell>
          <table:table-cell office:value-type="float" office:value="-0.0000000001933169759" calcext:value-type="float">
            <text:p>-1.93316975897469E-10</text:p>
          </table:table-cell>
          <table:table-cell office:value-type="float" office:value="-0.00000000018815966153" calcext:value-type="float">
            <text:p>-1.88159661528651E-10</text:p>
          </table:table-cell>
          <table:table-cell office:value-type="float" office:value="-0.00000000018300234716" calcext:value-type="float">
            <text:p>-1.83002347159832E-10</text:p>
          </table:table-cell>
          <table:table-cell office:value-type="float" office:value="-0.00000000017784503279" calcext:value-type="float">
            <text:p>-1.77845032791013E-10</text:p>
          </table:table-cell>
          <table:table-cell office:value-type="float" office:value="-0.00000000017268771842" calcext:value-type="float">
            <text:p>-1.72687718422194E-10</text:p>
          </table:table-cell>
          <table:table-cell office:value-type="float" office:value="-0.00000000016753040405" calcext:value-type="float">
            <text:p>-1.67530404053375E-10</text:p>
          </table:table-cell>
          <table:table-cell office:value-type="float" office:value="-0.00000000016237308968" calcext:value-type="float">
            <text:p>-1.62373089684556E-10</text:p>
          </table:table-cell>
          <table:table-cell office:value-type="float" office:value="-0.00000000015721577532" calcext:value-type="float">
            <text:p>-1.57215775315738E-10</text:p>
          </table:table-cell>
          <table:table-cell office:value-type="float" office:value="-0.00000000015205846095" calcext:value-type="float">
            <text:p>-1.52058460946919E-10</text:p>
          </table:table-cell>
          <table:table-cell office:value-type="float" office:value="-0.00000000014690114658" calcext:value-type="float">
            <text:p>-1.469011465781E-10</text:p>
          </table:table-cell>
          <table:table-cell office:value-type="float" office:value="-0.00000000014174383221" calcext:value-type="float">
            <text:p>-1.41743832209281E-10</text:p>
          </table:table-cell>
          <table:table-cell office:value-type="float" office:value="-0.00000000013658651784" calcext:value-type="float">
            <text:p>-1.36586517840462E-10</text:p>
          </table:table-cell>
          <table:table-cell office:value-type="float" office:value="-0.00000000013142920347" calcext:value-type="float">
            <text:p>-1.31429203471643E-10</text:p>
          </table:table-cell>
          <table:table-cell office:value-type="float" office:value="-0.0000000001262718891" calcext:value-type="float">
            <text:p>-1.26271889102825E-10</text:p>
          </table:table-cell>
          <table:table-cell office:value-type="float" office:value="-0.00000000012111457473" calcext:value-type="float">
            <text:p>-1.21114574734006E-10</text:p>
          </table:table-cell>
          <table:table-cell office:value-type="float" office:value="-0.00000000011595726037" calcext:value-type="float">
            <text:p>-1.15957260365187E-10</text:p>
          </table:table-cell>
          <table:table-cell office:value-type="float" office:value="-0.000000000110799946" calcext:value-type="float">
            <text:p>-1.10799945996368E-10</text:p>
          </table:table-cell>
          <table:table-cell office:value-type="float" office:value="-0.00000000010564263163" calcext:value-type="float">
            <text:p>-1.05642631627549E-10</text:p>
          </table:table-cell>
          <table:table-cell office:value-type="float" office:value="-0.00000000010048531726" calcext:value-type="float">
            <text:p>-1.0048531725873E-10</text:p>
          </table:table-cell>
          <table:table-cell office:value-type="float" office:value="-0.00000000009532800289" calcext:value-type="float">
            <text:p>-9.53280028899117E-11</text:p>
          </table:table-cell>
          <table:table-cell office:value-type="float" office:value="-0.00000000009017068852" calcext:value-type="float">
            <text:p>-9.01706885210928E-11</text:p>
          </table:table-cell>
          <table:table-cell office:value-type="float" office:value="-0.00000000008501337415" calcext:value-type="float">
            <text:p>-8.5013374152274E-11</text:p>
          </table:table-cell>
          <table:table-cell office:value-type="float" office:value="-0.00000000007985605978" calcext:value-type="float">
            <text:p>-7.98560597834552E-11</text:p>
          </table:table-cell>
          <table:table-cell office:value-type="float" office:value="-0.00000000007469874541" calcext:value-type="float">
            <text:p>-7.46987454146364E-11</text:p>
          </table:table-cell>
          <table:table-cell office:value-type="float" office:value="-0.00000000006954143105" calcext:value-type="float">
            <text:p>-6.95414310458175E-11</text:p>
          </table:table-cell>
          <table:table-cell office:value-type="float" office:value="-0.00000000006438411668" calcext:value-type="float">
            <text:p>-6.43841166769987E-11</text:p>
          </table:table-cell>
          <table:table-cell office:value-type="float" office:value="-0.00000000005922680231" calcext:value-type="float">
            <text:p>-5.92268023081799E-11</text:p>
          </table:table-cell>
          <table:table-cell office:value-type="float" office:value="-0.00000000005406948794" calcext:value-type="float">
            <text:p>-5.40694879393611E-11</text:p>
          </table:table-cell>
          <table:table-cell office:value-type="float" office:value="-0.00000000004891217357" calcext:value-type="float">
            <text:p>-4.89121735705422E-11</text:p>
          </table:table-cell>
          <table:table-cell office:value-type="float" office:value="-0.000000000047452169" calcext:value-type="float">
            <text:p>-4.74521690027168E-11</text:p>
          </table:table-cell>
          <table:table-cell office:value-type="float" office:value="-0.00000000004729362765" calcext:value-type="float">
            <text:p>-4.72936276506753E-11</text:p>
          </table:table-cell>
          <table:table-cell office:value-type="float" office:value="-0.0000000000471350863" calcext:value-type="float">
            <text:p>-4.71350862986338E-11</text:p>
          </table:table-cell>
          <table:table-cell office:value-type="float" office:value="-0.00000000004697654495" calcext:value-type="float">
            <text:p>-4.69765449465923E-11</text:p>
          </table:table-cell>
          <table:table-cell office:value-type="float" office:value="-0.00000000004681800359" calcext:value-type="float">
            <text:p>-4.68180035945508E-11</text:p>
          </table:table-cell>
          <table:table-cell office:value-type="float" office:value="-0.00000000004665946224" calcext:value-type="float">
            <text:p>-4.66594622425093E-11</text:p>
          </table:table-cell>
          <table:table-cell office:value-type="float" office:value="-0.00000000004650092089" calcext:value-type="float">
            <text:p>-4.65009208904678E-11</text:p>
          </table:table-cell>
          <table:table-cell office:value-type="float" office:value="-0.00000000004634237954" calcext:value-type="float">
            <text:p>-4.63423795384263E-11</text:p>
          </table:table-cell>
          <table:table-cell office:value-type="float" office:value="-0.00000000004618383819" calcext:value-type="float">
            <text:p>-4.61838381863848E-11</text:p>
          </table:table-cell>
          <table:table-cell office:value-type="float" office:value="-0.00000000004602529683" calcext:value-type="float">
            <text:p>-4.60252968343433E-11</text:p>
          </table:table-cell>
          <table:table-cell office:value-type="float" office:value="-0.00000000004586675548" calcext:value-type="float">
            <text:p>-4.58667554823018E-11</text:p>
          </table:table-cell>
          <table:table-cell office:value-type="float" office:value="-0.00000000004570821413" calcext:value-type="float">
            <text:p>-4.57082141302602E-11</text:p>
          </table:table-cell>
          <table:table-cell office:value-type="float" office:value="-0.00000000004554967278" calcext:value-type="float">
            <text:p>-4.55496727782187E-11</text:p>
          </table:table-cell>
          <table:table-cell office:value-type="float" office:value="-0.00000000004539113143" calcext:value-type="float">
            <text:p>-4.53911314261772E-11</text:p>
          </table:table-cell>
          <table:table-cell office:value-type="float" office:value="-0.00000000004523259007" calcext:value-type="float">
            <text:p>-4.52325900741357E-11</text:p>
          </table:table-cell>
          <table:table-cell office:value-type="float" office:value="-0.00000000004507404872" calcext:value-type="float">
            <text:p>-4.50740487220942E-11</text:p>
          </table:table-cell>
          <table:table-cell office:value-type="float" office:value="-0.00000000004491550737" calcext:value-type="float">
            <text:p>-4.49155073700527E-11</text:p>
          </table:table-cell>
          <table:table-cell office:value-type="float" office:value="-0.00000000004475696602" calcext:value-type="float">
            <text:p>-4.47569660180112E-11</text:p>
          </table:table-cell>
          <table:table-cell office:value-type="float" office:value="-0.00000000004459842467" calcext:value-type="float">
            <text:p>-4.45984246659697E-11</text:p>
          </table:table-cell>
          <table:table-cell office:value-type="float" office:value="-0.00000000004443988331" calcext:value-type="float">
            <text:p>-4.44398833139282E-11</text:p>
          </table:table-cell>
          <table:table-cell office:value-type="float" office:value="-0.00000000004428134196" calcext:value-type="float">
            <text:p>-4.42813419618867E-11</text:p>
          </table:table-cell>
          <table:table-cell office:value-type="float" office:value="-0.00000000004412280061" calcext:value-type="float">
            <text:p>-4.41228006098452E-11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0765805611866823" calcext:value-type="float">
            <text:p>0.007658056118668</text:p>
          </table:table-cell>
          <table:table-cell office:value-type="float" office:value="0.0428108493326553" calcext:value-type="float">
            <text:p>0.042810849332655</text:p>
          </table:table-cell>
          <table:table-cell office:value-type="float" office:value="0.165730889923037" calcext:value-type="float">
            <text:p>0.165730889923037</text:p>
          </table:table-cell>
          <table:table-cell office:value-type="float" office:value="0.589035925270077" calcext:value-type="float">
            <text:p>0.589035925270077</text:p>
          </table:table-cell>
          <table:table-cell office:value-type="float" office:value="2.04533983652611" calcext:value-type="float">
            <text:p>2.04533983652611</text:p>
          </table:table-cell>
          <table:table-cell office:value-type="float" office:value="7.0551500959036" calcext:value-type="float">
            <text:p>7.0551500959036</text:p>
          </table:table-cell>
          <table:table-cell office:value-type="float" office:value="24.289122912881" calcext:value-type="float">
            <text:p>24.289122912881</text:p>
          </table:table-cell>
          <table:table-cell office:value-type="float" office:value="83.5732121901495" calcext:value-type="float">
            <text:p>83.5732121901495</text:p>
          </table:table-cell>
          <table:table-cell office:value-type="float" office:value="287.489625370787" calcext:value-type="float">
            <text:p>287.489625370787</text:p>
          </table:table-cell>
          <table:table-cell office:value-type="float" office:value="988.675426415368" calcext:value-type="float">
            <text:p>988.675426415368</text:p>
          </table:table-cell>
          <table:table-cell office:value-type="float" office:value="3397.232475821" calcext:value-type="float">
            <text:p>3397.232475821</text:p>
          </table:table-cell>
          <table:table-cell office:value-type="float" office:value="11640.8410477951" calcext:value-type="float">
            <text:p>11640.8410477951</text:p>
          </table:table-cell>
          <table:table-cell office:value-type="float" office:value="39515.1630915663" calcext:value-type="float">
            <text:p>39515.1630915663</text:p>
          </table:table-cell>
          <table:table-cell office:value-type="float" office:value="130148.928449524" calcext:value-type="float">
            <text:p>130148.928449524</text:p>
          </table:table-cell>
          <table:table-cell office:value-type="float" office:value="393998.583360917" calcext:value-type="float">
            <text:p>393998.583360917</text:p>
          </table:table-cell>
          <table:table-cell office:value-type="float" office:value="1003917.81996806" calcext:value-type="float">
            <text:p>1003917.81996806</text:p>
          </table:table-cell>
          <table:table-cell office:value-type="float" office:value="2051270.92052422" calcext:value-type="float">
            <text:p>2051270.92052422</text:p>
          </table:table-cell>
          <table:table-cell office:value-type="float" office:value="3480316.55753197" calcext:value-type="float">
            <text:p>3480316.55753197</text:p>
          </table:table-cell>
          <table:table-cell office:value-type="float" office:value="5192933.04586133" calcext:value-type="float">
            <text:p>5192933.04586133</text:p>
          </table:table-cell>
          <table:table-cell office:value-type="float" office:value="7102953.02734797" calcext:value-type="float">
            <text:p>7102953.02734797</text:p>
          </table:table-cell>
          <table:table-cell office:value-type="float" office:value="9140395.49465126" calcext:value-type="float">
            <text:p>9140395.49465126</text:p>
          </table:table-cell>
          <table:table-cell office:value-type="float" office:value="11249080.6723988" calcext:value-type="float">
            <text:p>11249080.6723988</text:p>
          </table:table-cell>
          <table:table-cell office:value-type="float" office:value="13384337.016497" calcext:value-type="float">
            <text:p>13384337.016497</text:p>
          </table:table-cell>
          <table:table-cell office:value-type="float" office:value="15511054.8082175" calcext:value-type="float">
            <text:p>15511054.8082175</text:p>
          </table:table-cell>
          <table:table-cell office:value-type="float" office:value="17602042.7176079" calcext:value-type="float">
            <text:p>17602042.7176079</text:p>
          </table:table-cell>
          <table:table-cell office:value-type="float" office:value="19636638.962436" calcext:value-type="float">
            <text:p>19636638.962436</text:p>
          </table:table-cell>
          <table:table-cell office:value-type="float" office:value="21599544.8646784" calcext:value-type="float">
            <text:p>21599544.8646784</text:p>
          </table:table-cell>
          <table:table-cell office:value-type="float" office:value="23479840.9305359" calcext:value-type="float">
            <text:p>23479840.9305359</text:p>
          </table:table-cell>
          <table:table-cell office:value-type="float" office:value="25270163.9362843" calcext:value-type="float">
            <text:p>25270163.9362843</text:p>
          </table:table-cell>
          <table:table-cell office:value-type="float" office:value="26966017.3568534" calcext:value-type="float">
            <text:p>26966017.3568534</text:p>
          </table:table-cell>
          <table:table-cell office:value-type="float" office:value="28565196.09999" calcext:value-type="float">
            <text:p>28565196.09999</text:p>
          </table:table-cell>
          <table:table-cell office:value-type="float" office:value="30067306.861502" calcext:value-type="float">
            <text:p>30067306.861502</text:p>
          </table:table-cell>
          <table:table-cell office:value-type="float" office:value="31473371.7753904" calcext:value-type="float">
            <text:p>31473371.7753904</text:p>
          </table:table-cell>
          <table:table-cell office:value-type="float" office:value="32785499.3438374" calcext:value-type="float">
            <text:p>32785499.3438374</text:p>
          </table:table-cell>
          <table:table-cell office:value-type="float" office:value="34006614.6444852" calcext:value-type="float">
            <text:p>34006614.6444852</text:p>
          </table:table-cell>
          <table:table-cell office:value-type="float" office:value="35140237.52337" calcext:value-type="float">
            <text:p>35140237.52337</text:p>
          </table:table-cell>
          <table:table-cell office:value-type="float" office:value="36190302.5101586" calcext:value-type="float">
            <text:p>36190302.5101586</text:p>
          </table:table-cell>
          <table:table-cell office:value-type="float" office:value="37161012.7629754" calcext:value-type="float">
            <text:p>37161012.7629754</text:p>
          </table:table-cell>
          <table:table-cell office:value-type="float" office:value="38056722.9895302" calcext:value-type="float">
            <text:p>38056722.9895302</text:p>
          </table:table-cell>
          <table:table-cell office:value-type="float" office:value="38881846.1710434" calcext:value-type="float">
            <text:p>38881846.1710434</text:p>
          </table:table-cell>
          <table:table-cell office:value-type="float" office:value="39640780.1916719" calcext:value-type="float">
            <text:p>39640780.1916719</text:p>
          </table:table-cell>
          <table:table-cell office:value-type="float" office:value="40337851.1074181" calcext:value-type="float">
            <text:p>40337851.1074181</text:p>
          </table:table-cell>
          <table:table-cell office:value-type="float" office:value="40977269.9166777" calcext:value-type="float">
            <text:p>40977269.9166777</text:p>
          </table:table-cell>
          <table:table-cell office:value-type="float" office:value="41563100.531325" calcext:value-type="float">
            <text:p>41563100.531325</text:p>
          </table:table-cell>
          <table:table-cell office:value-type="float" office:value="42099236.8676434" calcext:value-type="float">
            <text:p>42099236.8676434</text:p>
          </table:table-cell>
          <table:table-cell office:value-type="float" office:value="42589387.3627359" calcext:value-type="float">
            <text:p>42589387.3627359</text:p>
          </table:table-cell>
          <table:table-cell office:value-type="float" office:value="43037065.4480116" calcext:value-type="float">
            <text:p>43037065.4480116</text:p>
          </table:table-cell>
          <table:table-cell office:value-type="float" office:value="43445584.8432231" calcext:value-type="float">
            <text:p>43445584.8432231</text:p>
          </table:table-cell>
          <table:table-cell office:value-type="float" office:value="43818058.5891906" calcext:value-type="float">
            <text:p>43818058.5891906</text:p>
          </table:table-cell>
          <table:table-cell office:value-type="float" office:value="44157401.0694465" calcext:value-type="float">
            <text:p>44157401.0694465</text:p>
          </table:table-cell>
          <table:table-cell office:value-type="float" office:value="44466332.2788358" calcext:value-type="float">
            <text:p>44466332.2788358</text:p>
          </table:table-cell>
          <table:table-cell office:value-type="float" office:value="44747383.8163313" calcext:value-type="float">
            <text:p>44747383.8163313</text:p>
          </table:table-cell>
          <table:table-cell office:value-type="float" office:value="45002906.113584" calcext:value-type="float">
            <text:p>45002906.113584</text:p>
          </table:table-cell>
          <table:table-cell office:value-type="float" office:value="45235076.5437074" calcext:value-type="float">
            <text:p>45235076.5437074</text:p>
          </table:table-cell>
          <table:table-cell office:value-type="float" office:value="45445908.0898039" calcext:value-type="float">
            <text:p>45445908.0898039</text:p>
          </table:table-cell>
          <table:table-cell office:value-type="float" office:value="45637258.3392118" calcext:value-type="float">
            <text:p>45637258.3392118</text:p>
          </table:table-cell>
          <table:table-cell office:value-type="float" office:value="45810838.6013936" calcext:value-type="float">
            <text:p>45810838.6013936</text:p>
          </table:table-cell>
          <table:table-cell office:value-type="float" office:value="45968223.0033609" calcext:value-type="float">
            <text:p>45968223.0033609</text:p>
          </table:table-cell>
          <table:table-cell office:value-type="float" office:value="46110857.4397539" calcext:value-type="float">
            <text:p>46110857.4397539</text:p>
          </table:table-cell>
          <table:table-cell office:value-type="float" office:value="46240068.2883393" calcext:value-type="float">
            <text:p>46240068.2883393</text:p>
          </table:table-cell>
          <table:table-cell office:value-type="float" office:value="46357070.8236836" calcext:value-type="float">
            <text:p>46357070.8236836</text:p>
          </table:table-cell>
          <table:table-cell office:value-type="float" office:value="46462977.2796902" calcext:value-type="float">
            <text:p>46462977.2796902</text:p>
          </table:table-cell>
          <table:table-cell office:value-type="float" office:value="46558804.5329709" calcext:value-type="float">
            <text:p>46558804.5329709</text:p>
          </table:table-cell>
          <table:table-cell office:value-type="float" office:value="46645481.3813955" calcext:value-type="float">
            <text:p>46645481.3813955</text:p>
          </table:table-cell>
          <table:table-cell office:value-type="float" office:value="46723855.4097948" calcext:value-type="float">
            <text:p>46723855.4097948</text:p>
          </table:table-cell>
          <table:table-cell office:value-type="float" office:value="46794699.4421327" calcext:value-type="float">
            <text:p>46794699.4421327</text:p>
          </table:table-cell>
          <table:table-cell office:value-type="float" office:value="46858717.5818236" calcext:value-type="float">
            <text:p>46858717.5818236</text:p>
          </table:table-cell>
          <table:table-cell office:value-type="float" office:value="46916550.8504334" calcext:value-type="float">
            <text:p>46916550.8504334</text:p>
          </table:table-cell>
          <table:table-cell office:value-type="float" office:value="46968782.4359743" calcext:value-type="float">
            <text:p>46968782.4359743</text:p>
          </table:table-cell>
          <table:table-cell office:value-type="float" office:value="47015942.5663441" calcext:value-type="float">
            <text:p>47015942.5663441</text:p>
          </table:table-cell>
          <table:table-cell office:value-type="float" office:value="47058513.0241386" calcext:value-type="float">
            <text:p>47058513.0241386</text:p>
          </table:table-cell>
          <table:table-cell office:value-type="float" office:value="47096931.3210341" calcext:value-type="float">
            <text:p>47096931.3210341</text:p>
          </table:table-cell>
          <table:table-cell office:value-type="float" office:value="47131594.5501882" calcext:value-type="float">
            <text:p>47131594.5501882</text:p>
          </table:table-cell>
          <table:table-cell office:value-type="float" office:value="47162862.9354565" calcext:value-type="float">
            <text:p>47162862.9354565</text:p>
          </table:table-cell>
          <table:table-cell office:value-type="float" office:value="47191063.0963678" calcext:value-type="float">
            <text:p>47191063.0963678</text:p>
          </table:table-cell>
          <table:table-cell office:value-type="float" office:value="47216491.0472297" calcext:value-type="float">
            <text:p>47216491.0472297</text:p>
          </table:table-cell>
          <table:table-cell office:value-type="float" office:value="47239414.948502" calcext:value-type="float">
            <text:p>47239414.948502</text:p>
          </table:table-cell>
          <table:table-cell office:value-type="float" office:value="47260077.6278163" calcext:value-type="float">
            <text:p>47260077.6278163</text:p>
          </table:table-cell>
          <table:table-cell office:value-type="float" office:value="47278698.8873365" calcext:value-type="float">
            <text:p>47278698.8873365</text:p>
          </table:table-cell>
          <table:table-cell office:value-type="float" office:value="47295477.6133962" calcext:value-type="float">
            <text:p>47295477.6133962</text:p>
          </table:table-cell>
          <table:table-cell office:value-type="float" office:value="47310593.7034677" calcext:value-type="float">
            <text:p>47310593.7034677</text:p>
          </table:table-cell>
          <table:table-cell office:value-type="float" office:value="47324209.8247067" calcext:value-type="float">
            <text:p>47324209.8247067</text:p>
          </table:table-cell>
          <table:table-cell office:value-type="float" office:value="47336473.0174377" calcext:value-type="float">
            <text:p>47336473.0174377</text:p>
          </table:table-cell>
          <table:table-cell office:value-type="float" office:value="47347516.1560992" calcext:value-type="float">
            <text:p>47347516.1560992</text:p>
          </table:table-cell>
          <table:table-cell office:value-type="float" office:value="47357459.2793403" calcext:value-type="float">
            <text:p>47357459.2793403</text:p>
          </table:table-cell>
          <table:table-cell office:value-type="float" office:value="47366410.800147" calcext:value-type="float">
            <text:p>47366410.800147</text:p>
          </table:table-cell>
          <table:table-cell office:value-type="float" office:value="47374468.6061035" calcext:value-type="float">
            <text:p>47374468.6061035</text:p>
          </table:table-cell>
          <table:table-cell office:value-type="float" office:value="47381721.0591507" calcext:value-type="float">
            <text:p>47381721.0591507</text:p>
          </table:table-cell>
          <table:table-cell office:value-type="float" office:value="47388247.9034964" calcext:value-type="float">
            <text:p>47388247.9034964</text:p>
          </table:table-cell>
          <table:table-cell office:value-type="float" office:value="47394121.0896697" calcext:value-type="float">
            <text:p>47394121.0896697</text:p>
          </table:table-cell>
          <table:table-cell office:value-type="float" office:value="47399405.5220773" calcext:value-type="float">
            <text:p>47399405.5220773</text:p>
          </table:table-cell>
          <table:table-cell office:value-type="float" office:value="47404159.736836" calcext:value-type="float">
            <text:p>47404159.736836</text:p>
          </table:table-cell>
          <table:table-cell office:value-type="float" office:value="47408436.5161013" calcext:value-type="float">
            <text:p>47408436.5161013</text:p>
          </table:table-cell>
          <table:table-cell office:value-type="float" office:value="47412283.4445995" calcext:value-type="float">
            <text:p>47412283.4445995</text:p>
          </table:table-cell>
          <table:table-cell office:value-type="float" office:value="47415743.4135929" calcext:value-type="float">
            <text:p>47415743.4135929</text:p>
          </table:table-cell>
          <table:table-cell office:value-type="float" office:value="47418855.0770651" calcext:value-type="float">
            <text:p>47418855.0770651</text:p>
          </table:table-cell>
          <table:table-cell office:value-type="float" office:value="47421653.264503" calcext:value-type="float">
            <text:p>47421653.264503</text:p>
          </table:table-cell>
          <table:table-cell office:value-type="float" office:value="47424169.3542728" calcext:value-type="float">
            <text:p>47424169.3542728</text:p>
          </table:table-cell>
          <table:table-cell office:value-type="float" office:value="47426431.6112396" calcext:value-type="float">
            <text:p>47426431.6112396</text:p>
          </table:table-cell>
          <table:table-cell office:value-type="float" office:value="47428465.4919569" calcext:value-type="float">
            <text:p>47428465.4919569</text:p>
          </table:table-cell>
          <table:table-cell office:value-type="float" office:value="47430293.9204568" calcext:value-type="float">
            <text:p>47430293.9204568</text:p>
          </table:table-cell>
          <table:table-cell office:value-type="float" office:value="47431937.5374026" calcext:value-type="float">
            <text:p>47431937.5374026</text:p>
          </table:table-cell>
          <table:table-cell office:value-type="float" office:value="47433414.9251123" calcext:value-type="float">
            <text:p>47433414.9251123</text:p>
          </table:table-cell>
          <table:table-cell office:value-type="float" office:value="47434742.810739" calcext:value-type="float">
            <text:p>47434742.810739</text:p>
          </table:table-cell>
          <table:table-cell office:value-type="float" office:value="47435936.2496794" calcext:value-type="float">
            <text:p>47435936.2496794</text:p>
          </table:table-cell>
          <table:table-cell office:value-type="float" office:value="47437008.7910987" calcext:value-type="float">
            <text:p>47437008.7910987</text:p>
          </table:table-cell>
          <table:table-cell office:value-type="float" office:value="47437972.6272772" calcext:value-type="float">
            <text:p>47437972.6272772</text:p>
          </table:table-cell>
          <table:table-cell office:value-type="float" office:value="47438838.7283345" calcext:value-type="float">
            <text:p>47438838.7283345</text:p>
          </table:table-cell>
          <table:table-cell office:value-type="float" office:value="47439616.9637344" calcext:value-type="float">
            <text:p>47439616.9637344</text:p>
          </table:table-cell>
          <table:table-cell office:value-type="float" office:value="47440316.2118482" calcext:value-type="float">
            <text:p>47440316.2118482</text:p>
          </table:table-cell>
          <table:table-cell office:value-type="float" office:value="47440944.4587291" calcext:value-type="float">
            <text:p>47440944.4587291</text:p>
          </table:table-cell>
          <table:table-cell office:value-type="float" office:value="47441508.8871454" calcext:value-type="float">
            <text:p>47441508.8871454</text:p>
          </table:table-cell>
          <table:table-cell office:value-type="float" office:value="47442015.9568182" calcext:value-type="float">
            <text:p>47442015.9568182</text:p>
          </table:table-cell>
          <table:table-cell office:value-type="float" office:value="47442471.4767212" calcext:value-type="float">
            <text:p>47442471.4767212</text:p>
          </table:table-cell>
          <table:table-cell office:value-type="float" office:value="47442880.6702163" calcext:value-type="float">
            <text:p>47442880.6702163</text:p>
          </table:table-cell>
          <table:table-cell office:value-type="float" office:value="47443248.233727" calcext:value-type="float">
            <text:p>47443248.233727</text:p>
          </table:table-cell>
          <table:table-cell office:value-type="float" office:value="47443578.3895827" calcext:value-type="float">
            <text:p>47443578.3895827</text:p>
          </table:table-cell>
          <table:table-cell office:value-type="float" office:value="47443874.9336052" calcext:value-type="float">
            <text:p>47443874.9336052</text:p>
          </table:table-cell>
          <table:table-cell office:value-type="float" office:value="47444141.2779566" calcext:value-type="float">
            <text:p>47444141.2779566</text:p>
          </table:table-cell>
          <table:table-cell office:value-type="float" office:value="47444380.489714" calcext:value-type="float">
            <text:p>47444380.489714</text:p>
          </table:table-cell>
          <table:table-cell office:value-type="float" office:value="47444595.3255929" calcext:value-type="float">
            <text:p>47444595.3255929</text:p>
          </table:table-cell>
          <table:table-cell office:value-type="float" office:value="47444788.2632011" calcext:value-type="float">
            <text:p>47444788.2632011</text:p>
          </table:table-cell>
          <table:table-cell office:value-type="float" office:value="47444961.5291657" calcext:value-type="float">
            <text:p>47444961.5291657</text:p>
          </table:table-cell>
          <table:table-cell office:value-type="float" office:value="47445117.1244428" calcext:value-type="float">
            <text:p>47445117.1244428</text:p>
          </table:table-cell>
          <table:table-cell office:value-type="float" office:value="47445256.8470913" calcext:value-type="float">
            <text:p>47445256.8470913</text:p>
          </table:table-cell>
          <table:table-cell office:value-type="float" office:value="47445382.3127609" calcext:value-type="float">
            <text:p>47445382.3127609</text:p>
          </table:table-cell>
          <table:table-cell office:value-type="float" office:value="47445494.9731233" calcext:value-type="float">
            <text:p>47445494.9731233</text:p>
          </table:table-cell>
          <table:table-cell office:value-type="float" office:value="47445596.1324511" calcext:value-type="float">
            <text:p>47445596.1324511</text:p>
          </table:table-cell>
          <table:table-cell office:value-type="float" office:value="47445686.9625284" calcext:value-type="float">
            <text:p>47445686.9625284</text:p>
          </table:table-cell>
          <table:table-cell office:value-type="float" office:value="47445768.5160615" calcext:value-type="float">
            <text:p>47445768.5160615</text:p>
          </table:table-cell>
          <table:table-cell office:value-type="float" office:value="47445841.7387381" calcext:value-type="float">
            <text:p>47445841.7387381</text:p>
          </table:table-cell>
          <table:table-cell office:value-type="float" office:value="47445907.4800706" calcext:value-type="float">
            <text:p>47445907.4800706</text:p>
          </table:table-cell>
          <table:table-cell office:value-type="float" office:value="47445966.5031463" calcext:value-type="float">
            <text:p>47445966.5031463</text:p>
          </table:table-cell>
          <table:table-cell office:value-type="float" office:value="47446019.4933926" calcext:value-type="float">
            <text:p>47446019.4933926</text:p>
          </table:table-cell>
          <table:table-cell office:value-type="float" office:value="47446067.0664572" calcext:value-type="float">
            <text:p>47446067.0664572</text:p>
          </table:table-cell>
          <table:table-cell office:value-type="float" office:value="47446109.7752919" calcext:value-type="float">
            <text:p>47446109.7752919</text:p>
          </table:table-cell>
          <table:table-cell office:value-type="float" office:value="47446148.1165197" calcext:value-type="float">
            <text:p>47446148.1165197</text:p>
          </table:table-cell>
          <table:table-cell office:value-type="float" office:value="47446182.536158" calcext:value-type="float">
            <text:p>47446182.536158</text:p>
          </table:table-cell>
          <table:table-cell office:value-type="float" office:value="47446213.434762" calcext:value-type="float">
            <text:p>47446213.434762</text:p>
          </table:table-cell>
          <table:table-cell office:value-type="float" office:value="47446241.1720474" calcext:value-type="float">
            <text:p>47446241.1720474</text:p>
          </table:table-cell>
          <table:table-cell office:value-type="float" office:value="47446266.0710443" calcext:value-type="float">
            <text:p>47446266.0710443</text:p>
          </table:table-cell>
          <table:table-cell office:value-type="float" office:value="47446288.4218299" calcext:value-type="float">
            <text:p>47446288.4218299</text:p>
          </table:table-cell>
          <table:table-cell office:value-type="float" office:value="47446308.4848834" calcext:value-type="float">
            <text:p>47446308.4848834</text:p>
          </table:table-cell>
          <table:table-cell office:value-type="float" office:value="47446326.4940986" calcext:value-type="float">
            <text:p>47446326.4940986</text:p>
          </table:table-cell>
          <table:table-cell office:value-type="float" office:value="47446342.6594927" calcext:value-type="float">
            <text:p>47446342.6594927</text:p>
          </table:table-cell>
          <table:table-cell office:value-type="float" office:value="47446357.1696383" calcext:value-type="float">
            <text:p>47446357.1696383</text:p>
          </table:table-cell>
          <table:table-cell office:value-type="float" office:value="47446370.1938491" calcext:value-type="float">
            <text:p>47446370.1938491</text:p>
          </table:table-cell>
          <table:table-cell office:value-type="float" office:value="47446381.8841431" calcext:value-type="float">
            <text:p>47446381.8841431</text:p>
          </table:table-cell>
          <table:table-cell office:value-type="float" office:value="47446392.3770067" calcext:value-type="float">
            <text:p>47446392.3770067</text:p>
          </table:table-cell>
          <table:table-cell office:value-type="float" office:value="47446401.7949783" calcext:value-type="float">
            <text:p>47446401.7949783</text:p>
          </table:table-cell>
          <table:table-cell office:value-type="float" office:value="47446410.2480715" calcext:value-type="float">
            <text:p>47446410.2480715</text:p>
          </table:table-cell>
          <table:table-cell office:value-type="float" office:value="47446417.8350535" calcext:value-type="float">
            <text:p>47446417.8350535</text:p>
          </table:table-cell>
          <table:table-cell office:value-type="float" office:value="47446424.6445929" calcext:value-type="float">
            <text:p>47446424.6445929</text:p>
          </table:table-cell>
          <table:table-cell office:value-type="float" office:value="47446430.7562905" calcext:value-type="float">
            <text:p>47446430.7562905</text:p>
          </table:table-cell>
          <table:table-cell office:value-type="float" office:value="47446436.2416056" calcext:value-type="float">
            <text:p>47446436.2416056</text:p>
          </table:table-cell>
          <table:table-cell office:value-type="float" office:value="47446441.1646875" calcext:value-type="float">
            <text:p>47446441.1646875</text:p>
          </table:table-cell>
          <table:table-cell office:value-type="float" office:value="47446445.5831221" calcext:value-type="float">
            <text:p>47446445.5831221</text:p>
          </table:table-cell>
          <table:table-cell office:value-type="float" office:value="47446449.5486028" calcext:value-type="float">
            <text:p>47446449.5486028</text:p>
          </table:table-cell>
          <table:table-cell office:value-type="float" office:value="47446453.1075327" calcext:value-type="float">
            <text:p>47446453.1075327</text:p>
          </table:table-cell>
          <table:table-cell office:value-type="float" office:value="47446456.3015651" calcext:value-type="float">
            <text:p>47446456.3015651</text:p>
          </table:table-cell>
          <table:table-cell office:value-type="float" office:value="47446459.1680896" calcext:value-type="float">
            <text:p>47446459.1680896</text:p>
          </table:table-cell>
          <table:table-cell office:value-type="float" office:value="47446461.7406675" calcext:value-type="float">
            <text:p>47446461.7406675</text:p>
          </table:table-cell>
          <table:table-cell office:value-type="float" office:value="47446464.0494238" calcext:value-type="float">
            <text:p>47446464.0494238</text:p>
          </table:table-cell>
          <table:table-cell office:value-type="float" office:value="47446466.1213984" calcext:value-type="float">
            <text:p>47446466.1213984</text:p>
          </table:table-cell>
          <table:table-cell office:value-type="float" office:value="47446467.9808619" calcext:value-type="float">
            <text:p>47446467.9808619</text:p>
          </table:table-cell>
          <table:table-cell office:value-type="float" office:value="47446469.649599" calcext:value-type="float">
            <text:p>47446469.649599</text:p>
          </table:table-cell>
          <table:table-cell office:value-type="float" office:value="47446471.1471627" calcext:value-type="float">
            <text:p>47446471.1471627</text:p>
          </table:table-cell>
          <table:table-cell office:value-type="float" office:value="47446472.4911025" calcext:value-type="float">
            <text:p>47446472.4911025</text:p>
          </table:table-cell>
          <table:table-cell office:value-type="float" office:value="47446473.6971702" calcext:value-type="float">
            <text:p>47446473.6971702</text:p>
          </table:table-cell>
          <table:table-cell office:value-type="float" office:value="47446474.7795033" calcext:value-type="float">
            <text:p>47446474.7795033</text:p>
          </table:table-cell>
          <table:table-cell office:value-type="float" office:value="47446475.7507905" calcext:value-type="float">
            <text:p>47446475.7507905</text:p>
          </table:table-cell>
          <table:table-cell office:value-type="float" office:value="47446476.6224201" calcext:value-type="float">
            <text:p>47446476.6224201</text:p>
          </table:table-cell>
          <table:table-cell office:value-type="float" office:value="47446477.4046131" calcext:value-type="float">
            <text:p>47446477.4046131</text:p>
          </table:table-cell>
          <table:table-cell office:value-type="float" office:value="47446478.1065428" calcext:value-type="float">
            <text:p>47446478.1065428</text:p>
          </table:table-cell>
          <table:table-cell office:value-type="float" office:value="47446478.7364421" calcext:value-type="float">
            <text:p>47446478.7364421</text:p>
          </table:table-cell>
          <table:table-cell office:value-type="float" office:value="47446479.3016998" calcext:value-type="float">
            <text:p>47446479.3016998</text:p>
          </table:table-cell>
          <table:table-cell office:value-type="float" office:value="47446479.8089472" calcext:value-type="float">
            <text:p>47446479.8089472</text:p>
          </table:table-cell>
          <table:table-cell office:value-type="float" office:value="47446480.2641355" calcext:value-type="float">
            <text:p>47446480.2641355</text:p>
          </table:table-cell>
          <table:table-cell office:value-type="float" office:value="47446480.672606" calcext:value-type="float">
            <text:p>47446480.672606</text:p>
          </table:table-cell>
          <table:table-cell office:value-type="float" office:value="47446481.0391518" calcext:value-type="float">
            <text:p>47446481.0391518</text:p>
          </table:table-cell>
          <table:table-cell office:value-type="float" office:value="47446481.3680746" calcext:value-type="float">
            <text:p>47446481.3680746</text:p>
          </table:table-cell>
          <table:table-cell office:value-type="float" office:value="47446481.6632351" calcext:value-type="float">
            <text:p>47446481.6632351</text:p>
          </table:table-cell>
          <table:table-cell office:value-type="float" office:value="47446481.9280977" calcext:value-type="float">
            <text:p>47446481.9280977</text:p>
          </table:table-cell>
          <table:table-cell office:value-type="float" office:value="47446482.1657716" calcext:value-type="float">
            <text:p>47446482.1657716</text:p>
          </table:table-cell>
          <table:table-cell office:value-type="float" office:value="47446482.379047" calcext:value-type="float">
            <text:p>47446482.379047</text:p>
          </table:table-cell>
          <table:table-cell office:value-type="float" office:value="47446482.5704279" calcext:value-type="float">
            <text:p>47446482.5704279</text:p>
          </table:table-cell>
          <table:table-cell office:value-type="float" office:value="47446482.7421614" calcext:value-type="float">
            <text:p>47446482.7421614</text:p>
          </table:table-cell>
          <table:table-cell office:value-type="float" office:value="47446482.896264" calcext:value-type="float">
            <text:p>47446482.896264</text:p>
          </table:table-cell>
          <table:table-cell office:value-type="float" office:value="47446483.0345453" calcext:value-type="float">
            <text:p>47446483.0345453</text:p>
          </table:table-cell>
          <table:table-cell office:value-type="float" office:value="47446483.1586294" calcext:value-type="float">
            <text:p>47446483.1586294</text:p>
          </table:table-cell>
          <table:table-cell office:value-type="float" office:value="47446483.2699734" calcext:value-type="float">
            <text:p>47446483.2699734</text:p>
          </table:table-cell>
          <table:table-cell office:value-type="float" office:value="47446483.3698852" calcext:value-type="float">
            <text:p>47446483.3698852</text:p>
          </table:table-cell>
          <table:table-cell office:value-type="float" office:value="47446483.4595383" calcext:value-type="float">
            <text:p>47446483.4595383</text:p>
          </table:table-cell>
          <table:table-cell office:value-type="float" office:value="47446483.5399859" calcext:value-type="float">
            <text:p>47446483.5399859</text:p>
          </table:table-cell>
          <table:table-cell office:value-type="float" office:value="47446483.6121729" calcext:value-type="float">
            <text:p>47446483.6121729</text:p>
          </table:table-cell>
          <table:table-cell office:value-type="float" office:value="47446483.6769475" calcext:value-type="float">
            <text:p>47446483.6769475</text:p>
          </table:table-cell>
          <table:table-cell office:value-type="float" office:value="47446483.7350707" calcext:value-type="float">
            <text:p>47446483.7350707</text:p>
          </table:table-cell>
          <table:table-cell office:value-type="float" office:value="47446483.7872253" calcext:value-type="float">
            <text:p>47446483.7872253</text:p>
          </table:table-cell>
          <table:table-cell office:value-type="float" office:value="47446483.8340241" calcext:value-type="float">
            <text:p>47446483.8340241</text:p>
          </table:table-cell>
          <table:table-cell office:value-type="float" office:value="47446483.8760171" calcext:value-type="float">
            <text:p>47446483.8760171</text:p>
          </table:table-cell>
          <table:table-cell office:value-type="float" office:value="47446483.9136976" calcext:value-type="float">
            <text:p>47446483.9136976</text:p>
          </table:table-cell>
          <table:table-cell office:value-type="float" office:value="47446483.9475085" calcext:value-type="float">
            <text:p>47446483.9475085</text:p>
          </table:table-cell>
          <table:table-cell office:value-type="float" office:value="47446483.9778471" calcext:value-type="float">
            <text:p>47446483.9778471</text:p>
          </table:table-cell>
          <table:table-cell office:value-type="float" office:value="47446484.00507" calcext:value-type="float">
            <text:p>47446484.00507</text:p>
          </table:table-cell>
          <table:table-cell office:value-type="float" office:value="47446484.029497" calcext:value-type="float">
            <text:p>47446484.029497</text:p>
          </table:table-cell>
          <table:table-cell office:value-type="float" office:value="47446484.0514154" calcext:value-type="float">
            <text:p>47446484.0514154</text:p>
          </table:table-cell>
          <table:table-cell office:value-type="float" office:value="47446484.0710826" calcext:value-type="float">
            <text:p>47446484.0710826</text:p>
          </table:table-cell>
          <table:table-cell office:value-type="float" office:value="47446484.0887299" calcext:value-type="float">
            <text:p>47446484.0887299</text:p>
          </table:table-cell>
          <table:table-cell office:value-type="float" office:value="47446484.1045648" calcext:value-type="float">
            <text:p>47446484.1045648</text:p>
          </table:table-cell>
          <table:table-cell office:value-type="float" office:value="47446484.1187732" calcext:value-type="float">
            <text:p>47446484.1187732</text:p>
          </table:table-cell>
          <table:table-cell office:value-type="float" office:value="47446484.1315223" calcext:value-type="float">
            <text:p>47446484.1315223</text:p>
          </table:table-cell>
          <table:table-cell office:value-type="float" office:value="47446484.142962" calcext:value-type="float">
            <text:p>47446484.142962</text:p>
          </table:table-cell>
          <table:table-cell office:value-type="float" office:value="47446484.1532267" calcext:value-type="float">
            <text:p>47446484.1532267</text:p>
          </table:table-cell>
          <table:table-cell office:value-type="float" office:value="47446484.162437" calcext:value-type="float">
            <text:p>47446484.162437</text:p>
          </table:table-cell>
          <table:table-cell office:value-type="float" office:value="47446484.1707013" calcext:value-type="float">
            <text:p>47446484.1707013</text:p>
          </table:table-cell>
          <table:table-cell office:value-type="float" office:value="47446484.1781168" calcext:value-type="float">
            <text:p>47446484.1781168</text:p>
          </table:table-cell>
          <table:table-cell office:value-type="float" office:value="47446484.1847705" calcext:value-type="float">
            <text:p>47446484.1847705</text:p>
          </table:table-cell>
          <table:table-cell office:value-type="float" office:value="47446484.1907408" calcext:value-type="float">
            <text:p>47446484.1907408</text:p>
          </table:table-cell>
          <table:table-cell office:value-type="float" office:value="47446484.1960979" calcext:value-type="float">
            <text:p>47446484.1960979</text:p>
          </table:table-cell>
          <table:table-cell office:value-type="float" office:value="47446484.2009047" calcext:value-type="float">
            <text:p>47446484.2009047</text:p>
          </table:table-cell>
          <table:table-cell office:value-type="float" office:value="47446484.2052177" calcext:value-type="float">
            <text:p>47446484.2052177</text:p>
          </table:table-cell>
          <table:table-cell office:value-type="float" office:value="47446484.2090877" calcext:value-type="float">
            <text:p>47446484.2090877</text:p>
          </table:table-cell>
          <table:table-cell office:value-type="float" office:value="47446484.2125602" calcext:value-type="float">
            <text:p>47446484.2125602</text:p>
          </table:table-cell>
          <table:table-cell office:value-type="float" office:value="47446484.2156759" calcext:value-type="float">
            <text:p>47446484.2156759</text:p>
          </table:table-cell>
          <table:table-cell office:value-type="float" office:value="47446484.2184716" calcext:value-type="float">
            <text:p>47446484.2184716</text:p>
          </table:table-cell>
          <table:table-cell office:value-type="float" office:value="47446484.2209801" calcext:value-type="float">
            <text:p>47446484.2209801</text:p>
          </table:table-cell>
          <table:table-cell office:value-type="float" office:value="47446484.2232309" calcext:value-type="float">
            <text:p>47446484.2232309</text:p>
          </table:table-cell>
          <table:table-cell office:value-type="float" office:value="47446484.2252505" calcext:value-type="float">
            <text:p>47446484.2252505</text:p>
          </table:table-cell>
          <table:table-cell office:value-type="float" office:value="47446484.2270627" calcext:value-type="float">
            <text:p>47446484.2270627</text:p>
          </table:table-cell>
          <table:table-cell office:value-type="float" office:value="47446484.2286887" calcext:value-type="float">
            <text:p>47446484.2286887</text:p>
          </table:table-cell>
          <table:table-cell office:value-type="float" office:value="47446484.2301476" calcext:value-type="float">
            <text:p>47446484.2301476</text:p>
          </table:table-cell>
          <table:table-cell office:value-type="float" office:value="47446484.2314567" calcext:value-type="float">
            <text:p>47446484.2314567</text:p>
          </table:table-cell>
          <table:table-cell office:value-type="float" office:value="47446484.2326313" calcext:value-type="float">
            <text:p>47446484.2326313</text:p>
          </table:table-cell>
          <table:table-cell office:value-type="float" office:value="47446484.2336852" calcext:value-type="float">
            <text:p>47446484.2336852</text:p>
          </table:table-cell>
          <table:table-cell office:value-type="float" office:value="47446484.2346309" calcext:value-type="float">
            <text:p>47446484.2346309</text:p>
          </table:table-cell>
          <table:table-cell office:value-type="float" office:value="47446484.2354794" calcext:value-type="float">
            <text:p>47446484.2354794</text:p>
          </table:table-cell>
          <table:table-cell office:value-type="float" office:value="47446484.2362407" calcext:value-type="float">
            <text:p>47446484.2362407</text:p>
          </table:table-cell>
          <table:table-cell office:value-type="float" office:value="47446484.2369238" calcext:value-type="float">
            <text:p>47446484.2369238</text:p>
          </table:table-cell>
          <table:table-cell office:value-type="float" office:value="47446484.2375368" calcext:value-type="float">
            <text:p>47446484.2375368</text:p>
          </table:table-cell>
          <table:table-cell office:value-type="float" office:value="47446484.2380868" calcext:value-type="float">
            <text:p>47446484.2380868</text:p>
          </table:table-cell>
          <table:table-cell office:value-type="float" office:value="47446484.2385803" calcext:value-type="float">
            <text:p>47446484.2385803</text:p>
          </table:table-cell>
          <table:table-cell office:value-type="float" office:value="47446484.239023" calcext:value-type="float">
            <text:p>47446484.239023</text:p>
          </table:table-cell>
          <table:table-cell office:value-type="float" office:value="47446484.2394203" calcext:value-type="float">
            <text:p>47446484.2394203</text:p>
          </table:table-cell>
          <table:table-cell office:value-type="float" office:value="47446484.2397768" calcext:value-type="float">
            <text:p>47446484.2397768</text:p>
          </table:table-cell>
          <table:table-cell office:value-type="float" office:value="47446484.2400967" calcext:value-type="float">
            <text:p>47446484.2400967</text:p>
          </table:table-cell>
          <table:table-cell office:value-type="float" office:value="47446484.2403837" calcext:value-type="float">
            <text:p>47446484.2403837</text:p>
          </table:table-cell>
          <table:table-cell office:value-type="float" office:value="47446484.2406412" calcext:value-type="float">
            <text:p>47446484.2406412</text:p>
          </table:table-cell>
          <table:table-cell office:value-type="float" office:value="47446484.2408722" calcext:value-type="float">
            <text:p>47446484.2408722</text:p>
          </table:table-cell>
          <table:table-cell office:value-type="float" office:value="47446484.2410795" calcext:value-type="float">
            <text:p>47446484.2410795</text:p>
          </table:table-cell>
          <table:table-cell office:value-type="float" office:value="47446484.2412655" calcext:value-type="float">
            <text:p>47446484.2412655</text:p>
          </table:table-cell>
          <table:table-cell office:value-type="float" office:value="47446484.2414325" calcext:value-type="float">
            <text:p>47446484.2414325</text:p>
          </table:table-cell>
          <table:table-cell office:value-type="float" office:value="47446484.2415822" calcext:value-type="float">
            <text:p>47446484.2415822</text:p>
          </table:table-cell>
          <table:table-cell office:value-type="float" office:value="47446484.2417166" calcext:value-type="float">
            <text:p>47446484.2417166</text:p>
          </table:table-cell>
          <table:table-cell office:value-type="float" office:value="47446484.2418371" calcext:value-type="float">
            <text:p>47446484.2418371</text:p>
          </table:table-cell>
          <table:table-cell office:value-type="float" office:value="47446484.2419453" calcext:value-type="float">
            <text:p>47446484.2419453</text:p>
          </table:table-cell>
          <table:table-cell office:value-type="float" office:value="47446484.2420424" calcext:value-type="float">
            <text:p>47446484.2420424</text:p>
          </table:table-cell>
          <table:table-cell office:value-type="float" office:value="47446484.2421295" calcext:value-type="float">
            <text:p>47446484.2421295</text:p>
          </table:table-cell>
          <table:table-cell office:value-type="float" office:value="47446484.2422076" calcext:value-type="float">
            <text:p>47446484.2422076</text:p>
          </table:table-cell>
          <table:table-cell office:value-type="float" office:value="47446484.2422777" calcext:value-type="float">
            <text:p>47446484.2422777</text:p>
          </table:table-cell>
          <table:table-cell office:value-type="float" office:value="47446484.2423407" calcext:value-type="float">
            <text:p>47446484.2423407</text:p>
          </table:table-cell>
          <table:table-cell office:value-type="float" office:value="47446484.2423971" calcext:value-type="float">
            <text:p>47446484.2423971</text:p>
          </table:table-cell>
          <table:table-cell office:value-type="float" office:value="47446484.2424478" calcext:value-type="float">
            <text:p>47446484.2424478</text:p>
          </table:table-cell>
          <table:table-cell office:value-type="float" office:value="47446484.2424932" calcext:value-type="float">
            <text:p>47446484.2424932</text:p>
          </table:table-cell>
          <table:table-cell office:value-type="float" office:value="47446484.242534" calcext:value-type="float">
            <text:p>47446484.242534</text:p>
          </table:table-cell>
          <table:table-cell office:value-type="float" office:value="47446484.2425706" calcext:value-type="float">
            <text:p>47446484.2425706</text:p>
          </table:table-cell>
          <table:table-cell office:value-type="float" office:value="47446484.2426034" calcext:value-type="float">
            <text:p>47446484.2426034</text:p>
          </table:table-cell>
          <table:table-cell office:value-type="float" office:value="47446484.2426329" calcext:value-type="float">
            <text:p>47446484.2426329</text:p>
          </table:table-cell>
          <table:table-cell office:value-type="float" office:value="47446484.2426593" calcext:value-type="float">
            <text:p>47446484.2426593</text:p>
          </table:table-cell>
          <table:table-cell office:value-type="float" office:value="47446484.242683" calcext:value-type="float">
            <text:p>47446484.242683</text:p>
          </table:table-cell>
          <table:table-cell office:value-type="float" office:value="47446484.2427043" calcext:value-type="float">
            <text:p>47446484.2427043</text:p>
          </table:table-cell>
          <table:table-cell office:value-type="float" office:value="47446484.2427234" calcext:value-type="float">
            <text:p>47446484.2427234</text:p>
          </table:table-cell>
          <table:table-cell office:value-type="float" office:value="47446484.2427405" calcext:value-type="float">
            <text:p>47446484.2427405</text:p>
          </table:table-cell>
          <table:table-cell office:value-type="float" office:value="47446484.2427559" calcext:value-type="float">
            <text:p>47446484.2427559</text:p>
          </table:table-cell>
          <table:table-cell office:value-type="float" office:value="47446484.2427697" calcext:value-type="float">
            <text:p>47446484.2427697</text:p>
          </table:table-cell>
          <table:table-cell office:value-type="float" office:value="47446484.242782" calcext:value-type="float">
            <text:p>47446484.242782</text:p>
          </table:table-cell>
          <table:table-cell office:value-type="float" office:value="47446484.2427931" calcext:value-type="float">
            <text:p>47446484.2427931</text:p>
          </table:table-cell>
          <table:table-cell office:value-type="float" office:value="47446484.2428031" calcext:value-type="float">
            <text:p>47446484.2428031</text:p>
          </table:table-cell>
          <table:table-cell office:value-type="float" office:value="47446484.242812" calcext:value-type="float">
            <text:p>47446484.242812</text:p>
          </table:table-cell>
          <table:table-cell office:value-type="float" office:value="47446484.2428201" calcext:value-type="float">
            <text:p>47446484.2428201</text:p>
          </table:table-cell>
          <table:table-cell office:value-type="float" office:value="47446484.2428273" calcext:value-type="float">
            <text:p>47446484.2428273</text:p>
          </table:table-cell>
          <table:table-cell office:value-type="float" office:value="47446484.2428337" calcext:value-type="float">
            <text:p>47446484.2428337</text:p>
          </table:table-cell>
          <table:table-cell office:value-type="float" office:value="47446484.2428395" calcext:value-type="float">
            <text:p>47446484.2428395</text:p>
          </table:table-cell>
          <table:table-cell office:value-type="float" office:value="47446484.2428447" calcext:value-type="float">
            <text:p>47446484.2428447</text:p>
          </table:table-cell>
          <table:table-cell office:value-type="float" office:value="47446484.2428494" calcext:value-type="float">
            <text:p>47446484.2428494</text:p>
          </table:table-cell>
          <table:table-cell office:value-type="float" office:value="47446484.2428536" calcext:value-type="float">
            <text:p>47446484.2428536</text:p>
          </table:table-cell>
          <table:table-cell office:value-type="float" office:value="47446484.2428573" calcext:value-type="float">
            <text:p>47446484.2428573</text:p>
          </table:table-cell>
          <table:table-cell office:value-type="float" office:value="47446484.2428607" calcext:value-type="float">
            <text:p>47446484.2428607</text:p>
          </table:table-cell>
          <table:table-cell office:value-type="float" office:value="47446484.2428637" calcext:value-type="float">
            <text:p>47446484.2428637</text:p>
          </table:table-cell>
          <table:table-cell office:value-type="float" office:value="47446484.2428664" calcext:value-type="float">
            <text:p>47446484.2428664</text:p>
          </table:table-cell>
          <table:table-cell office:value-type="float" office:value="47446484.2428688" calcext:value-type="float">
            <text:p>47446484.2428688</text:p>
          </table:table-cell>
          <table:table-cell office:value-type="float" office:value="47446484.242871" calcext:value-type="float">
            <text:p>47446484.242871</text:p>
          </table:table-cell>
          <table:table-cell office:value-type="float" office:value="47446484.242873" calcext:value-type="float">
            <text:p>47446484.242873</text:p>
          </table:table-cell>
          <table:table-cell office:value-type="float" office:value="47446484.2428748" calcext:value-type="float">
            <text:p>47446484.2428748</text:p>
          </table:table-cell>
          <table:table-cell office:value-type="float" office:value="47446484.2428763" calcext:value-type="float">
            <text:p>47446484.2428763</text:p>
          </table:table-cell>
          <table:table-cell office:value-type="float" office:value="47446484.2428777" calcext:value-type="float">
            <text:p>47446484.2428777</text:p>
          </table:table-cell>
          <table:table-cell office:value-type="float" office:value="47446484.242879" calcext:value-type="float">
            <text:p>47446484.242879</text:p>
          </table:table-cell>
          <table:table-cell office:value-type="float" office:value="47446484.2428801" calcext:value-type="float">
            <text:p>47446484.2428801</text:p>
          </table:table-cell>
          <table:table-cell office:value-type="float" office:value="47446484.2428812" calcext:value-type="float">
            <text:p>47446484.2428812</text:p>
          </table:table-cell>
          <table:table-cell office:value-type="float" office:value="47446484.2428821" calcext:value-type="float">
            <text:p>47446484.2428821</text:p>
          </table:table-cell>
          <table:table-cell office:value-type="float" office:value="47446484.2428829" calcext:value-type="float">
            <text:p>47446484.2428829</text:p>
          </table:table-cell>
          <table:table-cell office:value-type="float" office:value="47446484.2428837" calcext:value-type="float">
            <text:p>47446484.2428837</text:p>
          </table:table-cell>
          <table:table-cell office:value-type="float" office:value="47446484.2428843" calcext:value-type="float">
            <text:p>47446484.2428843</text:p>
          </table:table-cell>
          <table:table-cell office:value-type="float" office:value="47446484.2428849" calcext:value-type="float">
            <text:p>47446484.2428849</text:p>
          </table:table-cell>
          <table:table-cell office:value-type="float" office:value="47446484.2428854" calcext:value-type="float">
            <text:p>47446484.2428854</text:p>
          </table:table-cell>
          <table:table-cell office:value-type="float" office:value="47446484.2428859" calcext:value-type="float">
            <text:p>47446484.2428859</text:p>
          </table:table-cell>
          <table:table-cell office:value-type="float" office:value="47446484.2428863" calcext:value-type="float">
            <text:p>47446484.2428863</text:p>
          </table:table-cell>
          <table:table-cell office:value-type="float" office:value="47446484.2428867" calcext:value-type="float">
            <text:p>47446484.2428867</text:p>
          </table:table-cell>
          <table:table-cell office:value-type="float" office:value="47446484.2428871" calcext:value-type="float">
            <text:p>47446484.2428871</text:p>
          </table:table-cell>
          <table:table-cell office:value-type="float" office:value="47446484.2428874" calcext:value-type="float">
            <text:p>47446484.2428874</text:p>
          </table:table-cell>
          <table:table-cell office:value-type="float" office:value="47446484.2428877" calcext:value-type="float">
            <text:p>47446484.2428877</text:p>
          </table:table-cell>
          <table:table-cell office:value-type="float" office:value="47446484.2428879" calcext:value-type="float">
            <text:p>47446484.2428879</text:p>
          </table:table-cell>
          <table:table-cell office:value-type="float" office:value="47446484.2428881" calcext:value-type="float">
            <text:p>47446484.2428881</text:p>
          </table:table-cell>
          <table:table-cell office:value-type="float" office:value="47446484.2428883" calcext:value-type="float">
            <text:p>47446484.2428883</text:p>
          </table:table-cell>
          <table:table-cell office:value-type="float" office:value="47446484.2428885" calcext:value-type="float">
            <text:p>47446484.2428885</text:p>
          </table:table-cell>
          <table:table-cell office:value-type="float" office:value="47446484.2428887" calcext:value-type="float">
            <text:p>47446484.2428887</text:p>
          </table:table-cell>
          <table:table-cell office:value-type="float" office:value="47446484.2428888" calcext:value-type="float">
            <text:p>47446484.2428888</text:p>
          </table:table-cell>
          <table:table-cell office:value-type="float" office:value="47446484.242889" calcext:value-type="float">
            <text:p>47446484.242889</text:p>
          </table:table-cell>
          <table:table-cell office:value-type="float" office:value="47446484.2428891" calcext:value-type="float">
            <text:p>47446484.2428891</text:p>
          </table:table-cell>
          <table:table-cell office:value-type="float" office:value="47446484.2428892" calcext:value-type="float">
            <text:p>47446484.2428892</text:p>
          </table:table-cell>
          <table:table-cell office:value-type="float" office:value="47446484.2428893" calcext:value-type="float">
            <text:p>47446484.2428893</text:p>
          </table:table-cell>
          <table:table-cell office:value-type="float" office:value="47446484.2428894" calcext:value-type="float">
            <text:p>47446484.2428894</text:p>
          </table:table-cell>
          <table:table-cell office:value-type="float" office:value="47446484.2428894" calcext:value-type="float">
            <text:p>47446484.2428894</text:p>
          </table:table-cell>
          <table:table-cell office:value-type="float" office:value="47446484.2428895" calcext:value-type="float">
            <text:p>47446484.2428895</text:p>
          </table:table-cell>
          <table:table-cell office:value-type="float" office:value="47446484.2428896" calcext:value-type="float">
            <text:p>47446484.2428896</text:p>
          </table:table-cell>
          <table:table-cell office:value-type="float" office:value="47446484.2428896" calcext:value-type="float">
            <text:p>47446484.2428896</text:p>
          </table:table-cell>
          <table:table-cell office:value-type="float" office:value="47446484.2428897" calcext:value-type="float">
            <text:p>47446484.2428897</text:p>
          </table:table-cell>
          <table:table-cell office:value-type="float" office:value="47446484.2428897" calcext:value-type="float">
            <text:p>47446484.2428897</text:p>
          </table:table-cell>
          <table:table-cell office:value-type="float" office:value="47446484.2428897" calcext:value-type="float">
            <text:p>47446484.2428897</text:p>
          </table:table-cell>
          <table:table-cell office:value-type="float" office:value="47446484.2428898" calcext:value-type="float">
            <text:p>47446484.2428898</text:p>
          </table:table-cell>
          <table:table-cell office:value-type="float" office:value="47446484.2428898" calcext:value-type="float">
            <text:p>47446484.2428898</text:p>
          </table:table-cell>
          <table:table-cell office:value-type="float" office:value="47446484.2428898" calcext:value-type="float">
            <text:p>47446484.2428898</text:p>
          </table:table-cell>
          <table:table-cell office:value-type="float" office:value="47446484.2428899" calcext:value-type="float">
            <text:p>47446484.2428899</text:p>
          </table:table-cell>
          <table:table-cell office:value-type="float" office:value="47446484.2428899" calcext:value-type="float">
            <text:p>47446484.2428899</text:p>
          </table:table-cell>
          <table:table-cell office:value-type="float" office:value="47446484.2428899" calcext:value-type="float">
            <text:p>47446484.2428899</text:p>
          </table:table-cell>
          <table:table-cell office:value-type="float" office:value="47446484.2428899" calcext:value-type="float">
            <text:p>47446484.242889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office:value-type="float" office:value="47446484.24289" calcext:value-type="float">
            <text:p>47446484.24289</text:p>
          </table:table-cell>
          <table:table-cell table:number-columns-repeated="2" office:value-type="float" office:value="47446484.24289" calcext:value-type="float">
            <text:p>47446484.24289</text:p>
          </table:table-cell>
          <table:table-cell table:number-columns-repeated="2" office:value-type="float" office:value="47446484.2428901" calcext:value-type="float">
            <text:p>47446484.2428901</text:p>
          </table:table-cell>
          <table:table-cell table:number-columns-repeated="2" office:value-type="float" office:value="47446484.2428901" calcext:value-type="float">
            <text:p>47446484.2428901</text:p>
          </table:table-cell>
          <table:table-cell table:number-columns-repeated="4" office:value-type="float" office:value="47446484.2428901" calcext:value-type="float">
            <text:p>47446484.2428901</text:p>
          </table:table-cell>
          <table:table-cell table:number-columns-repeated="4" office:value-type="float" office:value="47446484.2428901" calcext:value-type="float">
            <text:p>47446484.2428901</text:p>
          </table:table-cell>
          <table:table-cell table:number-columns-repeated="140" office:value-type="float" office:value="47446484.2428901" calcext:value-type="float">
            <text:p>47446484.2428901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0616969637467457" calcext:value-type="float">
            <text:p>0.000616969637467</text:p>
          </table:table-cell>
          <table:table-cell office:value-type="float" office:value="0.00344904683161758" calcext:value-type="float">
            <text:p>0.003449046831618</text:p>
          </table:table-cell>
          <table:table-cell office:value-type="float" office:value="0.0133520733575868" calcext:value-type="float">
            <text:p>0.013352073357587</text:p>
          </table:table-cell>
          <table:table-cell office:value-type="float" office:value="0.0474555521189348" calcext:value-type="float">
            <text:p>0.047455552118935</text:p>
          </table:table-cell>
          <table:table-cell office:value-type="float" office:value="0.164782362245044" calcext:value-type="float">
            <text:p>0.164782362245044</text:p>
          </table:table-cell>
          <table:table-cell office:value-type="float" office:value="0.568396643939078" calcext:value-type="float">
            <text:p>0.568396643939078</text:p>
          </table:table-cell>
          <table:table-cell office:value-type="float" office:value="1.95684794231683" calcext:value-type="float">
            <text:p>1.95684794231683</text:p>
          </table:table-cell>
          <table:table-cell office:value-type="float" office:value="6.73305779272799" calcext:value-type="float">
            <text:p>6.73305779272799</text:p>
          </table:table-cell>
          <table:table-cell office:value-type="float" office:value="23.1615395855202" calcext:value-type="float">
            <text:p>23.1615395855202</text:p>
          </table:table-cell>
          <table:table-cell office:value-type="float" office:value="79.6524222278162" calcext:value-type="float">
            <text:p>79.6524222278162</text:p>
          </table:table-cell>
          <table:table-cell office:value-type="float" office:value="273.697300792888" calcext:value-type="float">
            <text:p>273.697300792888</text:p>
          </table:table-cell>
          <table:table-cell office:value-type="float" office:value="937.841845212725" calcext:value-type="float">
            <text:p>937.841845212725</text:p>
          </table:table-cell>
          <table:table-cell office:value-type="float" office:value="3183.53058129729" calcext:value-type="float">
            <text:p>3183.53058129729</text:p>
          </table:table-cell>
          <table:table-cell office:value-type="float" office:value="10485.4203152856" calcext:value-type="float">
            <text:p>10485.4203152856</text:p>
          </table:table-cell>
          <table:table-cell office:value-type="float" office:value="31742.4107857217" calcext:value-type="float">
            <text:p>31742.4107857217</text:p>
          </table:table-cell>
          <table:table-cell office:value-type="float" office:value="80880.422372842" calcext:value-type="float">
            <text:p>80880.422372842</text:p>
          </table:table-cell>
          <table:table-cell office:value-type="float" office:value="165260.198746552" calcext:value-type="float">
            <text:p>165260.198746552</text:p>
          </table:table-cell>
          <table:table-cell office:value-type="float" office:value="280390.951894187" calcext:value-type="float">
            <text:p>280390.951894187</text:p>
          </table:table-cell>
          <table:table-cell office:value-type="float" office:value="418367.529442317" calcext:value-type="float">
            <text:p>418367.529442317</text:p>
          </table:table-cell>
          <table:table-cell office:value-type="float" office:value="572247.876788001" calcext:value-type="float">
            <text:p>572247.876788001</text:p>
          </table:table-cell>
          <table:table-cell office:value-type="float" office:value="736393.989187021" calcext:value-type="float">
            <text:p>736393.989187021</text:p>
          </table:table-cell>
          <table:table-cell office:value-type="float" office:value="906279.755168345" calcext:value-type="float">
            <text:p>906279.755168345</text:p>
          </table:table-cell>
          <table:table-cell office:value-type="float" office:value="1078306.22142874" calcext:value-type="float">
            <text:p>1078306.22142874</text:p>
          </table:table-cell>
          <table:table-cell office:value-type="float" office:value="1249644.78106071" calcext:value-type="float">
            <text:p>1249644.78106071</text:p>
          </table:table-cell>
          <table:table-cell office:value-type="float" office:value="1418104.77043851" calcext:value-type="float">
            <text:p>1418104.77043851</text:p>
          </table:table-cell>
          <table:table-cell office:value-type="float" office:value="1582021.57753845" calcext:value-type="float">
            <text:p>1582021.57753845</text:p>
          </table:table-cell>
          <table:table-cell office:value-type="float" office:value="1740162.66766927" calcext:value-type="float">
            <text:p>1740162.66766927</text:p>
          </table:table-cell>
          <table:table-cell office:value-type="float" office:value="1891648.31417108" calcext:value-type="float">
            <text:p>1891648.31417108</text:p>
          </table:table-cell>
          <table:table-cell office:value-type="float" office:value="2035885.3005146" calcext:value-type="float">
            <text:p>2035885.3005146</text:p>
          </table:table-cell>
          <table:table-cell office:value-type="float" office:value="2172511.36512855" calcext:value-type="float">
            <text:p>2172511.36512855</text:p>
          </table:table-cell>
          <table:table-cell office:value-type="float" office:value="2301348.85523175" calcext:value-type="float">
            <text:p>2301348.85523175</text:p>
          </table:table-cell>
          <table:table-cell office:value-type="float" office:value="2422366.08435689" calcext:value-type="float">
            <text:p>2422366.08435689</text:p>
          </table:table-cell>
          <table:table-cell office:value-type="float" office:value="2535645.40050903" calcext:value-type="float">
            <text:p>2535645.40050903</text:p>
          </table:table-cell>
          <table:table-cell office:value-type="float" office:value="2641356.67471116" calcext:value-type="float">
            <text:p>2641356.67471116</text:p>
          </table:table-cell>
          <table:table-cell office:value-type="float" office:value="2739735.56521184" calcext:value-type="float">
            <text:p>2739735.56521184</text:p>
          </table:table-cell>
          <table:table-cell office:value-type="float" office:value="2831065.64764692" calcext:value-type="float">
            <text:p>2831065.64764692</text:p>
          </table:table-cell>
          <table:table-cell office:value-type="float" office:value="2915663.90654932" calcext:value-type="float">
            <text:p>2915663.90654932</text:p>
          </table:table-cell>
          <table:table-cell office:value-type="float" office:value="2993868.96844569" calcext:value-type="float">
            <text:p>2993868.96844569</text:p>
          </table:table-cell>
          <table:table-cell office:value-type="float" office:value="3066031.66942228" calcext:value-type="float">
            <text:p>3066031.66942228</text:p>
          </table:table-cell>
          <table:table-cell office:value-type="float" office:value="3132507.54035815" calcext:value-type="float">
            <text:p>3132507.54035815</text:p>
          </table:table-cell>
          <table:table-cell office:value-type="float" office:value="3193650.89584068" calcext:value-type="float">
            <text:p>3193650.89584068</text:p>
          </table:table-cell>
          <table:table-cell office:value-type="float" office:value="3249810.26363751" calcext:value-type="float">
            <text:p>3249810.26363751</text:p>
          </table:table-cell>
          <table:table-cell office:value-type="float" office:value="3301324.90192503" calcext:value-type="float">
            <text:p>3301324.90192503</text:p>
          </table:table-cell>
          <table:table-cell office:value-type="float" office:value="3348522.21888582" calcext:value-type="float">
            <text:p>3348522.21888582</text:p>
          </table:table-cell>
          <table:table-cell office:value-type="float" office:value="3391715.92704435" calcext:value-type="float">
            <text:p>3391715.92704435</text:p>
          </table:table-cell>
          <table:table-cell office:value-type="float" office:value="3431204.79583503" calcext:value-type="float">
            <text:p>3431204.79583503</text:p>
          </table:table-cell>
          <table:table-cell office:value-type="float" office:value="3467271.8841006" calcext:value-type="float">
            <text:p>3467271.8841006</text:p>
          </table:table-cell>
          <table:table-cell office:value-type="float" office:value="3500184.16095734" calcext:value-type="float">
            <text:p>3500184.16095734</text:p>
          </table:table-cell>
          <table:table-cell office:value-type="float" office:value="3530192.42786668" calcext:value-type="float">
            <text:p>3530192.42786668</text:p>
          </table:table-cell>
          <table:table-cell office:value-type="float" office:value="3557531.48150856" calcext:value-type="float">
            <text:p>3557531.48150856</text:p>
          </table:table-cell>
          <table:table-cell office:value-type="float" office:value="3582420.45768029" calcext:value-type="float">
            <text:p>3582420.45768029</text:p>
          </table:table-cell>
          <table:table-cell office:value-type="float" office:value="3605063.31410642" calcext:value-type="float">
            <text:p>3605063.31410642</text:p>
          </table:table-cell>
          <table:table-cell office:value-type="float" office:value="3625649.41280535" calcext:value-type="float">
            <text:p>3625649.41280535</text:p>
          </table:table-cell>
          <table:table-cell office:value-type="float" office:value="3644354.17337177" calcext:value-type="float">
            <text:p>3644354.17337177</text:p>
          </table:table-cell>
          <table:table-cell office:value-type="float" office:value="3661339.77135463" calcext:value-type="float">
            <text:p>3661339.77135463</text:p>
          </table:table-cell>
          <table:table-cell office:value-type="float" office:value="3676755.8628767" calcext:value-type="float">
            <text:p>3676755.8628767</text:p>
          </table:table-cell>
          <table:table-cell office:value-type="float" office:value="3690740.31921526" calcext:value-type="float">
            <text:p>3690740.31921526</text:p>
          </table:table-cell>
          <table:table-cell office:value-type="float" office:value="3703419.95957309" calcext:value-type="float">
            <text:p>3703419.95957309</text:p>
          </table:table-cell>
          <table:table-cell office:value-type="float" office:value="3714911.27213964" calcext:value-type="float">
            <text:p>3714911.27213964</text:p>
          </table:table-cell>
          <table:table-cell office:value-type="float" office:value="3725321.11625325" calcext:value-type="float">
            <text:p>3725321.11625325</text:p>
          </table:table-cell>
          <table:table-cell office:value-type="float" office:value="3734747.40024693" calcext:value-type="float">
            <text:p>3734747.40024693</text:p>
          </table:table-cell>
          <table:table-cell office:value-type="float" office:value="3743279.73100494" calcext:value-type="float">
            <text:p>3743279.73100494</text:p>
          </table:table-cell>
          <table:table-cell office:value-type="float" office:value="3751000.0329719" calcext:value-type="float">
            <text:p>3751000.0329719</text:p>
          </table:table-cell>
          <table:table-cell office:value-type="float" office:value="3757983.13454764" calcext:value-type="float">
            <text:p>3757983.13454764</text:p>
          </table:table-cell>
          <table:table-cell office:value-type="float" office:value="3764297.321221" calcext:value-type="float">
            <text:p>3764297.321221</text:p>
          </table:table-cell>
          <table:table-cell office:value-type="float" office:value="3770004.85538776" calcext:value-type="float">
            <text:p>3770004.85538776</text:p>
          </table:table-cell>
          <table:table-cell office:value-type="float" office:value="3775162.46298745" calcext:value-type="float">
            <text:p>3775162.46298745</text:p>
          </table:table-cell>
          <table:table-cell office:value-type="float" office:value="3779821.78778408" calcext:value-type="float">
            <text:p>3779821.78778408</text:p>
          </table:table-cell>
          <table:table-cell office:value-type="float" office:value="3784029.81419394" calcext:value-type="float">
            <text:p>3784029.81419394</text:p>
          </table:table-cell>
          <table:table-cell office:value-type="float" office:value="3787829.2599131" calcext:value-type="float">
            <text:p>3787829.2599131</text:p>
          </table:table-cell>
          <table:table-cell office:value-type="float" office:value="3791258.93965235" calcext:value-type="float">
            <text:p>3791258.93965235</text:p>
          </table:table-cell>
          <table:table-cell office:value-type="float" office:value="3794354.10144543" calcext:value-type="float">
            <text:p>3794354.10144543</text:p>
          </table:table-cell>
          <table:table-cell office:value-type="float" office:value="3797146.73701682" calcext:value-type="float">
            <text:p>3797146.73701682</text:p>
          </table:table-cell>
          <table:table-cell office:value-type="float" office:value="3799665.86772365" calcext:value-type="float">
            <text:p>3799665.86772365</text:p>
          </table:table-cell>
          <table:table-cell office:value-type="float" office:value="3801937.80759773" calcext:value-type="float">
            <text:p>3801937.80759773</text:p>
          </table:table-cell>
          <table:table-cell office:value-type="float" office:value="3803986.40496783" calcext:value-type="float">
            <text:p>3803986.40496783</text:p>
          </table:table-cell>
          <table:table-cell office:value-type="float" office:value="3805833.2641235" calcext:value-type="float">
            <text:p>3805833.2641235</text:p>
          </table:table-cell>
          <table:table-cell office:value-type="float" office:value="3807497.94842041" calcext:value-type="float">
            <text:p>3807497.94842041</text:p>
          </table:table-cell>
          <table:table-cell office:value-type="float" office:value="3808998.16617245" calcext:value-type="float">
            <text:p>3808998.16617245</text:p>
          </table:table-cell>
          <table:table-cell office:value-type="float" office:value="3810349.94061414" calcext:value-type="float">
            <text:p>3810349.94061414</text:p>
          </table:table-cell>
          <table:table-cell office:value-type="float" office:value="3811567.76514648" calcext:value-type="float">
            <text:p>3811567.76514648</text:p>
          </table:table-cell>
          <table:table-cell office:value-type="float" office:value="3812664.74501374" calcext:value-type="float">
            <text:p>3812664.74501374</text:p>
          </table:table-cell>
          <table:table-cell office:value-type="float" office:value="3813652.72648791" calcext:value-type="float">
            <text:p>3813652.72648791</text:p>
          </table:table-cell>
          <table:table-cell office:value-type="float" office:value="3814542.41456944" calcext:value-type="float">
            <text:p>3814542.41456944</text:p>
          </table:table-cell>
          <table:table-cell office:value-type="float" office:value="3815343.48014618" calcext:value-type="float">
            <text:p>3815343.48014618</text:p>
          </table:table-cell>
          <table:table-cell office:value-type="float" office:value="3816064.65748691" calcext:value-type="float">
            <text:p>3816064.65748691</text:p>
          </table:table-cell>
          <table:table-cell office:value-type="float" office:value="3816713.83288375" calcext:value-type="float">
            <text:p>3816713.83288375</text:p>
          </table:table-cell>
          <table:table-cell office:value-type="float" office:value="3817298.12519734" calcext:value-type="float">
            <text:p>3817298.12519734</text:p>
          </table:table-cell>
          <table:table-cell office:value-type="float" office:value="3817823.95900261" calcext:value-type="float">
            <text:p>3817823.95900261</text:p>
          </table:table-cell>
          <table:table-cell office:value-type="float" office:value="3818297.13097836" calcext:value-type="float">
            <text:p>3818297.13097836</text:p>
          </table:table-cell>
          <table:table-cell office:value-type="float" office:value="3818722.87013412" calcext:value-type="float">
            <text:p>3818722.87013412</text:p>
          </table:table-cell>
          <table:table-cell office:value-type="float" office:value="3819105.8924195" calcext:value-type="float">
            <text:p>3819105.8924195</text:p>
          </table:table-cell>
          <table:table-cell office:value-type="float" office:value="3819450.45021745" calcext:value-type="float">
            <text:p>3819450.45021745</text:p>
          </table:table-cell>
          <table:table-cell office:value-type="float" office:value="3819760.37718118" calcext:value-type="float">
            <text:p>3819760.37718118</text:p>
          </table:table-cell>
          <table:table-cell office:value-type="float" office:value="3820039.12883596" calcext:value-type="float">
            <text:p>3820039.12883596</text:p>
          </table:table-cell>
          <table:table-cell office:value-type="float" office:value="3820289.81933165" calcext:value-type="float">
            <text:p>3820289.81933165</text:p>
          </table:table-cell>
          <table:table-cell office:value-type="float" office:value="3820515.25469832" calcext:value-type="float">
            <text:p>3820515.25469832</text:p>
          </table:table-cell>
          <table:table-cell office:value-type="float" office:value="3820717.96292728" calcext:value-type="float">
            <text:p>3820717.96292728</text:p>
          </table:table-cell>
          <table:table-cell office:value-type="float" office:value="3820900.22117129" calcext:value-type="float">
            <text:p>3820900.22117129</text:p>
          </table:table-cell>
          <table:table-cell office:value-type="float" office:value="3821064.08033206" calcext:value-type="float">
            <text:p>3821064.08033206</text:p>
          </table:table-cell>
          <table:table-cell office:value-type="float" office:value="3821211.38727932" calcext:value-type="float">
            <text:p>3821211.38727932</text:p>
          </table:table-cell>
          <table:table-cell office:value-type="float" office:value="3821343.80492362" calcext:value-type="float">
            <text:p>3821343.80492362</text:p>
          </table:table-cell>
          <table:table-cell office:value-type="float" office:value="3821462.83034542" calcext:value-type="float">
            <text:p>3821462.83034542</text:p>
          </table:table-cell>
          <table:table-cell office:value-type="float" office:value="3821569.81116417" calcext:value-type="float">
            <text:p>3821569.81116417</text:p>
          </table:table-cell>
          <table:table-cell office:value-type="float" office:value="3821665.9603147" calcext:value-type="float">
            <text:p>3821665.9603147</text:p>
          </table:table-cell>
          <table:table-cell office:value-type="float" office:value="3821752.36938253" calcext:value-type="float">
            <text:p>3821752.36938253</text:p>
          </table:table-cell>
          <table:table-cell office:value-type="float" office:value="3821830.02063611" calcext:value-type="float">
            <text:p>3821830.02063611</text:p>
          </table:table-cell>
          <table:table-cell office:value-type="float" office:value="3821899.79788076" calcext:value-type="float">
            <text:p>3821899.79788076</text:p>
          </table:table-cell>
          <table:table-cell office:value-type="float" office:value="3821962.4962477" calcext:value-type="float">
            <text:p>3821962.4962477</text:p>
          </table:table-cell>
          <table:table-cell office:value-type="float" office:value="3822018.83102098" calcext:value-type="float">
            <text:p>3822018.83102098</text:p>
          </table:table-cell>
          <table:table-cell office:value-type="float" office:value="3822069.44559528" calcext:value-type="float">
            <text:p>3822069.44559528</text:p>
          </table:table-cell>
          <table:table-cell office:value-type="float" office:value="3822114.91864875" calcext:value-type="float">
            <text:p>3822114.91864875</text:p>
          </table:table-cell>
          <table:table-cell office:value-type="float" office:value="3822155.77060744" calcext:value-type="float">
            <text:p>3822155.77060744</text:p>
          </table:table-cell>
          <table:table-cell office:value-type="float" office:value="3822192.46947006" calcext:value-type="float">
            <text:p>3822192.46947006</text:p>
          </table:table-cell>
          <table:table-cell office:value-type="float" office:value="3822225.43605562" calcext:value-type="float">
            <text:p>3822225.43605562</text:p>
          </table:table-cell>
          <table:table-cell office:value-type="float" office:value="3822255.04873049" calcext:value-type="float">
            <text:p>3822255.04873049</text:p>
          </table:table-cell>
          <table:table-cell office:value-type="float" office:value="3822281.64766571" calcext:value-type="float">
            <text:p>3822281.64766571</text:p>
          </table:table-cell>
          <table:table-cell office:value-type="float" office:value="3822305.53867084" calcext:value-type="float">
            <text:p>3822305.53867084</text:p>
          </table:table-cell>
          <table:table-cell office:value-type="float" office:value="3822326.996646" calcext:value-type="float">
            <text:p>3822326.996646</text:p>
          </table:table-cell>
          <table:table-cell office:value-type="float" office:value="3822346.26868957" calcext:value-type="float">
            <text:p>3822346.26868957</text:p>
          </table:table-cell>
          <table:table-cell office:value-type="float" office:value="3822363.57689576" calcext:value-type="float">
            <text:p>3822363.57689576</text:p>
          </table:table-cell>
          <table:table-cell office:value-type="float" office:value="3822379.12087251" calcext:value-type="float">
            <text:p>3822379.12087251</text:p>
          </table:table-cell>
          <table:table-cell office:value-type="float" office:value="3822393.08000752" calcext:value-type="float">
            <text:p>3822393.08000752</text:p>
          </table:table-cell>
          <table:table-cell office:value-type="float" office:value="3822405.61550742" calcext:value-type="float">
            <text:p>3822405.61550742</text:p>
          </table:table-cell>
          <table:table-cell office:value-type="float" office:value="3822416.87223243" calcext:value-type="float">
            <text:p>3822416.87223243</text:p>
          </table:table-cell>
          <table:table-cell office:value-type="float" office:value="3822426.980347" calcext:value-type="float">
            <text:p>3822426.980347</text:p>
          </table:table-cell>
          <table:table-cell office:value-type="float" office:value="3822436.05680478" calcext:value-type="float">
            <text:p>3822436.05680478</text:p>
          </table:table-cell>
          <table:table-cell office:value-type="float" office:value="3822444.20668417" calcext:value-type="float">
            <text:p>3822444.20668417</text:p>
          </table:table-cell>
          <table:table-cell office:value-type="float" office:value="3822451.52438974" calcext:value-type="float">
            <text:p>3822451.52438974</text:p>
          </table:table-cell>
          <table:table-cell office:value-type="float" office:value="3822458.09473252" calcext:value-type="float">
            <text:p>3822458.09473252</text:p>
          </table:table-cell>
          <table:table-cell office:value-type="float" office:value="3822463.99390165" calcext:value-type="float">
            <text:p>3822463.99390165</text:p>
          </table:table-cell>
          <table:table-cell office:value-type="float" office:value="3822469.29033791" calcext:value-type="float">
            <text:p>3822469.29033791</text:p>
          </table:table-cell>
          <table:table-cell office:value-type="float" office:value="3822474.04551926" calcext:value-type="float">
            <text:p>3822474.04551926</text:p>
          </table:table-cell>
          <table:table-cell office:value-type="float" office:value="3822478.31466701" calcext:value-type="float">
            <text:p>3822478.31466701</text:p>
          </table:table-cell>
          <table:table-cell office:value-type="float" office:value="3822482.14738068" calcext:value-type="float">
            <text:p>3822482.14738068</text:p>
          </table:table-cell>
          <table:table-cell office:value-type="float" office:value="3822485.58820873" calcext:value-type="float">
            <text:p>3822485.58820873</text:p>
          </table:table-cell>
          <table:table-cell office:value-type="float" office:value="3822488.67716146" calcext:value-type="float">
            <text:p>3822488.67716146</text:p>
          </table:table-cell>
          <table:table-cell office:value-type="float" office:value="3822491.45017219" calcext:value-type="float">
            <text:p>3822491.45017219</text:p>
          </table:table-cell>
          <table:table-cell office:value-type="float" office:value="3822493.93951155" calcext:value-type="float">
            <text:p>3822493.93951155</text:p>
          </table:table-cell>
          <table:table-cell office:value-type="float" office:value="3822496.17415996" calcext:value-type="float">
            <text:p>3822496.17415996</text:p>
          </table:table-cell>
          <table:table-cell office:value-type="float" office:value="3822498.18014226" calcext:value-type="float">
            <text:p>3822498.18014226</text:p>
          </table:table-cell>
          <table:table-cell office:value-type="float" office:value="3822499.98082848" calcext:value-type="float">
            <text:p>3822499.98082848</text:p>
          </table:table-cell>
          <table:table-cell office:value-type="float" office:value="3822501.59720405" calcext:value-type="float">
            <text:p>3822501.59720405</text:p>
          </table:table-cell>
          <table:table-cell office:value-type="float" office:value="3822503.04811259" calcext:value-type="float">
            <text:p>3822503.04811259</text:p>
          </table:table-cell>
          <table:table-cell office:value-type="float" office:value="3822504.35047407" calcext:value-type="float">
            <text:p>3822504.35047407</text:p>
          </table:table-cell>
          <table:table-cell office:value-type="float" office:value="3822505.51948082" calcext:value-type="float">
            <text:p>3822505.51948082</text:p>
          </table:table-cell>
          <table:table-cell office:value-type="float" office:value="3822506.56877355" calcext:value-type="float">
            <text:p>3822506.56877355</text:p>
          </table:table-cell>
          <table:table-cell office:value-type="float" office:value="3822507.51059956" calcext:value-type="float">
            <text:p>3822507.51059956</text:p>
          </table:table-cell>
          <table:table-cell office:value-type="float" office:value="3822508.35595485" calcext:value-type="float">
            <text:p>3822508.35595485</text:p>
          </table:table-cell>
          <table:table-cell office:value-type="float" office:value="3822509.1147117" calcext:value-type="float">
            <text:p>3822509.1147117</text:p>
          </table:table-cell>
          <table:table-cell office:value-type="float" office:value="3822509.79573333" calcext:value-type="float">
            <text:p>3822509.79573333</text:p>
          </table:table-cell>
          <table:table-cell office:value-type="float" office:value="3822510.4069769" calcext:value-type="float">
            <text:p>3822510.4069769</text:p>
          </table:table-cell>
          <table:table-cell office:value-type="float" office:value="3822510.95558597" calcext:value-type="float">
            <text:p>3822510.95558597</text:p>
          </table:table-cell>
          <table:table-cell office:value-type="float" office:value="3822511.44797356" calcext:value-type="float">
            <text:p>3822511.44797356</text:p>
          </table:table-cell>
          <table:table-cell office:value-type="float" office:value="3822511.88989679" calcext:value-type="float">
            <text:p>3822511.88989679</text:p>
          </table:table-cell>
          <table:table-cell office:value-type="float" office:value="3822512.28652382" calcext:value-type="float">
            <text:p>3822512.28652382</text:p>
          </table:table-cell>
          <table:table-cell office:value-type="float" office:value="3822512.64249405" calcext:value-type="float">
            <text:p>3822512.64249405</text:p>
          </table:table-cell>
          <table:table-cell office:value-type="float" office:value="3822512.96197215" calcext:value-type="float">
            <text:p>3822512.96197215</text:p>
          </table:table-cell>
          <table:table-cell office:value-type="float" office:value="3822513.24869656" calcext:value-type="float">
            <text:p>3822513.24869656</text:p>
          </table:table-cell>
          <table:table-cell office:value-type="float" office:value="3822513.5060231" calcext:value-type="float">
            <text:p>3822513.5060231</text:p>
          </table:table-cell>
          <table:table-cell office:value-type="float" office:value="3822513.73696402" calcext:value-type="float">
            <text:p>3822513.73696402</text:p>
          </table:table-cell>
          <table:table-cell office:value-type="float" office:value="3822513.9442232" calcext:value-type="float">
            <text:p>3822513.9442232</text:p>
          </table:table-cell>
          <table:table-cell office:value-type="float" office:value="3822514.13022765" calcext:value-type="float">
            <text:p>3822514.13022765</text:p>
          </table:table-cell>
          <table:table-cell office:value-type="float" office:value="3822514.29715584" calcext:value-type="float">
            <text:p>3822514.29715584</text:p>
          </table:table-cell>
          <table:table-cell office:value-type="float" office:value="3822514.44696312" calcext:value-type="float">
            <text:p>3822514.44696312</text:p>
          </table:table-cell>
          <table:table-cell office:value-type="float" office:value="3822514.58140457" calcext:value-type="float">
            <text:p>3822514.58140457</text:p>
          </table:table-cell>
          <table:table-cell office:value-type="float" office:value="3822514.70205546" calcext:value-type="float">
            <text:p>3822514.70205546</text:p>
          </table:table-cell>
          <table:table-cell office:value-type="float" office:value="3822514.81032968" calcext:value-type="float">
            <text:p>3822514.81032968</text:p>
          </table:table-cell>
          <table:table-cell office:value-type="float" office:value="3822514.90749627" calcext:value-type="float">
            <text:p>3822514.90749627</text:p>
          </table:table-cell>
          <table:table-cell office:value-type="float" office:value="3822514.9946942" calcext:value-type="float">
            <text:p>3822514.9946942</text:p>
          </table:table-cell>
          <table:table-cell office:value-type="float" office:value="3822515.07294574" calcext:value-type="float">
            <text:p>3822515.07294574</text:p>
          </table:table-cell>
          <table:table-cell office:value-type="float" office:value="3822515.14316839" calcext:value-type="float">
            <text:p>3822515.14316839</text:p>
          </table:table-cell>
          <table:table-cell office:value-type="float" office:value="3822515.2061856" calcext:value-type="float">
            <text:p>3822515.2061856</text:p>
          </table:table-cell>
          <table:table-cell office:value-type="float" office:value="3822515.26273642" calcext:value-type="float">
            <text:p>3822515.26273642</text:p>
          </table:table-cell>
          <table:table-cell office:value-type="float" office:value="3822515.31348411" calcext:value-type="float">
            <text:p>3822515.31348411</text:p>
          </table:table-cell>
          <table:table-cell office:value-type="float" office:value="3822515.35902398" calcext:value-type="float">
            <text:p>3822515.35902398</text:p>
          </table:table-cell>
          <table:table-cell office:value-type="float" office:value="3822515.39989025" calcext:value-type="float">
            <text:p>3822515.39989025</text:p>
          </table:table-cell>
          <table:table-cell office:value-type="float" office:value="3822515.43656241" calcext:value-type="float">
            <text:p>3822515.43656241</text:p>
          </table:table-cell>
          <table:table-cell office:value-type="float" office:value="3822515.46947074" calcext:value-type="float">
            <text:p>3822515.46947074</text:p>
          </table:table-cell>
          <table:table-cell office:value-type="float" office:value="3822515.49900142" calcext:value-type="float">
            <text:p>3822515.49900142</text:p>
          </table:table-cell>
          <table:table-cell office:value-type="float" office:value="3822515.52550102" calcext:value-type="float">
            <text:p>3822515.52550102</text:p>
          </table:table-cell>
          <table:table-cell office:value-type="float" office:value="3822515.54928056" calcext:value-type="float">
            <text:p>3822515.54928056</text:p>
          </table:table-cell>
          <table:table-cell office:value-type="float" office:value="3822515.57061916" calcext:value-type="float">
            <text:p>3822515.57061916</text:p>
          </table:table-cell>
          <table:table-cell office:value-type="float" office:value="3822515.5897673" calcext:value-type="float">
            <text:p>3822515.5897673</text:p>
          </table:table-cell>
          <table:table-cell office:value-type="float" office:value="3822515.60694979" calcext:value-type="float">
            <text:p>3822515.60694979</text:p>
          </table:table-cell>
          <table:table-cell office:value-type="float" office:value="3822515.62236835" calcext:value-type="float">
            <text:p>3822515.62236835</text:p>
          </table:table-cell>
          <table:table-cell office:value-type="float" office:value="3822515.63620402" calcext:value-type="float">
            <text:p>3822515.63620402</text:p>
          </table:table-cell>
          <table:table-cell office:value-type="float" office:value="3822515.64861927" calcext:value-type="float">
            <text:p>3822515.64861927</text:p>
          </table:table-cell>
          <table:table-cell office:value-type="float" office:value="3822515.65975987" calcext:value-type="float">
            <text:p>3822515.65975987</text:p>
          </table:table-cell>
          <table:table-cell office:value-type="float" office:value="3822515.66975667" calcext:value-type="float">
            <text:p>3822515.66975667</text:p>
          </table:table-cell>
          <table:table-cell office:value-type="float" office:value="3822515.67872708" calcext:value-type="float">
            <text:p>3822515.67872708</text:p>
          </table:table-cell>
          <table:table-cell office:value-type="float" office:value="3822515.68677645" calcext:value-type="float">
            <text:p>3822515.68677645</text:p>
          </table:table-cell>
          <table:table-cell office:value-type="float" office:value="3822515.69399934" calcext:value-type="float">
            <text:p>3822515.69399934</text:p>
          </table:table-cell>
          <table:table-cell office:value-type="float" office:value="3822515.70048058" calcext:value-type="float">
            <text:p>3822515.70048058</text:p>
          </table:table-cell>
          <table:table-cell office:value-type="float" office:value="3822515.70629631" calcext:value-type="float">
            <text:p>3822515.70629631</text:p>
          </table:table-cell>
          <table:table-cell office:value-type="float" office:value="3822515.71151487" calcext:value-type="float">
            <text:p>3822515.71151487</text:p>
          </table:table-cell>
          <table:table-cell office:value-type="float" office:value="3822515.71619754" calcext:value-type="float">
            <text:p>3822515.71619754</text:p>
          </table:table-cell>
          <table:table-cell office:value-type="float" office:value="3822515.72039937" calcext:value-type="float">
            <text:p>3822515.72039937</text:p>
          </table:table-cell>
          <table:table-cell office:value-type="float" office:value="3822515.7241697" calcext:value-type="float">
            <text:p>3822515.7241697</text:p>
          </table:table-cell>
          <table:table-cell office:value-type="float" office:value="3822515.72755286" calcext:value-type="float">
            <text:p>3822515.72755286</text:p>
          </table:table-cell>
          <table:table-cell office:value-type="float" office:value="3822515.73058858" calcext:value-type="float">
            <text:p>3822515.73058858</text:p>
          </table:table-cell>
          <table:table-cell office:value-type="float" office:value="3822515.73331255" calcext:value-type="float">
            <text:p>3822515.73331255</text:p>
          </table:table-cell>
          <table:table-cell office:value-type="float" office:value="3822515.73575677" calcext:value-type="float">
            <text:p>3822515.73575677</text:p>
          </table:table-cell>
          <table:table-cell office:value-type="float" office:value="3822515.73794998" calcext:value-type="float">
            <text:p>3822515.73794998</text:p>
          </table:table-cell>
          <table:table-cell office:value-type="float" office:value="3822515.73991794" calcext:value-type="float">
            <text:p>3822515.73991794</text:p>
          </table:table-cell>
          <table:table-cell office:value-type="float" office:value="3822515.74168378" calcext:value-type="float">
            <text:p>3822515.74168378</text:p>
          </table:table-cell>
          <table:table-cell office:value-type="float" office:value="3822515.74326827" calcext:value-type="float">
            <text:p>3822515.74326827</text:p>
          </table:table-cell>
          <table:table-cell office:value-type="float" office:value="3822515.74469002" calcext:value-type="float">
            <text:p>3822515.74469002</text:p>
          </table:table-cell>
          <table:table-cell office:value-type="float" office:value="3822515.74596575" calcext:value-type="float">
            <text:p>3822515.74596575</text:p>
          </table:table-cell>
          <table:table-cell office:value-type="float" office:value="3822515.74711045" calcext:value-type="float">
            <text:p>3822515.74711045</text:p>
          </table:table-cell>
          <table:table-cell office:value-type="float" office:value="3822515.74813758" calcext:value-type="float">
            <text:p>3822515.74813758</text:p>
          </table:table-cell>
          <table:table-cell office:value-type="float" office:value="3822515.74905922" calcext:value-type="float">
            <text:p>3822515.74905922</text:p>
          </table:table-cell>
          <table:table-cell office:value-type="float" office:value="3822515.74988619" calcext:value-type="float">
            <text:p>3822515.74988619</text:p>
          </table:table-cell>
          <table:table-cell office:value-type="float" office:value="3822515.75062822" calcext:value-type="float">
            <text:p>3822515.75062822</text:p>
          </table:table-cell>
          <table:table-cell office:value-type="float" office:value="3822515.75129403" calcext:value-type="float">
            <text:p>3822515.75129403</text:p>
          </table:table-cell>
          <table:table-cell office:value-type="float" office:value="3822515.75189146" calcext:value-type="float">
            <text:p>3822515.75189146</text:p>
          </table:table-cell>
          <table:table-cell office:value-type="float" office:value="3822515.75242752" calcext:value-type="float">
            <text:p>3822515.75242752</text:p>
          </table:table-cell>
          <table:table-cell office:value-type="float" office:value="3822515.75290851" calcext:value-type="float">
            <text:p>3822515.75290851</text:p>
          </table:table-cell>
          <table:table-cell office:value-type="float" office:value="3822515.7533401" calcext:value-type="float">
            <text:p>3822515.7533401</text:p>
          </table:table-cell>
          <table:table-cell office:value-type="float" office:value="3822515.75372736" calcext:value-type="float">
            <text:p>3822515.75372736</text:p>
          </table:table-cell>
          <table:table-cell office:value-type="float" office:value="3822515.75407484" calcext:value-type="float">
            <text:p>3822515.75407484</text:p>
          </table:table-cell>
          <table:table-cell office:value-type="float" office:value="3822515.75438662" calcext:value-type="float">
            <text:p>3822515.75438662</text:p>
          </table:table-cell>
          <table:table-cell office:value-type="float" office:value="3822515.75466638" calcext:value-type="float">
            <text:p>3822515.75466638</text:p>
          </table:table-cell>
          <table:table-cell office:value-type="float" office:value="3822515.7549174" calcext:value-type="float">
            <text:p>3822515.7549174</text:p>
          </table:table-cell>
          <table:table-cell office:value-type="float" office:value="3822515.75514263" calcext:value-type="float">
            <text:p>3822515.75514263</text:p>
          </table:table-cell>
          <table:table-cell office:value-type="float" office:value="3822515.75534473" calcext:value-type="float">
            <text:p>3822515.75534473</text:p>
          </table:table-cell>
          <table:table-cell office:value-type="float" office:value="3822515.75552607" calcext:value-type="float">
            <text:p>3822515.75552607</text:p>
          </table:table-cell>
          <table:table-cell office:value-type="float" office:value="3822515.75568878" calcext:value-type="float">
            <text:p>3822515.75568878</text:p>
          </table:table-cell>
          <table:table-cell office:value-type="float" office:value="3822515.75583477" calcext:value-type="float">
            <text:p>3822515.75583477</text:p>
          </table:table-cell>
          <table:table-cell office:value-type="float" office:value="3822515.75596577" calcext:value-type="float">
            <text:p>3822515.75596577</text:p>
          </table:table-cell>
          <table:table-cell office:value-type="float" office:value="3822515.75608331" calcext:value-type="float">
            <text:p>3822515.75608331</text:p>
          </table:table-cell>
          <table:table-cell office:value-type="float" office:value="3822515.75618877" calcext:value-type="float">
            <text:p>3822515.75618877</text:p>
          </table:table-cell>
          <table:table-cell office:value-type="float" office:value="3822515.7562834" calcext:value-type="float">
            <text:p>3822515.7562834</text:p>
          </table:table-cell>
          <table:table-cell office:value-type="float" office:value="3822515.75636831" calcext:value-type="float">
            <text:p>3822515.75636831</text:p>
          </table:table-cell>
          <table:table-cell office:value-type="float" office:value="3822515.7564445" calcext:value-type="float">
            <text:p>3822515.7564445</text:p>
          </table:table-cell>
          <table:table-cell office:value-type="float" office:value="3822515.75651286" calcext:value-type="float">
            <text:p>3822515.75651286</text:p>
          </table:table-cell>
          <table:table-cell office:value-type="float" office:value="3822515.7565742" calcext:value-type="float">
            <text:p>3822515.7565742</text:p>
          </table:table-cell>
          <table:table-cell office:value-type="float" office:value="3822515.75662923" calcext:value-type="float">
            <text:p>3822515.75662923</text:p>
          </table:table-cell>
          <table:table-cell office:value-type="float" office:value="3822515.75667862" calcext:value-type="float">
            <text:p>3822515.75667862</text:p>
          </table:table-cell>
          <table:table-cell office:value-type="float" office:value="3822515.75672293" calcext:value-type="float">
            <text:p>3822515.75672293</text:p>
          </table:table-cell>
          <table:table-cell office:value-type="float" office:value="3822515.75676268" calcext:value-type="float">
            <text:p>3822515.75676268</text:p>
          </table:table-cell>
          <table:table-cell office:value-type="float" office:value="3822515.75679835" calcext:value-type="float">
            <text:p>3822515.75679835</text:p>
          </table:table-cell>
          <table:table-cell office:value-type="float" office:value="3822515.75683036" calcext:value-type="float">
            <text:p>3822515.75683036</text:p>
          </table:table-cell>
          <table:table-cell office:value-type="float" office:value="3822515.75685908" calcext:value-type="float">
            <text:p>3822515.75685908</text:p>
          </table:table-cell>
          <table:table-cell office:value-type="float" office:value="3822515.75688485" calcext:value-type="float">
            <text:p>3822515.75688485</text:p>
          </table:table-cell>
          <table:table-cell office:value-type="float" office:value="3822515.75690797" calcext:value-type="float">
            <text:p>3822515.75690797</text:p>
          </table:table-cell>
          <table:table-cell office:value-type="float" office:value="3822515.75692872" calcext:value-type="float">
            <text:p>3822515.75692872</text:p>
          </table:table-cell>
          <table:table-cell office:value-type="float" office:value="3822515.75694733" calcext:value-type="float">
            <text:p>3822515.75694733</text:p>
          </table:table-cell>
          <table:table-cell office:value-type="float" office:value="3822515.75696404" calcext:value-type="float">
            <text:p>3822515.75696404</text:p>
          </table:table-cell>
          <table:table-cell office:value-type="float" office:value="3822515.75697902" calcext:value-type="float">
            <text:p>3822515.75697902</text:p>
          </table:table-cell>
          <table:table-cell office:value-type="float" office:value="3822515.75699247" calcext:value-type="float">
            <text:p>3822515.75699247</text:p>
          </table:table-cell>
          <table:table-cell office:value-type="float" office:value="3822515.75700453" calcext:value-type="float">
            <text:p>3822515.75700453</text:p>
          </table:table-cell>
          <table:table-cell office:value-type="float" office:value="3822515.75701536" calcext:value-type="float">
            <text:p>3822515.75701536</text:p>
          </table:table-cell>
          <table:table-cell office:value-type="float" office:value="3822515.75702507" calcext:value-type="float">
            <text:p>3822515.75702507</text:p>
          </table:table-cell>
          <table:table-cell office:value-type="float" office:value="3822515.75703379" calcext:value-type="float">
            <text:p>3822515.75703379</text:p>
          </table:table-cell>
          <table:table-cell office:value-type="float" office:value="3822515.75704161" calcext:value-type="float">
            <text:p>3822515.75704161</text:p>
          </table:table-cell>
          <table:table-cell office:value-type="float" office:value="3822515.75704863" calcext:value-type="float">
            <text:p>3822515.75704863</text:p>
          </table:table-cell>
          <table:table-cell office:value-type="float" office:value="3822515.75705492" calcext:value-type="float">
            <text:p>3822515.75705492</text:p>
          </table:table-cell>
          <table:table-cell office:value-type="float" office:value="3822515.75706057" calcext:value-type="float">
            <text:p>3822515.75706057</text:p>
          </table:table-cell>
          <table:table-cell office:value-type="float" office:value="3822515.75706564" calcext:value-type="float">
            <text:p>3822515.75706564</text:p>
          </table:table-cell>
          <table:table-cell office:value-type="float" office:value="3822515.75707019" calcext:value-type="float">
            <text:p>3822515.75707019</text:p>
          </table:table-cell>
          <table:table-cell office:value-type="float" office:value="3822515.75707427" calcext:value-type="float">
            <text:p>3822515.75707427</text:p>
          </table:table-cell>
          <table:table-cell office:value-type="float" office:value="3822515.75707793" calcext:value-type="float">
            <text:p>3822515.75707793</text:p>
          </table:table-cell>
          <table:table-cell office:value-type="float" office:value="3822515.75708121" calcext:value-type="float">
            <text:p>3822515.75708121</text:p>
          </table:table-cell>
          <table:table-cell office:value-type="float" office:value="3822515.75708416" calcext:value-type="float">
            <text:p>3822515.75708416</text:p>
          </table:table-cell>
          <table:table-cell office:value-type="float" office:value="3822515.75708681" calcext:value-type="float">
            <text:p>3822515.75708681</text:p>
          </table:table-cell>
          <table:table-cell office:value-type="float" office:value="3822515.75708918" calcext:value-type="float">
            <text:p>3822515.75708918</text:p>
          </table:table-cell>
          <table:table-cell office:value-type="float" office:value="3822515.75709131" calcext:value-type="float">
            <text:p>3822515.75709131</text:p>
          </table:table-cell>
          <table:table-cell office:value-type="float" office:value="3822515.75709322" calcext:value-type="float">
            <text:p>3822515.75709322</text:p>
          </table:table-cell>
          <table:table-cell office:value-type="float" office:value="3822515.75709493" calcext:value-type="float">
            <text:p>3822515.75709493</text:p>
          </table:table-cell>
          <table:table-cell office:value-type="float" office:value="3822515.75709647" calcext:value-type="float">
            <text:p>3822515.75709647</text:p>
          </table:table-cell>
          <table:table-cell office:value-type="float" office:value="3822515.75709785" calcext:value-type="float">
            <text:p>3822515.75709785</text:p>
          </table:table-cell>
          <table:table-cell office:value-type="float" office:value="3822515.75709909" calcext:value-type="float">
            <text:p>3822515.75709909</text:p>
          </table:table-cell>
          <table:table-cell office:value-type="float" office:value="3822515.7571002" calcext:value-type="float">
            <text:p>3822515.7571002</text:p>
          </table:table-cell>
          <table:table-cell office:value-type="float" office:value="3822515.7571012" calcext:value-type="float">
            <text:p>3822515.7571012</text:p>
          </table:table-cell>
          <table:table-cell office:value-type="float" office:value="3822515.75710209" calcext:value-type="float">
            <text:p>3822515.75710209</text:p>
          </table:table-cell>
          <table:table-cell office:value-type="float" office:value="3822515.7571029" calcext:value-type="float">
            <text:p>3822515.7571029</text:p>
          </table:table-cell>
          <table:table-cell office:value-type="float" office:value="3822515.75710361" calcext:value-type="float">
            <text:p>3822515.75710361</text:p>
          </table:table-cell>
          <table:table-cell office:value-type="float" office:value="3822515.75710426" calcext:value-type="float">
            <text:p>3822515.75710426</text:p>
          </table:table-cell>
          <table:table-cell office:value-type="float" office:value="3822515.75710484" calcext:value-type="float">
            <text:p>3822515.75710484</text:p>
          </table:table-cell>
          <table:table-cell office:value-type="float" office:value="3822515.75710536" calcext:value-type="float">
            <text:p>3822515.75710536</text:p>
          </table:table-cell>
          <table:table-cell office:value-type="float" office:value="3822515.75710583" calcext:value-type="float">
            <text:p>3822515.75710583</text:p>
          </table:table-cell>
          <table:table-cell office:value-type="float" office:value="3822515.75710625" calcext:value-type="float">
            <text:p>3822515.75710625</text:p>
          </table:table-cell>
          <table:table-cell office:value-type="float" office:value="3822515.75710662" calcext:value-type="float">
            <text:p>3822515.75710662</text:p>
          </table:table-cell>
          <table:table-cell office:value-type="float" office:value="3822515.75710696" calcext:value-type="float">
            <text:p>3822515.75710696</text:p>
          </table:table-cell>
          <table:table-cell office:value-type="float" office:value="3822515.75710726" calcext:value-type="float">
            <text:p>3822515.75710726</text:p>
          </table:table-cell>
          <table:table-cell office:value-type="float" office:value="3822515.75710753" calcext:value-type="float">
            <text:p>3822515.75710753</text:p>
          </table:table-cell>
          <table:table-cell office:value-type="float" office:value="3822515.75710778" calcext:value-type="float">
            <text:p>3822515.75710778</text:p>
          </table:table-cell>
          <table:table-cell office:value-type="float" office:value="3822515.757108" calcext:value-type="float">
            <text:p>3822515.757108</text:p>
          </table:table-cell>
          <table:table-cell office:value-type="float" office:value="3822515.75710819" calcext:value-type="float">
            <text:p>3822515.75710819</text:p>
          </table:table-cell>
          <table:table-cell office:value-type="float" office:value="3822515.75710837" calcext:value-type="float">
            <text:p>3822515.75710837</text:p>
          </table:table-cell>
          <table:table-cell office:value-type="float" office:value="3822515.75710853" calcext:value-type="float">
            <text:p>3822515.75710853</text:p>
          </table:table-cell>
          <table:table-cell office:value-type="float" office:value="3822515.75710867" calcext:value-type="float">
            <text:p>3822515.75710867</text:p>
          </table:table-cell>
          <table:table-cell office:value-type="float" office:value="3822515.75710879" calcext:value-type="float">
            <text:p>3822515.75710879</text:p>
          </table:table-cell>
          <table:table-cell office:value-type="float" office:value="3822515.75710891" calcext:value-type="float">
            <text:p>3822515.75710891</text:p>
          </table:table-cell>
          <table:table-cell office:value-type="float" office:value="3822515.75710901" calcext:value-type="float">
            <text:p>3822515.75710901</text:p>
          </table:table-cell>
          <table:table-cell office:value-type="float" office:value="3822515.7571091" calcext:value-type="float">
            <text:p>3822515.7571091</text:p>
          </table:table-cell>
          <table:table-cell office:value-type="float" office:value="3822515.75710918" calcext:value-type="float">
            <text:p>3822515.75710918</text:p>
          </table:table-cell>
          <table:table-cell office:value-type="float" office:value="3822515.75710926" calcext:value-type="float">
            <text:p>3822515.75710926</text:p>
          </table:table-cell>
          <table:table-cell office:value-type="float" office:value="3822515.75710932" calcext:value-type="float">
            <text:p>3822515.75710932</text:p>
          </table:table-cell>
          <table:table-cell office:value-type="float" office:value="3822515.75710938" calcext:value-type="float">
            <text:p>3822515.75710938</text:p>
          </table:table-cell>
          <table:table-cell office:value-type="float" office:value="3822515.75710944" calcext:value-type="float">
            <text:p>3822515.75710944</text:p>
          </table:table-cell>
          <table:table-cell office:value-type="float" office:value="3822515.75710948" calcext:value-type="float">
            <text:p>3822515.75710948</text:p>
          </table:table-cell>
          <table:table-cell office:value-type="float" office:value="3822515.75710953" calcext:value-type="float">
            <text:p>3822515.75710953</text:p>
          </table:table-cell>
          <table:table-cell office:value-type="float" office:value="3822515.75710957" calcext:value-type="float">
            <text:p>3822515.75710957</text:p>
          </table:table-cell>
          <table:table-cell office:value-type="float" office:value="3822515.7571096" calcext:value-type="float">
            <text:p>3822515.7571096</text:p>
          </table:table-cell>
          <table:table-cell office:value-type="float" office:value="3822515.75710963" calcext:value-type="float">
            <text:p>3822515.75710963</text:p>
          </table:table-cell>
          <table:table-cell office:value-type="float" office:value="3822515.75710966" calcext:value-type="float">
            <text:p>3822515.75710966</text:p>
          </table:table-cell>
          <table:table-cell office:value-type="float" office:value="3822515.75710968" calcext:value-type="float">
            <text:p>3822515.75710968</text:p>
          </table:table-cell>
          <table:table-cell office:value-type="float" office:value="3822515.75710971" calcext:value-type="float">
            <text:p>3822515.75710971</text:p>
          </table:table-cell>
          <table:table-cell office:value-type="float" office:value="3822515.75710973" calcext:value-type="float">
            <text:p>3822515.75710973</text:p>
          </table:table-cell>
          <table:table-cell office:value-type="float" office:value="3822515.75710975" calcext:value-type="float">
            <text:p>3822515.75710975</text:p>
          </table:table-cell>
          <table:table-cell office:value-type="float" office:value="3822515.75710976" calcext:value-type="float">
            <text:p>3822515.75710976</text:p>
          </table:table-cell>
          <table:table-cell office:value-type="float" office:value="3822515.75710978" calcext:value-type="float">
            <text:p>3822515.75710978</text:p>
          </table:table-cell>
          <table:table-cell office:value-type="float" office:value="3822515.75710979" calcext:value-type="float">
            <text:p>3822515.75710979</text:p>
          </table:table-cell>
          <table:table-cell office:value-type="float" office:value="3822515.7571098" calcext:value-type="float">
            <text:p>3822515.7571098</text:p>
          </table:table-cell>
          <table:table-cell office:value-type="float" office:value="3822515.75710981" calcext:value-type="float">
            <text:p>3822515.75710981</text:p>
          </table:table-cell>
          <table:table-cell office:value-type="float" office:value="3822515.75710982" calcext:value-type="float">
            <text:p>3822515.75710982</text:p>
          </table:table-cell>
          <table:table-cell office:value-type="float" office:value="3822515.75710983" calcext:value-type="float">
            <text:p>3822515.75710983</text:p>
          </table:table-cell>
          <table:table-cell office:value-type="float" office:value="3822515.75710984" calcext:value-type="float">
            <text:p>3822515.75710984</text:p>
          </table:table-cell>
          <table:table-cell office:value-type="float" office:value="3822515.75710984" calcext:value-type="float">
            <text:p>3822515.75710984</text:p>
          </table:table-cell>
          <table:table-cell office:value-type="float" office:value="3822515.75710985" calcext:value-type="float">
            <text:p>3822515.75710985</text:p>
          </table:table-cell>
          <table:table-cell office:value-type="float" office:value="3822515.75710985" calcext:value-type="float">
            <text:p>3822515.75710985</text:p>
          </table:table-cell>
          <table:table-cell office:value-type="float" office:value="3822515.75710986" calcext:value-type="float">
            <text:p>3822515.75710986</text:p>
          </table:table-cell>
          <table:table-cell office:value-type="float" office:value="3822515.75710986" calcext:value-type="float">
            <text:p>3822515.75710986</text:p>
          </table:table-cell>
          <table:table-cell office:value-type="float" office:value="3822515.75710987" calcext:value-type="float">
            <text:p>3822515.75710987</text:p>
          </table:table-cell>
          <table:table-cell office:value-type="float" office:value="3822515.75710987" calcext:value-type="float">
            <text:p>3822515.75710987</text:p>
          </table:table-cell>
          <table:table-cell office:value-type="float" office:value="3822515.75710987" calcext:value-type="float">
            <text:p>3822515.75710987</text:p>
          </table:table-cell>
          <table:table-cell office:value-type="float" office:value="3822515.75710988" calcext:value-type="float">
            <text:p>3822515.75710988</text:p>
          </table:table-cell>
          <table:table-cell office:value-type="float" office:value="3822515.75710988" calcext:value-type="float">
            <text:p>3822515.75710988</text:p>
          </table:table-cell>
          <table:table-cell office:value-type="float" office:value="3822515.75710988" calcext:value-type="float">
            <text:p>3822515.75710988</text:p>
          </table:table-cell>
          <table:table-cell office:value-type="float" office:value="3822515.75710988" calcext:value-type="float">
            <text:p>3822515.75710988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89" calcext:value-type="float">
            <text:p>3822515.75710989</text:p>
          </table:table-cell>
          <table:table-cell office:value-type="float" office:value="3822515.7571099" calcext:value-type="float">
            <text:p>3822515.7571099</text:p>
          </table:table-cell>
          <table:table-cell office:value-type="float" office:value="3822515.7571099" calcext:value-type="float">
            <text:p>3822515.7571099</text:p>
          </table:table-cell>
          <table:table-cell office:value-type="float" office:value="3822515.7571099" calcext:value-type="float">
            <text:p>3822515.7571099</text:p>
          </table:table-cell>
          <table:table-cell office:value-type="float" office:value="3822515.7571099" calcext:value-type="float">
            <text:p>3822515.7571099</text:p>
          </table:table-cell>
          <table:table-cell office:value-type="float" office:value="3822515.7571099" calcext:value-type="float">
            <text:p>3822515.7571099</text:p>
          </table:table-cell>
          <table:table-cell office:value-type="float" office:value="3822515.7571099" calcext:value-type="float">
            <text:p>3822515.7571099</text:p>
          </table:table-cell>
          <table:table-cell office:value-type="float" office:value="3822515.7571099" calcext:value-type="float">
            <text:p>3822515.7571099</text:p>
          </table:table-cell>
          <table:table-cell office:value-type="float" office:value="3822515.7571099" calcext:value-type="float">
            <text:p>3822515.7571099</text:p>
          </table:table-cell>
          <table:table-cell table:number-columns-repeated="2" office:value-type="float" office:value="3822515.7571099" calcext:value-type="float">
            <text:p>3822515.7571099</text:p>
          </table:table-cell>
          <table:table-cell table:number-columns-repeated="2" office:value-type="float" office:value="3822515.7571099" calcext:value-type="float">
            <text:p>3822515.7571099</text:p>
          </table:table-cell>
          <table:table-cell table:number-columns-repeated="3" office:value-type="float" office:value="3822515.7571099" calcext:value-type="float">
            <text:p>3822515.7571099</text:p>
          </table:table-cell>
          <table:table-cell table:number-columns-repeated="4" office:value-type="float" office:value="3822515.7571099" calcext:value-type="float">
            <text:p>3822515.7571099</text:p>
          </table:table-cell>
          <table:table-cell table:number-columns-repeated="139" office:value-type="float" office:value="3822515.7571099" calcext:value-type="float">
            <text:p>3822515.7571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2:51:49.508894408</dc:date>
    <meta:editing-duration>PT2M52S</meta:editing-duration>
    <meta:editing-cycles>1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2cm" svg:y="0.316cm" chart:style-name="ch2">
          <text:p>Measles in South Korea</text:p>
        </chart:title>
        <chart:legend chart:legend-position="bottom" svg:x="3.218cm" svg:y="8.401cm" style:legend-expansion="wide" chart:style-name="ch3"/>
        <chart:plot-area chart:style-name="ch4" table:cell-range-address="'South Korea_measles'.A1:'South Korea_measles'.SG1 'South Korea_measles'.A3:'South Korea_measles'.SG6" chart:data-source-has-labels="both" svg:x="1.331cm" svg:y="1.275cm" svg:width="14.349cm" svg:height="5.781cm">
          <chart:coordinate-region svg:x="3.17cm" svg:y="1.474cm" svg:width="12.51cm" svg:height="5.374cm"/>
          <chart:axis chart:dimension="x" chart:name="primary-x" chart:style-name="ch5" chartooo:axis-type="auto">
            <chartooo:date-scale/>
            <chart:title svg:x="8.077cm" svg:y="7.236cm" chart:style-name="ch6">
              <text:p>Days</text:p>
            </chart:title>
            <chart:categories table:cell-range-address="'South Korea_measles'.B1:'South Korea_measles'.SG1"/>
          </chart:axis>
          <chart:axis chart:dimension="y" chart:name="primary-y" chart:style-name="ch5">
            <chart:title svg:x="0.451cm" svg:y="5.532cm" chart:style-name="ch7">
              <text:p>Number of People</text:p>
            </chart:title>
            <chart:grid chart:style-name="ch8" chart:class="major"/>
          </chart:axis>
          <chart:series chart:style-name="ch9" chart:values-cell-range-address="'South Korea_measles'.B3:'South Korea_measles'.SG3" chart:label-cell-address="'South Korea_measles'.A3:'South Korea_measles'.A3" chart:class="chart:line">
            <chart:data-point chart:repeated="500"/>
          </chart:series>
          <chart:series chart:style-name="ch10" chart:values-cell-range-address="'South Korea_measles'.B4:'South Korea_measles'.SG4" chart:label-cell-address="'South Korea_measles'.A4:'South Korea_measles'.A4" chart:class="chart:line">
            <chart:data-point chart:repeated="500"/>
          </chart:series>
          <chart:series chart:style-name="ch11" chart:values-cell-range-address="'South Korea_measles'.B5:'South Korea_measles'.SG5" chart:label-cell-address="'South Korea_measles'.A5:'South Korea_measles'.A5" chart:class="chart:line">
            <chart:data-point chart:repeated="500"/>
          </chart:series>
          <chart:series chart:style-name="ch12" chart:values-cell-range-address="'South Korea_measles'.B6:'South Korea_measles'.SG6" chart:label-cell-address="'South Korea_measles'.A6:'South Korea_measles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South Korea_measles'.B1:'South Korea_measles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South Korea_measles'.A3:'South Korea_measles'.A3</svg:desc>
                </draw:g>
              </table:table-cell>
              <table:table-cell office:value-type="float" office:value="1">
                <text:p>1</text:p>
                <draw:g>
                  <svg:desc>'South Korea_measles'.B3:'South Korea_measles'.SG3</svg:desc>
                </draw:g>
              </table:table-cell>
              <table:table-cell office:value-type="float" office:value="1.81276070426222">
                <text:p>1.81276070426222</text:p>
              </table:table-cell>
              <table:table-cell office:value-type="float" office:value="5.86810189904031">
                <text:p>5.86810189904031</text:p>
              </table:table-cell>
              <table:table-cell office:value-type="float" office:value="20.1035461404131">
                <text:p>20.1035461404131</text:p>
              </table:table-cell>
              <table:table-cell office:value-type="float" office:value="69.1389537499395">
                <text:p>69.1389537499395</text:p>
              </table:table-cell>
              <table:table-cell office:value-type="float" office:value="237.838679627921">
                <text:p>237.838679627921</text:p>
              </table:table-cell>
              <table:table-cell office:value-type="float" office:value="818.175732730517">
                <text:p>818.175732730517</text:p>
              </table:table-cell>
              <table:table-cell office:value-type="float" office:value="2814.50127500354">
                <text:p>2814.50127500354</text:p>
              </table:table-cell>
              <table:table-cell office:value-type="float" office:value="9681.05898456458">
                <text:p>9681.05898456458</text:p>
              </table:table-cell>
              <table:table-cell office:value-type="float" office:value="33291.1782972179">
                <text:p>33291.1782972179</text:p>
              </table:table-cell>
              <table:table-cell office:value-type="float" office:value="114377.270970044">
                <text:p>114377.270970044</text:p>
              </table:table-cell>
              <table:table-cell office:value-type="float" office:value="391734.847983653">
                <text:p>391734.847983653</text:p>
              </table:table-cell>
              <table:table-cell office:value-type="float" office:value="1327428.86762432">
                <text:p>1327428.86762432</text:p>
              </table:table-cell>
              <table:table-cell office:value-type="float" office:value="4340432.88862154">
                <text:p>4340432.88862154</text:p>
              </table:table-cell>
              <table:table-cell office:value-type="float" office:value="12690555.6487653">
                <text:p>12690555.6487653</text:p>
              </table:table-cell>
              <table:table-cell office:value-type="float" office:value="27783138.4578311">
                <text:p>27783138.4578311</text:p>
              </table:table-cell>
              <table:table-cell office:value-type="float" office:value="37847964.354588">
                <text:p>37847964.354588</text:p>
              </table:table-cell>
              <table:table-cell office:value-type="float" office:value="36258351.5378161">
                <text:p>36258351.5378161</text:p>
              </table:table-cell>
              <table:table-cell office:value-type="float" office:value="31686810.927599">
                <text:p>31686810.927599</text:p>
              </table:table-cell>
              <table:table-cell office:value-type="float" office:value="27475614.3723758">
                <text:p>27475614.3723758</text:p>
              </table:table-cell>
              <table:table-cell office:value-type="float" office:value="23818096.6844099">
                <text:p>23818096.6844099</text:p>
              </table:table-cell>
              <table:table-cell office:value-type="float" office:value="20647382.3908091">
                <text:p>20647382.3908091</text:p>
              </table:table-cell>
              <table:table-cell office:value-type="float" office:value="17898759.4867594">
                <text:p>17898759.4867594</text:p>
              </table:table-cell>
              <table:table-cell office:value-type="float" office:value="15516039.1219342">
                <text:p>15516039.1219342</text:p>
              </table:table-cell>
              <table:table-cell office:value-type="float" office:value="13450511.400963">
                <text:p>13450511.400963</text:p>
              </table:table-cell>
              <table:table-cell office:value-type="float" office:value="11659951.2480214">
                <text:p>11659951.2480214</text:p>
              </table:table-cell>
              <table:table-cell office:value-type="float" office:value="10107753.9567276">
                <text:p>10107753.9567276</text:p>
              </table:table-cell>
              <table:table-cell office:value-type="float" office:value="8762188.54394528">
                <text:p>8762188.54394528</text:p>
              </table:table-cell>
              <table:table-cell office:value-type="float" office:value="7595747.62444213">
                <text:p>7595747.62444213</text:p>
              </table:table-cell>
              <table:table-cell office:value-type="float" office:value="6584585.73102583">
                <text:p>6584585.73102583</text:p>
              </table:table-cell>
              <table:table-cell office:value-type="float" office:value="5708031.79448307">
                <text:p>5708031.79448307</text:p>
              </table:table-cell>
              <table:table-cell office:value-type="float" office:value="4948166.68681585">
                <text:p>4948166.68681585</text:p>
              </table:table-cell>
              <table:table-cell office:value-type="float" office:value="4289456.34769699">
                <text:p>4289456.34769699</text:p>
              </table:table-cell>
              <table:table-cell office:value-type="float" office:value="3718434.98018502">
                <text:p>3718434.98018502</text:p>
              </table:table-cell>
              <table:table-cell office:value-type="float" office:value="3223429.06104625">
                <text:p>3223429.06104625</text:p>
              </table:table-cell>
              <table:table-cell office:value-type="float" office:value="2794319.42438353">
                <text:p>2794319.42438353</text:p>
              </table:table-cell>
              <table:table-cell office:value-type="float" office:value="2422333.76214597">
                <text:p>2422333.76214597</text:p>
              </table:table-cell>
              <table:table-cell office:value-type="float" office:value="2099867.61596347">
                <text:p>2099867.61596347</text:p>
              </table:table-cell>
              <table:table-cell office:value-type="float" office:value="1820328.82145684">
                <text:p>1820328.82145684</text:p>
              </table:table-cell>
              <table:table-cell office:value-type="float" office:value="1578002.80930137">
                <text:p>1578002.80930137</text:p>
              </table:table-cell>
              <table:table-cell office:value-type="float" office:value="1367935.75989125">
                <text:p>1367935.75989125</text:p>
              </table:table-cell>
              <table:table-cell office:value-type="float" office:value="1185833.27859318">
                <text:p>1185833.27859318</text:p>
              </table:table-cell>
              <table:table-cell office:value-type="float" office:value="1027972.66181718">
                <text:p>1027972.66181718</text:p>
              </table:table-cell>
              <table:table-cell office:value-type="float" office:value="891126.77727643">
                <text:p>891126.77727643</text:p>
              </table:table-cell>
              <table:table-cell office:value-type="float" office:value="772498.102833028">
                <text:p>772498.102833028</text:p>
              </table:table-cell>
              <table:table-cell office:value-type="float" office:value="669661.522559964">
                <text:p>669661.522559964</text:p>
              </table:table-cell>
              <table:table-cell office:value-type="float" office:value="580514.783217606">
                <text:p>580514.783217606</text:p>
              </table:table-cell>
              <table:table-cell office:value-type="float" office:value="503235.437043658">
                <text:p>503235.437043658</text:p>
              </table:table-cell>
              <table:table-cell office:value-type="float" office:value="436243.681030039">
                <text:p>436243.681030039</text:p>
              </table:table-cell>
              <table:table-cell office:value-type="float" office:value="378170.006804922">
                <text:p>378170.006804922</text:p>
              </table:table-cell>
              <table:table-cell office:value-type="float" office:value="327827.220484412">
                <text:p>327827.220484412</text:p>
              </table:table-cell>
              <table:table-cell office:value-type="float" office:value="284186.171227319">
                <text:p>284186.171227319</text:p>
              </table:table-cell>
              <table:table-cell office:value-type="float" office:value="246354.711107164">
                <text:p>246354.711107164</text:p>
              </table:table-cell>
              <table:table-cell office:value-type="float" office:value="213559.454261866">
                <text:p>213559.454261866</text:p>
              </table:table-cell>
              <table:table-cell office:value-type="float" office:value="185129.970771553">
                <text:p>185129.970771553</text:p>
              </table:table-cell>
              <table:table-cell office:value-type="float" office:value="160485.079216358">
                <text:p>160485.079216358</text:p>
              </table:table-cell>
              <table:table-cell office:value-type="float" office:value="139120.96761842">
                <text:p>139120.96761842</text:p>
              </table:table-cell>
              <table:table-cell office:value-type="float" office:value="120600.891671983">
                <text:p>120600.891671983</text:p>
              </table:table-cell>
              <table:table-cell office:value-type="float" office:value="104546.247175228">
                <text:p>104546.247175228</text:p>
              </table:table-cell>
              <table:table-cell office:value-type="float" office:value="90628.8306593427">
                <text:p>90628.8306593427</text:p>
              </table:table-cell>
              <table:table-cell office:value-type="float" office:value="78564.1299896171">
                <text:p>78564.1299896171</text:p>
              </table:table-cell>
              <table:table-cell office:value-type="float" office:value="68105.508496766">
                <text:p>68105.508496766</text:p>
              </table:table-cell>
              <table:table-cell office:value-type="float" office:value="59039.1605729218">
                <text:p>59039.1605729218</text:p>
              </table:table-cell>
              <table:table-cell office:value-type="float" office:value="51179.7435992499">
                <text:p>51179.7435992499</text:p>
              </table:table-cell>
              <table:table-cell office:value-type="float" office:value="44366.5886779595">
                <text:p>44366.5886779595</text:p>
              </table:table-cell>
              <table:table-cell office:value-type="float" office:value="38460.4152271848">
                <text:p>38460.4152271848</text:p>
              </table:table-cell>
              <table:table-cell office:value-type="float" office:value="33340.4840204181">
                <text:p>33340.4840204181</text:p>
              </table:table-cell>
              <table:table-cell office:value-type="float" office:value="28902.1288096923">
                <text:p>28902.1288096923</text:p>
              </table:table-cell>
              <table:table-cell office:value-type="float" office:value="25054.6167907255">
                <text:p>25054.6167907255</text:p>
              </table:table-cell>
              <table:table-cell office:value-type="float" office:value="21719.2936246404">
                <text:p>21719.2936246404</text:p>
              </table:table-cell>
              <table:table-cell office:value-type="float" office:value="18827.975686002">
                <text:p>18827.975686002</text:p>
              </table:table-cell>
              <table:table-cell office:value-type="float" office:value="16321.5560554804">
                <text:p>16321.5560554804</text:p>
              </table:table-cell>
              <table:table-cell office:value-type="float" office:value="14148.7962637727">
                <text:p>14148.7962637727</text:p>
              </table:table-cell>
              <table:table-cell office:value-type="float" office:value="12265.2788179518">
                <text:p>12265.2788179518</text:p>
              </table:table-cell>
              <table:table-cell office:value-type="float" office:value="10632.4991642596">
                <text:p>10632.4991642596</text:p>
              </table:table-cell>
              <table:table-cell office:value-type="float" office:value="9217.0785653116">
                <text:p>9217.0785653116</text:p>
              </table:table-cell>
              <table:table-cell office:value-type="float" office:value="7990.08172639333">
                <text:p>7990.08172639333</text:p>
              </table:table-cell>
              <table:table-cell office:value-type="float" office:value="6926.42528095251">
                <text:p>6926.42528095251</text:p>
              </table:table-cell>
              <table:table-cell office:value-type="float" office:value="6004.36501386599">
                <text:p>6004.36501386599</text:p>
              </table:table-cell>
              <table:table-cell office:value-type="float" office:value="5205.05134402524">
                <text:p>5205.05134402524</text:p>
              </table:table-cell>
              <table:table-cell office:value-type="float" office:value="4512.14398724951">
                <text:p>4512.14398724951</text:p>
              </table:table-cell>
              <table:table-cell office:value-type="float" office:value="3911.47791176207">
                <text:p>3911.47791176207</text:p>
              </table:table-cell>
              <table:table-cell office:value-type="float" office:value="3390.77376457906">
                <text:p>3390.77376457906</text:p>
              </table:table-cell>
              <table:table-cell office:value-type="float" office:value="2939.38684613195">
                <text:p>2939.38684613195</text:p>
              </table:table-cell>
              <table:table-cell office:value-type="float" office:value="2548.08950139149">
                <text:p>2548.08950139149</text:p>
              </table:table-cell>
              <table:table-cell office:value-type="float" office:value="2208.88248026173">
                <text:p>2208.88248026173</text:p>
              </table:table-cell>
              <table:table-cell office:value-type="float" office:value="1914.83140955445">
                <text:p>1914.83140955445</text:p>
              </table:table-cell>
              <table:table-cell office:value-type="float" office:value="1659.92503438551">
                <text:p>1659.92503438551</text:p>
              </table:table-cell>
              <table:table-cell office:value-type="float" office:value="1438.95233076161">
                <text:p>1438.95233076161</text:p>
              </table:table-cell>
              <table:table-cell office:value-type="float" office:value="1247.39597711223">
                <text:p>1247.39597711223</text:p>
              </table:table-cell>
              <table:table-cell office:value-type="float" office:value="1081.34000720807">
                <text:p>1081.34000720807</text:p>
              </table:table-cell>
              <table:table-cell office:value-type="float" office:value="937.38975645684">
                <text:p>937.38975645684</text:p>
              </table:table-cell>
              <table:table-cell office:value-type="float" office:value="812.602465138104">
                <text:p>812.602465138104</text:p>
              </table:table-cell>
              <table:table-cell office:value-type="float" office:value="704.42711988403">
                <text:p>704.42711988403</text:p>
              </table:table-cell>
              <table:table-cell office:value-type="float" office:value="610.652303576073">
                <text:p>610.652303576073</text:p>
              </table:table-cell>
              <table:table-cell office:value-type="float" office:value="529.360987584391">
                <text:p>529.360987584391</text:p>
              </table:table-cell>
              <table:table-cell office:value-type="float" office:value="458.891342152564">
                <text:p>458.891342152564</text:p>
              </table:table-cell>
              <table:table-cell office:value-type="float" office:value="397.802763788069">
                <text:p>397.802763788069</text:p>
              </table:table-cell>
              <table:table-cell office:value-type="float" office:value="344.846425158654">
                <text:p>344.846425158654</text:p>
              </table:table-cell>
              <table:table-cell office:value-type="float" office:value="298.939745446619">
                <text:p>298.939745446619</text:p>
              </table:table-cell>
              <table:table-cell office:value-type="float" office:value="259.144259264484">
                <text:p>259.144259264484</text:p>
              </table:table-cell>
              <table:table-cell office:value-type="float" office:value="224.646431706341">
                <text:p>224.646431706341</text:p>
              </table:table-cell>
              <table:table-cell office:value-type="float" office:value="194.74102733996">
                <text:p>194.74102733996</text:p>
              </table:table-cell>
              <table:table-cell office:value-type="float" office:value="168.816693153722">
                <text:p>168.816693153722</text:p>
              </table:table-cell>
              <table:table-cell office:value-type="float" office:value="146.343460731688">
                <text:p>146.343460731688</text:p>
              </table:table-cell>
              <table:table-cell office:value-type="float" office:value="126.861912165511">
                <text:p>126.861912165511</text:p>
              </table:table-cell>
              <table:table-cell office:value-type="float" office:value="109.973788222806">
                <text:p>109.973788222806</text:p>
              </table:table-cell>
              <table:table-cell office:value-type="float" office:value="95.3338467758725">
                <text:p>95.3338467758725</text:p>
              </table:table-cell>
              <table:table-cell office:value-type="float" office:value="82.6428050534851">
                <text:p>82.6428050534851</text:p>
              </table:table-cell>
              <table:table-cell office:value-type="float" office:value="71.6412214349088">
                <text:p>71.6412214349088</text:p>
              </table:table-cell>
              <table:table-cell office:value-type="float" office:value="62.1041917123534">
                <text:p>62.1041917123534</text:p>
              </table:table-cell>
              <table:table-cell office:value-type="float" office:value="53.8367513980902">
                <text:p>53.8367513980902</text:p>
              </table:table-cell>
              <table:table-cell office:value-type="float" office:value="46.6698900860932">
                <text:p>46.6698900860932</text:p>
              </table:table-cell>
              <table:table-cell office:value-type="float" office:value="40.4570963902242">
                <text:p>40.4570963902242</text:p>
              </table:table-cell>
              <table:table-cell office:value-type="float" office:value="35.0713628274944">
                <text:p>35.0713628274944</text:p>
              </table:table-cell>
              <table:table-cell office:value-type="float" office:value="30.4025894175522">
                <text:p>30.4025894175522</text:p>
              </table:table-cell>
              <table:table-cell office:value-type="float" office:value="26.3553329204488">
                <text:p>26.3553329204488</text:p>
              </table:table-cell>
              <table:table-cell office:value-type="float" office:value="22.8468557005548">
                <text:p>22.8468557005548</text:p>
              </table:table-cell>
              <table:table-cell office:value-type="float" office:value="19.8054343299677">
                <text:p>19.8054343299677</text:p>
              </table:table-cell>
              <table:table-cell office:value-type="float" office:value="17.1688933540209">
                <text:p>17.1688933540209</text:p>
              </table:table-cell>
              <table:table-cell office:value-type="float" office:value="14.8833342450315">
                <text:p>14.8833342450315</text:p>
              </table:table-cell>
              <table:table-cell office:value-type="float" office:value="12.9020335604141">
                <text:p>12.9020335604141</text:p>
              </table:table-cell>
              <table:table-cell office:value-type="float" office:value="11.1844877802976">
                <text:p>11.1844877802976</text:p>
              </table:table-cell>
              <table:table-cell office:value-type="float" office:value="9.69558529836267">
                <text:p>9.69558529836267</text:p>
              </table:table-cell>
              <table:table-cell office:value-type="float" office:value="8.40488863899638">
                <text:p>8.40488863899638</text:p>
              </table:table-cell>
              <table:table-cell office:value-type="float" office:value="7.28601222720529">
                <text:p>7.28601222720529</text:p>
              </table:table-cell>
              <table:table-cell office:value-type="float" office:value="6.31608299110299">
                <text:p>6.31608299110299</text:p>
              </table:table-cell>
              <table:table-cell office:value-type="float" office:value="5.47527277012654">
                <text:p>5.47527277012654</text:p>
              </table:table-cell>
              <table:table-cell office:value-type="float" office:value="4.74639297005206">
                <text:p>4.74639297005206</text:p>
              </table:table-cell>
              <table:table-cell office:value-type="float" office:value="4.11454317838524">
                <text:p>4.11454317838524</text:p>
              </table:table-cell>
              <table:table-cell office:value-type="float" office:value="3.5668065568083">
                <text:p>3.5668065568083</text:p>
              </table:table-cell>
              <table:table-cell office:value-type="float" office:value="3.09198578362355">
                <text:p>3.09198578362355</text:p>
              </table:table-cell>
              <table:table-cell office:value-type="float" office:value="2.68037414809294">
                <text:p>2.68037414809294</text:p>
              </table:table-cell>
              <table:table-cell office:value-type="float" office:value="2.32355711717941">
                <text:p>2.32355711717941</text:p>
              </table:table-cell>
              <table:table-cell office:value-type="float" office:value="2.01424031813998">
                <text:p>2.01424031813998</text:p>
              </table:table-cell>
              <table:table-cell office:value-type="float" office:value="1.746100420437">
                <text:p>1.746100420437</text:p>
              </table:table-cell>
              <table:table-cell office:value-type="float" office:value="1.51365586856227">
                <text:p>1.51365586856227</text:p>
              </table:table-cell>
              <table:table-cell office:value-type="float" office:value="1.31215482317882">
                <text:p>1.31215482317882</text:p>
              </table:table-cell>
              <table:table-cell office:value-type="float" office:value="1.13747801977303">
                <text:p>1.13747801977303</text:p>
              </table:table-cell>
              <table:table-cell office:value-type="float" office:value="0.986054558966873">
                <text:p>0.986054558966873</text:p>
              </table:table-cell>
              <table:table-cell office:value-type="float" office:value="0.854788907000356">
                <text:p>0.854788907000356</text:p>
              </table:table-cell>
              <table:table-cell office:value-type="float" office:value="0.740997614063045">
                <text:p>0.740997614063045</text:p>
              </table:table-cell>
              <table:table-cell office:value-type="float" office:value="0.642354459058858">
                <text:p>0.642354459058858</text:p>
              </table:table-cell>
              <table:table-cell office:value-type="float" office:value="0.556842887056767">
                <text:p>0.556842887056767</text:p>
              </table:table-cell>
              <table:table-cell office:value-type="float" office:value="0.482714794168279">
                <text:p>0.482714794168279</text:p>
              </table:table-cell>
              <table:table-cell office:value-type="float" office:value="0.418454789139424">
                <text:p>0.418454789139424</text:p>
              </table:table-cell>
              <table:table-cell office:value-type="float" office:value="0.3627492105909">
                <text:p>0.3627492105909</text:p>
              </table:table-cell>
              <table:table-cell office:value-type="float" office:value="0.314459275233073">
                <text:p>0.314459275233073</text:p>
              </table:table-cell>
              <table:table-cell office:value-type="float" office:value="0.272597797781269">
                <text:p>0.272597797781269</text:p>
              </table:table-cell>
              <table:table-cell office:value-type="float" office:value="0.236309007472847">
                <text:p>0.236309007472847</text:p>
              </table:table-cell>
              <table:table-cell office:value-type="float" office:value="0.204851056948671">
                <text:p>0.204851056948671</text:p>
              </table:table-cell>
              <table:table-cell office:value-type="float" office:value="0.177580855840259">
                <text:p>0.177580855840259</text:p>
              </table:table-cell>
              <table:table-cell office:value-type="float" office:value="0.153940921270279">
                <text:p>0.153940921270279</text:p>
              </table:table-cell>
              <table:table-cell office:value-type="float" office:value="0.133447983501986">
                <text:p>0.133447983501986</text:p>
              </table:table-cell>
              <table:table-cell office:value-type="float" office:value="0.115683109281672">
                <text:p>0.115683109281672</text:p>
              </table:table-cell>
              <table:table-cell office:value-type="float" office:value="0.100283131719825">
                <text:p>0.100283131719825</text:p>
              </table:table-cell>
              <table:table-cell office:value-type="float" office:value="0.0869332310744618">
                <text:p>0.0869332310744618</text:p>
              </table:table-cell>
              <table:table-cell office:value-type="float" office:value="0.0753604973263752">
                <text:p>0.0753604973263752</text:p>
              </table:table-cell>
              <table:table-cell office:value-type="float" office:value="0.0653283505595494">
                <text:p>0.0653283505595494</text:p>
              </table:table-cell>
              <table:table-cell office:value-type="float" office:value="0.0566317039092118">
                <text:p>0.0566317039092118</text:p>
              </table:table-cell>
              <table:table-cell office:value-type="float" office:value="0.0490927728858712">
                <text:p>0.0490927728858712</text:p>
              </table:table-cell>
              <table:table-cell office:value-type="float" office:value="0.0425574401801198">
                <text:p>0.0425574401801198</text:p>
              </table:table-cell>
              <table:table-cell office:value-type="float" office:value="0.0368921047154583">
                <text:p>0.0368921047154583</text:p>
              </table:table-cell>
              <table:table-cell office:value-type="float" office:value="0.0319809505803195">
                <text:p>0.0319809505803195</text:p>
              </table:table-cell>
              <table:table-cell office:value-type="float" office:value="0.0277235796118747">
                <text:p>0.0277235796118747</text:p>
              </table:table-cell>
              <table:table-cell office:value-type="float" office:value="0.0240329586501333">
                <text:p>0.0240329586501333</text:p>
              </table:table-cell>
              <table:table-cell office:value-type="float" office:value="0.020833640726329">
                <text:p>0.020833640726329</text:p>
              </table:table-cell>
              <table:table-cell office:value-type="float" office:value="0.0180602218945972">
                <text:p>0.0180602218945972</text:p>
              </table:table-cell>
              <table:table-cell office:value-type="float" office:value="0.0156560069327697">
                <text:p>0.0156560069327697</text:p>
              </table:table-cell>
              <table:table-cell office:value-type="float" office:value="0.0135718463300065">
                <text:p>0.0135718463300065</text:p>
              </table:table-cell>
              <table:table-cell office:value-type="float" office:value="0.0117651334142736">
                <text:p>0.0117651334142736</text:p>
              </table:table-cell>
              <table:table-cell office:value-type="float" office:value="0.010198934126511">
                <text:p>0.010198934126511</text:p>
              </table:table-cell>
              <table:table-cell office:value-type="float" office:value="0.00884123074894973">
                <text:p>0.00884123074894973</text:p>
              </table:table-cell>
              <table:table-cell office:value-type="float" office:value="0.00766426763225173">
                <text:p>0.00766426763225173</text:p>
              </table:table-cell>
              <table:table-cell office:value-type="float" office:value="0.00664398401358682">
                <text:p>0.00664398401358682</text:p>
              </table:table-cell>
              <table:table-cell office:value-type="float" office:value="0.00575952295726268">
                <text:p>0.00575952295726268</text:p>
              </table:table-cell>
              <table:table-cell office:value-type="float" office:value="0.00499280322072698">
                <text:p>0.00499280322072698</text:p>
              </table:table-cell>
              <table:table-cell office:value-type="float" office:value="0.00432815071432622">
                <text:p>0.00432815071432622</text:p>
              </table:table-cell>
              <table:table-cell office:value-type="float" office:value="0.00375197817657199">
                <text:p>0.00375197817657199</text:p>
              </table:table-cell>
              <table:table-cell office:value-type="float" office:value="0.00325250699871197">
                <text:p>0.00325250699871197</text:p>
              </table:table-cell>
              <table:table-cell office:value-type="float" office:value="0.0028195264466373">
                <text:p>0.0028195264466373</text:p>
              </table:table-cell>
              <table:table-cell office:value-type="float" office:value="0.00244418508734174">
                <text:p>0.00244418508734174</text:p>
              </table:table-cell>
              <table:table-cell office:value-type="float" office:value="0.00211881008105273">
                <text:p>0.00211881008105273</text:p>
              </table:table-cell>
              <table:table-cell office:value-type="float" office:value="0.00183674963642549">
                <text:p>0.00183674963642549</text:p>
              </table:table-cell>
              <table:table-cell office:value-type="float" office:value="0.00159223764222603">
                <text:p>0.00159223764222603</text:p>
              </table:table-cell>
              <table:table-cell office:value-type="float" office:value="0.00138027561099678">
                <text:p>0.00138027561099678</text:p>
              </table:table-cell>
              <table:table-cell office:value-type="float" office:value="0.00119653045280473">
                <text:p>0.00119653045280473</text:p>
              </table:table-cell>
              <table:table-cell office:value-type="float" office:value="0.00103724578951473">
                <text:p>0.00103724578951473</text:p>
              </table:table-cell>
              <table:table-cell office:value-type="float" office:value="0.000899165431156985">
                <text:p>0.000899165431156985</text:p>
              </table:table-cell>
              <table:table-cell office:value-type="float" office:value="0.000779466664538699">
                <text:p>0.000779466664538699</text:p>
              </table:table-cell>
              <table:table-cell office:value-type="float" office:value="0.000675702417296068">
                <text:p>0.000675702417296068</text:p>
              </table:table-cell>
              <table:table-cell office:value-type="float" office:value="0.000585751482235773">
                <text:p>0.000585751482235773</text:p>
              </table:table-cell>
              <table:table-cell office:value-type="float" office:value="0.000507775014626777">
                <text:p>0.000507775014626777</text:p>
              </table:table-cell>
              <table:table-cell office:value-type="float" office:value="0.000440178953089763">
                <text:p>0.000440178953089763</text:p>
              </table:table-cell>
              <table:table-cell office:value-type="float" office:value="0.000381581388334912">
                <text:p>0.000381581388334912</text:p>
              </table:table-cell>
              <table:table-cell office:value-type="float" office:value="0.000330784473916543">
                <text:p>0.000330784473916543</text:p>
              </table:table-cell>
              <table:table-cell office:value-type="float" office:value="0.000286749758332533">
                <text:p>0.000286749758332533</text:p>
              </table:table-cell>
              <table:table-cell office:value-type="float" office:value="0.000248577023764232">
                <text:p>0.000248577023764232</text:p>
              </table:table-cell>
              <table:table-cell office:value-type="float" office:value="0.00021548592238422">
                <text:p>0.00021548592238422</text:p>
              </table:table-cell>
              <table:table-cell office:value-type="float" office:value="0.000186799988483393">
                <text:p>0.000186799988483393</text:p>
              </table:table-cell>
              <table:table-cell office:value-type="float" office:value="0.000161932785348908">
                <text:p>0.000161932785348908</text:p>
              </table:table-cell>
              <table:table-cell office:value-type="float" office:value="0.000140375943634049">
                <text:p>0.000140375943634049</text:p>
              </table:table-cell>
              <table:table-cell office:value-type="float" office:value="0.000121688807725988">
                <text:p>0.000121688807725988</text:p>
              </table:table-cell>
              <table:table-cell office:value-type="float" office:value="0.000105489339600957">
                <text:p>0.000105489339600957</text:p>
              </table:table-cell>
              <table:table-cell office:value-type="float" office:value="0.0000914463749935689">
                <text:p>0.0000914463749935689</text:p>
              </table:table-cell>
              <table:table-cell office:value-type="float" office:value="0.0000792728387329777">
                <text:p>0.0000792728387329777</text:p>
              </table:table-cell>
              <table:table-cell office:value-type="float" office:value="0.0000687198732863999">
                <text:p>0.0000687198732863999</text:p>
              </table:table-cell>
              <table:table-cell office:value-type="float" office:value="0.000059571739652434">
                <text:p>0.000059571739652434</text:p>
              </table:table-cell>
              <table:table-cell office:value-type="float" office:value="0.0000516414221246851">
                <text:p>0.0000516414221246851</text:p>
              </table:table-cell>
              <table:table-cell office:value-type="float" office:value="0.0000447668090081054">
                <text:p>0.0000447668090081054</text:p>
              </table:table-cell>
              <table:table-cell office:value-type="float" office:value="0.0000388073591703183">
                <text:p>0.0000388073591703183</text:p>
              </table:table-cell>
              <table:table-cell office:value-type="float" office:value="0.0000336412447035439">
                <text:p>0.0000336412447035439</text:p>
              </table:table-cell>
              <table:table-cell office:value-type="float" office:value="0.0000291628515723441">
                <text:p>0.0000291628515723441</text:p>
              </table:table-cell>
              <table:table-cell office:value-type="float" office:value="0.0000252806316861563">
                <text:p>0.0000252806316861563</text:p>
              </table:table-cell>
              <table:table-cell office:value-type="float" office:value="0.0000219152227711168">
                <text:p>0.0000219152227711168</text:p>
              </table:table-cell>
              <table:table-cell office:value-type="float" office:value="0.0000189978223520249">
                <text:p>0.0000189978223520249</text:p>
              </table:table-cell>
              <table:table-cell office:value-type="float" office:value="0.0000164687922657312">
                <text:p>0.0000164687922657312</text:p>
              </table:table-cell>
              <table:table-cell office:value-type="float" office:value="0.0000142764325831196">
                <text:p>0.0000142764325831196</text:p>
              </table:table-cell>
              <table:table-cell office:value-type="float" office:value="0.000012375926118402">
                <text:p>0.000012375926118402</text:p>
              </table:table-cell>
              <table:table-cell office:value-type="float" office:value="0.0000107284206915136">
                <text:p>0.0000107284206915136</text:p>
              </table:table-cell>
              <table:table-cell office:value-type="float" office:value="0.00000930023070302939">
                <text:p>0.00000930023070302939</text:p>
              </table:table-cell>
              <table:table-cell office:value-type="float" office:value="0.00000806216394401113">
                <text:p>0.00000806216394401113</text:p>
              </table:table-cell>
              <table:table-cell office:value-type="float" office:value="0.00000698891180736862">
                <text:p>0.00000698891180736862</text:p>
              </table:table-cell>
              <table:table-cell office:value-type="float" office:value="0.00000605853341672364">
                <text:p>0.00000605853341672364</text:p>
              </table:table-cell>
              <table:table-cell office:value-type="float" office:value="0.00000525200994464378">
                <text:p>0.00000525200994464378</text:p>
              </table:table-cell>
              <table:table-cell office:value-type="float" office:value="0.00000455285091936553">
                <text:p>0.00000455285091936553</text:p>
              </table:table-cell>
              <table:table-cell office:value-type="float" office:value="0.00000394676512007081">
                <text:p>0.00000394676512007081</text:p>
              </table:table-cell>
              <table:table-cell office:value-type="float" office:value="0.00000342136310871404">
                <text:p>0.00000342136310871404</text:p>
              </table:table-cell>
              <table:table-cell office:value-type="float" office:value="0.00000296590536091413">
                <text:p>0.00000296590536091413</text:p>
              </table:table-cell>
              <table:table-cell office:value-type="float" office:value="0.00000257107771186838">
                <text:p>0.00000257107771186838</text:p>
              </table:table-cell>
              <table:table-cell office:value-type="float" office:value="0.00000222881042294319">
                <text:p>0.00000222881042294319</text:p>
              </table:table-cell>
              <table:table-cell office:value-type="float" office:value="0.00000193210598876509">
                <text:p>0.00000193210598876509</text:p>
              </table:table-cell>
              <table:table-cell office:value-type="float" office:value="0.00000167489988967061">
                <text:p>0.00000167489988967061</text:p>
              </table:table-cell>
              <table:table-cell office:value-type="float" office:value="0.00000145193420190711">
                <text:p>0.00000145193420190711</text:p>
              </table:table-cell>
              <table:table-cell office:value-type="float" office:value="0.00000125865000094397">
                <text:p>0.00000125865000094397</text:p>
              </table:table-cell>
              <table:table-cell office:value-type="float" office:value="0.00000109109548849737">
                <text:p>0.00000109109548849737</text:p>
              </table:table-cell>
              <table:table-cell office:value-type="float" office:value="0.00000094584625189869">
                <text:p>0.00000094584625189869</text:p>
              </table:table-cell>
              <table:table-cell office:value-type="float" office:value="0.00000081993346339137">
                <text:p>0.00000081993346339137</text:p>
              </table:table-cell>
              <table:table-cell office:value-type="float" office:value="0.00000071078232751382">
                <text:p>0.00000071078232751382</text:p>
              </table:table-cell>
              <table:table-cell office:value-type="float" office:value="0.00000061616170843191">
                <text:p>0.00000061616170843191</text:p>
              </table:table-cell>
              <table:table-cell office:value-type="float" office:value="0.00000053413674882467">
                <text:p>0.00000053413674882467</text:p>
              </table:table-cell>
              <table:table-cell office:value-type="float" office:value="0.0000004630310994182">
                <text:p>0.0000004630310994182</text:p>
              </table:table-cell>
              <table:table-cell office:value-type="float" office:value="0.0000004013915310288">
                <text:p>0.0000004013915310288</text:p>
              </table:table-cell>
              <table:table-cell office:value-type="float" office:value="0.00000034795775053764">
                <text:p>0.00000034795775053764</text:p>
              </table:table-cell>
              <table:table-cell office:value-type="float" office:value="0.00000030163681326399">
                <text:p>0.00000030163681326399</text:p>
              </table:table-cell>
              <table:table-cell office:value-type="float" office:value="0.00000026148214518034">
                <text:p>0.00000026148214518034</text:p>
              </table:table-cell>
              <table:table-cell office:value-type="float" office:value="0.00000022667303592941">
                <text:p>0.00000022667303592941</text:p>
              </table:table-cell>
              <table:table-cell office:value-type="float" office:value="0.00000019649790075759">
                <text:p>0.00000019649790075759</text:p>
              </table:table-cell>
              <table:table-cell office:value-type="float" office:value="0.00000017034015341039">
                <text:p>0.00000017034015341039</text:p>
              </table:table-cell>
              <table:table-cell office:value-type="float" office:value="0.00000014766439264285">
                <text:p>0.00000014766439264285</text:p>
              </table:table-cell>
              <table:table-cell office:value-type="float" office:value="0.00000012800688696692">
                <text:p>0.00000012800688696692</text:p>
              </table:table-cell>
              <table:table-cell office:value-type="float" office:value="0.00000011096614534786">
                <text:p>0.00000011096614534786</text:p>
              </table:table-cell>
              <table:table-cell office:value-type="float" office:value="0.00000009619372189022">
                <text:p>0.00000009619372189022</text:p>
              </table:table-cell>
              <table:table-cell office:value-type="float" office:value="0.00000008338787446127">
                <text:p>0.00000008338787446127</text:p>
              </table:table-cell>
              <table:table-cell office:value-type="float" office:value="0.0000000722870837645">
                <text:p>0.0000000722870837645</text:p>
              </table:table-cell>
              <table:table-cell office:value-type="float" office:value="0.00000006266402609289">
                <text:p>0.00000006266402609289</text:p>
              </table:table-cell>
              <table:table-cell office:value-type="float" office:value="0.00000005432210690707">
                <text:p>0.00000005432210690707</text:p>
              </table:table-cell>
              <table:table-cell office:value-type="float" office:value="0.00000004709049223089">
                <text:p>0.00000004709049223089</text:p>
              </table:table-cell>
              <table:table-cell office:value-type="float" office:value="0.00000004082174797029">
                <text:p>0.00000004082174797029</text:p>
              </table:table-cell>
              <table:table-cell office:value-type="float" office:value="0.00000003538743878923">
                <text:p>0.00000003538743878923</text:p>
              </table:table-cell>
              <table:table-cell office:value-type="float" office:value="0.00000003067666980766">
                <text:p>0.00000003067666980766</text:p>
              </table:table-cell>
              <table:table-cell office:value-type="float" office:value="0.00000002659297454935">
                <text:p>0.00000002659297454935</text:p>
              </table:table-cell>
              <table:table-cell office:value-type="float" office:value="0.00000002305289809552">
                <text:p>0.00000002305289809552</text:p>
              </table:table-cell>
              <table:table-cell office:value-type="float" office:value="0.00000001998396072507">
                <text:p>0.00000001998396072507</text:p>
              </table:table-cell>
              <table:table-cell office:value-type="float" office:value="0.0000000173235819337">
                <text:p>0.0000000173235819337</text:p>
              </table:table-cell>
              <table:table-cell office:value-type="float" office:value="0.00000001501747131297">
                <text:p>0.00000001501747131297</text:p>
              </table:table-cell>
              <table:table-cell office:value-type="float" office:value="0.00000001301834062299">
                <text:p>0.00000001301834062299</text:p>
              </table:table-cell>
              <table:table-cell office:value-type="float" office:value="0.00000001128539030447">
                <text:p>0.00000001128539030447</text:p>
              </table:table-cell>
              <table:table-cell office:value-type="float" office:value="0.00000000978307105062">
                <text:p>0.00000000978307105062</text:p>
              </table:table-cell>
              <table:table-cell office:value-type="float" office:value="0.00000000848074790511">
                <text:p>0.00000000848074790511</text:p>
              </table:table-cell>
              <table:table-cell office:value-type="float" office:value="0.0000000073517417277">
                <text:p>0.0000000073517417277</text:p>
              </table:table-cell>
              <table:table-cell office:value-type="float" office:value="0.00000000637305362449">
                <text:p>0.00000000637305362449</text:p>
              </table:table-cell>
              <table:table-cell office:value-type="float" office:value="0.00000000552469853398">
                <text:p>0.00000000552469853398</text:p>
              </table:table-cell>
              <table:table-cell office:value-type="float" office:value="0.00000000478927289352">
                <text:p>0.00000000478927289352</text:p>
              </table:table-cell>
              <table:table-cell office:value-type="float" office:value="0.00000000415173873349">
                <text:p>0.00000000415173873349</text:p>
              </table:table-cell>
              <table:table-cell office:value-type="float" office:value="0.0000000035990382363">
                <text:p>0.0000000035990382363</text:p>
              </table:table-cell>
              <table:table-cell office:value-type="float" office:value="0.0000000031199247746">
                <text:p>0.0000000031199247746</text:p>
              </table:table-cell>
              <table:table-cell office:value-type="float" office:value="0.00000000270458329502">
                <text:p>0.00000000270458329502</text:p>
              </table:table-cell>
              <table:table-cell office:value-type="float" office:value="0.00000000234454603373">
                <text:p>0.00000000234454603373</text:p>
              </table:table-cell>
              <table:table-cell office:value-type="float" office:value="0.00000000203241082706">
                <text:p>0.00000000203241082706</text:p>
              </table:table-cell>
              <table:table-cell office:value-type="float" office:value="0.0000000017617944616">
                <text:p>0.0000000017617944616</text:p>
              </table:table-cell>
              <table:table-cell office:value-type="float" office:value="0.00000000152727226078">
                <text:p>0.00000000152727226078</text:p>
              </table:table-cell>
              <table:table-cell office:value-type="float" office:value="0.00000000132402444498">
                <text:p>0.00000000132402444498</text:p>
              </table:table-cell>
              <table:table-cell office:value-type="float" office:value="0.00000000114785499521">
                <text:p>0.00000000114785499521</text:p>
              </table:table-cell>
              <table:table-cell office:value-type="float" office:value="0.00000000099511762022">
                <text:p>0.00000000099511762022</text:p>
              </table:table-cell>
              <table:table-cell office:value-type="float" office:value="0.00000000086272769828">
                <text:p>0.00000000086272769828</text:p>
              </table:table-cell>
              <table:table-cell office:value-type="float" office:value="0.00000000074795591314">
                <text:p>0.00000000074795591314</text:p>
              </table:table-cell>
              <table:table-cell office:value-type="float" office:value="0.00000000064836844669">
                <text:p>0.00000000064836844669</text:p>
              </table:table-cell>
              <table:table-cell office:value-type="float" office:value="0.00000000056201586899">
                <text:p>0.00000000056201586899</text:p>
              </table:table-cell>
              <table:table-cell office:value-type="float" office:value="0.00000000048716058928">
                <text:p>0.00000000048716058928</text:p>
              </table:table-cell>
              <table:table-cell office:value-type="float" office:value="0.00000000042225882911">
                <text:p>0.00000000042225882911</text:p>
              </table:table-cell>
              <table:table-cell office:value-type="float" office:value="0.00000000036602770306">
                <text:p>0.00000000036602770306</text:p>
              </table:table-cell>
              <table:table-cell office:value-type="float" office:value="0.00000000031730331556">
                <text:p>0.00000000031730331556</text:p>
              </table:table-cell>
              <table:table-cell office:value-type="float" office:value="0.00000000027503434561">
                <text:p>0.00000000027503434561</text:p>
              </table:table-cell>
              <table:table-cell office:value-type="float" office:value="0.00000000023843162849">
                <text:p>0.00000000023843162849</text:p>
              </table:table-cell>
              <table:table-cell office:value-type="float" office:value="0.00000000020669062547">
                <text:p>0.00000000020669062547</text:p>
              </table:table-cell>
              <table:table-cell office:value-type="float" office:value="0.00000000017915360787">
                <text:p>0.00000000017915360787</text:p>
              </table:table-cell>
              <table:table-cell office:value-type="float" office:value="0.00000000015529773985">
                <text:p>0.00000000015529773985</text:p>
              </table:table-cell>
              <table:table-cell office:value-type="float" office:value="0.00000000013461685982">
                <text:p>0.00000000013461685982</text:p>
              </table:table-cell>
              <table:table-cell office:value-type="float" office:value="0.00000000011666342714">
                <text:p>0.00000000011666342714</text:p>
              </table:table-cell>
              <table:table-cell office:value-type="float" office:value="0.00000000010107763443">
                <text:p>0.00000000010107763443</text:p>
              </table:table-cell>
              <table:table-cell office:value-type="float" office:value="0.00000000008755950101">
                <text:p>0.00000000008755950101</text:p>
              </table:table-cell>
              <table:table-cell office:value-type="float" office:value="0.00000000007587007443">
                <text:p>0.00000000007587007443</text:p>
              </table:table-cell>
              <table:table-cell office:value-type="float" office:value="0.00000000006575968062">
                <text:p>0.00000000006575968062</text:p>
              </table:table-cell>
              <table:table-cell office:value-type="float" office:value="0.00000000005699643561">
                <text:p>0.00000000005699643561</text:p>
              </table:table-cell>
              <table:table-cell office:value-type="float" office:value="0.00000000004941528276">
                <text:p>0.00000000004941528276</text:p>
              </table:table-cell>
              <table:table-cell office:value-type="float" office:value="0.00000000004286823512">
                <text:p>0.00000000004286823512</text:p>
              </table:table-cell>
              <table:table-cell office:value-type="float" office:value="0.00000000003718876676">
                <text:p>0.00000000003718876676</text:p>
              </table:table-cell>
              <table:table-cell office:value-type="float" office:value="0.00000000003225883832">
                <text:p>0.00000000003225883832</text:p>
              </table:table-cell>
              <table:table-cell office:value-type="float" office:value="0.00000000002798319893">
                <text:p>0.00000000002798319893</text:p>
              </table:table-cell>
              <table:table-cell office:value-type="float" office:value="0.00000000002426586282">
                <text:p>0.00000000002426586282</text:p>
              </table:table-cell>
              <table:table-cell office:value-type="float" office:value="0.00000000002103432615">
                <text:p>0.00000000002103432615</text:p>
              </table:table-cell>
              <table:table-cell office:value-type="float" office:value="0.00000000001823677541">
                <text:p>0.00000000001823677541</text:p>
              </table:table-cell>
              <table:table-cell office:value-type="float" office:value="0.0000000000158102153">
                <text:p>0.0000000000158102153</text:p>
              </table:table-cell>
              <table:table-cell office:value-type="float" office:value="0.00000000001369872545">
                <text:p>0.00000000001369872545</text:p>
              </table:table-cell>
              <table:table-cell office:value-type="float" office:value="0.0000000000118691205">
                <text:p>0.0000000000118691205</text:p>
              </table:table-cell>
              <table:table-cell office:value-type="float" office:value="0.0000000000103002359">
                <text:p>0.0000000000103002359</text:p>
              </table:table-cell>
              <table:table-cell office:value-type="float" office:value="0.00000000000895735077">
                <text:p>0.00000000000895735077</text:p>
              </table:table-cell>
              <table:table-cell office:value-type="float" office:value="0.00000000000779440391">
                <text:p>0.00000000000779440391</text:p>
              </table:table-cell>
              <table:table-cell office:value-type="float" office:value="0.00000000000678607196">
                <text:p>0.00000000000678607196</text:p>
              </table:table-cell>
              <table:table-cell office:value-type="float" office:value="0.00000000000591193037">
                <text:p>0.00000000000591193037</text:p>
              </table:table-cell>
              <table:table-cell office:value-type="float" office:value="0.00000000000515298062">
                <text:p>0.00000000000515298062</text:p>
              </table:table-cell>
              <table:table-cell office:value-type="float" office:value="0.0000000000044887681">
                <text:p>0.0000000000044887681</text:p>
              </table:table-cell>
              <table:table-cell office:value-type="float" office:value="0.00000000000390589665">
                <text:p>0.00000000000390589665</text:p>
              </table:table-cell>
              <table:table-cell office:value-type="float" office:value="0.00000000000339457589">
                <text:p>0.00000000000339457589</text:p>
              </table:table-cell>
              <table:table-cell office:value-type="float" office:value="0.00000000000294691012">
                <text:p>0.00000000000294691012</text:p>
              </table:table-cell>
              <table:table-cell office:value-type="float" office:value="0.00000000000255321344">
                <text:p>0.00000000000255321344</text:p>
              </table:table-cell>
              <table:table-cell office:value-type="float" office:value="0.00000000000220878033">
                <text:p>0.00000000000220878033</text:p>
              </table:table-cell>
              <table:table-cell office:value-type="float" office:value="0.00000000000191167865">
                <text:p>0.00000000000191167865</text:p>
              </table:table-cell>
              <table:table-cell office:value-type="float" office:value="0.00000000000165675372">
                <text:p>0.00000000000165675372</text:p>
              </table:table-cell>
              <table:table-cell office:value-type="float" office:value="0.0000000000014439421">
                <text:p>0.0000000000014439421</text:p>
              </table:table-cell>
              <table:table-cell office:value-type="float" office:value="0.0000000000012591185">
                <text:p>0.0000000000012591185</text:p>
              </table:table-cell>
              <table:table-cell office:value-type="float" office:value="0.00000000000109924989">
                <text:p>0.00000000000109924989</text:p>
              </table:table-cell>
              <table:table-cell office:value-type="float" office:value="0.00000000000096129644">
                <text:p>0.00000000000096129644</text:p>
              </table:table-cell>
              <table:table-cell office:value-type="float" office:value="0.00000000000084215313">
                <text:p>0.00000000000084215313</text:p>
              </table:table-cell>
              <table:table-cell office:value-type="float" office:value="0.00000000000073874273">
                <text:p>0.00000000000073874273</text:p>
              </table:table-cell>
              <table:table-cell office:value-type="float" office:value="0.00000000000064800101">
                <text:p>0.00000000000064800101</text:p>
              </table:table-cell>
              <table:table-cell office:value-type="float" office:value="0.00000000000056686372">
                <text:p>0.00000000000056686372</text:p>
              </table:table-cell>
              <table:table-cell office:value-type="float" office:value="0.00000000000049254584">
                <text:p>0.00000000000049254584</text:p>
              </table:table-cell>
              <table:table-cell office:value-type="float" office:value="0.00000000000042624034">
                <text:p>0.00000000000042624034</text:p>
              </table:table-cell>
              <table:table-cell office:value-type="float" office:value="0.00000000000036781588">
                <text:p>0.00000000000036781588</text:p>
              </table:table-cell>
              <table:table-cell office:value-type="float" office:value="0.00000000000031613973">
                <text:p>0.00000000000031613973</text:p>
              </table:table-cell>
              <table:table-cell office:value-type="float" office:value="0.00000000000027007916">
                <text:p>0.00000000000027007916</text:p>
              </table:table-cell>
              <table:table-cell office:value-type="float" office:value="0.00000000000022856942">
                <text:p>0.00000000000022856942</text:p>
              </table:table-cell>
              <table:table-cell office:value-type="float" office:value="0.00000000000019210244">
                <text:p>0.00000000000019210244</text:p>
              </table:table-cell>
              <table:table-cell office:value-type="float" office:value="0.00000000000016082217">
                <text:p>0.00000000000016082217</text:p>
              </table:table-cell>
              <table:table-cell office:value-type="float" office:value="0.00000000000013437851">
                <text:p>0.00000000000013437851</text:p>
              </table:table-cell>
              <table:table-cell office:value-type="float" office:value="0.00000000000011242137">
                <text:p>0.00000000000011242137</text:p>
              </table:table-cell>
              <table:table-cell office:value-type="float" office:value="0.00000000000008440515">
                <text:p>0.00000000000008440515</text:p>
              </table:table-cell>
              <table:table-cell office:value-type="float" office:value="0.00000000000007508287">
                <text:p>0.00000000000007508287</text:p>
              </table:table-cell>
              <table:table-cell office:value-type="float" office:value="0.00000000000006651874">
                <text:p>0.00000000000006651874</text:p>
              </table:table-cell>
              <table:table-cell office:value-type="float" office:value="0.00000000000005871273">
                <text:p>0.00000000000005871273</text:p>
              </table:table-cell>
              <table:table-cell office:value-type="float" office:value="0.00000000000005166486">
                <text:p>0.00000000000005166486</text:p>
              </table:table-cell>
              <table:table-cell office:value-type="float" office:value="0.00000000000004537398">
                <text:p>0.00000000000004537398</text:p>
              </table:table-cell>
              <table:table-cell office:value-type="float" office:value="0.00000000000003972904">
                <text:p>0.00000000000003972904</text:p>
              </table:table-cell>
              <table:table-cell office:value-type="float" office:value="0.00000000000003465674">
                <text:p>0.00000000000003465674</text:p>
              </table:table-cell>
              <table:table-cell office:value-type="float" office:value="0.00000000000003015707">
                <text:p>0.00000000000003015707</text:p>
              </table:table-cell>
              <table:table-cell office:value-type="float" office:value="0.00000000000002623006">
                <text:p>0.00000000000002623006</text:p>
              </table:table-cell>
              <table:table-cell office:value-type="float" office:value="0.00000000000002287568">
                <text:p>0.00000000000002287568</text:p>
              </table:table-cell>
              <table:table-cell office:value-type="float" office:value="0.00000000000002001094">
                <text:p>0.00000000000002001094</text:p>
              </table:table-cell>
              <table:table-cell office:value-type="float" office:value="0.00000000000001746896">
                <text:p>0.00000000000001746896</text:p>
              </table:table-cell>
              <table:table-cell office:value-type="float" office:value="0.000000000000015245">
                <text:p>0.000000000000015245</text:p>
              </table:table-cell>
              <table:table-cell office:value-type="float" office:value="0.00000000000001333908">
                <text:p>0.00000000000001333908</text:p>
              </table:table-cell>
              <table:table-cell office:value-type="float" office:value="0.00000000000001175119">
                <text:p>0.00000000000001175119</text:p>
              </table:table-cell>
              <table:table-cell office:value-type="float" office:value="0.00000000000001045643">
                <text:p>0.00000000000001045643</text:p>
              </table:table-cell>
              <table:table-cell office:value-type="float" office:value="9.30770994218205E-015">
                <text:p>9.30770994218205E-015</text:p>
              </table:table-cell>
              <table:table-cell office:value-type="float" office:value="8.28088347532273E-015">
                <text:p>8.28088347532273E-015</text:p>
              </table:table-cell>
              <table:table-cell office:value-type="float" office:value="7.37595520299271E-015">
                <text:p>7.37595520299271E-015</text:p>
              </table:table-cell>
              <table:table-cell office:value-type="float" office:value="6.59292512519198E-015">
                <text:p>6.59292512519198E-015</text:p>
              </table:table-cell>
              <table:table-cell office:value-type="float" office:value="5.9302454387506E-015">
                <text:p>5.9302454387506E-015</text:p>
              </table:table-cell>
              <table:table-cell office:value-type="float" office:value="5.33699795709437E-015">
                <text:p>5.33699795709437E-015</text:p>
              </table:table-cell>
              <table:table-cell office:value-type="float" office:value="4.78852400351199E-015">
                <text:p>4.78852400351199E-015</text:p>
              </table:table-cell>
              <table:table-cell office:value-type="float" office:value="4.28482357800347E-015">
                <text:p>4.28482357800347E-015</text:p>
              </table:table-cell>
              <table:table-cell office:value-type="float" office:value="3.8258966805688E-015">
                <text:p>3.8258966805688E-015</text:p>
              </table:table-cell>
              <table:table-cell office:value-type="float" office:value="3.41174331120798E-015">
                <text:p>3.41174331120798E-015</text:p>
              </table:table-cell>
              <table:table-cell office:value-type="float" office:value="3.03630785696499E-015">
                <text:p>3.03630785696499E-015</text:p>
              </table:table-cell>
              <table:table-cell office:value-type="float" office:value="2.69066433949293E-015">
                <text:p>2.69066433949293E-015</text:p>
              </table:table-cell>
              <table:table-cell office:value-type="float" office:value="2.37473241767379E-015">
                <text:p>2.37473241767379E-015</text:p>
              </table:table-cell>
              <table:table-cell office:value-type="float" office:value="2.08851209150756E-015">
                <text:p>2.08851209150756E-015</text:p>
              </table:table-cell>
              <table:table-cell office:value-type="float" office:value="1.83200336099425E-015">
                <text:p>1.83200336099425E-015</text:p>
              </table:table-cell>
              <table:table-cell office:value-type="float" office:value="1.60393322841982E-015">
                <text:p>1.60393322841982E-015</text:p>
              </table:table-cell>
              <table:table-cell office:value-type="float" office:value="1.39893580799177E-015">
                <text:p>1.39893580799177E-015</text:p>
              </table:table-cell>
              <table:table-cell office:value-type="float" office:value="1.21641184952949E-015">
                <text:p>1.21641184952949E-015</text:p>
              </table:table-cell>
              <table:table-cell office:value-type="float" office:value="1.05636135303295E-015">
                <text:p>1.05636135303295E-015</text:p>
              </table:table-cell>
              <table:table-cell office:value-type="float" office:value="9.18784318502169E-016">
                <text:p>9.18784318502169E-016</text:p>
              </table:table-cell>
              <table:table-cell office:value-type="float" office:value="8.03241188871492E-016">
                <text:p>8.03241188871492E-016</text:p>
              </table:table-cell>
              <table:table-cell office:value-type="float" office:value="7.02327529874046E-016">
                <text:p>7.02327529874046E-016</text:p>
              </table:table-cell>
              <table:table-cell office:value-type="float" office:value="6.13394557959213E-016">
                <text:p>6.13394557959213E-016</text:p>
              </table:table-cell>
              <table:table-cell office:value-type="float" office:value="5.36442273126994E-016">
                <text:p>5.36442273126994E-016</text:p>
              </table:table-cell>
              <table:table-cell office:value-type="float" office:value="4.71470675377388E-016">
                <text:p>4.71470675377388E-016</text:p>
              </table:table-cell>
              <table:table-cell office:value-type="float" office:value="4.18479764710396E-016">
                <text:p>4.18479764710396E-016</text:p>
              </table:table-cell>
              <table:table-cell office:value-type="float" office:value="2.97212770839185E-016">
                <text:p>2.97212770839185E-016</text:p>
              </table:table-cell>
              <table:table-cell office:value-type="float" office:value="1.81396419934385E-016">
                <text:p>1.81396419934385E-016</text:p>
              </table:table-cell>
              <table:table-cell office:value-type="float" office:value="7.21456724298322E-017">
                <text:p>7.21456724298322E-017</text:p>
              </table:table-cell>
              <table:table-cell office:value-type="float" office:value="-3.05394716744732E-017">
                <text:p>-3.05394716744732E-017</text:p>
              </table:table-cell>
              <table:table-cell office:value-type="float" office:value="-1.26659012378532E-016">
                <text:p>-1.26659012378532E-016</text:p>
              </table:table-cell>
              <table:table-cell office:value-type="float" office:value="-2.16212949682343E-016">
                <text:p>-2.16212949682343E-016</text:p>
              </table:table-cell>
              <table:table-cell office:value-type="float" office:value="-2.99201283585906E-016">
                <text:p>-2.99201283585906E-016</text:p>
              </table:table-cell>
              <table:table-cell office:value-type="float" office:value="-3.75624014089223E-016">
                <text:p>-3.75624014089223E-016</text:p>
              </table:table-cell>
              <table:table-cell office:value-type="float" office:value="-4.45481141192292E-016">
                <text:p>-4.45481141192292E-016</text:p>
              </table:table-cell>
              <table:table-cell office:value-type="float" office:value="-5.08772664895113E-016">
                <text:p>-5.08772664895113E-016</text:p>
              </table:table-cell>
              <table:table-cell office:value-type="float" office:value="-5.65498585197688E-016">
                <text:p>-5.65498585197688E-016</text:p>
              </table:table-cell>
              <table:table-cell office:value-type="float" office:value="-6.15658902100015E-016">
                <text:p>-6.15658902100015E-016</text:p>
              </table:table-cell>
              <table:table-cell office:value-type="float" office:value="-6.59253615602094E-016">
                <text:p>-6.59253615602094E-016</text:p>
              </table:table-cell>
              <table:table-cell office:value-type="float" office:value="-6.96282725703927E-016">
                <text:p>-6.96282725703927E-016</text:p>
              </table:table-cell>
              <table:table-cell office:value-type="float" office:value="-7.26746232405512E-016">
                <text:p>-7.26746232405512E-016</text:p>
              </table:table-cell>
              <table:table-cell office:value-type="float" office:value="-7.5064413570685E-016">
                <text:p>-7.5064413570685E-016</text:p>
              </table:table-cell>
              <table:table-cell office:value-type="float" office:value="-7.6797643560794E-016">
                <text:p>-7.6797643560794E-016</text:p>
              </table:table-cell>
              <table:table-cell office:value-type="float" office:value="-7.78743132108783E-016">
                <text:p>-7.78743132108783E-016</text:p>
              </table:table-cell>
              <table:table-cell office:value-type="float" office:value="-7.82944225209379E-016">
                <text:p>-7.82944225209379E-016</text:p>
              </table:table-cell>
              <table:table-cell office:value-type="float" office:value="-7.80579714909727E-016">
                <text:p>-7.80579714909727E-016</text:p>
              </table:table-cell>
              <table:table-cell office:value-type="float" office:value="-7.71649601209828E-016">
                <text:p>-7.71649601209828E-016</text:p>
              </table:table-cell>
              <table:table-cell office:value-type="float" office:value="-7.56153884109682E-016">
                <text:p>-7.56153884109682E-016</text:p>
              </table:table-cell>
              <table:table-cell office:value-type="float" office:value="-7.34092563609288E-016">
                <text:p>-7.34092563609288E-016</text:p>
              </table:table-cell>
              <table:table-cell office:value-type="float" office:value="-7.05465639708647E-016">
                <text:p>-7.05465639708647E-016</text:p>
              </table:table-cell>
              <table:table-cell office:value-type="float" office:value="-6.70273112407759E-016">
                <text:p>-6.70273112407759E-016</text:p>
              </table:table-cell>
              <table:table-cell office:value-type="float" office:value="-6.28514981706623E-016">
                <text:p>-6.28514981706623E-016</text:p>
              </table:table-cell>
              <table:table-cell office:value-type="float" office:value="-5.8019124760524E-016">
                <text:p>-5.8019124760524E-016</text:p>
              </table:table-cell>
              <table:table-cell office:value-type="float" office:value="-5.2530191010361E-016">
                <text:p>-5.2530191010361E-016</text:p>
              </table:table-cell>
              <table:table-cell office:value-type="float" office:value="-4.63846969201733E-016">
                <text:p>-4.63846969201733E-016</text:p>
              </table:table-cell>
              <table:table-cell office:value-type="float" office:value="-4.66620176437368E-016">
                <text:p>-4.66620176437368E-016</text:p>
              </table:table-cell>
              <table:table-cell office:value-type="float" office:value="-4.75338825735883E-016">
                <text:p>-4.75338825735883E-016</text:p>
              </table:table-cell>
              <table:table-cell office:value-type="float" office:value="-4.82716445702402E-016">
                <text:p>-4.82716445702402E-016</text:p>
              </table:table-cell>
              <table:table-cell office:value-type="float" office:value="-4.88753036336925E-016">
                <text:p>-4.88753036336925E-016</text:p>
              </table:table-cell>
              <table:table-cell office:value-type="float" office:value="-4.93448597639453E-016">
                <text:p>-4.93448597639453E-016</text:p>
              </table:table-cell>
              <table:table-cell office:value-type="float" office:value="-4.96803129609984E-016">
                <text:p>-4.96803129609984E-016</text:p>
              </table:table-cell>
              <table:table-cell office:value-type="float" office:value="-4.9881663224852E-016">
                <text:p>-4.9881663224852E-016</text:p>
              </table:table-cell>
              <table:table-cell office:value-type="float" office:value="-4.9948910555506E-016">
                <text:p>-4.9948910555506E-016</text:p>
              </table:table-cell>
              <table:table-cell office:value-type="float" office:value="-4.98820549529604E-016">
                <text:p>-4.98820549529604E-016</text:p>
              </table:table-cell>
              <table:table-cell office:value-type="float" office:value="-4.96810964172152E-016">
                <text:p>-4.96810964172152E-016</text:p>
              </table:table-cell>
              <table:table-cell office:value-type="float" office:value="-4.93460349482705E-016">
                <text:p>-4.93460349482705E-016</text:p>
              </table:table-cell>
              <table:table-cell office:value-type="float" office:value="-4.88768705461261E-016">
                <text:p>-4.88768705461261E-016</text:p>
              </table:table-cell>
              <table:table-cell office:value-type="float" office:value="-4.82736032107822E-016">
                <text:p>-4.82736032107822E-016</text:p>
              </table:table-cell>
              <table:table-cell office:value-type="float" office:value="-4.75362329422387E-016">
                <text:p>-4.75362329422387E-016</text:p>
              </table:table-cell>
              <table:table-cell office:value-type="float" office:value="-4.66647597404956E-016">
                <text:p>-4.66647597404956E-016</text:p>
              </table:table-cell>
              <table:table-cell office:value-type="float" office:value="-4.5659183605553E-016">
                <text:p>-4.5659183605553E-016</text:p>
              </table:table-cell>
              <table:table-cell office:value-type="float" office:value="-4.45195045374107E-016">
                <text:p>-4.45195045374107E-016</text:p>
              </table:table-cell>
              <table:table-cell office:value-type="float" office:value="-4.32457225360689E-016">
                <text:p>-4.32457225360689E-016</text:p>
              </table:table-cell>
              <table:table-cell office:value-type="float" office:value="-4.18378376015275E-016">
                <text:p>-4.18378376015275E-016</text:p>
              </table:table-cell>
              <table:table-cell office:value-type="float" office:value="-4.02958497337865E-016">
                <text:p>-4.02958497337865E-016</text:p>
              </table:table-cell>
              <table:table-cell office:value-type="float" office:value="-3.86197589328459E-016">
                <text:p>-3.86197589328459E-016</text:p>
              </table:table-cell>
              <table:table-cell office:value-type="float" office:value="-3.68095651987057E-016">
                <text:p>-3.68095651987057E-016</text:p>
              </table:table-cell>
              <table:table-cell office:value-type="float" office:value="-3.4865268531366E-016">
                <text:p>-3.4865268531366E-016</text:p>
              </table:table-cell>
              <table:table-cell office:value-type="float" office:value="-3.27868689308267E-016">
                <text:p>-3.27868689308267E-016</text:p>
              </table:table-cell>
              <table:table-cell office:value-type="float" office:value="-3.05743663970878E-016">
                <text:p>-3.05743663970878E-016</text:p>
              </table:table-cell>
              <table:table-cell office:value-type="float" office:value="-2.82277609301493E-016">
                <text:p>-2.82277609301493E-016</text:p>
              </table:table-cell>
              <table:table-cell office:value-type="float" office:value="-2.57470525300112E-016">
                <text:p>-2.57470525300112E-016</text:p>
              </table:table-cell>
              <table:table-cell office:value-type="float" office:value="-2.31322411966736E-016">
                <text:p>-2.31322411966736E-016</text:p>
              </table:table-cell>
              <table:table-cell office:value-type="float" office:value="-2.03833269301363E-016">
                <text:p>-2.03833269301363E-016</text:p>
              </table:table-cell>
              <table:table-cell office:value-type="float" office:value="-1.5036014512183E-016">
                <text:p>-1.5036014512183E-016</text:p>
              </table:table-cell>
              <table:table-cell office:value-type="float" office:value="-1.46095861947591E-016">
                <text:p>-1.46095861947591E-016</text:p>
              </table:table-cell>
              <table:table-cell office:value-type="float" office:value="-1.41831578773352E-016">
                <text:p>-1.41831578773352E-016</text:p>
              </table:table-cell>
              <table:table-cell office:value-type="float" office:value="-1.37567295599114E-016">
                <text:p>-1.37567295599114E-016</text:p>
              </table:table-cell>
              <table:table-cell office:value-type="float" office:value="-1.33303012424875E-016">
                <text:p>-1.33303012424875E-016</text:p>
              </table:table-cell>
              <table:table-cell office:value-type="float" office:value="-1.29038729250636E-016">
                <text:p>-1.29038729250636E-016</text:p>
              </table:table-cell>
              <table:table-cell office:value-type="float" office:value="-1.24774446076397E-016">
                <text:p>-1.24774446076397E-016</text:p>
              </table:table-cell>
              <table:table-cell office:value-type="float" office:value="-1.20510162902158E-016">
                <text:p>-1.20510162902158E-016</text:p>
              </table:table-cell>
              <table:table-cell office:value-type="float" office:value="-1.16245879727919E-016">
                <text:p>-1.16245879727919E-016</text:p>
              </table:table-cell>
              <table:table-cell office:value-type="float" office:value="-1.11981596553681E-016">
                <text:p>-1.11981596553681E-016</text:p>
              </table:table-cell>
              <table:table-cell office:value-type="float" office:value="-1.07717313379442E-016">
                <text:p>-1.07717313379442E-016</text:p>
              </table:table-cell>
              <table:table-cell office:value-type="float" office:value="-1.03453030205203E-016">
                <text:p>-1.03453030205203E-016</text:p>
              </table:table-cell>
              <table:table-cell office:value-type="float" office:value="-9.9188747030964E-017">
                <text:p>-9.9188747030964E-017</text:p>
              </table:table-cell>
              <table:table-cell office:value-type="float" office:value="-9.49244638567251E-017">
                <text:p>-9.49244638567251E-017</text:p>
              </table:table-cell>
              <table:table-cell office:value-type="float" office:value="-9.06601806824863E-017">
                <text:p>-9.06601806824863E-017</text:p>
              </table:table-cell>
              <table:table-cell office:value-type="float" office:value="-8.63958975082475E-017">
                <text:p>-8.63958975082475E-017</text:p>
              </table:table-cell>
              <table:table-cell office:value-type="float" office:value="-8.21316143340086E-017">
                <text:p>-8.21316143340086E-017</text:p>
              </table:table-cell>
              <table:table-cell office:value-type="float" office:value="-7.78673311597698E-017">
                <text:p>-7.78673311597698E-017</text:p>
              </table:table-cell>
              <table:table-cell office:value-type="float" office:value="-7.3603047985531E-017">
                <text:p>-7.3603047985531E-017</text:p>
              </table:table-cell>
              <table:table-cell office:value-type="float" office:value="-6.93387648112921E-017">
                <text:p>-6.93387648112921E-017</text:p>
              </table:table-cell>
              <table:table-cell office:value-type="float" office:value="-6.50744816370533E-017">
                <text:p>-6.50744816370533E-017</text:p>
              </table:table-cell>
              <table:table-cell office:value-type="float" office:value="-6.08101984628144E-017">
                <text:p>-6.08101984628144E-017</text:p>
              </table:table-cell>
              <table:table-cell office:value-type="float" office:value="-5.65459152885756E-017">
                <text:p>-5.65459152885756E-017</text:p>
              </table:table-cell>
              <table:table-cell office:value-type="float" office:value="-5.22816321143368E-017">
                <text:p>-5.22816321143368E-017</text:p>
              </table:table-cell>
              <table:table-cell office:value-type="float" office:value="-4.80173489400979E-017">
                <text:p>-4.80173489400979E-017</text:p>
              </table:table-cell>
              <table:table-cell office:value-type="float" office:value="-4.37530657658591E-017">
                <text:p>-4.37530657658591E-017</text:p>
              </table:table-cell>
              <table:table-cell office:value-type="float" office:value="-3.94887825916203E-017">
                <text:p>-3.94887825916203E-017</text:p>
              </table:table-cell>
              <table:table-cell office:value-type="float" office:value="-3.52244994173814E-017">
                <text:p>-3.52244994173814E-017</text:p>
              </table:table-cell>
              <table:table-cell office:value-type="float" office:value="-3.09602162431426E-017">
                <text:p>-3.09602162431426E-017</text:p>
              </table:table-cell>
              <table:table-cell office:value-type="float" office:value="-2.97758492320372E-017">
                <text:p>-2.97758492320372E-017</text:p>
              </table:table-cell>
              <table:table-cell office:value-type="float" office:value="-2.96756211786516E-017">
                <text:p>-2.96756211786516E-017</text:p>
              </table:table-cell>
              <table:table-cell office:value-type="float" office:value="-2.9575393125266E-017">
                <text:p>-2.9575393125266E-017</text:p>
              </table:table-cell>
              <table:table-cell office:value-type="float" office:value="-2.94751650718804E-017">
                <text:p>-2.94751650718804E-017</text:p>
              </table:table-cell>
              <table:table-cell office:value-type="float" office:value="-2.93749370184948E-017">
                <text:p>-2.93749370184948E-017</text:p>
              </table:table-cell>
              <table:table-cell office:value-type="float" office:value="-2.92747089651092E-017">
                <text:p>-2.92747089651092E-017</text:p>
              </table:table-cell>
              <table:table-cell office:value-type="float" office:value="-2.91744809117236E-017">
                <text:p>-2.91744809117236E-017</text:p>
              </table:table-cell>
              <table:table-cell office:value-type="float" office:value="-2.9074252858338E-017">
                <text:p>-2.9074252858338E-017</text:p>
              </table:table-cell>
              <table:table-cell office:value-type="float" office:value="-2.89740248049524E-017">
                <text:p>-2.89740248049524E-017</text:p>
              </table:table-cell>
              <table:table-cell office:value-type="float" office:value="-2.88737967515668E-017">
                <text:p>-2.88737967515668E-017</text:p>
              </table:table-cell>
              <table:table-cell office:value-type="float" office:value="-2.87735686981812E-017">
                <text:p>-2.87735686981812E-017</text:p>
              </table:table-cell>
              <table:table-cell office:value-type="float" office:value="-2.86733406447956E-017">
                <text:p>-2.86733406447956E-017</text:p>
              </table:table-cell>
              <table:table-cell office:value-type="float" office:value="-2.857311259141E-017">
                <text:p>-2.857311259141E-017</text:p>
              </table:table-cell>
              <table:table-cell office:value-type="float" office:value="-2.84728845380244E-017">
                <text:p>-2.84728845380244E-017</text:p>
              </table:table-cell>
              <table:table-cell office:value-type="float" office:value="-2.83726564846388E-017">
                <text:p>-2.83726564846388E-017</text:p>
              </table:table-cell>
              <table:table-cell office:value-type="float" office:value="-2.82724284312532E-017">
                <text:p>-2.82724284312532E-017</text:p>
              </table:table-cell>
              <table:table-cell office:value-type="float" office:value="-2.81722003778676E-017">
                <text:p>-2.81722003778676E-017</text:p>
              </table:table-cell>
              <table:table-cell office:value-type="float" office:value="-2.8071972324482E-017">
                <text:p>-2.8071972324482E-017</text:p>
              </table:table-cell>
              <table:table-cell office:value-type="float" office:value="-2.79717442710964E-017">
                <text:p>-2.79717442710964E-017</text:p>
              </table:table-cell>
              <table:table-cell office:value-type="float" office:value="-2.78715162177108E-017">
                <text:p>-2.78715162177108E-017</text:p>
              </table:table-cell>
              <table:table-cell office:value-type="float" office:value="-2.77712881643252E-017">
                <text:p>-2.77712881643252E-017</text:p>
              </table:table-cell>
              <table:table-cell office:value-type="float" office:value="-2.76710601109396E-017">
                <text:p>-2.76710601109396E-017</text:p>
              </table:table-cell>
            </table:table-row>
            <table:table-row>
              <table:table-cell office:value-type="string">
                <text:p>Infected</text:p>
                <draw:g>
                  <svg:desc>'South Korea_measles'.A4:'South Korea_measles'.A4</svg:desc>
                </draw:g>
              </table:table-cell>
              <table:table-cell office:value-type="float" office:value="0">
                <text:p>0</text:p>
                <draw:g>
                  <svg:desc>'South Korea_measles'.B4:'South Korea_measles'.SG4</svg:desc>
                </draw:g>
              </table:table-cell>
              <table:table-cell office:value-type="float" office:value="0.168661037099683">
                <text:p>0.168661037099683</text:p>
              </table:table-cell>
              <table:table-cell office:value-type="float" office:value="0.618342150591807">
                <text:p>0.618342150591807</text:p>
              </table:table-cell>
              <table:table-cell office:value-type="float" office:value="2.13576882239223">
                <text:p>2.13576882239223</text:p>
              </table:table-cell>
              <table:table-cell office:value-type="float" office:value="7.34916325709484">
                <text:p>7.34916325709484</text:p>
              </table:table-cell>
              <table:table-cell office:value-type="float" office:value="25.2821189325748">
                <text:p>25.2821189325748</text:p>
              </table:table-cell>
              <table:table-cell office:value-type="float" office:value="86.9722082420048">
                <text:p>86.9722082420048</text:p>
              </table:table-cell>
              <table:table-cell office:value-type="float" office:value="299.186497477326">
                <text:p>299.186497477326</text:p>
              </table:table-cell>
              <table:table-cell office:value-type="float" office:value="1029.16738046104">
                <text:p>1029.16738046104</text:p>
              </table:table-cell>
              <table:table-cell office:value-type="float" office:value="3539.7293271579">
                <text:p>3539.7293271579</text:p>
              </table:table-cell>
              <table:table-cell office:value-type="float" office:value="12168.8038781791">
                <text:p>12168.8038781791</text:p>
              </table:table-cell>
              <table:table-cell office:value-type="float" office:value="41765.523836971">
                <text:p>41765.523836971</text:p>
              </table:table-cell>
              <table:table-cell office:value-type="float" office:value="142551.373915035">
                <text:p>142551.373915035</text:p>
              </table:table-cell>
              <table:table-cell office:value-type="float" office:value="477553.472888031">
                <text:p>477553.472888031</text:p>
              </table:table-cell>
              <table:table-cell office:value-type="float" office:value="1508183.90896715">
                <text:p>1508183.90896715</text:p>
              </table:table-cell>
              <table:table-cell office:value-type="float" office:value="4070042.40318148">
                <text:p>4070042.40318148</text:p>
              </table:table-cell>
              <table:table-cell office:value-type="float" office:value="8254730.4901321">
                <text:p>8254730.4901321</text:p>
              </table:table-cell>
              <table:table-cell office:value-type="float" office:value="12502887.6188227">
                <text:p>12502887.6188227</text:p>
              </table:table-cell>
              <table:table-cell office:value-type="float" office:value="15813542.0342235">
                <text:p>15813542.0342235</text:p>
              </table:table-cell>
              <table:table-cell office:value-type="float" office:value="18181979.1474787">
                <text:p>18181979.1474787</text:p>
              </table:table-cell>
              <table:table-cell office:value-type="float" office:value="19775701.552578">
                <text:p>19775701.552578</text:p>
              </table:table-cell>
              <table:table-cell office:value-type="float" office:value="20744828.1203007">
                <text:p>20744828.1203007</text:p>
              </table:table-cell>
              <table:table-cell office:value-type="float" office:value="21214880.0856485">
                <text:p>21214880.0856485</text:p>
              </table:table-cell>
              <table:table-cell office:value-type="float" office:value="21290317.6401399">
                <text:p>21290317.6401399</text:p>
              </table:table-cell>
              <table:table-cell office:value-type="float" office:value="21057789.0097587">
                <text:p>21057789.0097587</text:p>
              </table:table-cell>
              <table:table-cell office:value-type="float" office:value="20588901.2639321">
                <text:p>20588901.2639321</text:p>
              </table:table-cell>
              <table:table-cell office:value-type="float" office:value="19942585.5032978">
                <text:p>19942585.5032978</text:p>
              </table:table-cell>
              <table:table-cell office:value-type="float" office:value="19167103.9237069">
                <text:p>19167103.9237069</text:p>
              </table:table-cell>
              <table:table-cell office:value-type="float" office:value="18301763.1308508">
                <text:p>18301763.1308508</text:p>
              </table:table-cell>
              <table:table-cell office:value-type="float" office:value="17378365.0321752">
                <text:p>17378365.0321752</text:p>
              </table:table-cell>
              <table:table-cell office:value-type="float" office:value="16422439.4835349">
                <text:p>16422439.4835349</text:p>
              </table:table-cell>
              <table:table-cell office:value-type="float" office:value="15454288.3579623">
                <text:p>15454288.3579623</text:p>
              </table:table-cell>
              <table:table-cell office:value-type="float" office:value="14489870.7064441">
                <text:p>14489870.7064441</text:p>
              </table:table-cell>
              <table:table-cell office:value-type="float" office:value="13541547.8439155">
                <text:p>13541547.8439155</text:p>
              </table:table-cell>
              <table:table-cell office:value-type="float" office:value="12618714.9204051">
                <text:p>12618714.9204051</text:p>
              </table:table-cell>
              <table:table-cell office:value-type="float" office:value="11728330.3659194">
                <text:p>11728330.3659194</text:p>
              </table:table-cell>
              <table:table-cell office:value-type="float" office:value="10875363.066837">
                <text:p>10875363.066837</text:p>
              </table:table-cell>
              <table:table-cell office:value-type="float" office:value="10063165.9673285">
                <text:p>10063165.9673285</text:p>
              </table:table-cell>
              <table:table-cell office:value-type="float" office:value="9293789.44712196">
                <text:p>9293789.44712196</text:p>
              </table:table-cell>
              <table:table-cell office:value-type="float" office:value="8568242.53174612">
                <text:p>8568242.53174612</text:p>
              </table:table-cell>
              <table:table-cell office:value-type="float" office:value="7886710.52870713">
                <text:p>7886710.52870713</text:p>
              </table:table-cell>
              <table:table-cell office:value-type="float" office:value="7248735.63389413">
                <text:p>7248735.63389413</text:p>
              </table:table-cell>
              <table:table-cell office:value-type="float" office:value="6653365.9671271">
                <text:p>6653365.9671271</text:p>
              </table:table-cell>
              <table:table-cell office:value-type="float" office:value="6099278.40412076">
                <text:p>6099278.40412076</text:p>
              </table:table-cell>
              <table:table-cell office:value-type="float" office:value="5584879.14695606">
                <text:p>5584879.14695606</text:p>
              </table:table-cell>
              <table:table-cell office:value-type="float" office:value="5108385.68275225">
                <text:p>5108385.68275225</text:p>
              </table:table-cell>
              <table:table-cell office:value-type="float" office:value="4667893.05821143">
                <text:p>4667893.05821143</text:p>
              </table:table-cell>
              <table:table-cell office:value-type="float" office:value="4261427.23084411">
                <text:p>4261427.23084411</text:p>
              </table:table-cell>
              <table:table-cell office:value-type="float" office:value="3886987.31478946">
                <text:p>3886987.31478946</text:p>
              </table:table-cell>
              <table:table-cell office:value-type="float" office:value="3542578.97613778">
                <text:p>3542578.97613778</text:p>
              </table:table-cell>
              <table:table-cell office:value-type="float" office:value="3226240.22856047">
                <text:p>3226240.22856047</text:p>
              </table:table-cell>
              <table:table-cell office:value-type="float" office:value="2936061.09225658">
                <text:p>2936061.09225658</text:p>
              </table:table-cell>
              <table:table-cell office:value-type="float" office:value="2670198.15845505">
                <text:p>2670198.15845505</text:p>
              </table:table-cell>
              <table:table-cell office:value-type="float" office:value="2426885.01934878">
                <text:p>2426885.01934878</text:p>
              </table:table-cell>
              <table:table-cell office:value-type="float" office:value="2204439.31214925">
                <text:p>2204439.31214925</text:p>
              </table:table-cell>
              <table:table-cell office:value-type="float" office:value="2001267.05962503">
                <text:p>2001267.05962503</text:p>
              </table:table-cell>
              <table:table-cell office:value-type="float" office:value="1815864.830293">
                <text:p>1815864.830293</text:p>
              </table:table-cell>
              <table:table-cell office:value-type="float" office:value="1646820.18771914">
                <text:p>1646820.18771914</text:p>
              </table:table-cell>
              <table:table-cell office:value-type="float" office:value="1492810.78989077">
                <text:p>1492810.78989077</text:p>
              </table:table-cell>
              <table:table-cell office:value-type="float" office:value="1352602.45744708">
                <text:p>1352602.45744708</text:p>
              </table:table-cell>
              <table:table-cell office:value-type="float" office:value="1225046.46541777">
                <text:p>1225046.46541777</text:p>
              </table:table-cell>
              <table:table-cell office:value-type="float" office:value="1109076.26757263">
                <text:p>1109076.26757263</text:p>
              </table:table-cell>
              <table:table-cell office:value-type="float" office:value="1003703.82873189">
                <text:p>1003703.82873189</text:p>
              </table:table-cell>
              <table:table-cell office:value-type="float" office:value="908015.690457902">
                <text:p>908015.690457902</text:p>
              </table:table-cell>
              <table:table-cell office:value-type="float" office:value="821168.895378822">
                <text:p>821168.895378822</text:p>
              </table:table-cell>
              <table:table-cell office:value-type="float" office:value="742386.853756972">
                <text:p>742386.853756972</text:p>
              </table:table-cell>
              <table:table-cell office:value-type="float" office:value="670955.218459094">
                <text:p>670955.218459094</text:p>
              </table:table-cell>
              <table:table-cell office:value-type="float" office:value="606217.826379176">
                <text:p>606217.826379176</text:p>
              </table:table-cell>
              <table:table-cell office:value-type="float" office:value="547572.744991767">
                <text:p>547572.744991767</text:p>
              </table:table-cell>
              <table:table-cell office:value-type="float" office:value="494468.456207051">
                <text:p>494468.456207051</text:p>
              </table:table-cell>
              <table:table-cell office:value-type="float" office:value="446400.198056769">
                <text:p>446400.198056769</text:p>
              </table:table-cell>
              <table:table-cell office:value-type="float" office:value="402906.480153551">
                <text:p>402906.480153551</text:p>
              </table:table-cell>
              <table:table-cell office:value-type="float" office:value="363565.781256675">
                <text:p>363565.781256675</text:p>
              </table:table-cell>
              <table:table-cell office:value-type="float" office:value="327993.433976994">
                <text:p>327993.433976994</text:p>
              </table:table-cell>
              <table:table-cell office:value-type="float" office:value="295838.697655546">
                <text:p>295838.697655546</text:p>
              </table:table-cell>
              <table:table-cell office:value-type="float" office:value="266782.017469136">
                <text:p>266782.017469136</text:p>
              </table:table-cell>
              <table:table-cell office:value-type="float" office:value="240532.466076028">
                <text:p>240532.466076028</text:p>
              </table:table-cell>
              <table:table-cell office:value-type="float" office:value="216825.362093482">
                <text:p>216825.362093482</text:p>
              </table:table-cell>
              <table:table-cell office:value-type="float" office:value="195420.058749371">
                <text:p>195420.058749371</text:p>
              </table:table-cell>
              <table:table-cell office:value-type="float" office:value="176097.895146969">
                <text:p>176097.895146969</text:p>
              </table:table-cell>
              <table:table-cell office:value-type="float" office:value="158660.302002357">
                <text:p>158660.302002357</text:p>
              </table:table-cell>
              <table:table-cell office:value-type="float" office:value="142927.053474038">
                <text:p>142927.053474038</text:p>
              </table:table-cell>
              <table:table-cell office:value-type="float" office:value="128734.656514979">
                <text:p>128734.656514979</text:p>
              </table:table-cell>
              <table:table-cell office:value-type="float" office:value="115934.869228223">
                <text:p>115934.869228223</text:p>
              </table:table-cell>
              <table:table-cell office:value-type="float" office:value="104393.339829963">
                <text:p>104393.339829963</text:p>
              </table:table-cell>
              <table:table-cell office:value-type="float" office:value="93988.3580332763">
                <text:p>93988.3580332763</text:p>
              </table:table-cell>
              <table:table-cell office:value-type="float" office:value="84609.7109565593">
                <text:p>84609.7109565593</text:p>
              </table:table-cell>
              <table:table-cell office:value-type="float" office:value="76157.635978333">
                <text:p>76157.635978333</text:p>
              </table:table-cell>
              <table:table-cell office:value-type="float" office:value="68541.8633212256">
                <text:p>68541.8633212256</text:p>
              </table:table-cell>
              <table:table-cell office:value-type="float" office:value="61680.7415238708">
                <text:p>61680.7415238708</text:p>
              </table:table-cell>
              <table:table-cell office:value-type="float" office:value="55500.4393447259">
                <text:p>55500.4393447259</text:p>
              </table:table-cell>
              <table:table-cell office:value-type="float" office:value="49934.2180321363">
                <text:p>49934.2180321363</text:p>
              </table:table-cell>
              <table:table-cell office:value-type="float" office:value="44921.768279381">
                <text:p>44921.768279381</text:p>
              </table:table-cell>
              <table:table-cell office:value-type="float" office:value="40408.6065613625">
                <text:p>40408.6065613625</text:p>
              </table:table-cell>
              <table:table-cell office:value-type="float" office:value="36345.5259157541">
                <text:p>36345.5259157541</text:p>
              </table:table-cell>
              <table:table-cell office:value-type="float" office:value="32688.0965835713">
                <text:p>32688.0965835713</text:p>
              </table:table-cell>
              <table:table-cell office:value-type="float" office:value="29396.2122610829">
                <text:p>29396.2122610829</text:p>
              </table:table-cell>
              <table:table-cell office:value-type="float" office:value="26433.6780348973">
                <text:p>26433.6780348973</text:p>
              </table:table-cell>
              <table:table-cell office:value-type="float" office:value="23767.8363747609">
                <text:p>23767.8363747609</text:p>
              </table:table-cell>
              <table:table-cell office:value-type="float" office:value="21369.2278436105">
                <text:p>21369.2278436105</text:p>
              </table:table-cell>
              <table:table-cell office:value-type="float" office:value="19211.2834517622">
                <text:p>19211.2834517622</text:p>
              </table:table-cell>
              <table:table-cell office:value-type="float" office:value="17270.0458321342">
                <text:p>17270.0458321342</text:p>
              </table:table-cell>
              <table:table-cell office:value-type="float" office:value="15523.9166464495">
                <text:p>15523.9166464495</text:p>
              </table:table-cell>
              <table:table-cell office:value-type="float" office:value="13953.4278490689">
                <text:p>13953.4278490689</text:p>
              </table:table-cell>
              <table:table-cell office:value-type="float" office:value="12541.0346361231">
                <text:p>12541.0346361231</text:p>
              </table:table-cell>
              <table:table-cell office:value-type="float" office:value="11270.9280936761">
                <text:p>11270.9280936761</text:p>
              </table:table-cell>
              <table:table-cell office:value-type="float" office:value="10128.8657305405">
                <text:p>10128.8657305405</text:p>
              </table:table-cell>
              <table:table-cell office:value-type="float" office:value="9102.01823988408">
                <text:p>9102.01823988408</text:p>
              </table:table-cell>
              <table:table-cell office:value-type="float" office:value="8178.83097970659">
                <text:p>8178.83097970659</text:p>
              </table:table-cell>
              <table:table-cell office:value-type="float" office:value="7348.8987964356">
                <text:p>7348.8987964356</text:p>
              </table:table-cell>
              <table:table-cell office:value-type="float" office:value="6602.85293906405">
                <text:p>6602.85293906405</text:p>
              </table:table-cell>
              <table:table-cell office:value-type="float" office:value="5932.25892419132">
                <text:p>5932.25892419132</text:p>
              </table:table-cell>
              <table:table-cell office:value-type="float" office:value="5329.52431576195">
                <text:p>5329.52431576195</text:p>
              </table:table-cell>
              <table:table-cell office:value-type="float" office:value="4787.81547792018">
                <text:p>4787.81547792018</text:p>
              </table:table-cell>
              <table:table-cell office:value-type="float" office:value="4300.98244587656">
                <text:p>4300.98244587656</text:p>
              </table:table-cell>
              <table:table-cell office:value-type="float" office:value="3863.49113864225">
                <text:p>3863.49113864225</text:p>
              </table:table-cell>
              <table:table-cell office:value-type="float" office:value="3470.36220951801">
                <text:p>3470.36220951801</text:p>
              </table:table-cell>
              <table:table-cell office:value-type="float" office:value="3117.11589588189">
                <text:p>3117.11589588189</text:p>
              </table:table-cell>
              <table:table-cell office:value-type="float" office:value="2799.72228962364">
                <text:p>2799.72228962364</text:p>
              </table:table-cell>
              <table:table-cell office:value-type="float" office:value="2514.55650399745">
                <text:p>2514.55650399745</text:p>
              </table:table-cell>
              <table:table-cell office:value-type="float" office:value="2258.35826217565">
                <text:p>2258.35826217565</text:p>
              </table:table-cell>
              <table:table-cell office:value-type="float" office:value="2028.19547778256">
                <text:p>2028.19547778256</text:p>
              </table:table-cell>
              <table:table-cell office:value-type="float" office:value="1821.43143856655">
                <text:p>1821.43143856655</text:p>
              </table:table-cell>
              <table:table-cell office:value-type="float" office:value="1635.69524148193">
                <text:p>1635.69524148193</text:p>
              </table:table-cell>
              <table:table-cell office:value-type="float" office:value="1468.85516113135">
                <text:p>1468.85516113135</text:p>
              </table:table-cell>
              <table:table-cell office:value-type="float" office:value="1318.99466406468">
                <text:p>1318.99466406468</text:p>
              </table:table-cell>
              <table:table-cell office:value-type="float" office:value="1184.39080912175">
                <text:p>1184.39080912175</text:p>
              </table:table-cell>
              <table:table-cell office:value-type="float" office:value="1063.49479909837">
                <text:p>1063.49479909837</text:p>
              </table:table-cell>
              <table:table-cell office:value-type="float" office:value="954.914471742236">
                <text:p>954.914471742236</text:p>
              </table:table-cell>
              <table:table-cell office:value-type="float" office:value="857.398538662654">
                <text:p>857.398538662654</text:p>
              </table:table-cell>
              <table:table-cell office:value-type="float" office:value="769.822399361186">
                <text:p>769.822399361186</text:p>
              </table:table-cell>
              <table:table-cell office:value-type="float" office:value="691.175374439058">
                <text:p>691.175374439058</text:p>
              </table:table-cell>
              <table:table-cell office:value-type="float" office:value="620.549217275295">
                <text:p>620.549217275295</text:p>
              </table:table-cell>
              <table:table-cell office:value-type="float" office:value="557.127777246441">
                <text:p>557.127777246441</text:p>
              </table:table-cell>
              <table:table-cell office:value-type="float" office:value="500.177700010591">
                <text:p>500.177700010591</text:p>
              </table:table-cell>
              <table:table-cell office:value-type="float" office:value="449.040061629527">
                <text:p>449.040061629527</text:p>
              </table:table-cell>
              <table:table-cell office:value-type="float" office:value="403.122843465715">
                <text:p>403.122843465715</text:p>
              </table:table-cell>
              <table:table-cell office:value-type="float" office:value="361.894163968824">
                <text:p>361.894163968824</text:p>
              </table:table-cell>
              <table:table-cell office:value-type="float" office:value="324.876191752297">
                <text:p>324.876191752297</text:p>
              </table:table-cell>
              <table:table-cell office:value-type="float" office:value="291.639671839507">
                <text:p>291.639671839507</text:p>
              </table:table-cell>
              <table:table-cell office:value-type="float" office:value="261.799003707902">
                <text:p>261.799003707902</text:p>
              </table:table-cell>
              <table:table-cell office:value-type="float" office:value="235.007815848367">
                <text:p>235.007815848367</text:p>
              </table:table-cell>
              <table:table-cell office:value-type="float" office:value="210.954987114284">
                <text:p>210.954987114284</text:p>
              </table:table-cell>
              <table:table-cell office:value-type="float" office:value="189.361069675561">
                <text:p>189.361069675561</text:p>
              </table:table-cell>
              <table:table-cell office:value-type="float" office:value="169.975073941874">
                <text:p>169.975073941874</text:p>
              </table:table-cell>
              <table:table-cell office:value-type="float" office:value="152.571578359036">
                <text:p>152.571578359036</text:p>
              </table:table-cell>
              <table:table-cell office:value-type="float" office:value="136.948131626191">
                <text:p>136.948131626191</text:p>
              </table:table-cell>
              <table:table-cell office:value-type="float" office:value="122.922918080405">
                <text:p>122.922918080405</text:p>
              </table:table-cell>
              <table:table-cell office:value-type="float" office:value="110.332659470595">
                <text:p>110.332659470595</text:p>
              </table:table-cell>
              <table:table-cell office:value-type="float" office:value="99.0307293824232">
                <text:p>99.0307293824232</text:p>
              </table:table-cell>
              <table:table-cell office:value-type="float" office:value="88.8854589282085">
                <text:p>88.8854589282085</text:p>
              </table:table-cell>
              <table:table-cell office:value-type="float" office:value="79.7786142847307">
                <text:p>79.7786142847307</text:p>
              </table:table-cell>
              <table:table-cell office:value-type="float" office:value="71.6040286200166">
                <text:p>71.6040286200166</text:p>
              </table:table-cell>
              <table:table-cell office:value-type="float" office:value="64.2663731049155">
                <text:p>64.2663731049155</text:p>
              </table:table-cell>
              <table:table-cell office:value-type="float" office:value="57.6800527925576">
                <text:p>57.6800527925576</text:p>
              </table:table-cell>
              <table:table-cell office:value-type="float" office:value="51.7682144124696">
                <text:p>51.7682144124696</text:p>
              </table:table-cell>
              <table:table-cell office:value-type="float" office:value="46.4618554078241">
                <text:p>46.4618554078241</text:p>
              </table:table-cell>
              <table:table-cell office:value-type="float" office:value="41.6990233116494">
                <text:p>41.6990233116494</text:p>
              </table:table-cell>
              <table:table-cell office:value-type="float" office:value="37.4240966475967">
                <text:p>37.4240966475967</text:p>
              </table:table-cell>
              <table:table-cell office:value-type="float" office:value="33.5871390128313">
                <text:p>33.5871390128313</text:p>
              </table:table-cell>
              <table:table-cell office:value-type="float" office:value="30.1433189542156">
                <text:p>30.1433189542156</text:p>
              </table:table-cell>
              <table:table-cell office:value-type="float" office:value="27.0523889065241">
                <text:p>27.0523889065241</text:p>
              </table:table-cell>
              <table:table-cell office:value-type="float" office:value="24.2782171696998">
                <text:p>24.2782171696998</text:p>
              </table:table-cell>
              <table:table-cell office:value-type="float" office:value="21.7883676046975">
                <text:p>21.7883676046975</text:p>
              </table:table-cell>
              <table:table-cell office:value-type="float" office:value="19.5537221688005">
                <text:p>19.5537221688005</text:p>
              </table:table-cell>
              <table:table-cell office:value-type="float" office:value="17.5481419424159">
                <text:p>17.5481419424159</text:p>
              </table:table-cell>
              <table:table-cell office:value-type="float" office:value="15.7481627222721">
                <text:p>15.7481627222721</text:p>
              </table:table-cell>
              <table:table-cell office:value-type="float" office:value="14.1327216153386">
                <text:p>14.1327216153386</text:p>
              </table:table-cell>
              <table:table-cell office:value-type="float" office:value="12.6829117452996">
                <text:p>12.6829117452996</text:p>
              </table:table-cell>
              <table:table-cell office:value-type="float" office:value="11.3817616155387">
                <text:p>11.3817616155387</text:p>
              </table:table-cell>
              <table:table-cell office:value-type="float" office:value="10.2140372912931">
                <text:p>10.2140372912931</text:p>
              </table:table-cell>
              <table:table-cell office:value-type="float" office:value="9.16606474009848">
                <text:p>9.16606474009848</text:p>
              </table:table-cell>
              <table:table-cell office:value-type="float" office:value="8.2255701997064">
                <text:p>8.2255701997064</text:p>
              </table:table-cell>
              <table:table-cell office:value-type="float" office:value="7.3815369596812">
                <text:p>7.3815369596812</text:p>
              </table:table-cell>
              <table:table-cell office:value-type="float" office:value="6.62407674100158">
                <text:p>6.62407674100158</text:p>
              </table:table-cell>
              <table:table-cell office:value-type="float" office:value="5.94431424084111">
                <text:p>5.94431424084111</text:p>
              </table:table-cell>
              <table:table-cell office:value-type="float" office:value="5.3342834079126">
                <text:p>5.3342834079126</text:p>
              </table:table-cell>
              <table:table-cell office:value-type="float" office:value="4.7868344009297">
                <text:p>4.7868344009297</text:p>
              </table:table-cell>
              <table:table-cell office:value-type="float" office:value="4.29555003389333">
                <text:p>4.29555003389333</text:p>
              </table:table-cell>
              <table:table-cell office:value-type="float" office:value="3.85467073922483">
                <text:p>3.85467073922483</text:p>
              </table:table-cell>
              <table:table-cell office:value-type="float" office:value="3.45902724466919">
                <text:p>3.45902724466919</text:p>
              </table:table-cell>
              <table:table-cell office:value-type="float" office:value="3.10398011577805">
                <text:p>3.10398011577805</text:p>
              </table:table-cell>
              <table:table-cell office:value-type="float" office:value="2.78536548807341">
                <text:p>2.78536548807341</text:p>
              </table:table-cell>
              <table:table-cell office:value-type="float" office:value="2.49944634949368">
                <text:p>2.49944634949368</text:p>
              </table:table-cell>
              <table:table-cell office:value-type="float" office:value="2.24286881628609">
                <text:p>2.24286881628609</text:p>
              </table:table-cell>
              <table:table-cell office:value-type="float" office:value="2.01262287768143">
                <text:p>2.01262287768143</text:p>
              </table:table-cell>
              <table:table-cell office:value-type="float" office:value="1.80600715879104">
                <text:p>1.80600715879104</text:p>
              </table:table-cell>
              <table:table-cell office:value-type="float" office:value="1.62059729722226">
                <text:p>1.62059729722226</text:p>
              </table:table-cell>
              <table:table-cell office:value-type="float" office:value="1.45421755050672">
                <text:p>1.45421755050672</text:p>
              </table:table-cell>
              <table:table-cell office:value-type="float" office:value="1.30491531561222">
                <text:p>1.30491531561222</text:p>
              </table:table-cell>
              <table:table-cell office:value-type="float" office:value="1.17093825660594">
                <text:p>1.17093825660594</text:p>
              </table:table-cell>
              <table:table-cell office:value-type="float" office:value="1.05071377604435">
                <text:p>1.05071377604435</text:p>
              </table:table-cell>
              <table:table-cell office:value-type="float" office:value="0.942830586946079">
                <text:p>0.942830586946079</text:p>
              </table:table-cell>
              <table:table-cell office:value-type="float" office:value="0.84602217534833">
                <text:p>0.84602217534833</text:p>
              </table:table-cell>
              <table:table-cell office:value-type="float" office:value="0.759151956738354">
                <text:p>0.759151956738354</text:p>
              </table:table-cell>
              <table:table-cell office:value-type="float" office:value="0.681199951847847">
                <text:p>0.681199951847847</text:p>
              </table:table-cell>
              <table:table-cell office:value-type="float" office:value="0.611250829623932">
                <text:p>0.611250829623932</text:p>
              </table:table-cell>
              <table:table-cell office:value-type="float" office:value="0.54848317520668">
                <text:p>0.54848317520668</text:p>
              </table:table-cell>
              <table:table-cell office:value-type="float" office:value="0.492159857843655">
                <text:p>0.492159857843655</text:p>
              </table:table-cell>
              <table:table-cell office:value-type="float" office:value="0.441619385639664">
                <text:p>0.441619385639664</text:p>
              </table:table-cell>
              <table:table-cell office:value-type="float" office:value="0.396268147469289">
                <text:p>0.396268147469289</text:p>
              </table:table-cell>
              <table:table-cell office:value-type="float" office:value="0.355573449758289">
                <text:p>0.355573449758289</text:p>
              </table:table-cell>
              <table:table-cell office:value-type="float" office:value="0.319057267063184">
                <text:p>0.319057267063184</text:p>
              </table:table-cell>
              <table:table-cell office:value-type="float" office:value="0.286290633892195">
                <text:p>0.286290633892195</text:p>
              </table:table-cell>
              <table:table-cell office:value-type="float" office:value="0.256888611181346">
                <text:p>0.256888611181346</text:p>
              </table:table-cell>
              <table:table-cell office:value-type="float" office:value="0.230505769246374">
                <text:p>0.230505769246374</text:p>
              </table:table-cell>
              <table:table-cell office:value-type="float" office:value="0.20683213359386">
                <text:p>0.20683213359386</text:p>
              </table:table-cell>
              <table:table-cell office:value-type="float" office:value="0.185589547770098">
                <text:p>0.185589547770098</text:p>
              </table:table-cell>
              <table:table-cell office:value-type="float" office:value="0.166528407198083">
                <text:p>0.166528407198083</text:p>
              </table:table-cell>
              <table:table-cell office:value-type="float" office:value="0.149424730426517">
                <text:p>0.149424730426517</text:p>
              </table:table-cell>
              <table:table-cell office:value-type="float" office:value="0.134077527559724">
                <text:p>0.134077527559724</text:p>
              </table:table-cell>
              <table:table-cell office:value-type="float" office:value="0.120306443070149">
                <text:p>0.120306443070149</text:p>
              </table:table-cell>
              <table:table-cell office:value-type="float" office:value="0.107949635810376">
                <text:p>0.107949635810376</text:p>
              </table:table-cell>
              <table:table-cell office:value-type="float" office:value="0.0968618808690545">
                <text:p>0.0968618808690545</text:p>
              </table:table-cell>
              <table:table-cell office:value-type="float" office:value="0.0869128632052432">
                <text:p>0.0869128632052432</text:p>
              </table:table-cell>
              <table:table-cell office:value-type="float" office:value="0.0779856463276069">
                <text:p>0.0779856463276069</text:p>
              </table:table-cell>
              <table:table-cell office:value-type="float" office:value="0.0699753006960551">
                <text:p>0.0699753006960551</text:p>
              </table:table-cell>
              <table:table-cell office:value-type="float" office:value="0.0627876702484494">
                <text:p>0.0627876702484494</text:p>
              </table:table-cell>
              <table:table-cell office:value-type="float" office:value="0.0563382667988382">
                <text:p>0.0563382667988382</text:p>
              </table:table-cell>
              <table:table-cell office:value-type="float" office:value="0.0505512771912731">
                <text:p>0.0505512771912731</text:p>
              </table:table-cell>
              <table:table-cell office:value-type="float" office:value="0.045358670808418">
                <text:p>0.045358670808418</text:p>
              </table:table-cell>
              <table:table-cell office:value-type="float" office:value="0.0406994057359562">
                <text:p>0.0406994057359562</text:p>
              </table:table-cell>
              <table:table-cell office:value-type="float" office:value="0.03651870720144">
                <text:p>0.03651870720144</text:p>
              </table:table-cell>
              <table:table-cell office:value-type="float" office:value="0.0327674247406438">
                <text:p>0.0327674247406438</text:p>
              </table:table-cell>
              <table:table-cell office:value-type="float" office:value="0.0294014559123919">
                <text:p>0.0294014559123919</text:p>
              </table:table-cell>
              <table:table-cell office:value-type="float" office:value="0.0263812258550803">
                <text:p>0.0263812258550803</text:p>
              </table:table-cell>
              <table:table-cell office:value-type="float" office:value="0.0236712255224966">
                <text:p>0.0236712255224966</text:p>
              </table:table-cell>
              <table:table-cell office:value-type="float" office:value="0.0212395911330393">
                <text:p>0.0212395911330393</text:p>
              </table:table-cell>
              <table:table-cell office:value-type="float" office:value="0.0190577326136625">
                <text:p>0.0190577326136625</text:p>
              </table:table-cell>
              <table:table-cell office:value-type="float" office:value="0.0170999941272912">
                <text:p>0.0170999941272912</text:p>
              </table:table-cell>
              <table:table-cell office:value-type="float" office:value="0.0153433565926565">
                <text:p>0.0153433565926565</text:p>
              </table:table-cell>
              <table:table-cell office:value-type="float" office:value="0.0137671637747579">
                <text:p>0.0137671637747579</text:p>
              </table:table-cell>
              <table:table-cell office:value-type="float" office:value="0.0123528817587399">
                <text:p>0.0123528817587399</text:p>
              </table:table-cell>
              <table:table-cell office:value-type="float" office:value="0.0110838796023509">
                <text:p>0.0110838796023509</text:p>
              </table:table-cell>
              <table:table-cell office:value-type="float" office:value="0.00994523464762892">
                <text:p>0.00994523464762892</text:p>
              </table:table-cell>
              <table:table-cell office:value-type="float" office:value="0.0089235569093102">
                <text:p>0.0089235569093102</text:p>
              </table:table-cell>
              <table:table-cell office:value-type="float" office:value="0.00800683163365975">
                <text:p>0.00800683163365975</text:p>
              </table:table-cell>
              <table:table-cell office:value-type="float" office:value="0.0071842783592113">
                <text:p>0.0071842783592113</text:p>
              </table:table-cell>
              <table:table-cell office:value-type="float" office:value="0.00644622341322796">
                <text:p>0.00644622341322796</text:p>
              </table:table-cell>
              <table:table-cell office:value-type="float" office:value="0.00578398725931857">
                <text:p>0.00578398725931857</text:p>
              </table:table-cell>
              <table:table-cell office:value-type="float" office:value="0.00518978138942434">
                <text:p>0.00518978138942434</text:p>
              </table:table-cell>
              <table:table-cell office:value-type="float" office:value="0.0046566177600612">
                <text:p>0.0046566177600612</text:p>
              </table:table-cell>
              <table:table-cell office:value-type="float" office:value="0.00417822570200334">
                <text:p>0.00417822570200334</text:p>
              </table:table-cell>
              <table:table-cell office:value-type="float" office:value="0.0037489789728008">
                <text:p>0.0037489789728008</text:p>
              </table:table-cell>
              <table:table-cell office:value-type="float" office:value="0.00336382897747532">
                <text:p>0.00336382897747532</text:p>
              </table:table-cell>
              <table:table-cell office:value-type="float" office:value="0.00301824590723192">
                <text:p>0.00301824590723192</text:p>
              </table:table-cell>
              <table:table-cell office:value-type="float" office:value="0.00270816518499597">
                <text:p>0.00270816518499597</text:p>
              </table:table-cell>
              <table:table-cell office:value-type="float" office:value="0.00242993973899984">
                <text:p>0.00242993973899984</text:p>
              </table:table-cell>
              <table:table-cell office:value-type="float" office:value="0.00218029740780458">
                <text:p>0.00218029740780458</text:p>
              </table:table-cell>
              <table:table-cell office:value-type="float" office:value="0.0019563015137304">
                <text:p>0.0019563015137304</text:p>
              </table:table-cell>
              <table:table-cell office:value-type="float" office:value="0.00175531725828897">
                <text:p>0.00175531725828897</text:p>
              </table:table-cell>
              <table:table-cell office:value-type="float" office:value="0.00157498086960326">
                <text:p>0.00157498086960326</text:p>
              </table:table-cell>
              <table:table-cell office:value-type="float" office:value="0.00141317093384355">
                <text:p>0.00141317093384355</text:p>
              </table:table-cell>
              <table:table-cell office:value-type="float" office:value="0.00126798439164526">
                <text:p>0.00126798439164526</text:p>
              </table:table-cell>
              <table:table-cell office:value-type="float" office:value="0.00113771400272262">
                <text:p>0.00113771400272262</text:p>
              </table:table-cell>
              <table:table-cell office:value-type="float" office:value="0.00102082680750437">
                <text:p>0.00102082680750437</text:p>
              </table:table-cell>
              <table:table-cell office:value-type="float" office:value="0.000915948498114133">
                <text:p>0.000915948498114133</text:p>
              </table:table-cell>
              <table:table-cell office:value-type="float" office:value="0.00082184470303587">
                <text:p>0.00082184470303587</text:p>
              </table:table-cell>
              <table:table-cell office:value-type="float" office:value="0.000737409113466308">
                <text:p>0.000737409113466308</text:p>
              </table:table-cell>
              <table:table-cell office:value-type="float" office:value="0.000661647949401815">
                <text:p>0.000661647949401815</text:p>
              </table:table-cell>
              <table:table-cell office:value-type="float" office:value="0.000593670510058448">
                <text:p>0.000593670510058448</text:p>
              </table:table-cell>
              <table:table-cell office:value-type="float" office:value="0.000532676793130318">
                <text:p>0.000532676793130318</text:p>
              </table:table-cell>
              <table:table-cell office:value-type="float" office:value="0.000477949529822815">
                <text:p>0.000477949529822815</text:p>
              </table:table-cell>
              <table:table-cell office:value-type="float" office:value="0.000428844638223322">
                <text:p>0.000428844638223322</text:p>
              </table:table-cell>
              <table:table-cell office:value-type="float" office:value="0.000384784743331385">
                <text:p>0.000384784743331385</text:p>
              </table:table-cell>
              <table:table-cell office:value-type="float" office:value="0.000345251697855617">
                <text:p>0.000345251697855617</text:p>
              </table:table-cell>
              <table:table-cell office:value-type="float" office:value="0.000309780134683286">
                <text:p>0.000309780134683286</text:p>
              </table:table-cell>
              <table:table-cell office:value-type="float" office:value="0.000277953062259056">
                <text:p>0.000277953062259056</text:p>
              </table:table-cell>
              <table:table-cell office:value-type="float" office:value="0.000249395721448229">
                <text:p>0.000249395721448229</text:p>
              </table:table-cell>
              <table:table-cell office:value-type="float" office:value="0.000223772462434037">
                <text:p>0.000223772462434037</text:p>
              </table:table-cell>
              <table:table-cell office:value-type="float" office:value="0.000200781650059849">
                <text:p>0.000200781650059849</text:p>
              </table:table-cell>
              <table:table-cell office:value-type="float" office:value="0.000180152955760339">
                <text:p>0.000180152955760339</text:p>
              </table:table-cell>
              <table:table-cell office:value-type="float" office:value="0.000161643710659024">
                <text:p>0.000161643710659024</text:p>
              </table:table-cell>
              <table:table-cell office:value-type="float" office:value="0.000145036069004865">
                <text:p>0.000145036069004865</text:p>
              </table:table-cell>
              <table:table-cell office:value-type="float" office:value="0.000130134765897183">
                <text:p>0.000130134765897183</text:p>
              </table:table-cell>
              <table:table-cell office:value-type="float" office:value="0.000116764353877953">
                <text:p>0.000116764353877953</text:p>
              </table:table-cell>
              <table:table-cell office:value-type="float" office:value="0.000104767694212478">
                <text:p>0.000104767694212478</text:p>
              </table:table-cell>
              <table:table-cell office:value-type="float" office:value="0.0000940035653333719">
                <text:p>0.0000940035653333719</text:p>
              </table:table-cell>
              <table:table-cell office:value-type="float" office:value="0.000084345368535934">
                <text:p>0.000084345368535934</text:p>
              </table:table-cell>
              <table:table-cell office:value-type="float" office:value="0.0000756793084152714">
                <text:p>0.0000756793084152714</text:p>
              </table:table-cell>
              <table:table-cell office:value-type="float" office:value="0.0000679034567677174">
                <text:p>0.0000679034567677174</text:p>
              </table:table-cell>
              <table:table-cell office:value-type="float" office:value="0.0000609268128035816">
                <text:p>0.0000609268128035816</text:p>
              </table:table-cell>
              <table:table-cell office:value-type="float" office:value="0.0000546672825176397">
                <text:p>0.0000546672825176397</text:p>
              </table:table-cell>
              <table:table-cell office:value-type="float" office:value="0.0000490510351494764">
                <text:p>0.0000490510351494764</text:p>
              </table:table-cell>
              <table:table-cell office:value-type="float" office:value="0.0000440116039486262">
                <text:p>0.0000440116039486262</text:p>
              </table:table-cell>
              <table:table-cell office:value-type="float" office:value="0.0000394900947689679">
                <text:p>0.0000394900947689679</text:p>
              </table:table-cell>
              <table:table-cell office:value-type="float" office:value="0.000035433226245004">
                <text:p>0.000035433226245004</text:p>
              </table:table-cell>
              <table:table-cell office:value-type="float" office:value="0.000031792646203428">
                <text:p>0.000031792646203428</text:p>
              </table:table-cell>
              <table:table-cell office:value-type="float" office:value="0.0000285261258607871">
                <text:p>0.0000285261258607871</text:p>
              </table:table-cell>
              <table:table-cell office:value-type="float" office:value="0.0000255952988989225">
                <text:p>0.0000255952988989225</text:p>
              </table:table-cell>
              <table:table-cell office:value-type="float" office:value="0.0000229653777893127">
                <text:p>0.0000229653777893127</text:p>
              </table:table-cell>
              <table:table-cell office:value-type="float" office:value="0.0000206058421047407">
                <text:p>0.0000206058421047407</text:p>
              </table:table-cell>
              <table:table-cell office:value-type="float" office:value="0.00001848883280906">
                <text:p>0.00001848883280906</text:p>
              </table:table-cell>
              <table:table-cell office:value-type="float" office:value="0.0000165889547505678">
                <text:p>0.0000165889547505678</text:p>
              </table:table-cell>
              <table:table-cell office:value-type="float" office:value="0.0000148847136640911">
                <text:p>0.0000148847136640911</text:p>
              </table:table-cell>
              <table:table-cell office:value-type="float" office:value="0.000013355464026484">
                <text:p>0.000013355464026484</text:p>
              </table:table-cell>
              <table:table-cell office:value-type="float" office:value="0.000011983206278506">
                <text:p>0.000011983206278506</text:p>
              </table:table-cell>
              <table:table-cell office:value-type="float" office:value="0.0000107520888071485">
                <text:p>0.0000107520888071485</text:p>
              </table:table-cell>
              <table:table-cell office:value-type="float" office:value="0.00000964743308923523">
                <text:p>0.00000964743308923523</text:p>
              </table:table-cell>
              <table:table-cell office:value-type="float" office:value="0.00000865604406144331">
                <text:p>0.00000865604406144331</text:p>
              </table:table-cell>
              <table:table-cell office:value-type="float" office:value="0.00000776614870287553">
                <text:p>0.00000776614870287553</text:p>
              </table:table-cell>
              <table:table-cell office:value-type="float" office:value="0.00000696748052915659">
                <text:p>0.00000696748052915659</text:p>
              </table:table-cell>
              <table:table-cell office:value-type="float" office:value="0.00000625126069976556">
                <text:p>0.00000625126069976556</text:p>
              </table:table-cell>
              <table:table-cell office:value-type="float" office:value="0.00000560886090735534">
                <text:p>0.00000560886090735534</text:p>
              </table:table-cell>
              <table:table-cell office:value-type="float" office:value="0.00000503230632201448">
                <text:p>0.00000503230632201448</text:p>
              </table:table-cell>
              <table:table-cell office:value-type="float" office:value="0.00000451514060514471">
                <text:p>0.00000451514060514471</text:p>
              </table:table-cell>
              <table:table-cell office:value-type="float" office:value="0.00000405148476180627">
                <text:p>0.00000405148476180627</text:p>
              </table:table-cell>
              <table:table-cell office:value-type="float" office:value="0.0000036353125192436">
                <text:p>0.0000036353125192436</text:p>
              </table:table-cell>
              <table:table-cell office:value-type="float" office:value="0.00000326181426953458">
                <text:p>0.00000326181426953458</text:p>
              </table:table-cell>
              <table:table-cell office:value-type="float" office:value="0.00000292684014653036">
                <text:p>0.00000292684014653036</text:p>
              </table:table-cell>
              <table:table-cell office:value-type="float" office:value="0.0000026261630067218">
                <text:p>0.0000026261630067218</text:p>
              </table:table-cell>
              <table:table-cell office:value-type="float" office:value="0.00000235625034042627">
                <text:p>0.00000235625034042627</text:p>
              </table:table-cell>
              <table:table-cell office:value-type="float" office:value="0.00000211417968024866">
                <text:p>0.00000211417968024866</text:p>
              </table:table-cell>
              <table:table-cell office:value-type="float" office:value="0.00000189693331144912">
                <text:p>0.00000189693331144912</text:p>
              </table:table-cell>
              <table:table-cell office:value-type="float" office:value="0.00000170178580581836">
                <text:p>0.00000170178580581836</text:p>
              </table:table-cell>
              <table:table-cell office:value-type="float" office:value="0.00000152663643679282">
                <text:p>0.00000152663643679282</text:p>
              </table:table-cell>
              <table:table-cell office:value-type="float" office:value="0.00000136978175027298">
                <text:p>0.00000136978175027298</text:p>
              </table:table-cell>
              <table:table-cell office:value-type="float" office:value="0.00000122932380692474">
                <text:p>0.00000122932380692474</text:p>
              </table:table-cell>
              <table:table-cell office:value-type="float" office:value="0.00000110322145206757">
                <text:p>0.00000110322145206757</text:p>
              </table:table-cell>
              <table:table-cell office:value-type="float" office:value="0.00000099003248234873">
                <text:p>0.00000099003248234873</text:p>
              </table:table-cell>
              <table:table-cell office:value-type="float" office:value="0.00000088854719083964">
                <text:p>0.00000088854719083964</text:p>
              </table:table-cell>
              <table:table-cell office:value-type="float" office:value="0.00000079759421207516">
                <text:p>0.00000079759421207516</text:p>
              </table:table-cell>
              <table:table-cell office:value-type="float" office:value="0.0000007158793906666">
                <text:p>0.0000007158793906666</text:p>
              </table:table-cell>
              <table:table-cell office:value-type="float" office:value="0.00000064246180843159">
                <text:p>0.00000064246180843159</text:p>
              </table:table-cell>
              <table:table-cell office:value-type="float" office:value="0.00000057656075472355">
                <text:p>0.00000057656075472355</text:p>
              </table:table-cell>
              <table:table-cell office:value-type="float" office:value="0.00000051746775272945">
                <text:p>0.00000051746775272945</text:p>
              </table:table-cell>
              <table:table-cell office:value-type="float" office:value="0.0000004643579795996">
                <text:p>0.0000004643579795996</text:p>
              </table:table-cell>
              <table:table-cell office:value-type="float" office:value="0.00000041663676054454">
                <text:p>0.00000041663676054454</text:p>
              </table:table-cell>
              <table:table-cell office:value-type="float" office:value="0.00000037382662215267">
                <text:p>0.00000037382662215267</text:p>
              </table:table-cell>
              <table:table-cell office:value-type="float" office:value="0.00000033508977338101">
                <text:p>0.00000033508977338101</text:p>
              </table:table-cell>
              <table:table-cell office:value-type="float" office:value="0.0000003010044516357">
                <text:p>0.0000003010044516357</text:p>
              </table:table-cell>
              <table:table-cell office:value-type="float" office:value="0.00000027021646198825">
                <text:p>0.00000027021646198825</text:p>
              </table:table-cell>
              <table:table-cell office:value-type="float" office:value="0.00000024251767846503">
                <text:p>0.00000024251767846503</text:p>
              </table:table-cell>
              <table:table-cell office:value-type="float" office:value="0.00000021769166718295">
                <text:p>0.00000021769166718295</text:p>
              </table:table-cell>
              <table:table-cell office:value-type="float" office:value="0.00000019544223251239">
                <text:p>0.00000019544223251239</text:p>
              </table:table-cell>
              <table:table-cell office:value-type="float" office:value="0.00000017550720329252">
                <text:p>0.00000017550720329252</text:p>
              </table:table-cell>
              <table:table-cell office:value-type="float" office:value="0.00000015764027747553">
                <text:p>0.00000015764027747553</text:p>
              </table:table-cell>
              <table:table-cell office:value-type="float" office:value="0.00000014159515301358">
                <text:p>0.00000014159515301358</text:p>
              </table:table-cell>
              <table:table-cell office:value-type="float" office:value="0.00000012713582764274">
                <text:p>0.00000012713582764274</text:p>
              </table:table-cell>
              <table:table-cell office:value-type="float" office:value="0.00000011417303335867">
                <text:p>0.00000011417303335867</text:p>
              </table:table-cell>
              <table:table-cell office:value-type="float" office:value="0.00000010256865338106">
                <text:p>0.00000010256865338106</text:p>
              </table:table-cell>
              <table:table-cell office:value-type="float" office:value="0.00000009214763284203">
                <text:p>0.00000009214763284203</text:p>
              </table:table-cell>
              <table:table-cell office:value-type="float" office:value="0.00000008273491687371">
                <text:p>0.00000008273491687371</text:p>
              </table:table-cell>
              <table:table-cell office:value-type="float" office:value="0.00000007416288960647">
                <text:p>0.00000007416288960647</text:p>
              </table:table-cell>
              <table:table-cell office:value-type="float" office:value="0.00000006643430611061">
                <text:p>0.00000006643430611061</text:p>
              </table:table-cell>
              <table:table-cell office:value-type="float" office:value="0.00000005951383274805">
                <text:p>0.00000005951383274805</text:p>
              </table:table-cell>
              <table:table-cell office:value-type="float" office:value="0.00000005331206973186">
                <text:p>0.00000005331206973186</text:p>
              </table:table-cell>
              <table:table-cell office:value-type="float" office:value="0.00000004773961727511">
                <text:p>0.00000004773961727511</text:p>
              </table:table-cell>
              <table:table-cell office:value-type="float" office:value="0.00000004165191763076">
                <text:p>0.00000004165191763076</text:p>
              </table:table-cell>
              <table:table-cell office:value-type="float" office:value="0.00000003766540717747">
                <text:p>0.00000003766540717747</text:p>
              </table:table-cell>
              <table:table-cell office:value-type="float" office:value="0.00000003395975743458">
                <text:p>0.00000003395975743458</text:p>
              </table:table-cell>
              <table:table-cell office:value-type="float" office:value="0.00000003053496840211">
                <text:p>0.00000003053496840211</text:p>
              </table:table-cell>
              <table:table-cell office:value-type="float" office:value="0.00000002739104008005">
                <text:p>0.00000002739104008005</text:p>
              </table:table-cell>
              <table:table-cell office:value-type="float" office:value="0.00000002452774645803">
                <text:p>0.00000002452774645803</text:p>
              </table:table-cell>
              <table:table-cell office:value-type="float" office:value="0.00000002192314865183">
                <text:p>0.00000002192314865183</text:p>
              </table:table-cell>
              <table:table-cell office:value-type="float" office:value="0.00000001956276929458">
                <text:p>0.00000001956276929458</text:p>
              </table:table-cell>
              <table:table-cell office:value-type="float" office:value="0.00000001744660838626">
                <text:p>0.00000001744660838626</text:p>
              </table:table-cell>
              <table:table-cell office:value-type="float" office:value="0.00000001557466592688">
                <text:p>0.00000001557466592688</text:p>
              </table:table-cell>
              <table:table-cell office:value-type="float" office:value="0.00000001394694191645">
                <text:p>0.00000001394694191645</text:p>
              </table:table-cell>
              <table:table-cell office:value-type="float" office:value="0.00000001252614303238">
                <text:p>0.00000001252614303238</text:p>
              </table:table-cell>
              <table:table-cell office:value-type="float" office:value="0.00000001123729339273">
                <text:p>0.00000001123729339273</text:p>
              </table:table-cell>
              <table:table-cell office:value-type="float" office:value="0.00000001007827343756">
                <text:p>0.00000001007827343756</text:p>
              </table:table-cell>
              <table:table-cell office:value-type="float" office:value="0.00000000904908316686">
                <text:p>0.00000000904908316686</text:p>
              </table:table-cell>
              <table:table-cell office:value-type="float" office:value="0.00000000814972258063">
                <text:p>0.00000000814972258063</text:p>
              </table:table-cell>
              <table:table-cell office:value-type="float" office:value="0.0000000073714220508">
                <text:p>0.0000000073714220508</text:p>
              </table:table-cell>
              <table:table-cell office:value-type="float" office:value="0.000000006662380016">
                <text:p>0.000000006662380016</text:p>
              </table:table-cell>
              <table:table-cell office:value-type="float" office:value="0.00000000601409750309">
                <text:p>0.00000000601409750309</text:p>
              </table:table-cell>
              <table:table-cell office:value-type="float" office:value="0.00000000542657451207">
                <text:p>0.00000000542657451207</text:p>
              </table:table-cell>
              <table:table-cell office:value-type="float" office:value="0.00000000489981104295">
                <text:p>0.00000000489981104295</text:p>
              </table:table-cell>
              <table:table-cell office:value-type="float" office:value="0.00000000443326813902">
                <text:p>0.00000000443326813902</text:p>
              </table:table-cell>
              <table:table-cell office:value-type="float" office:value="0.00000000400921570515">
                <text:p>0.00000000400921570515</text:p>
              </table:table-cell>
              <table:table-cell office:value-type="float" office:value="0.00000000361906740483">
                <text:p>0.00000000361906740483</text:p>
              </table:table-cell>
              <table:table-cell office:value-type="float" office:value="0.00000000326282323807">
                <text:p>0.00000000326282323807</text:p>
              </table:table-cell>
              <table:table-cell office:value-type="float" office:value="0.00000000294048320487">
                <text:p>0.00000000294048320487</text:p>
              </table:table-cell>
              <table:table-cell office:value-type="float" office:value="0.00000000265204730523">
                <text:p>0.00000000265204730523</text:p>
              </table:table-cell>
              <table:table-cell office:value-type="float" office:value="0.00000000239244138808">
                <text:p>0.00000000239244138808</text:p>
              </table:table-cell>
              <table:table-cell office:value-type="float" office:value="0.00000000215418615072">
                <text:p>0.00000000215418615072</text:p>
              </table:table-cell>
              <table:table-cell office:value-type="float" office:value="0.00000000193721427327">
                <text:p>0.00000000193721427327</text:p>
              </table:table-cell>
              <table:table-cell office:value-type="float" office:value="0.00000000174152575575">
                <text:p>0.00000000174152575575</text:p>
              </table:table-cell>
              <table:table-cell office:value-type="float" office:value="0.00000000156712059815">
                <text:p>0.00000000156712059815</text:p>
              </table:table-cell>
              <table:table-cell office:value-type="float" office:value="0.00000000141248872148">
                <text:p>0.00000000141248872148</text:p>
              </table:table-cell>
              <table:table-cell office:value-type="float" office:value="0.00000000127126490499">
                <text:p>0.00000000127126490499</text:p>
              </table:table-cell>
              <table:table-cell office:value-type="float" office:value="0.000000001142738295">
                <text:p>0.000000001142738295</text:p>
              </table:table-cell>
              <table:table-cell office:value-type="float" office:value="0.00000000102690889152">
                <text:p>0.00000000102690889152</text:p>
              </table:table-cell>
              <table:table-cell office:value-type="float" office:value="0.00000000092377669454">
                <text:p>0.00000000092377669454</text:p>
              </table:table-cell>
              <table:table-cell office:value-type="float" office:value="0.00000000083310802931">
                <text:p>0.00000000083310802931</text:p>
              </table:table-cell>
              <table:table-cell office:value-type="float" office:value="0.00000000075096659377">
                <text:p>0.00000000075096659377</text:p>
              </table:table-cell>
              <table:table-cell office:value-type="float" office:value="0.00000000067594425708">
                <text:p>0.00000000067594425708</text:p>
              </table:table-cell>
              <table:table-cell office:value-type="float" office:value="0.00000000060804101925">
                <text:p>0.00000000060804101925</text:p>
              </table:table-cell>
              <table:table-cell office:value-type="float" office:value="0.00000000054725688028">
                <text:p>0.00000000054725688028</text:p>
              </table:table-cell>
              <table:table-cell office:value-type="float" office:value="0.00000000049359184018">
                <text:p>0.00000000049359184018</text:p>
              </table:table-cell>
              <table:table-cell office:value-type="float" office:value="0.0000000004055133582">
                <text:p>0.0000000004055133582</text:p>
              </table:table-cell>
              <table:table-cell office:value-type="float" office:value="0.00000000032117470476">
                <text:p>0.00000000032117470476</text:p>
              </table:table-cell>
              <table:table-cell office:value-type="float" office:value="0.00000000024115286716">
                <text:p>0.00000000024115286716</text:p>
              </table:table-cell>
              <table:table-cell office:value-type="float" office:value="0.00000000016544784542">
                <text:p>0.00000000016544784542</text:p>
              </table:table-cell>
              <table:table-cell office:value-type="float" office:value="0.00000000009405963953">
                <text:p>0.00000000009405963953</text:p>
              </table:table-cell>
              <table:table-cell office:value-type="float" office:value="0.00000000002698824949">
                <text:p>0.00000000002698824949</text:p>
              </table:table-cell>
              <table:table-cell office:value-type="float" office:value="-0.00000000003576632469">
                <text:p>-0.00000000003576632469</text:p>
              </table:table-cell>
              <table:table-cell office:value-type="float" office:value="-0.00000000009420408303">
                <text:p>-0.00000000009420408303</text:p>
              </table:table-cell>
              <table:table-cell office:value-type="float" office:value="-0.0000000001483250255">
                <text:p>-0.0000000001483250255</text:p>
              </table:table-cell>
              <table:table-cell office:value-type="float" office:value="-0.00000000019812915213">
                <text:p>-0.00000000019812915213</text:p>
              </table:table-cell>
              <table:table-cell office:value-type="float" office:value="-0.0000000002436164629">
                <text:p>-0.0000000002436164629</text:p>
              </table:table-cell>
              <table:table-cell office:value-type="float" office:value="-0.00000000028478695782">
                <text:p>-0.00000000028478695782</text:p>
              </table:table-cell>
              <table:table-cell office:value-type="float" office:value="-0.00000000032164063689">
                <text:p>-0.00000000032164063689</text:p>
              </table:table-cell>
              <table:table-cell office:value-type="float" office:value="-0.00000000035417750011">
                <text:p>-0.00000000035417750011</text:p>
              </table:table-cell>
              <table:table-cell office:value-type="float" office:value="-0.00000000038239754747">
                <text:p>-0.00000000038239754747</text:p>
              </table:table-cell>
              <table:table-cell office:value-type="float" office:value="-0.00000000040630077898">
                <text:p>-0.00000000040630077898</text:p>
              </table:table-cell>
              <table:table-cell office:value-type="float" office:value="-0.00000000042588719464">
                <text:p>-0.00000000042588719464</text:p>
              </table:table-cell>
              <table:table-cell office:value-type="float" office:value="-0.00000000044115679444">
                <text:p>-0.00000000044115679444</text:p>
              </table:table-cell>
              <table:table-cell office:value-type="float" office:value="-0.00000000045210957839">
                <text:p>-0.00000000045210957839</text:p>
              </table:table-cell>
              <table:table-cell office:value-type="float" office:value="-0.00000000045874554649">
                <text:p>-0.00000000045874554649</text:p>
              </table:table-cell>
              <table:table-cell office:value-type="float" office:value="-0.00000000046106469873">
                <text:p>-0.00000000046106469873</text:p>
              </table:table-cell>
              <table:table-cell office:value-type="float" office:value="-0.00000000045906703513">
                <text:p>-0.00000000045906703513</text:p>
              </table:table-cell>
              <table:table-cell office:value-type="float" office:value="-0.00000000045275255567">
                <text:p>-0.00000000045275255567</text:p>
              </table:table-cell>
              <table:table-cell office:value-type="float" office:value="-0.00000000044212126035">
                <text:p>-0.00000000044212126035</text:p>
              </table:table-cell>
              <table:table-cell office:value-type="float" office:value="-0.00000000042717314919">
                <text:p>-0.00000000042717314919</text:p>
              </table:table-cell>
              <table:table-cell office:value-type="float" office:value="-0.00000000040790822217">
                <text:p>-0.00000000040790822217</text:p>
              </table:table-cell>
              <table:table-cell office:value-type="float" office:value="-0.0000000003843264793">
                <text:p>-0.0000000003843264793</text:p>
              </table:table-cell>
              <table:table-cell office:value-type="float" office:value="-0.00000000035642792057">
                <text:p>-0.00000000035642792057</text:p>
              </table:table-cell>
              <table:table-cell office:value-type="float" office:value="-0.000000000324212546">
                <text:p>-0.000000000324212546</text:p>
              </table:table-cell>
              <table:table-cell office:value-type="float" office:value="-0.00000000033105371006">
                <text:p>-0.00000000033105371006</text:p>
              </table:table-cell>
              <table:table-cell office:value-type="float" office:value="-0.00000000034124322643">
                <text:p>-0.00000000034124322643</text:p>
              </table:table-cell>
              <table:table-cell office:value-type="float" office:value="-0.00000000035031687757">
                <text:p>-0.00000000035031687757</text:p>
              </table:table-cell>
              <table:table-cell office:value-type="float" office:value="-0.00000000035827466348">
                <text:p>-0.00000000035827466348</text:p>
              </table:table-cell>
              <table:table-cell office:value-type="float" office:value="-0.00000000036511658416">
                <text:p>-0.00000000036511658416</text:p>
              </table:table-cell>
              <table:table-cell office:value-type="float" office:value="-0.00000000037084263962">
                <text:p>-0.00000000037084263962</text:p>
              </table:table-cell>
              <table:table-cell office:value-type="float" office:value="-0.00000000037545282984">
                <text:p>-0.00000000037545282984</text:p>
              </table:table-cell>
              <table:table-cell office:value-type="float" office:value="-0.00000000037894715484">
                <text:p>-0.00000000037894715484</text:p>
              </table:table-cell>
              <table:table-cell office:value-type="float" office:value="-0.0000000003813256146">
                <text:p>-0.0000000003813256146</text:p>
              </table:table-cell>
              <table:table-cell office:value-type="float" office:value="-0.00000000038258820914">
                <text:p>-0.00000000038258820914</text:p>
              </table:table-cell>
              <table:table-cell office:value-type="float" office:value="-0.00000000038273493845">
                <text:p>-0.00000000038273493845</text:p>
              </table:table-cell>
              <table:table-cell office:value-type="float" office:value="-0.00000000038176580253">
                <text:p>-0.00000000038176580253</text:p>
              </table:table-cell>
              <table:table-cell office:value-type="float" office:value="-0.00000000037968080138">
                <text:p>-0.00000000037968080138</text:p>
              </table:table-cell>
              <table:table-cell office:value-type="float" office:value="-0.000000000376479935">
                <text:p>-0.000000000376479935</text:p>
              </table:table-cell>
              <table:table-cell office:value-type="float" office:value="-0.00000000037216320339">
                <text:p>-0.00000000037216320339</text:p>
              </table:table-cell>
              <table:table-cell office:value-type="float" office:value="-0.00000000036673060655">
                <text:p>-0.00000000036673060655</text:p>
              </table:table-cell>
              <table:table-cell office:value-type="float" office:value="-0.00000000036018214449">
                <text:p>-0.00000000036018214449</text:p>
              </table:table-cell>
              <table:table-cell office:value-type="float" office:value="-0.00000000035251781719">
                <text:p>-0.00000000035251781719</text:p>
              </table:table-cell>
              <table:table-cell office:value-type="float" office:value="-0.00000000034373762467">
                <text:p>-0.00000000034373762467</text:p>
              </table:table-cell>
              <table:table-cell office:value-type="float" office:value="-0.00000000033384156692">
                <text:p>-0.00000000033384156692</text:p>
              </table:table-cell>
              <table:table-cell office:value-type="float" office:value="-0.00000000032282964393">
                <text:p>-0.00000000032282964393</text:p>
              </table:table-cell>
              <table:table-cell office:value-type="float" office:value="-0.00000000031070185572">
                <text:p>-0.00000000031070185572</text:p>
              </table:table-cell>
              <table:table-cell office:value-type="float" office:value="-0.00000000029745820228">
                <text:p>-0.00000000029745820228</text:p>
              </table:table-cell>
              <table:table-cell office:value-type="float" office:value="-0.00000000028309868362">
                <text:p>-0.00000000028309868362</text:p>
              </table:table-cell>
              <table:table-cell office:value-type="float" office:value="-0.00000000026762329972">
                <text:p>-0.00000000026762329972</text:p>
              </table:table-cell>
              <table:table-cell office:value-type="float" office:value="-0.00000000025103205059">
                <text:p>-0.00000000025103205059</text:p>
              </table:table-cell>
              <table:table-cell office:value-type="float" office:value="-0.00000000023332493624">
                <text:p>-0.00000000023332493624</text:p>
              </table:table-cell>
              <table:table-cell office:value-type="float" office:value="-0.00000000021450195665">
                <text:p>-0.00000000021450195665</text:p>
              </table:table-cell>
              <table:table-cell office:value-type="float" office:value="-0.00000000019456311184">
                <text:p>-0.00000000019456311184</text:p>
              </table:table-cell>
              <table:table-cell office:value-type="float" office:value="-0.0000000001933169759">
                <text:p>-0.0000000001933169759</text:p>
              </table:table-cell>
              <table:table-cell office:value-type="float" office:value="-0.00000000018815966153">
                <text:p>-0.00000000018815966153</text:p>
              </table:table-cell>
              <table:table-cell office:value-type="float" office:value="-0.00000000018300234716">
                <text:p>-0.00000000018300234716</text:p>
              </table:table-cell>
              <table:table-cell office:value-type="float" office:value="-0.00000000017784503279">
                <text:p>-0.00000000017784503279</text:p>
              </table:table-cell>
              <table:table-cell office:value-type="float" office:value="-0.00000000017268771842">
                <text:p>-0.00000000017268771842</text:p>
              </table:table-cell>
              <table:table-cell office:value-type="float" office:value="-0.00000000016753040405">
                <text:p>-0.00000000016753040405</text:p>
              </table:table-cell>
              <table:table-cell office:value-type="float" office:value="-0.00000000016237308968">
                <text:p>-0.00000000016237308968</text:p>
              </table:table-cell>
              <table:table-cell office:value-type="float" office:value="-0.00000000015721577532">
                <text:p>-0.00000000015721577532</text:p>
              </table:table-cell>
              <table:table-cell office:value-type="float" office:value="-0.00000000015205846095">
                <text:p>-0.00000000015205846095</text:p>
              </table:table-cell>
              <table:table-cell office:value-type="float" office:value="-0.00000000014690114658">
                <text:p>-0.00000000014690114658</text:p>
              </table:table-cell>
              <table:table-cell office:value-type="float" office:value="-0.00000000014174383221">
                <text:p>-0.00000000014174383221</text:p>
              </table:table-cell>
              <table:table-cell office:value-type="float" office:value="-0.00000000013658651784">
                <text:p>-0.00000000013658651784</text:p>
              </table:table-cell>
              <table:table-cell office:value-type="float" office:value="-0.00000000013142920347">
                <text:p>-0.00000000013142920347</text:p>
              </table:table-cell>
              <table:table-cell office:value-type="float" office:value="-0.0000000001262718891">
                <text:p>-0.0000000001262718891</text:p>
              </table:table-cell>
              <table:table-cell office:value-type="float" office:value="-0.00000000012111457473">
                <text:p>-0.00000000012111457473</text:p>
              </table:table-cell>
              <table:table-cell office:value-type="float" office:value="-0.00000000011595726037">
                <text:p>-0.00000000011595726037</text:p>
              </table:table-cell>
              <table:table-cell office:value-type="float" office:value="-0.000000000110799946">
                <text:p>-0.000000000110799946</text:p>
              </table:table-cell>
              <table:table-cell office:value-type="float" office:value="-0.00000000010564263163">
                <text:p>-0.00000000010564263163</text:p>
              </table:table-cell>
              <table:table-cell office:value-type="float" office:value="-0.00000000010048531726">
                <text:p>-0.00000000010048531726</text:p>
              </table:table-cell>
              <table:table-cell office:value-type="float" office:value="-0.00000000009532800289">
                <text:p>-0.00000000009532800289</text:p>
              </table:table-cell>
              <table:table-cell office:value-type="float" office:value="-0.00000000009017068852">
                <text:p>-0.00000000009017068852</text:p>
              </table:table-cell>
              <table:table-cell office:value-type="float" office:value="-0.00000000008501337415">
                <text:p>-0.00000000008501337415</text:p>
              </table:table-cell>
              <table:table-cell office:value-type="float" office:value="-0.00000000007985605978">
                <text:p>-0.00000000007985605978</text:p>
              </table:table-cell>
              <table:table-cell office:value-type="float" office:value="-0.00000000007469874541">
                <text:p>-0.00000000007469874541</text:p>
              </table:table-cell>
              <table:table-cell office:value-type="float" office:value="-0.00000000006954143105">
                <text:p>-0.00000000006954143105</text:p>
              </table:table-cell>
              <table:table-cell office:value-type="float" office:value="-0.00000000006438411668">
                <text:p>-0.00000000006438411668</text:p>
              </table:table-cell>
              <table:table-cell office:value-type="float" office:value="-0.00000000005922680231">
                <text:p>-0.00000000005922680231</text:p>
              </table:table-cell>
              <table:table-cell office:value-type="float" office:value="-0.00000000005406948794">
                <text:p>-0.00000000005406948794</text:p>
              </table:table-cell>
              <table:table-cell office:value-type="float" office:value="-0.00000000004891217357">
                <text:p>-0.00000000004891217357</text:p>
              </table:table-cell>
              <table:table-cell office:value-type="float" office:value="-0.000000000047452169">
                <text:p>-0.000000000047452169</text:p>
              </table:table-cell>
              <table:table-cell office:value-type="float" office:value="-0.00000000004729362765">
                <text:p>-0.00000000004729362765</text:p>
              </table:table-cell>
              <table:table-cell office:value-type="float" office:value="-0.0000000000471350863">
                <text:p>-0.0000000000471350863</text:p>
              </table:table-cell>
              <table:table-cell office:value-type="float" office:value="-0.00000000004697654495">
                <text:p>-0.00000000004697654495</text:p>
              </table:table-cell>
              <table:table-cell office:value-type="float" office:value="-0.00000000004681800359">
                <text:p>-0.00000000004681800359</text:p>
              </table:table-cell>
              <table:table-cell office:value-type="float" office:value="-0.00000000004665946224">
                <text:p>-0.00000000004665946224</text:p>
              </table:table-cell>
              <table:table-cell office:value-type="float" office:value="-0.00000000004650092089">
                <text:p>-0.00000000004650092089</text:p>
              </table:table-cell>
              <table:table-cell office:value-type="float" office:value="-0.00000000004634237954">
                <text:p>-0.00000000004634237954</text:p>
              </table:table-cell>
              <table:table-cell office:value-type="float" office:value="-0.00000000004618383819">
                <text:p>-0.00000000004618383819</text:p>
              </table:table-cell>
              <table:table-cell office:value-type="float" office:value="-0.00000000004602529683">
                <text:p>-0.00000000004602529683</text:p>
              </table:table-cell>
              <table:table-cell office:value-type="float" office:value="-0.00000000004586675548">
                <text:p>-0.00000000004586675548</text:p>
              </table:table-cell>
              <table:table-cell office:value-type="float" office:value="-0.00000000004570821413">
                <text:p>-0.00000000004570821413</text:p>
              </table:table-cell>
              <table:table-cell office:value-type="float" office:value="-0.00000000004554967278">
                <text:p>-0.00000000004554967278</text:p>
              </table:table-cell>
              <table:table-cell office:value-type="float" office:value="-0.00000000004539113143">
                <text:p>-0.00000000004539113143</text:p>
              </table:table-cell>
              <table:table-cell office:value-type="float" office:value="-0.00000000004523259007">
                <text:p>-0.00000000004523259007</text:p>
              </table:table-cell>
              <table:table-cell office:value-type="float" office:value="-0.00000000004507404872">
                <text:p>-0.00000000004507404872</text:p>
              </table:table-cell>
              <table:table-cell office:value-type="float" office:value="-0.00000000004491550737">
                <text:p>-0.00000000004491550737</text:p>
              </table:table-cell>
              <table:table-cell office:value-type="float" office:value="-0.00000000004475696602">
                <text:p>-0.00000000004475696602</text:p>
              </table:table-cell>
              <table:table-cell office:value-type="float" office:value="-0.00000000004459842467">
                <text:p>-0.00000000004459842467</text:p>
              </table:table-cell>
              <table:table-cell office:value-type="float" office:value="-0.00000000004443988331">
                <text:p>-0.00000000004443988331</text:p>
              </table:table-cell>
              <table:table-cell office:value-type="float" office:value="-0.00000000004428134196">
                <text:p>-0.00000000004428134196</text:p>
              </table:table-cell>
              <table:table-cell office:value-type="float" office:value="-0.00000000004412280061">
                <text:p>-0.00000000004412280061</text:p>
              </table:table-cell>
            </table:table-row>
            <table:table-row>
              <table:table-cell office:value-type="string">
                <text:p>Recovered</text:p>
                <draw:g>
                  <svg:desc>'South Korea_measles'.A5:'South Korea_measles'.A5</svg:desc>
                </draw:g>
              </table:table-cell>
              <table:table-cell office:value-type="float" office:value="0">
                <text:p>0</text:p>
                <draw:g>
                  <svg:desc>'South Korea_measles'.B5:'South Korea_measles'.SG5</svg:desc>
                </draw:g>
              </table:table-cell>
              <table:table-cell office:value-type="float" office:value="0.00765805611866823">
                <text:p>0.00765805611866823</text:p>
              </table:table-cell>
              <table:table-cell office:value-type="float" office:value="0.0428108493326553">
                <text:p>0.0428108493326553</text:p>
              </table:table-cell>
              <table:table-cell office:value-type="float" office:value="0.165730889923037">
                <text:p>0.165730889923037</text:p>
              </table:table-cell>
              <table:table-cell office:value-type="float" office:value="0.589035925270077">
                <text:p>0.589035925270077</text:p>
              </table:table-cell>
              <table:table-cell office:value-type="float" office:value="2.04533983652611">
                <text:p>2.04533983652611</text:p>
              </table:table-cell>
              <table:table-cell office:value-type="float" office:value="7.0551500959036">
                <text:p>7.0551500959036</text:p>
              </table:table-cell>
              <table:table-cell office:value-type="float" office:value="24.289122912881">
                <text:p>24.289122912881</text:p>
              </table:table-cell>
              <table:table-cell office:value-type="float" office:value="83.5732121901495">
                <text:p>83.5732121901495</text:p>
              </table:table-cell>
              <table:table-cell office:value-type="float" office:value="287.489625370787">
                <text:p>287.489625370787</text:p>
              </table:table-cell>
              <table:table-cell office:value-type="float" office:value="988.675426415368">
                <text:p>988.675426415368</text:p>
              </table:table-cell>
              <table:table-cell office:value-type="float" office:value="3397.232475821">
                <text:p>3397.232475821</text:p>
              </table:table-cell>
              <table:table-cell office:value-type="float" office:value="11640.8410477951">
                <text:p>11640.8410477951</text:p>
              </table:table-cell>
              <table:table-cell office:value-type="float" office:value="39515.1630915663">
                <text:p>39515.1630915663</text:p>
              </table:table-cell>
              <table:table-cell office:value-type="float" office:value="130148.928449524">
                <text:p>130148.928449524</text:p>
              </table:table-cell>
              <table:table-cell office:value-type="float" office:value="393998.583360917">
                <text:p>393998.583360917</text:p>
              </table:table-cell>
              <table:table-cell office:value-type="float" office:value="1003917.81996806">
                <text:p>1003917.81996806</text:p>
              </table:table-cell>
              <table:table-cell office:value-type="float" office:value="2051270.92052422">
                <text:p>2051270.92052422</text:p>
              </table:table-cell>
              <table:table-cell office:value-type="float" office:value="3480316.55753197">
                <text:p>3480316.55753197</text:p>
              </table:table-cell>
              <table:table-cell office:value-type="float" office:value="5192933.04586133">
                <text:p>5192933.04586133</text:p>
              </table:table-cell>
              <table:table-cell office:value-type="float" office:value="7102953.02734797">
                <text:p>7102953.02734797</text:p>
              </table:table-cell>
              <table:table-cell office:value-type="float" office:value="9140395.49465126">
                <text:p>9140395.49465126</text:p>
              </table:table-cell>
              <table:table-cell office:value-type="float" office:value="11249080.6723988">
                <text:p>11249080.6723988</text:p>
              </table:table-cell>
              <table:table-cell office:value-type="float" office:value="13384337.016497">
                <text:p>13384337.016497</text:p>
              </table:table-cell>
              <table:table-cell office:value-type="float" office:value="15511054.8082175">
                <text:p>15511054.8082175</text:p>
              </table:table-cell>
              <table:table-cell office:value-type="float" office:value="17602042.7176079">
                <text:p>17602042.7176079</text:p>
              </table:table-cell>
              <table:table-cell office:value-type="float" office:value="19636638.962436">
                <text:p>19636638.962436</text:p>
              </table:table-cell>
              <table:table-cell office:value-type="float" office:value="21599544.8646784">
                <text:p>21599544.8646784</text:p>
              </table:table-cell>
              <table:table-cell office:value-type="float" office:value="23479840.9305359">
                <text:p>23479840.9305359</text:p>
              </table:table-cell>
              <table:table-cell office:value-type="float" office:value="25270163.9362843">
                <text:p>25270163.9362843</text:p>
              </table:table-cell>
              <table:table-cell office:value-type="float" office:value="26966017.3568534">
                <text:p>26966017.3568534</text:p>
              </table:table-cell>
              <table:table-cell office:value-type="float" office:value="28565196.09999">
                <text:p>28565196.09999</text:p>
              </table:table-cell>
              <table:table-cell office:value-type="float" office:value="30067306.861502">
                <text:p>30067306.861502</text:p>
              </table:table-cell>
              <table:table-cell office:value-type="float" office:value="31473371.7753904">
                <text:p>31473371.7753904</text:p>
              </table:table-cell>
              <table:table-cell office:value-type="float" office:value="32785499.3438374">
                <text:p>32785499.3438374</text:p>
              </table:table-cell>
              <table:table-cell office:value-type="float" office:value="34006614.6444852">
                <text:p>34006614.6444852</text:p>
              </table:table-cell>
              <table:table-cell office:value-type="float" office:value="35140237.52337">
                <text:p>35140237.52337</text:p>
              </table:table-cell>
              <table:table-cell office:value-type="float" office:value="36190302.5101586">
                <text:p>36190302.5101586</text:p>
              </table:table-cell>
              <table:table-cell office:value-type="float" office:value="37161012.7629754">
                <text:p>37161012.7629754</text:p>
              </table:table-cell>
              <table:table-cell office:value-type="float" office:value="38056722.9895302">
                <text:p>38056722.9895302</text:p>
              </table:table-cell>
              <table:table-cell office:value-type="float" office:value="38881846.1710434">
                <text:p>38881846.1710434</text:p>
              </table:table-cell>
              <table:table-cell office:value-type="float" office:value="39640780.1916719">
                <text:p>39640780.1916719</text:p>
              </table:table-cell>
              <table:table-cell office:value-type="float" office:value="40337851.1074181">
                <text:p>40337851.1074181</text:p>
              </table:table-cell>
              <table:table-cell office:value-type="float" office:value="40977269.9166777">
                <text:p>40977269.9166777</text:p>
              </table:table-cell>
              <table:table-cell office:value-type="float" office:value="41563100.531325">
                <text:p>41563100.531325</text:p>
              </table:table-cell>
              <table:table-cell office:value-type="float" office:value="42099236.8676434">
                <text:p>42099236.8676434</text:p>
              </table:table-cell>
              <table:table-cell office:value-type="float" office:value="42589387.3627359">
                <text:p>42589387.3627359</text:p>
              </table:table-cell>
              <table:table-cell office:value-type="float" office:value="43037065.4480116">
                <text:p>43037065.4480116</text:p>
              </table:table-cell>
              <table:table-cell office:value-type="float" office:value="43445584.8432231">
                <text:p>43445584.8432231</text:p>
              </table:table-cell>
              <table:table-cell office:value-type="float" office:value="43818058.5891906">
                <text:p>43818058.5891906</text:p>
              </table:table-cell>
              <table:table-cell office:value-type="float" office:value="44157401.0694465">
                <text:p>44157401.0694465</text:p>
              </table:table-cell>
              <table:table-cell office:value-type="float" office:value="44466332.2788358">
                <text:p>44466332.2788358</text:p>
              </table:table-cell>
              <table:table-cell office:value-type="float" office:value="44747383.8163313">
                <text:p>44747383.8163313</text:p>
              </table:table-cell>
              <table:table-cell office:value-type="float" office:value="45002906.113584">
                <text:p>45002906.113584</text:p>
              </table:table-cell>
              <table:table-cell office:value-type="float" office:value="45235076.5437074">
                <text:p>45235076.5437074</text:p>
              </table:table-cell>
              <table:table-cell office:value-type="float" office:value="45445908.0898039">
                <text:p>45445908.0898039</text:p>
              </table:table-cell>
              <table:table-cell office:value-type="float" office:value="45637258.3392118">
                <text:p>45637258.3392118</text:p>
              </table:table-cell>
              <table:table-cell office:value-type="float" office:value="45810838.6013936">
                <text:p>45810838.6013936</text:p>
              </table:table-cell>
              <table:table-cell office:value-type="float" office:value="45968223.0033609">
                <text:p>45968223.0033609</text:p>
              </table:table-cell>
              <table:table-cell office:value-type="float" office:value="46110857.4397539">
                <text:p>46110857.4397539</text:p>
              </table:table-cell>
              <table:table-cell office:value-type="float" office:value="46240068.2883393">
                <text:p>46240068.2883393</text:p>
              </table:table-cell>
              <table:table-cell office:value-type="float" office:value="46357070.8236836">
                <text:p>46357070.8236836</text:p>
              </table:table-cell>
              <table:table-cell office:value-type="float" office:value="46462977.2796902">
                <text:p>46462977.2796902</text:p>
              </table:table-cell>
              <table:table-cell office:value-type="float" office:value="46558804.5329709">
                <text:p>46558804.5329709</text:p>
              </table:table-cell>
              <table:table-cell office:value-type="float" office:value="46645481.3813955">
                <text:p>46645481.3813955</text:p>
              </table:table-cell>
              <table:table-cell office:value-type="float" office:value="46723855.4097948">
                <text:p>46723855.4097948</text:p>
              </table:table-cell>
              <table:table-cell office:value-type="float" office:value="46794699.4421327">
                <text:p>46794699.4421327</text:p>
              </table:table-cell>
              <table:table-cell office:value-type="float" office:value="46858717.5818236">
                <text:p>46858717.5818236</text:p>
              </table:table-cell>
              <table:table-cell office:value-type="float" office:value="46916550.8504334">
                <text:p>46916550.8504334</text:p>
              </table:table-cell>
              <table:table-cell office:value-type="float" office:value="46968782.4359743">
                <text:p>46968782.4359743</text:p>
              </table:table-cell>
              <table:table-cell office:value-type="float" office:value="47015942.5663441">
                <text:p>47015942.5663441</text:p>
              </table:table-cell>
              <table:table-cell office:value-type="float" office:value="47058513.0241386">
                <text:p>47058513.0241386</text:p>
              </table:table-cell>
              <table:table-cell office:value-type="float" office:value="47096931.3210341">
                <text:p>47096931.3210341</text:p>
              </table:table-cell>
              <table:table-cell office:value-type="float" office:value="47131594.5501882">
                <text:p>47131594.5501882</text:p>
              </table:table-cell>
              <table:table-cell office:value-type="float" office:value="47162862.9354565">
                <text:p>47162862.9354565</text:p>
              </table:table-cell>
              <table:table-cell office:value-type="float" office:value="47191063.0963678">
                <text:p>47191063.0963678</text:p>
              </table:table-cell>
              <table:table-cell office:value-type="float" office:value="47216491.0472297">
                <text:p>47216491.0472297</text:p>
              </table:table-cell>
              <table:table-cell office:value-type="float" office:value="47239414.948502">
                <text:p>47239414.948502</text:p>
              </table:table-cell>
              <table:table-cell office:value-type="float" office:value="47260077.6278163">
                <text:p>47260077.6278163</text:p>
              </table:table-cell>
              <table:table-cell office:value-type="float" office:value="47278698.8873365">
                <text:p>47278698.8873365</text:p>
              </table:table-cell>
              <table:table-cell office:value-type="float" office:value="47295477.6133962">
                <text:p>47295477.6133962</text:p>
              </table:table-cell>
              <table:table-cell office:value-type="float" office:value="47310593.7034677">
                <text:p>47310593.7034677</text:p>
              </table:table-cell>
              <table:table-cell office:value-type="float" office:value="47324209.8247067">
                <text:p>47324209.8247067</text:p>
              </table:table-cell>
              <table:table-cell office:value-type="float" office:value="47336473.0174377">
                <text:p>47336473.0174377</text:p>
              </table:table-cell>
              <table:table-cell office:value-type="float" office:value="47347516.1560992">
                <text:p>47347516.1560992</text:p>
              </table:table-cell>
              <table:table-cell office:value-type="float" office:value="47357459.2793403">
                <text:p>47357459.2793403</text:p>
              </table:table-cell>
              <table:table-cell office:value-type="float" office:value="47366410.800147">
                <text:p>47366410.800147</text:p>
              </table:table-cell>
              <table:table-cell office:value-type="float" office:value="47374468.6061035">
                <text:p>47374468.6061035</text:p>
              </table:table-cell>
              <table:table-cell office:value-type="float" office:value="47381721.0591507">
                <text:p>47381721.0591507</text:p>
              </table:table-cell>
              <table:table-cell office:value-type="float" office:value="47388247.9034964">
                <text:p>47388247.9034964</text:p>
              </table:table-cell>
              <table:table-cell office:value-type="float" office:value="47394121.0896697">
                <text:p>47394121.0896697</text:p>
              </table:table-cell>
              <table:table-cell office:value-type="float" office:value="47399405.5220773">
                <text:p>47399405.5220773</text:p>
              </table:table-cell>
              <table:table-cell office:value-type="float" office:value="47404159.736836">
                <text:p>47404159.736836</text:p>
              </table:table-cell>
              <table:table-cell office:value-type="float" office:value="47408436.5161013">
                <text:p>47408436.5161013</text:p>
              </table:table-cell>
              <table:table-cell office:value-type="float" office:value="47412283.4445995">
                <text:p>47412283.4445995</text:p>
              </table:table-cell>
              <table:table-cell office:value-type="float" office:value="47415743.4135929">
                <text:p>47415743.4135929</text:p>
              </table:table-cell>
              <table:table-cell office:value-type="float" office:value="47418855.0770651">
                <text:p>47418855.0770651</text:p>
              </table:table-cell>
              <table:table-cell office:value-type="float" office:value="47421653.264503">
                <text:p>47421653.264503</text:p>
              </table:table-cell>
              <table:table-cell office:value-type="float" office:value="47424169.3542728">
                <text:p>47424169.3542728</text:p>
              </table:table-cell>
              <table:table-cell office:value-type="float" office:value="47426431.6112396">
                <text:p>47426431.6112396</text:p>
              </table:table-cell>
              <table:table-cell office:value-type="float" office:value="47428465.4919569">
                <text:p>47428465.4919569</text:p>
              </table:table-cell>
              <table:table-cell office:value-type="float" office:value="47430293.9204568">
                <text:p>47430293.9204568</text:p>
              </table:table-cell>
              <table:table-cell office:value-type="float" office:value="47431937.5374026">
                <text:p>47431937.5374026</text:p>
              </table:table-cell>
              <table:table-cell office:value-type="float" office:value="47433414.9251123">
                <text:p>47433414.9251123</text:p>
              </table:table-cell>
              <table:table-cell office:value-type="float" office:value="47434742.810739">
                <text:p>47434742.810739</text:p>
              </table:table-cell>
              <table:table-cell office:value-type="float" office:value="47435936.2496794">
                <text:p>47435936.2496794</text:p>
              </table:table-cell>
              <table:table-cell office:value-type="float" office:value="47437008.7910987">
                <text:p>47437008.7910987</text:p>
              </table:table-cell>
              <table:table-cell office:value-type="float" office:value="47437972.6272772">
                <text:p>47437972.6272772</text:p>
              </table:table-cell>
              <table:table-cell office:value-type="float" office:value="47438838.7283345">
                <text:p>47438838.7283345</text:p>
              </table:table-cell>
              <table:table-cell office:value-type="float" office:value="47439616.9637344">
                <text:p>47439616.9637344</text:p>
              </table:table-cell>
              <table:table-cell office:value-type="float" office:value="47440316.2118482">
                <text:p>47440316.2118482</text:p>
              </table:table-cell>
              <table:table-cell office:value-type="float" office:value="47440944.4587291">
                <text:p>47440944.4587291</text:p>
              </table:table-cell>
              <table:table-cell office:value-type="float" office:value="47441508.8871454">
                <text:p>47441508.8871454</text:p>
              </table:table-cell>
              <table:table-cell office:value-type="float" office:value="47442015.9568182">
                <text:p>47442015.9568182</text:p>
              </table:table-cell>
              <table:table-cell office:value-type="float" office:value="47442471.4767212">
                <text:p>47442471.4767212</text:p>
              </table:table-cell>
              <table:table-cell office:value-type="float" office:value="47442880.6702163">
                <text:p>47442880.6702163</text:p>
              </table:table-cell>
              <table:table-cell office:value-type="float" office:value="47443248.233727">
                <text:p>47443248.233727</text:p>
              </table:table-cell>
              <table:table-cell office:value-type="float" office:value="47443578.3895827">
                <text:p>47443578.3895827</text:p>
              </table:table-cell>
              <table:table-cell office:value-type="float" office:value="47443874.9336052">
                <text:p>47443874.9336052</text:p>
              </table:table-cell>
              <table:table-cell office:value-type="float" office:value="47444141.2779566">
                <text:p>47444141.2779566</text:p>
              </table:table-cell>
              <table:table-cell office:value-type="float" office:value="47444380.489714">
                <text:p>47444380.489714</text:p>
              </table:table-cell>
              <table:table-cell office:value-type="float" office:value="47444595.3255929">
                <text:p>47444595.3255929</text:p>
              </table:table-cell>
              <table:table-cell office:value-type="float" office:value="47444788.2632011">
                <text:p>47444788.2632011</text:p>
              </table:table-cell>
              <table:table-cell office:value-type="float" office:value="47444961.5291657">
                <text:p>47444961.5291657</text:p>
              </table:table-cell>
              <table:table-cell office:value-type="float" office:value="47445117.1244428">
                <text:p>47445117.1244428</text:p>
              </table:table-cell>
              <table:table-cell office:value-type="float" office:value="47445256.8470913">
                <text:p>47445256.8470913</text:p>
              </table:table-cell>
              <table:table-cell office:value-type="float" office:value="47445382.3127609">
                <text:p>47445382.3127609</text:p>
              </table:table-cell>
              <table:table-cell office:value-type="float" office:value="47445494.9731233">
                <text:p>47445494.9731233</text:p>
              </table:table-cell>
              <table:table-cell office:value-type="float" office:value="47445596.1324511">
                <text:p>47445596.1324511</text:p>
              </table:table-cell>
              <table:table-cell office:value-type="float" office:value="47445686.9625284">
                <text:p>47445686.9625284</text:p>
              </table:table-cell>
              <table:table-cell office:value-type="float" office:value="47445768.5160615">
                <text:p>47445768.5160615</text:p>
              </table:table-cell>
              <table:table-cell office:value-type="float" office:value="47445841.7387381">
                <text:p>47445841.7387381</text:p>
              </table:table-cell>
              <table:table-cell office:value-type="float" office:value="47445907.4800706">
                <text:p>47445907.4800706</text:p>
              </table:table-cell>
              <table:table-cell office:value-type="float" office:value="47445966.5031463">
                <text:p>47445966.5031463</text:p>
              </table:table-cell>
              <table:table-cell office:value-type="float" office:value="47446019.4933926">
                <text:p>47446019.4933926</text:p>
              </table:table-cell>
              <table:table-cell office:value-type="float" office:value="47446067.0664572">
                <text:p>47446067.0664572</text:p>
              </table:table-cell>
              <table:table-cell office:value-type="float" office:value="47446109.7752919">
                <text:p>47446109.7752919</text:p>
              </table:table-cell>
              <table:table-cell office:value-type="float" office:value="47446148.1165197">
                <text:p>47446148.1165197</text:p>
              </table:table-cell>
              <table:table-cell office:value-type="float" office:value="47446182.536158">
                <text:p>47446182.536158</text:p>
              </table:table-cell>
              <table:table-cell office:value-type="float" office:value="47446213.434762">
                <text:p>47446213.434762</text:p>
              </table:table-cell>
              <table:table-cell office:value-type="float" office:value="47446241.1720474">
                <text:p>47446241.1720474</text:p>
              </table:table-cell>
              <table:table-cell office:value-type="float" office:value="47446266.0710443">
                <text:p>47446266.0710443</text:p>
              </table:table-cell>
              <table:table-cell office:value-type="float" office:value="47446288.4218299">
                <text:p>47446288.4218299</text:p>
              </table:table-cell>
              <table:table-cell office:value-type="float" office:value="47446308.4848834">
                <text:p>47446308.4848834</text:p>
              </table:table-cell>
              <table:table-cell office:value-type="float" office:value="47446326.4940986">
                <text:p>47446326.4940986</text:p>
              </table:table-cell>
              <table:table-cell office:value-type="float" office:value="47446342.6594927">
                <text:p>47446342.6594927</text:p>
              </table:table-cell>
              <table:table-cell office:value-type="float" office:value="47446357.1696383">
                <text:p>47446357.1696383</text:p>
              </table:table-cell>
              <table:table-cell office:value-type="float" office:value="47446370.1938491">
                <text:p>47446370.1938491</text:p>
              </table:table-cell>
              <table:table-cell office:value-type="float" office:value="47446381.8841431">
                <text:p>47446381.8841431</text:p>
              </table:table-cell>
              <table:table-cell office:value-type="float" office:value="47446392.3770067">
                <text:p>47446392.3770067</text:p>
              </table:table-cell>
              <table:table-cell office:value-type="float" office:value="47446401.7949783">
                <text:p>47446401.7949783</text:p>
              </table:table-cell>
              <table:table-cell office:value-type="float" office:value="47446410.2480715">
                <text:p>47446410.2480715</text:p>
              </table:table-cell>
              <table:table-cell office:value-type="float" office:value="47446417.8350535">
                <text:p>47446417.8350535</text:p>
              </table:table-cell>
              <table:table-cell office:value-type="float" office:value="47446424.6445929">
                <text:p>47446424.6445929</text:p>
              </table:table-cell>
              <table:table-cell office:value-type="float" office:value="47446430.7562905">
                <text:p>47446430.7562905</text:p>
              </table:table-cell>
              <table:table-cell office:value-type="float" office:value="47446436.2416056">
                <text:p>47446436.2416056</text:p>
              </table:table-cell>
              <table:table-cell office:value-type="float" office:value="47446441.1646875">
                <text:p>47446441.1646875</text:p>
              </table:table-cell>
              <table:table-cell office:value-type="float" office:value="47446445.5831221">
                <text:p>47446445.5831221</text:p>
              </table:table-cell>
              <table:table-cell office:value-type="float" office:value="47446449.5486028">
                <text:p>47446449.5486028</text:p>
              </table:table-cell>
              <table:table-cell office:value-type="float" office:value="47446453.1075327">
                <text:p>47446453.1075327</text:p>
              </table:table-cell>
              <table:table-cell office:value-type="float" office:value="47446456.3015651">
                <text:p>47446456.3015651</text:p>
              </table:table-cell>
              <table:table-cell office:value-type="float" office:value="47446459.1680896">
                <text:p>47446459.1680896</text:p>
              </table:table-cell>
              <table:table-cell office:value-type="float" office:value="47446461.7406675">
                <text:p>47446461.7406675</text:p>
              </table:table-cell>
              <table:table-cell office:value-type="float" office:value="47446464.0494238">
                <text:p>47446464.0494238</text:p>
              </table:table-cell>
              <table:table-cell office:value-type="float" office:value="47446466.1213984">
                <text:p>47446466.1213984</text:p>
              </table:table-cell>
              <table:table-cell office:value-type="float" office:value="47446467.9808619">
                <text:p>47446467.9808619</text:p>
              </table:table-cell>
              <table:table-cell office:value-type="float" office:value="47446469.649599">
                <text:p>47446469.649599</text:p>
              </table:table-cell>
              <table:table-cell office:value-type="float" office:value="47446471.1471627">
                <text:p>47446471.1471627</text:p>
              </table:table-cell>
              <table:table-cell office:value-type="float" office:value="47446472.4911025">
                <text:p>47446472.4911025</text:p>
              </table:table-cell>
              <table:table-cell office:value-type="float" office:value="47446473.6971702">
                <text:p>47446473.6971702</text:p>
              </table:table-cell>
              <table:table-cell office:value-type="float" office:value="47446474.7795033">
                <text:p>47446474.7795033</text:p>
              </table:table-cell>
              <table:table-cell office:value-type="float" office:value="47446475.7507905">
                <text:p>47446475.7507905</text:p>
              </table:table-cell>
              <table:table-cell office:value-type="float" office:value="47446476.6224201">
                <text:p>47446476.6224201</text:p>
              </table:table-cell>
              <table:table-cell office:value-type="float" office:value="47446477.4046131">
                <text:p>47446477.4046131</text:p>
              </table:table-cell>
              <table:table-cell office:value-type="float" office:value="47446478.1065428">
                <text:p>47446478.1065428</text:p>
              </table:table-cell>
              <table:table-cell office:value-type="float" office:value="47446478.7364421">
                <text:p>47446478.7364421</text:p>
              </table:table-cell>
              <table:table-cell office:value-type="float" office:value="47446479.3016998">
                <text:p>47446479.3016998</text:p>
              </table:table-cell>
              <table:table-cell office:value-type="float" office:value="47446479.8089472">
                <text:p>47446479.8089472</text:p>
              </table:table-cell>
              <table:table-cell office:value-type="float" office:value="47446480.2641355">
                <text:p>47446480.2641355</text:p>
              </table:table-cell>
              <table:table-cell office:value-type="float" office:value="47446480.672606">
                <text:p>47446480.672606</text:p>
              </table:table-cell>
              <table:table-cell office:value-type="float" office:value="47446481.0391518">
                <text:p>47446481.0391518</text:p>
              </table:table-cell>
              <table:table-cell office:value-type="float" office:value="47446481.3680746">
                <text:p>47446481.3680746</text:p>
              </table:table-cell>
              <table:table-cell office:value-type="float" office:value="47446481.6632351">
                <text:p>47446481.6632351</text:p>
              </table:table-cell>
              <table:table-cell office:value-type="float" office:value="47446481.9280977">
                <text:p>47446481.9280977</text:p>
              </table:table-cell>
              <table:table-cell office:value-type="float" office:value="47446482.1657716">
                <text:p>47446482.1657716</text:p>
              </table:table-cell>
              <table:table-cell office:value-type="float" office:value="47446482.379047">
                <text:p>47446482.379047</text:p>
              </table:table-cell>
              <table:table-cell office:value-type="float" office:value="47446482.5704279">
                <text:p>47446482.5704279</text:p>
              </table:table-cell>
              <table:table-cell office:value-type="float" office:value="47446482.7421614">
                <text:p>47446482.7421614</text:p>
              </table:table-cell>
              <table:table-cell office:value-type="float" office:value="47446482.896264">
                <text:p>47446482.896264</text:p>
              </table:table-cell>
              <table:table-cell office:value-type="float" office:value="47446483.0345453">
                <text:p>47446483.0345453</text:p>
              </table:table-cell>
              <table:table-cell office:value-type="float" office:value="47446483.1586294">
                <text:p>47446483.1586294</text:p>
              </table:table-cell>
              <table:table-cell office:value-type="float" office:value="47446483.2699734">
                <text:p>47446483.2699734</text:p>
              </table:table-cell>
              <table:table-cell office:value-type="float" office:value="47446483.3698852">
                <text:p>47446483.3698852</text:p>
              </table:table-cell>
              <table:table-cell office:value-type="float" office:value="47446483.4595383">
                <text:p>47446483.4595383</text:p>
              </table:table-cell>
              <table:table-cell office:value-type="float" office:value="47446483.5399859">
                <text:p>47446483.5399859</text:p>
              </table:table-cell>
              <table:table-cell office:value-type="float" office:value="47446483.6121729">
                <text:p>47446483.6121729</text:p>
              </table:table-cell>
              <table:table-cell office:value-type="float" office:value="47446483.6769475">
                <text:p>47446483.6769475</text:p>
              </table:table-cell>
              <table:table-cell office:value-type="float" office:value="47446483.7350707">
                <text:p>47446483.7350707</text:p>
              </table:table-cell>
              <table:table-cell office:value-type="float" office:value="47446483.7872253">
                <text:p>47446483.7872253</text:p>
              </table:table-cell>
              <table:table-cell office:value-type="float" office:value="47446483.8340241">
                <text:p>47446483.8340241</text:p>
              </table:table-cell>
              <table:table-cell office:value-type="float" office:value="47446483.8760171">
                <text:p>47446483.8760171</text:p>
              </table:table-cell>
              <table:table-cell office:value-type="float" office:value="47446483.9136976">
                <text:p>47446483.9136976</text:p>
              </table:table-cell>
              <table:table-cell office:value-type="float" office:value="47446483.9475085">
                <text:p>47446483.9475085</text:p>
              </table:table-cell>
              <table:table-cell office:value-type="float" office:value="47446483.9778471">
                <text:p>47446483.9778471</text:p>
              </table:table-cell>
              <table:table-cell office:value-type="float" office:value="47446484.00507">
                <text:p>47446484.00507</text:p>
              </table:table-cell>
              <table:table-cell office:value-type="float" office:value="47446484.029497">
                <text:p>47446484.029497</text:p>
              </table:table-cell>
              <table:table-cell office:value-type="float" office:value="47446484.0514154">
                <text:p>47446484.0514154</text:p>
              </table:table-cell>
              <table:table-cell office:value-type="float" office:value="47446484.0710826">
                <text:p>47446484.0710826</text:p>
              </table:table-cell>
              <table:table-cell office:value-type="float" office:value="47446484.0887299">
                <text:p>47446484.0887299</text:p>
              </table:table-cell>
              <table:table-cell office:value-type="float" office:value="47446484.1045648">
                <text:p>47446484.1045648</text:p>
              </table:table-cell>
              <table:table-cell office:value-type="float" office:value="47446484.1187732">
                <text:p>47446484.1187732</text:p>
              </table:table-cell>
              <table:table-cell office:value-type="float" office:value="47446484.1315223">
                <text:p>47446484.1315223</text:p>
              </table:table-cell>
              <table:table-cell office:value-type="float" office:value="47446484.142962">
                <text:p>47446484.142962</text:p>
              </table:table-cell>
              <table:table-cell office:value-type="float" office:value="47446484.1532267">
                <text:p>47446484.1532267</text:p>
              </table:table-cell>
              <table:table-cell office:value-type="float" office:value="47446484.162437">
                <text:p>47446484.162437</text:p>
              </table:table-cell>
              <table:table-cell office:value-type="float" office:value="47446484.1707013">
                <text:p>47446484.1707013</text:p>
              </table:table-cell>
              <table:table-cell office:value-type="float" office:value="47446484.1781168">
                <text:p>47446484.1781168</text:p>
              </table:table-cell>
              <table:table-cell office:value-type="float" office:value="47446484.1847705">
                <text:p>47446484.1847705</text:p>
              </table:table-cell>
              <table:table-cell office:value-type="float" office:value="47446484.1907408">
                <text:p>47446484.1907408</text:p>
              </table:table-cell>
              <table:table-cell office:value-type="float" office:value="47446484.1960979">
                <text:p>47446484.1960979</text:p>
              </table:table-cell>
              <table:table-cell office:value-type="float" office:value="47446484.2009047">
                <text:p>47446484.2009047</text:p>
              </table:table-cell>
              <table:table-cell office:value-type="float" office:value="47446484.2052177">
                <text:p>47446484.2052177</text:p>
              </table:table-cell>
              <table:table-cell office:value-type="float" office:value="47446484.2090877">
                <text:p>47446484.2090877</text:p>
              </table:table-cell>
              <table:table-cell office:value-type="float" office:value="47446484.2125602">
                <text:p>47446484.2125602</text:p>
              </table:table-cell>
              <table:table-cell office:value-type="float" office:value="47446484.2156759">
                <text:p>47446484.2156759</text:p>
              </table:table-cell>
              <table:table-cell office:value-type="float" office:value="47446484.2184716">
                <text:p>47446484.2184716</text:p>
              </table:table-cell>
              <table:table-cell office:value-type="float" office:value="47446484.2209801">
                <text:p>47446484.2209801</text:p>
              </table:table-cell>
              <table:table-cell office:value-type="float" office:value="47446484.2232309">
                <text:p>47446484.2232309</text:p>
              </table:table-cell>
              <table:table-cell office:value-type="float" office:value="47446484.2252505">
                <text:p>47446484.2252505</text:p>
              </table:table-cell>
              <table:table-cell office:value-type="float" office:value="47446484.2270627">
                <text:p>47446484.2270627</text:p>
              </table:table-cell>
              <table:table-cell office:value-type="float" office:value="47446484.2286887">
                <text:p>47446484.2286887</text:p>
              </table:table-cell>
              <table:table-cell office:value-type="float" office:value="47446484.2301476">
                <text:p>47446484.2301476</text:p>
              </table:table-cell>
              <table:table-cell office:value-type="float" office:value="47446484.2314567">
                <text:p>47446484.2314567</text:p>
              </table:table-cell>
              <table:table-cell office:value-type="float" office:value="47446484.2326313">
                <text:p>47446484.2326313</text:p>
              </table:table-cell>
              <table:table-cell office:value-type="float" office:value="47446484.2336852">
                <text:p>47446484.2336852</text:p>
              </table:table-cell>
              <table:table-cell office:value-type="float" office:value="47446484.2346309">
                <text:p>47446484.2346309</text:p>
              </table:table-cell>
              <table:table-cell office:value-type="float" office:value="47446484.2354794">
                <text:p>47446484.2354794</text:p>
              </table:table-cell>
              <table:table-cell office:value-type="float" office:value="47446484.2362407">
                <text:p>47446484.2362407</text:p>
              </table:table-cell>
              <table:table-cell office:value-type="float" office:value="47446484.2369238">
                <text:p>47446484.2369238</text:p>
              </table:table-cell>
              <table:table-cell office:value-type="float" office:value="47446484.2375368">
                <text:p>47446484.2375368</text:p>
              </table:table-cell>
              <table:table-cell office:value-type="float" office:value="47446484.2380868">
                <text:p>47446484.2380868</text:p>
              </table:table-cell>
              <table:table-cell office:value-type="float" office:value="47446484.2385803">
                <text:p>47446484.2385803</text:p>
              </table:table-cell>
              <table:table-cell office:value-type="float" office:value="47446484.239023">
                <text:p>47446484.239023</text:p>
              </table:table-cell>
              <table:table-cell office:value-type="float" office:value="47446484.2394203">
                <text:p>47446484.2394203</text:p>
              </table:table-cell>
              <table:table-cell office:value-type="float" office:value="47446484.2397768">
                <text:p>47446484.2397768</text:p>
              </table:table-cell>
              <table:table-cell office:value-type="float" office:value="47446484.2400967">
                <text:p>47446484.2400967</text:p>
              </table:table-cell>
              <table:table-cell office:value-type="float" office:value="47446484.2403837">
                <text:p>47446484.2403837</text:p>
              </table:table-cell>
              <table:table-cell office:value-type="float" office:value="47446484.2406412">
                <text:p>47446484.2406412</text:p>
              </table:table-cell>
              <table:table-cell office:value-type="float" office:value="47446484.2408722">
                <text:p>47446484.2408722</text:p>
              </table:table-cell>
              <table:table-cell office:value-type="float" office:value="47446484.2410795">
                <text:p>47446484.2410795</text:p>
              </table:table-cell>
              <table:table-cell office:value-type="float" office:value="47446484.2412655">
                <text:p>47446484.2412655</text:p>
              </table:table-cell>
              <table:table-cell office:value-type="float" office:value="47446484.2414325">
                <text:p>47446484.2414325</text:p>
              </table:table-cell>
              <table:table-cell office:value-type="float" office:value="47446484.2415822">
                <text:p>47446484.2415822</text:p>
              </table:table-cell>
              <table:table-cell office:value-type="float" office:value="47446484.2417166">
                <text:p>47446484.2417166</text:p>
              </table:table-cell>
              <table:table-cell office:value-type="float" office:value="47446484.2418371">
                <text:p>47446484.2418371</text:p>
              </table:table-cell>
              <table:table-cell office:value-type="float" office:value="47446484.2419453">
                <text:p>47446484.2419453</text:p>
              </table:table-cell>
              <table:table-cell office:value-type="float" office:value="47446484.2420424">
                <text:p>47446484.2420424</text:p>
              </table:table-cell>
              <table:table-cell office:value-type="float" office:value="47446484.2421295">
                <text:p>47446484.2421295</text:p>
              </table:table-cell>
              <table:table-cell office:value-type="float" office:value="47446484.2422076">
                <text:p>47446484.2422076</text:p>
              </table:table-cell>
              <table:table-cell office:value-type="float" office:value="47446484.2422777">
                <text:p>47446484.2422777</text:p>
              </table:table-cell>
              <table:table-cell office:value-type="float" office:value="47446484.2423407">
                <text:p>47446484.2423407</text:p>
              </table:table-cell>
              <table:table-cell office:value-type="float" office:value="47446484.2423971">
                <text:p>47446484.2423971</text:p>
              </table:table-cell>
              <table:table-cell office:value-type="float" office:value="47446484.2424478">
                <text:p>47446484.2424478</text:p>
              </table:table-cell>
              <table:table-cell office:value-type="float" office:value="47446484.2424932">
                <text:p>47446484.2424932</text:p>
              </table:table-cell>
              <table:table-cell office:value-type="float" office:value="47446484.242534">
                <text:p>47446484.242534</text:p>
              </table:table-cell>
              <table:table-cell office:value-type="float" office:value="47446484.2425706">
                <text:p>47446484.2425706</text:p>
              </table:table-cell>
              <table:table-cell office:value-type="float" office:value="47446484.2426034">
                <text:p>47446484.2426034</text:p>
              </table:table-cell>
              <table:table-cell office:value-type="float" office:value="47446484.2426329">
                <text:p>47446484.2426329</text:p>
              </table:table-cell>
              <table:table-cell office:value-type="float" office:value="47446484.2426593">
                <text:p>47446484.2426593</text:p>
              </table:table-cell>
              <table:table-cell office:value-type="float" office:value="47446484.242683">
                <text:p>47446484.242683</text:p>
              </table:table-cell>
              <table:table-cell office:value-type="float" office:value="47446484.2427043">
                <text:p>47446484.2427043</text:p>
              </table:table-cell>
              <table:table-cell office:value-type="float" office:value="47446484.2427234">
                <text:p>47446484.2427234</text:p>
              </table:table-cell>
              <table:table-cell office:value-type="float" office:value="47446484.2427405">
                <text:p>47446484.2427405</text:p>
              </table:table-cell>
              <table:table-cell office:value-type="float" office:value="47446484.2427559">
                <text:p>47446484.2427559</text:p>
              </table:table-cell>
              <table:table-cell office:value-type="float" office:value="47446484.2427697">
                <text:p>47446484.2427697</text:p>
              </table:table-cell>
              <table:table-cell office:value-type="float" office:value="47446484.242782">
                <text:p>47446484.242782</text:p>
              </table:table-cell>
              <table:table-cell office:value-type="float" office:value="47446484.2427931">
                <text:p>47446484.2427931</text:p>
              </table:table-cell>
              <table:table-cell office:value-type="float" office:value="47446484.2428031">
                <text:p>47446484.2428031</text:p>
              </table:table-cell>
              <table:table-cell office:value-type="float" office:value="47446484.242812">
                <text:p>47446484.242812</text:p>
              </table:table-cell>
              <table:table-cell office:value-type="float" office:value="47446484.2428201">
                <text:p>47446484.2428201</text:p>
              </table:table-cell>
              <table:table-cell office:value-type="float" office:value="47446484.2428273">
                <text:p>47446484.2428273</text:p>
              </table:table-cell>
              <table:table-cell office:value-type="float" office:value="47446484.2428337">
                <text:p>47446484.2428337</text:p>
              </table:table-cell>
              <table:table-cell office:value-type="float" office:value="47446484.2428395">
                <text:p>47446484.2428395</text:p>
              </table:table-cell>
              <table:table-cell office:value-type="float" office:value="47446484.2428447">
                <text:p>47446484.2428447</text:p>
              </table:table-cell>
              <table:table-cell office:value-type="float" office:value="47446484.2428494">
                <text:p>47446484.2428494</text:p>
              </table:table-cell>
              <table:table-cell office:value-type="float" office:value="47446484.2428536">
                <text:p>47446484.2428536</text:p>
              </table:table-cell>
              <table:table-cell office:value-type="float" office:value="47446484.2428573">
                <text:p>47446484.2428573</text:p>
              </table:table-cell>
              <table:table-cell office:value-type="float" office:value="47446484.2428607">
                <text:p>47446484.2428607</text:p>
              </table:table-cell>
              <table:table-cell office:value-type="float" office:value="47446484.2428637">
                <text:p>47446484.2428637</text:p>
              </table:table-cell>
              <table:table-cell office:value-type="float" office:value="47446484.2428664">
                <text:p>47446484.2428664</text:p>
              </table:table-cell>
              <table:table-cell office:value-type="float" office:value="47446484.2428688">
                <text:p>47446484.2428688</text:p>
              </table:table-cell>
              <table:table-cell office:value-type="float" office:value="47446484.242871">
                <text:p>47446484.242871</text:p>
              </table:table-cell>
              <table:table-cell office:value-type="float" office:value="47446484.242873">
                <text:p>47446484.242873</text:p>
              </table:table-cell>
              <table:table-cell office:value-type="float" office:value="47446484.2428748">
                <text:p>47446484.2428748</text:p>
              </table:table-cell>
              <table:table-cell office:value-type="float" office:value="47446484.2428763">
                <text:p>47446484.2428763</text:p>
              </table:table-cell>
              <table:table-cell office:value-type="float" office:value="47446484.2428777">
                <text:p>47446484.2428777</text:p>
              </table:table-cell>
              <table:table-cell office:value-type="float" office:value="47446484.242879">
                <text:p>47446484.242879</text:p>
              </table:table-cell>
              <table:table-cell office:value-type="float" office:value="47446484.2428801">
                <text:p>47446484.2428801</text:p>
              </table:table-cell>
              <table:table-cell office:value-type="float" office:value="47446484.2428812">
                <text:p>47446484.2428812</text:p>
              </table:table-cell>
              <table:table-cell office:value-type="float" office:value="47446484.2428821">
                <text:p>47446484.2428821</text:p>
              </table:table-cell>
              <table:table-cell office:value-type="float" office:value="47446484.2428829">
                <text:p>47446484.2428829</text:p>
              </table:table-cell>
              <table:table-cell office:value-type="float" office:value="47446484.2428837">
                <text:p>47446484.2428837</text:p>
              </table:table-cell>
              <table:table-cell office:value-type="float" office:value="47446484.2428843">
                <text:p>47446484.2428843</text:p>
              </table:table-cell>
              <table:table-cell office:value-type="float" office:value="47446484.2428849">
                <text:p>47446484.2428849</text:p>
              </table:table-cell>
              <table:table-cell office:value-type="float" office:value="47446484.2428854">
                <text:p>47446484.2428854</text:p>
              </table:table-cell>
              <table:table-cell office:value-type="float" office:value="47446484.2428859">
                <text:p>47446484.2428859</text:p>
              </table:table-cell>
              <table:table-cell office:value-type="float" office:value="47446484.2428863">
                <text:p>47446484.2428863</text:p>
              </table:table-cell>
              <table:table-cell office:value-type="float" office:value="47446484.2428867">
                <text:p>47446484.2428867</text:p>
              </table:table-cell>
              <table:table-cell office:value-type="float" office:value="47446484.2428871">
                <text:p>47446484.2428871</text:p>
              </table:table-cell>
              <table:table-cell office:value-type="float" office:value="47446484.2428874">
                <text:p>47446484.2428874</text:p>
              </table:table-cell>
              <table:table-cell office:value-type="float" office:value="47446484.2428877">
                <text:p>47446484.2428877</text:p>
              </table:table-cell>
              <table:table-cell office:value-type="float" office:value="47446484.2428879">
                <text:p>47446484.2428879</text:p>
              </table:table-cell>
              <table:table-cell office:value-type="float" office:value="47446484.2428881">
                <text:p>47446484.2428881</text:p>
              </table:table-cell>
              <table:table-cell office:value-type="float" office:value="47446484.2428883">
                <text:p>47446484.2428883</text:p>
              </table:table-cell>
              <table:table-cell office:value-type="float" office:value="47446484.2428885">
                <text:p>47446484.2428885</text:p>
              </table:table-cell>
              <table:table-cell office:value-type="float" office:value="47446484.2428887">
                <text:p>47446484.2428887</text:p>
              </table:table-cell>
              <table:table-cell office:value-type="float" office:value="47446484.2428888">
                <text:p>47446484.2428888</text:p>
              </table:table-cell>
              <table:table-cell office:value-type="float" office:value="47446484.242889">
                <text:p>47446484.242889</text:p>
              </table:table-cell>
              <table:table-cell office:value-type="float" office:value="47446484.2428891">
                <text:p>47446484.2428891</text:p>
              </table:table-cell>
              <table:table-cell office:value-type="float" office:value="47446484.2428892">
                <text:p>47446484.2428892</text:p>
              </table:table-cell>
              <table:table-cell office:value-type="float" office:value="47446484.2428893">
                <text:p>47446484.2428893</text:p>
              </table:table-cell>
              <table:table-cell office:value-type="float" office:value="47446484.2428894">
                <text:p>47446484.2428894</text:p>
              </table:table-cell>
              <table:table-cell office:value-type="float" office:value="47446484.2428894">
                <text:p>47446484.2428894</text:p>
              </table:table-cell>
              <table:table-cell office:value-type="float" office:value="47446484.2428895">
                <text:p>47446484.2428895</text:p>
              </table:table-cell>
              <table:table-cell office:value-type="float" office:value="47446484.2428896">
                <text:p>47446484.2428896</text:p>
              </table:table-cell>
              <table:table-cell office:value-type="float" office:value="47446484.2428896">
                <text:p>47446484.2428896</text:p>
              </table:table-cell>
              <table:table-cell office:value-type="float" office:value="47446484.2428897">
                <text:p>47446484.2428897</text:p>
              </table:table-cell>
              <table:table-cell office:value-type="float" office:value="47446484.2428897">
                <text:p>47446484.2428897</text:p>
              </table:table-cell>
              <table:table-cell office:value-type="float" office:value="47446484.2428897">
                <text:p>47446484.2428897</text:p>
              </table:table-cell>
              <table:table-cell office:value-type="float" office:value="47446484.2428898">
                <text:p>47446484.2428898</text:p>
              </table:table-cell>
              <table:table-cell office:value-type="float" office:value="47446484.2428898">
                <text:p>47446484.2428898</text:p>
              </table:table-cell>
              <table:table-cell office:value-type="float" office:value="47446484.2428898">
                <text:p>47446484.2428898</text:p>
              </table:table-cell>
              <table:table-cell office:value-type="float" office:value="47446484.2428899">
                <text:p>47446484.2428899</text:p>
              </table:table-cell>
              <table:table-cell office:value-type="float" office:value="47446484.2428899">
                <text:p>47446484.2428899</text:p>
              </table:table-cell>
              <table:table-cell office:value-type="float" office:value="47446484.2428899">
                <text:p>47446484.2428899</text:p>
              </table:table-cell>
              <table:table-cell office:value-type="float" office:value="47446484.2428899">
                <text:p>47446484.242889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">
                <text:p>47446484.24289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  <table:table-cell office:value-type="float" office:value="47446484.2428901">
                <text:p>47446484.2428901</text:p>
              </table:table-cell>
            </table:table-row>
            <table:table-row>
              <table:table-cell office:value-type="string">
                <text:p>Dead</text:p>
                <draw:g>
                  <svg:desc>'South Korea_measles'.A6:'South Korea_measles'.A6</svg:desc>
                </draw:g>
              </table:table-cell>
              <table:table-cell office:value-type="float" office:value="0">
                <text:p>0</text:p>
                <draw:g>
                  <svg:desc>'South Korea_measles'.B6:'South Korea_measles'.SG6</svg:desc>
                </draw:g>
              </table:table-cell>
              <table:table-cell office:value-type="float" office:value="0.000616969637467457">
                <text:p>0.000616969637467457</text:p>
              </table:table-cell>
              <table:table-cell office:value-type="float" office:value="0.00344904683161758">
                <text:p>0.00344904683161758</text:p>
              </table:table-cell>
              <table:table-cell office:value-type="float" office:value="0.0133520733575868">
                <text:p>0.0133520733575868</text:p>
              </table:table-cell>
              <table:table-cell office:value-type="float" office:value="0.0474555521189348">
                <text:p>0.0474555521189348</text:p>
              </table:table-cell>
              <table:table-cell office:value-type="float" office:value="0.164782362245044">
                <text:p>0.164782362245044</text:p>
              </table:table-cell>
              <table:table-cell office:value-type="float" office:value="0.568396643939078">
                <text:p>0.568396643939078</text:p>
              </table:table-cell>
              <table:table-cell office:value-type="float" office:value="1.95684794231683">
                <text:p>1.95684794231683</text:p>
              </table:table-cell>
              <table:table-cell office:value-type="float" office:value="6.73305779272799">
                <text:p>6.73305779272799</text:p>
              </table:table-cell>
              <table:table-cell office:value-type="float" office:value="23.1615395855202">
                <text:p>23.1615395855202</text:p>
              </table:table-cell>
              <table:table-cell office:value-type="float" office:value="79.6524222278162">
                <text:p>79.6524222278162</text:p>
              </table:table-cell>
              <table:table-cell office:value-type="float" office:value="273.697300792888">
                <text:p>273.697300792888</text:p>
              </table:table-cell>
              <table:table-cell office:value-type="float" office:value="937.841845212725">
                <text:p>937.841845212725</text:p>
              </table:table-cell>
              <table:table-cell office:value-type="float" office:value="3183.53058129729">
                <text:p>3183.53058129729</text:p>
              </table:table-cell>
              <table:table-cell office:value-type="float" office:value="10485.4203152856">
                <text:p>10485.4203152856</text:p>
              </table:table-cell>
              <table:table-cell office:value-type="float" office:value="31742.4107857217">
                <text:p>31742.4107857217</text:p>
              </table:table-cell>
              <table:table-cell office:value-type="float" office:value="80880.422372842">
                <text:p>80880.422372842</text:p>
              </table:table-cell>
              <table:table-cell office:value-type="float" office:value="165260.198746552">
                <text:p>165260.198746552</text:p>
              </table:table-cell>
              <table:table-cell office:value-type="float" office:value="280390.951894187">
                <text:p>280390.951894187</text:p>
              </table:table-cell>
              <table:table-cell office:value-type="float" office:value="418367.529442317">
                <text:p>418367.529442317</text:p>
              </table:table-cell>
              <table:table-cell office:value-type="float" office:value="572247.876788001">
                <text:p>572247.876788001</text:p>
              </table:table-cell>
              <table:table-cell office:value-type="float" office:value="736393.989187021">
                <text:p>736393.989187021</text:p>
              </table:table-cell>
              <table:table-cell office:value-type="float" office:value="906279.755168345">
                <text:p>906279.755168345</text:p>
              </table:table-cell>
              <table:table-cell office:value-type="float" office:value="1078306.22142874">
                <text:p>1078306.22142874</text:p>
              </table:table-cell>
              <table:table-cell office:value-type="float" office:value="1249644.78106071">
                <text:p>1249644.78106071</text:p>
              </table:table-cell>
              <table:table-cell office:value-type="float" office:value="1418104.77043851">
                <text:p>1418104.77043851</text:p>
              </table:table-cell>
              <table:table-cell office:value-type="float" office:value="1582021.57753845">
                <text:p>1582021.57753845</text:p>
              </table:table-cell>
              <table:table-cell office:value-type="float" office:value="1740162.66766927">
                <text:p>1740162.66766927</text:p>
              </table:table-cell>
              <table:table-cell office:value-type="float" office:value="1891648.31417108">
                <text:p>1891648.31417108</text:p>
              </table:table-cell>
              <table:table-cell office:value-type="float" office:value="2035885.3005146">
                <text:p>2035885.3005146</text:p>
              </table:table-cell>
              <table:table-cell office:value-type="float" office:value="2172511.36512855">
                <text:p>2172511.36512855</text:p>
              </table:table-cell>
              <table:table-cell office:value-type="float" office:value="2301348.85523175">
                <text:p>2301348.85523175</text:p>
              </table:table-cell>
              <table:table-cell office:value-type="float" office:value="2422366.08435689">
                <text:p>2422366.08435689</text:p>
              </table:table-cell>
              <table:table-cell office:value-type="float" office:value="2535645.40050903">
                <text:p>2535645.40050903</text:p>
              </table:table-cell>
              <table:table-cell office:value-type="float" office:value="2641356.67471116">
                <text:p>2641356.67471116</text:p>
              </table:table-cell>
              <table:table-cell office:value-type="float" office:value="2739735.56521184">
                <text:p>2739735.56521184</text:p>
              </table:table-cell>
              <table:table-cell office:value-type="float" office:value="2831065.64764692">
                <text:p>2831065.64764692</text:p>
              </table:table-cell>
              <table:table-cell office:value-type="float" office:value="2915663.90654932">
                <text:p>2915663.90654932</text:p>
              </table:table-cell>
              <table:table-cell office:value-type="float" office:value="2993868.96844569">
                <text:p>2993868.96844569</text:p>
              </table:table-cell>
              <table:table-cell office:value-type="float" office:value="3066031.66942228">
                <text:p>3066031.66942228</text:p>
              </table:table-cell>
              <table:table-cell office:value-type="float" office:value="3132507.54035815">
                <text:p>3132507.54035815</text:p>
              </table:table-cell>
              <table:table-cell office:value-type="float" office:value="3193650.89584068">
                <text:p>3193650.89584068</text:p>
              </table:table-cell>
              <table:table-cell office:value-type="float" office:value="3249810.26363751">
                <text:p>3249810.26363751</text:p>
              </table:table-cell>
              <table:table-cell office:value-type="float" office:value="3301324.90192503">
                <text:p>3301324.90192503</text:p>
              </table:table-cell>
              <table:table-cell office:value-type="float" office:value="3348522.21888582">
                <text:p>3348522.21888582</text:p>
              </table:table-cell>
              <table:table-cell office:value-type="float" office:value="3391715.92704435">
                <text:p>3391715.92704435</text:p>
              </table:table-cell>
              <table:table-cell office:value-type="float" office:value="3431204.79583503">
                <text:p>3431204.79583503</text:p>
              </table:table-cell>
              <table:table-cell office:value-type="float" office:value="3467271.8841006">
                <text:p>3467271.8841006</text:p>
              </table:table-cell>
              <table:table-cell office:value-type="float" office:value="3500184.16095734">
                <text:p>3500184.16095734</text:p>
              </table:table-cell>
              <table:table-cell office:value-type="float" office:value="3530192.42786668">
                <text:p>3530192.42786668</text:p>
              </table:table-cell>
              <table:table-cell office:value-type="float" office:value="3557531.48150856">
                <text:p>3557531.48150856</text:p>
              </table:table-cell>
              <table:table-cell office:value-type="float" office:value="3582420.45768029">
                <text:p>3582420.45768029</text:p>
              </table:table-cell>
              <table:table-cell office:value-type="float" office:value="3605063.31410642">
                <text:p>3605063.31410642</text:p>
              </table:table-cell>
              <table:table-cell office:value-type="float" office:value="3625649.41280535">
                <text:p>3625649.41280535</text:p>
              </table:table-cell>
              <table:table-cell office:value-type="float" office:value="3644354.17337177">
                <text:p>3644354.17337177</text:p>
              </table:table-cell>
              <table:table-cell office:value-type="float" office:value="3661339.77135463">
                <text:p>3661339.77135463</text:p>
              </table:table-cell>
              <table:table-cell office:value-type="float" office:value="3676755.8628767">
                <text:p>3676755.8628767</text:p>
              </table:table-cell>
              <table:table-cell office:value-type="float" office:value="3690740.31921526">
                <text:p>3690740.31921526</text:p>
              </table:table-cell>
              <table:table-cell office:value-type="float" office:value="3703419.95957309">
                <text:p>3703419.95957309</text:p>
              </table:table-cell>
              <table:table-cell office:value-type="float" office:value="3714911.27213964">
                <text:p>3714911.27213964</text:p>
              </table:table-cell>
              <table:table-cell office:value-type="float" office:value="3725321.11625325">
                <text:p>3725321.11625325</text:p>
              </table:table-cell>
              <table:table-cell office:value-type="float" office:value="3734747.40024693">
                <text:p>3734747.40024693</text:p>
              </table:table-cell>
              <table:table-cell office:value-type="float" office:value="3743279.73100494">
                <text:p>3743279.73100494</text:p>
              </table:table-cell>
              <table:table-cell office:value-type="float" office:value="3751000.0329719">
                <text:p>3751000.0329719</text:p>
              </table:table-cell>
              <table:table-cell office:value-type="float" office:value="3757983.13454764">
                <text:p>3757983.13454764</text:p>
              </table:table-cell>
              <table:table-cell office:value-type="float" office:value="3764297.321221">
                <text:p>3764297.321221</text:p>
              </table:table-cell>
              <table:table-cell office:value-type="float" office:value="3770004.85538776">
                <text:p>3770004.85538776</text:p>
              </table:table-cell>
              <table:table-cell office:value-type="float" office:value="3775162.46298745">
                <text:p>3775162.46298745</text:p>
              </table:table-cell>
              <table:table-cell office:value-type="float" office:value="3779821.78778408">
                <text:p>3779821.78778408</text:p>
              </table:table-cell>
              <table:table-cell office:value-type="float" office:value="3784029.81419394">
                <text:p>3784029.81419394</text:p>
              </table:table-cell>
              <table:table-cell office:value-type="float" office:value="3787829.2599131">
                <text:p>3787829.2599131</text:p>
              </table:table-cell>
              <table:table-cell office:value-type="float" office:value="3791258.93965235">
                <text:p>3791258.93965235</text:p>
              </table:table-cell>
              <table:table-cell office:value-type="float" office:value="3794354.10144543">
                <text:p>3794354.10144543</text:p>
              </table:table-cell>
              <table:table-cell office:value-type="float" office:value="3797146.73701682">
                <text:p>3797146.73701682</text:p>
              </table:table-cell>
              <table:table-cell office:value-type="float" office:value="3799665.86772365">
                <text:p>3799665.86772365</text:p>
              </table:table-cell>
              <table:table-cell office:value-type="float" office:value="3801937.80759773">
                <text:p>3801937.80759773</text:p>
              </table:table-cell>
              <table:table-cell office:value-type="float" office:value="3803986.40496783">
                <text:p>3803986.40496783</text:p>
              </table:table-cell>
              <table:table-cell office:value-type="float" office:value="3805833.2641235">
                <text:p>3805833.2641235</text:p>
              </table:table-cell>
              <table:table-cell office:value-type="float" office:value="3807497.94842041">
                <text:p>3807497.94842041</text:p>
              </table:table-cell>
              <table:table-cell office:value-type="float" office:value="3808998.16617245">
                <text:p>3808998.16617245</text:p>
              </table:table-cell>
              <table:table-cell office:value-type="float" office:value="3810349.94061414">
                <text:p>3810349.94061414</text:p>
              </table:table-cell>
              <table:table-cell office:value-type="float" office:value="3811567.76514648">
                <text:p>3811567.76514648</text:p>
              </table:table-cell>
              <table:table-cell office:value-type="float" office:value="3812664.74501374">
                <text:p>3812664.74501374</text:p>
              </table:table-cell>
              <table:table-cell office:value-type="float" office:value="3813652.72648791">
                <text:p>3813652.72648791</text:p>
              </table:table-cell>
              <table:table-cell office:value-type="float" office:value="3814542.41456944">
                <text:p>3814542.41456944</text:p>
              </table:table-cell>
              <table:table-cell office:value-type="float" office:value="3815343.48014618">
                <text:p>3815343.48014618</text:p>
              </table:table-cell>
              <table:table-cell office:value-type="float" office:value="3816064.65748691">
                <text:p>3816064.65748691</text:p>
              </table:table-cell>
              <table:table-cell office:value-type="float" office:value="3816713.83288375">
                <text:p>3816713.83288375</text:p>
              </table:table-cell>
              <table:table-cell office:value-type="float" office:value="3817298.12519734">
                <text:p>3817298.12519734</text:p>
              </table:table-cell>
              <table:table-cell office:value-type="float" office:value="3817823.95900261">
                <text:p>3817823.95900261</text:p>
              </table:table-cell>
              <table:table-cell office:value-type="float" office:value="3818297.13097836">
                <text:p>3818297.13097836</text:p>
              </table:table-cell>
              <table:table-cell office:value-type="float" office:value="3818722.87013412">
                <text:p>3818722.87013412</text:p>
              </table:table-cell>
              <table:table-cell office:value-type="float" office:value="3819105.8924195">
                <text:p>3819105.8924195</text:p>
              </table:table-cell>
              <table:table-cell office:value-type="float" office:value="3819450.45021745">
                <text:p>3819450.45021745</text:p>
              </table:table-cell>
              <table:table-cell office:value-type="float" office:value="3819760.37718118">
                <text:p>3819760.37718118</text:p>
              </table:table-cell>
              <table:table-cell office:value-type="float" office:value="3820039.12883596">
                <text:p>3820039.12883596</text:p>
              </table:table-cell>
              <table:table-cell office:value-type="float" office:value="3820289.81933165">
                <text:p>3820289.81933165</text:p>
              </table:table-cell>
              <table:table-cell office:value-type="float" office:value="3820515.25469832">
                <text:p>3820515.25469832</text:p>
              </table:table-cell>
              <table:table-cell office:value-type="float" office:value="3820717.96292728">
                <text:p>3820717.96292728</text:p>
              </table:table-cell>
              <table:table-cell office:value-type="float" office:value="3820900.22117129">
                <text:p>3820900.22117129</text:p>
              </table:table-cell>
              <table:table-cell office:value-type="float" office:value="3821064.08033206">
                <text:p>3821064.08033206</text:p>
              </table:table-cell>
              <table:table-cell office:value-type="float" office:value="3821211.38727932">
                <text:p>3821211.38727932</text:p>
              </table:table-cell>
              <table:table-cell office:value-type="float" office:value="3821343.80492362">
                <text:p>3821343.80492362</text:p>
              </table:table-cell>
              <table:table-cell office:value-type="float" office:value="3821462.83034542">
                <text:p>3821462.83034542</text:p>
              </table:table-cell>
              <table:table-cell office:value-type="float" office:value="3821569.81116417">
                <text:p>3821569.81116417</text:p>
              </table:table-cell>
              <table:table-cell office:value-type="float" office:value="3821665.9603147">
                <text:p>3821665.9603147</text:p>
              </table:table-cell>
              <table:table-cell office:value-type="float" office:value="3821752.36938253">
                <text:p>3821752.36938253</text:p>
              </table:table-cell>
              <table:table-cell office:value-type="float" office:value="3821830.02063611">
                <text:p>3821830.02063611</text:p>
              </table:table-cell>
              <table:table-cell office:value-type="float" office:value="3821899.79788076">
                <text:p>3821899.79788076</text:p>
              </table:table-cell>
              <table:table-cell office:value-type="float" office:value="3821962.4962477">
                <text:p>3821962.4962477</text:p>
              </table:table-cell>
              <table:table-cell office:value-type="float" office:value="3822018.83102098">
                <text:p>3822018.83102098</text:p>
              </table:table-cell>
              <table:table-cell office:value-type="float" office:value="3822069.44559528">
                <text:p>3822069.44559528</text:p>
              </table:table-cell>
              <table:table-cell office:value-type="float" office:value="3822114.91864875">
                <text:p>3822114.91864875</text:p>
              </table:table-cell>
              <table:table-cell office:value-type="float" office:value="3822155.77060744">
                <text:p>3822155.77060744</text:p>
              </table:table-cell>
              <table:table-cell office:value-type="float" office:value="3822192.46947006">
                <text:p>3822192.46947006</text:p>
              </table:table-cell>
              <table:table-cell office:value-type="float" office:value="3822225.43605562">
                <text:p>3822225.43605562</text:p>
              </table:table-cell>
              <table:table-cell office:value-type="float" office:value="3822255.04873049">
                <text:p>3822255.04873049</text:p>
              </table:table-cell>
              <table:table-cell office:value-type="float" office:value="3822281.64766571">
                <text:p>3822281.64766571</text:p>
              </table:table-cell>
              <table:table-cell office:value-type="float" office:value="3822305.53867084">
                <text:p>3822305.53867084</text:p>
              </table:table-cell>
              <table:table-cell office:value-type="float" office:value="3822326.996646">
                <text:p>3822326.996646</text:p>
              </table:table-cell>
              <table:table-cell office:value-type="float" office:value="3822346.26868957">
                <text:p>3822346.26868957</text:p>
              </table:table-cell>
              <table:table-cell office:value-type="float" office:value="3822363.57689576">
                <text:p>3822363.57689576</text:p>
              </table:table-cell>
              <table:table-cell office:value-type="float" office:value="3822379.12087251">
                <text:p>3822379.12087251</text:p>
              </table:table-cell>
              <table:table-cell office:value-type="float" office:value="3822393.08000752">
                <text:p>3822393.08000752</text:p>
              </table:table-cell>
              <table:table-cell office:value-type="float" office:value="3822405.61550742">
                <text:p>3822405.61550742</text:p>
              </table:table-cell>
              <table:table-cell office:value-type="float" office:value="3822416.87223243">
                <text:p>3822416.87223243</text:p>
              </table:table-cell>
              <table:table-cell office:value-type="float" office:value="3822426.980347">
                <text:p>3822426.980347</text:p>
              </table:table-cell>
              <table:table-cell office:value-type="float" office:value="3822436.05680478">
                <text:p>3822436.05680478</text:p>
              </table:table-cell>
              <table:table-cell office:value-type="float" office:value="3822444.20668417">
                <text:p>3822444.20668417</text:p>
              </table:table-cell>
              <table:table-cell office:value-type="float" office:value="3822451.52438974">
                <text:p>3822451.52438974</text:p>
              </table:table-cell>
              <table:table-cell office:value-type="float" office:value="3822458.09473252">
                <text:p>3822458.09473252</text:p>
              </table:table-cell>
              <table:table-cell office:value-type="float" office:value="3822463.99390165">
                <text:p>3822463.99390165</text:p>
              </table:table-cell>
              <table:table-cell office:value-type="float" office:value="3822469.29033791">
                <text:p>3822469.29033791</text:p>
              </table:table-cell>
              <table:table-cell office:value-type="float" office:value="3822474.04551926">
                <text:p>3822474.04551926</text:p>
              </table:table-cell>
              <table:table-cell office:value-type="float" office:value="3822478.31466701">
                <text:p>3822478.31466701</text:p>
              </table:table-cell>
              <table:table-cell office:value-type="float" office:value="3822482.14738068">
                <text:p>3822482.14738068</text:p>
              </table:table-cell>
              <table:table-cell office:value-type="float" office:value="3822485.58820873">
                <text:p>3822485.58820873</text:p>
              </table:table-cell>
              <table:table-cell office:value-type="float" office:value="3822488.67716146">
                <text:p>3822488.67716146</text:p>
              </table:table-cell>
              <table:table-cell office:value-type="float" office:value="3822491.45017219">
                <text:p>3822491.45017219</text:p>
              </table:table-cell>
              <table:table-cell office:value-type="float" office:value="3822493.93951155">
                <text:p>3822493.93951155</text:p>
              </table:table-cell>
              <table:table-cell office:value-type="float" office:value="3822496.17415996">
                <text:p>3822496.17415996</text:p>
              </table:table-cell>
              <table:table-cell office:value-type="float" office:value="3822498.18014226">
                <text:p>3822498.18014226</text:p>
              </table:table-cell>
              <table:table-cell office:value-type="float" office:value="3822499.98082848">
                <text:p>3822499.98082848</text:p>
              </table:table-cell>
              <table:table-cell office:value-type="float" office:value="3822501.59720405">
                <text:p>3822501.59720405</text:p>
              </table:table-cell>
              <table:table-cell office:value-type="float" office:value="3822503.04811259">
                <text:p>3822503.04811259</text:p>
              </table:table-cell>
              <table:table-cell office:value-type="float" office:value="3822504.35047407">
                <text:p>3822504.35047407</text:p>
              </table:table-cell>
              <table:table-cell office:value-type="float" office:value="3822505.51948082">
                <text:p>3822505.51948082</text:p>
              </table:table-cell>
              <table:table-cell office:value-type="float" office:value="3822506.56877355">
                <text:p>3822506.56877355</text:p>
              </table:table-cell>
              <table:table-cell office:value-type="float" office:value="3822507.51059956">
                <text:p>3822507.51059956</text:p>
              </table:table-cell>
              <table:table-cell office:value-type="float" office:value="3822508.35595485">
                <text:p>3822508.35595485</text:p>
              </table:table-cell>
              <table:table-cell office:value-type="float" office:value="3822509.1147117">
                <text:p>3822509.1147117</text:p>
              </table:table-cell>
              <table:table-cell office:value-type="float" office:value="3822509.79573333">
                <text:p>3822509.79573333</text:p>
              </table:table-cell>
              <table:table-cell office:value-type="float" office:value="3822510.4069769">
                <text:p>3822510.4069769</text:p>
              </table:table-cell>
              <table:table-cell office:value-type="float" office:value="3822510.95558597">
                <text:p>3822510.95558597</text:p>
              </table:table-cell>
              <table:table-cell office:value-type="float" office:value="3822511.44797356">
                <text:p>3822511.44797356</text:p>
              </table:table-cell>
              <table:table-cell office:value-type="float" office:value="3822511.88989679">
                <text:p>3822511.88989679</text:p>
              </table:table-cell>
              <table:table-cell office:value-type="float" office:value="3822512.28652382">
                <text:p>3822512.28652382</text:p>
              </table:table-cell>
              <table:table-cell office:value-type="float" office:value="3822512.64249405">
                <text:p>3822512.64249405</text:p>
              </table:table-cell>
              <table:table-cell office:value-type="float" office:value="3822512.96197215">
                <text:p>3822512.96197215</text:p>
              </table:table-cell>
              <table:table-cell office:value-type="float" office:value="3822513.24869656">
                <text:p>3822513.24869656</text:p>
              </table:table-cell>
              <table:table-cell office:value-type="float" office:value="3822513.5060231">
                <text:p>3822513.5060231</text:p>
              </table:table-cell>
              <table:table-cell office:value-type="float" office:value="3822513.73696402">
                <text:p>3822513.73696402</text:p>
              </table:table-cell>
              <table:table-cell office:value-type="float" office:value="3822513.9442232">
                <text:p>3822513.9442232</text:p>
              </table:table-cell>
              <table:table-cell office:value-type="float" office:value="3822514.13022765">
                <text:p>3822514.13022765</text:p>
              </table:table-cell>
              <table:table-cell office:value-type="float" office:value="3822514.29715584">
                <text:p>3822514.29715584</text:p>
              </table:table-cell>
              <table:table-cell office:value-type="float" office:value="3822514.44696312">
                <text:p>3822514.44696312</text:p>
              </table:table-cell>
              <table:table-cell office:value-type="float" office:value="3822514.58140457">
                <text:p>3822514.58140457</text:p>
              </table:table-cell>
              <table:table-cell office:value-type="float" office:value="3822514.70205546">
                <text:p>3822514.70205546</text:p>
              </table:table-cell>
              <table:table-cell office:value-type="float" office:value="3822514.81032968">
                <text:p>3822514.81032968</text:p>
              </table:table-cell>
              <table:table-cell office:value-type="float" office:value="3822514.90749627">
                <text:p>3822514.90749627</text:p>
              </table:table-cell>
              <table:table-cell office:value-type="float" office:value="3822514.9946942">
                <text:p>3822514.9946942</text:p>
              </table:table-cell>
              <table:table-cell office:value-type="float" office:value="3822515.07294574">
                <text:p>3822515.07294574</text:p>
              </table:table-cell>
              <table:table-cell office:value-type="float" office:value="3822515.14316839">
                <text:p>3822515.14316839</text:p>
              </table:table-cell>
              <table:table-cell office:value-type="float" office:value="3822515.2061856">
                <text:p>3822515.2061856</text:p>
              </table:table-cell>
              <table:table-cell office:value-type="float" office:value="3822515.26273642">
                <text:p>3822515.26273642</text:p>
              </table:table-cell>
              <table:table-cell office:value-type="float" office:value="3822515.31348411">
                <text:p>3822515.31348411</text:p>
              </table:table-cell>
              <table:table-cell office:value-type="float" office:value="3822515.35902398">
                <text:p>3822515.35902398</text:p>
              </table:table-cell>
              <table:table-cell office:value-type="float" office:value="3822515.39989025">
                <text:p>3822515.39989025</text:p>
              </table:table-cell>
              <table:table-cell office:value-type="float" office:value="3822515.43656241">
                <text:p>3822515.43656241</text:p>
              </table:table-cell>
              <table:table-cell office:value-type="float" office:value="3822515.46947074">
                <text:p>3822515.46947074</text:p>
              </table:table-cell>
              <table:table-cell office:value-type="float" office:value="3822515.49900142">
                <text:p>3822515.49900142</text:p>
              </table:table-cell>
              <table:table-cell office:value-type="float" office:value="3822515.52550102">
                <text:p>3822515.52550102</text:p>
              </table:table-cell>
              <table:table-cell office:value-type="float" office:value="3822515.54928056">
                <text:p>3822515.54928056</text:p>
              </table:table-cell>
              <table:table-cell office:value-type="float" office:value="3822515.57061916">
                <text:p>3822515.57061916</text:p>
              </table:table-cell>
              <table:table-cell office:value-type="float" office:value="3822515.5897673">
                <text:p>3822515.5897673</text:p>
              </table:table-cell>
              <table:table-cell office:value-type="float" office:value="3822515.60694979">
                <text:p>3822515.60694979</text:p>
              </table:table-cell>
              <table:table-cell office:value-type="float" office:value="3822515.62236835">
                <text:p>3822515.62236835</text:p>
              </table:table-cell>
              <table:table-cell office:value-type="float" office:value="3822515.63620402">
                <text:p>3822515.63620402</text:p>
              </table:table-cell>
              <table:table-cell office:value-type="float" office:value="3822515.64861927">
                <text:p>3822515.64861927</text:p>
              </table:table-cell>
              <table:table-cell office:value-type="float" office:value="3822515.65975987">
                <text:p>3822515.65975987</text:p>
              </table:table-cell>
              <table:table-cell office:value-type="float" office:value="3822515.66975667">
                <text:p>3822515.66975667</text:p>
              </table:table-cell>
              <table:table-cell office:value-type="float" office:value="3822515.67872708">
                <text:p>3822515.67872708</text:p>
              </table:table-cell>
              <table:table-cell office:value-type="float" office:value="3822515.68677645">
                <text:p>3822515.68677645</text:p>
              </table:table-cell>
              <table:table-cell office:value-type="float" office:value="3822515.69399934">
                <text:p>3822515.69399934</text:p>
              </table:table-cell>
              <table:table-cell office:value-type="float" office:value="3822515.70048058">
                <text:p>3822515.70048058</text:p>
              </table:table-cell>
              <table:table-cell office:value-type="float" office:value="3822515.70629631">
                <text:p>3822515.70629631</text:p>
              </table:table-cell>
              <table:table-cell office:value-type="float" office:value="3822515.71151487">
                <text:p>3822515.71151487</text:p>
              </table:table-cell>
              <table:table-cell office:value-type="float" office:value="3822515.71619754">
                <text:p>3822515.71619754</text:p>
              </table:table-cell>
              <table:table-cell office:value-type="float" office:value="3822515.72039937">
                <text:p>3822515.72039937</text:p>
              </table:table-cell>
              <table:table-cell office:value-type="float" office:value="3822515.7241697">
                <text:p>3822515.7241697</text:p>
              </table:table-cell>
              <table:table-cell office:value-type="float" office:value="3822515.72755286">
                <text:p>3822515.72755286</text:p>
              </table:table-cell>
              <table:table-cell office:value-type="float" office:value="3822515.73058858">
                <text:p>3822515.73058858</text:p>
              </table:table-cell>
              <table:table-cell office:value-type="float" office:value="3822515.73331255">
                <text:p>3822515.73331255</text:p>
              </table:table-cell>
              <table:table-cell office:value-type="float" office:value="3822515.73575677">
                <text:p>3822515.73575677</text:p>
              </table:table-cell>
              <table:table-cell office:value-type="float" office:value="3822515.73794998">
                <text:p>3822515.73794998</text:p>
              </table:table-cell>
              <table:table-cell office:value-type="float" office:value="3822515.73991794">
                <text:p>3822515.73991794</text:p>
              </table:table-cell>
              <table:table-cell office:value-type="float" office:value="3822515.74168378">
                <text:p>3822515.74168378</text:p>
              </table:table-cell>
              <table:table-cell office:value-type="float" office:value="3822515.74326827">
                <text:p>3822515.74326827</text:p>
              </table:table-cell>
              <table:table-cell office:value-type="float" office:value="3822515.74469002">
                <text:p>3822515.74469002</text:p>
              </table:table-cell>
              <table:table-cell office:value-type="float" office:value="3822515.74596575">
                <text:p>3822515.74596575</text:p>
              </table:table-cell>
              <table:table-cell office:value-type="float" office:value="3822515.74711045">
                <text:p>3822515.74711045</text:p>
              </table:table-cell>
              <table:table-cell office:value-type="float" office:value="3822515.74813758">
                <text:p>3822515.74813758</text:p>
              </table:table-cell>
              <table:table-cell office:value-type="float" office:value="3822515.74905922">
                <text:p>3822515.74905922</text:p>
              </table:table-cell>
              <table:table-cell office:value-type="float" office:value="3822515.74988619">
                <text:p>3822515.74988619</text:p>
              </table:table-cell>
              <table:table-cell office:value-type="float" office:value="3822515.75062822">
                <text:p>3822515.75062822</text:p>
              </table:table-cell>
              <table:table-cell office:value-type="float" office:value="3822515.75129403">
                <text:p>3822515.75129403</text:p>
              </table:table-cell>
              <table:table-cell office:value-type="float" office:value="3822515.75189146">
                <text:p>3822515.75189146</text:p>
              </table:table-cell>
              <table:table-cell office:value-type="float" office:value="3822515.75242752">
                <text:p>3822515.75242752</text:p>
              </table:table-cell>
              <table:table-cell office:value-type="float" office:value="3822515.75290851">
                <text:p>3822515.75290851</text:p>
              </table:table-cell>
              <table:table-cell office:value-type="float" office:value="3822515.7533401">
                <text:p>3822515.7533401</text:p>
              </table:table-cell>
              <table:table-cell office:value-type="float" office:value="3822515.75372736">
                <text:p>3822515.75372736</text:p>
              </table:table-cell>
              <table:table-cell office:value-type="float" office:value="3822515.75407484">
                <text:p>3822515.75407484</text:p>
              </table:table-cell>
              <table:table-cell office:value-type="float" office:value="3822515.75438662">
                <text:p>3822515.75438662</text:p>
              </table:table-cell>
              <table:table-cell office:value-type="float" office:value="3822515.75466638">
                <text:p>3822515.75466638</text:p>
              </table:table-cell>
              <table:table-cell office:value-type="float" office:value="3822515.7549174">
                <text:p>3822515.7549174</text:p>
              </table:table-cell>
              <table:table-cell office:value-type="float" office:value="3822515.75514263">
                <text:p>3822515.75514263</text:p>
              </table:table-cell>
              <table:table-cell office:value-type="float" office:value="3822515.75534473">
                <text:p>3822515.75534473</text:p>
              </table:table-cell>
              <table:table-cell office:value-type="float" office:value="3822515.75552607">
                <text:p>3822515.75552607</text:p>
              </table:table-cell>
              <table:table-cell office:value-type="float" office:value="3822515.75568878">
                <text:p>3822515.75568878</text:p>
              </table:table-cell>
              <table:table-cell office:value-type="float" office:value="3822515.75583477">
                <text:p>3822515.75583477</text:p>
              </table:table-cell>
              <table:table-cell office:value-type="float" office:value="3822515.75596577">
                <text:p>3822515.75596577</text:p>
              </table:table-cell>
              <table:table-cell office:value-type="float" office:value="3822515.75608331">
                <text:p>3822515.75608331</text:p>
              </table:table-cell>
              <table:table-cell office:value-type="float" office:value="3822515.75618877">
                <text:p>3822515.75618877</text:p>
              </table:table-cell>
              <table:table-cell office:value-type="float" office:value="3822515.7562834">
                <text:p>3822515.7562834</text:p>
              </table:table-cell>
              <table:table-cell office:value-type="float" office:value="3822515.75636831">
                <text:p>3822515.75636831</text:p>
              </table:table-cell>
              <table:table-cell office:value-type="float" office:value="3822515.7564445">
                <text:p>3822515.7564445</text:p>
              </table:table-cell>
              <table:table-cell office:value-type="float" office:value="3822515.75651286">
                <text:p>3822515.75651286</text:p>
              </table:table-cell>
              <table:table-cell office:value-type="float" office:value="3822515.7565742">
                <text:p>3822515.7565742</text:p>
              </table:table-cell>
              <table:table-cell office:value-type="float" office:value="3822515.75662923">
                <text:p>3822515.75662923</text:p>
              </table:table-cell>
              <table:table-cell office:value-type="float" office:value="3822515.75667862">
                <text:p>3822515.75667862</text:p>
              </table:table-cell>
              <table:table-cell office:value-type="float" office:value="3822515.75672293">
                <text:p>3822515.75672293</text:p>
              </table:table-cell>
              <table:table-cell office:value-type="float" office:value="3822515.75676268">
                <text:p>3822515.75676268</text:p>
              </table:table-cell>
              <table:table-cell office:value-type="float" office:value="3822515.75679835">
                <text:p>3822515.75679835</text:p>
              </table:table-cell>
              <table:table-cell office:value-type="float" office:value="3822515.75683036">
                <text:p>3822515.75683036</text:p>
              </table:table-cell>
              <table:table-cell office:value-type="float" office:value="3822515.75685908">
                <text:p>3822515.75685908</text:p>
              </table:table-cell>
              <table:table-cell office:value-type="float" office:value="3822515.75688485">
                <text:p>3822515.75688485</text:p>
              </table:table-cell>
              <table:table-cell office:value-type="float" office:value="3822515.75690797">
                <text:p>3822515.75690797</text:p>
              </table:table-cell>
              <table:table-cell office:value-type="float" office:value="3822515.75692872">
                <text:p>3822515.75692872</text:p>
              </table:table-cell>
              <table:table-cell office:value-type="float" office:value="3822515.75694733">
                <text:p>3822515.75694733</text:p>
              </table:table-cell>
              <table:table-cell office:value-type="float" office:value="3822515.75696404">
                <text:p>3822515.75696404</text:p>
              </table:table-cell>
              <table:table-cell office:value-type="float" office:value="3822515.75697902">
                <text:p>3822515.75697902</text:p>
              </table:table-cell>
              <table:table-cell office:value-type="float" office:value="3822515.75699247">
                <text:p>3822515.75699247</text:p>
              </table:table-cell>
              <table:table-cell office:value-type="float" office:value="3822515.75700453">
                <text:p>3822515.75700453</text:p>
              </table:table-cell>
              <table:table-cell office:value-type="float" office:value="3822515.75701536">
                <text:p>3822515.75701536</text:p>
              </table:table-cell>
              <table:table-cell office:value-type="float" office:value="3822515.75702507">
                <text:p>3822515.75702507</text:p>
              </table:table-cell>
              <table:table-cell office:value-type="float" office:value="3822515.75703379">
                <text:p>3822515.75703379</text:p>
              </table:table-cell>
              <table:table-cell office:value-type="float" office:value="3822515.75704161">
                <text:p>3822515.75704161</text:p>
              </table:table-cell>
              <table:table-cell office:value-type="float" office:value="3822515.75704863">
                <text:p>3822515.75704863</text:p>
              </table:table-cell>
              <table:table-cell office:value-type="float" office:value="3822515.75705492">
                <text:p>3822515.75705492</text:p>
              </table:table-cell>
              <table:table-cell office:value-type="float" office:value="3822515.75706057">
                <text:p>3822515.75706057</text:p>
              </table:table-cell>
              <table:table-cell office:value-type="float" office:value="3822515.75706564">
                <text:p>3822515.75706564</text:p>
              </table:table-cell>
              <table:table-cell office:value-type="float" office:value="3822515.75707019">
                <text:p>3822515.75707019</text:p>
              </table:table-cell>
              <table:table-cell office:value-type="float" office:value="3822515.75707427">
                <text:p>3822515.75707427</text:p>
              </table:table-cell>
              <table:table-cell office:value-type="float" office:value="3822515.75707793">
                <text:p>3822515.75707793</text:p>
              </table:table-cell>
              <table:table-cell office:value-type="float" office:value="3822515.75708121">
                <text:p>3822515.75708121</text:p>
              </table:table-cell>
              <table:table-cell office:value-type="float" office:value="3822515.75708416">
                <text:p>3822515.75708416</text:p>
              </table:table-cell>
              <table:table-cell office:value-type="float" office:value="3822515.75708681">
                <text:p>3822515.75708681</text:p>
              </table:table-cell>
              <table:table-cell office:value-type="float" office:value="3822515.75708918">
                <text:p>3822515.75708918</text:p>
              </table:table-cell>
              <table:table-cell office:value-type="float" office:value="3822515.75709131">
                <text:p>3822515.75709131</text:p>
              </table:table-cell>
              <table:table-cell office:value-type="float" office:value="3822515.75709322">
                <text:p>3822515.75709322</text:p>
              </table:table-cell>
              <table:table-cell office:value-type="float" office:value="3822515.75709493">
                <text:p>3822515.75709493</text:p>
              </table:table-cell>
              <table:table-cell office:value-type="float" office:value="3822515.75709647">
                <text:p>3822515.75709647</text:p>
              </table:table-cell>
              <table:table-cell office:value-type="float" office:value="3822515.75709785">
                <text:p>3822515.75709785</text:p>
              </table:table-cell>
              <table:table-cell office:value-type="float" office:value="3822515.75709909">
                <text:p>3822515.75709909</text:p>
              </table:table-cell>
              <table:table-cell office:value-type="float" office:value="3822515.7571002">
                <text:p>3822515.7571002</text:p>
              </table:table-cell>
              <table:table-cell office:value-type="float" office:value="3822515.7571012">
                <text:p>3822515.7571012</text:p>
              </table:table-cell>
              <table:table-cell office:value-type="float" office:value="3822515.75710209">
                <text:p>3822515.75710209</text:p>
              </table:table-cell>
              <table:table-cell office:value-type="float" office:value="3822515.7571029">
                <text:p>3822515.7571029</text:p>
              </table:table-cell>
              <table:table-cell office:value-type="float" office:value="3822515.75710361">
                <text:p>3822515.75710361</text:p>
              </table:table-cell>
              <table:table-cell office:value-type="float" office:value="3822515.75710426">
                <text:p>3822515.75710426</text:p>
              </table:table-cell>
              <table:table-cell office:value-type="float" office:value="3822515.75710484">
                <text:p>3822515.75710484</text:p>
              </table:table-cell>
              <table:table-cell office:value-type="float" office:value="3822515.75710536">
                <text:p>3822515.75710536</text:p>
              </table:table-cell>
              <table:table-cell office:value-type="float" office:value="3822515.75710583">
                <text:p>3822515.75710583</text:p>
              </table:table-cell>
              <table:table-cell office:value-type="float" office:value="3822515.75710625">
                <text:p>3822515.75710625</text:p>
              </table:table-cell>
              <table:table-cell office:value-type="float" office:value="3822515.75710662">
                <text:p>3822515.75710662</text:p>
              </table:table-cell>
              <table:table-cell office:value-type="float" office:value="3822515.75710696">
                <text:p>3822515.75710696</text:p>
              </table:table-cell>
              <table:table-cell office:value-type="float" office:value="3822515.75710726">
                <text:p>3822515.75710726</text:p>
              </table:table-cell>
              <table:table-cell office:value-type="float" office:value="3822515.75710753">
                <text:p>3822515.75710753</text:p>
              </table:table-cell>
              <table:table-cell office:value-type="float" office:value="3822515.75710778">
                <text:p>3822515.75710778</text:p>
              </table:table-cell>
              <table:table-cell office:value-type="float" office:value="3822515.757108">
                <text:p>3822515.757108</text:p>
              </table:table-cell>
              <table:table-cell office:value-type="float" office:value="3822515.75710819">
                <text:p>3822515.75710819</text:p>
              </table:table-cell>
              <table:table-cell office:value-type="float" office:value="3822515.75710837">
                <text:p>3822515.75710837</text:p>
              </table:table-cell>
              <table:table-cell office:value-type="float" office:value="3822515.75710853">
                <text:p>3822515.75710853</text:p>
              </table:table-cell>
              <table:table-cell office:value-type="float" office:value="3822515.75710867">
                <text:p>3822515.75710867</text:p>
              </table:table-cell>
              <table:table-cell office:value-type="float" office:value="3822515.75710879">
                <text:p>3822515.75710879</text:p>
              </table:table-cell>
              <table:table-cell office:value-type="float" office:value="3822515.75710891">
                <text:p>3822515.75710891</text:p>
              </table:table-cell>
              <table:table-cell office:value-type="float" office:value="3822515.75710901">
                <text:p>3822515.75710901</text:p>
              </table:table-cell>
              <table:table-cell office:value-type="float" office:value="3822515.7571091">
                <text:p>3822515.7571091</text:p>
              </table:table-cell>
              <table:table-cell office:value-type="float" office:value="3822515.75710918">
                <text:p>3822515.75710918</text:p>
              </table:table-cell>
              <table:table-cell office:value-type="float" office:value="3822515.75710926">
                <text:p>3822515.75710926</text:p>
              </table:table-cell>
              <table:table-cell office:value-type="float" office:value="3822515.75710932">
                <text:p>3822515.75710932</text:p>
              </table:table-cell>
              <table:table-cell office:value-type="float" office:value="3822515.75710938">
                <text:p>3822515.75710938</text:p>
              </table:table-cell>
              <table:table-cell office:value-type="float" office:value="3822515.75710944">
                <text:p>3822515.75710944</text:p>
              </table:table-cell>
              <table:table-cell office:value-type="float" office:value="3822515.75710948">
                <text:p>3822515.75710948</text:p>
              </table:table-cell>
              <table:table-cell office:value-type="float" office:value="3822515.75710953">
                <text:p>3822515.75710953</text:p>
              </table:table-cell>
              <table:table-cell office:value-type="float" office:value="3822515.75710957">
                <text:p>3822515.75710957</text:p>
              </table:table-cell>
              <table:table-cell office:value-type="float" office:value="3822515.7571096">
                <text:p>3822515.7571096</text:p>
              </table:table-cell>
              <table:table-cell office:value-type="float" office:value="3822515.75710963">
                <text:p>3822515.75710963</text:p>
              </table:table-cell>
              <table:table-cell office:value-type="float" office:value="3822515.75710966">
                <text:p>3822515.75710966</text:p>
              </table:table-cell>
              <table:table-cell office:value-type="float" office:value="3822515.75710968">
                <text:p>3822515.75710968</text:p>
              </table:table-cell>
              <table:table-cell office:value-type="float" office:value="3822515.75710971">
                <text:p>3822515.75710971</text:p>
              </table:table-cell>
              <table:table-cell office:value-type="float" office:value="3822515.75710973">
                <text:p>3822515.75710973</text:p>
              </table:table-cell>
              <table:table-cell office:value-type="float" office:value="3822515.75710975">
                <text:p>3822515.75710975</text:p>
              </table:table-cell>
              <table:table-cell office:value-type="float" office:value="3822515.75710976">
                <text:p>3822515.75710976</text:p>
              </table:table-cell>
              <table:table-cell office:value-type="float" office:value="3822515.75710978">
                <text:p>3822515.75710978</text:p>
              </table:table-cell>
              <table:table-cell office:value-type="float" office:value="3822515.75710979">
                <text:p>3822515.75710979</text:p>
              </table:table-cell>
              <table:table-cell office:value-type="float" office:value="3822515.7571098">
                <text:p>3822515.7571098</text:p>
              </table:table-cell>
              <table:table-cell office:value-type="float" office:value="3822515.75710981">
                <text:p>3822515.75710981</text:p>
              </table:table-cell>
              <table:table-cell office:value-type="float" office:value="3822515.75710982">
                <text:p>3822515.75710982</text:p>
              </table:table-cell>
              <table:table-cell office:value-type="float" office:value="3822515.75710983">
                <text:p>3822515.75710983</text:p>
              </table:table-cell>
              <table:table-cell office:value-type="float" office:value="3822515.75710984">
                <text:p>3822515.75710984</text:p>
              </table:table-cell>
              <table:table-cell office:value-type="float" office:value="3822515.75710984">
                <text:p>3822515.75710984</text:p>
              </table:table-cell>
              <table:table-cell office:value-type="float" office:value="3822515.75710985">
                <text:p>3822515.75710985</text:p>
              </table:table-cell>
              <table:table-cell office:value-type="float" office:value="3822515.75710985">
                <text:p>3822515.75710985</text:p>
              </table:table-cell>
              <table:table-cell office:value-type="float" office:value="3822515.75710986">
                <text:p>3822515.75710986</text:p>
              </table:table-cell>
              <table:table-cell office:value-type="float" office:value="3822515.75710986">
                <text:p>3822515.75710986</text:p>
              </table:table-cell>
              <table:table-cell office:value-type="float" office:value="3822515.75710987">
                <text:p>3822515.75710987</text:p>
              </table:table-cell>
              <table:table-cell office:value-type="float" office:value="3822515.75710987">
                <text:p>3822515.75710987</text:p>
              </table:table-cell>
              <table:table-cell office:value-type="float" office:value="3822515.75710987">
                <text:p>3822515.75710987</text:p>
              </table:table-cell>
              <table:table-cell office:value-type="float" office:value="3822515.75710988">
                <text:p>3822515.75710988</text:p>
              </table:table-cell>
              <table:table-cell office:value-type="float" office:value="3822515.75710988">
                <text:p>3822515.75710988</text:p>
              </table:table-cell>
              <table:table-cell office:value-type="float" office:value="3822515.75710988">
                <text:p>3822515.75710988</text:p>
              </table:table-cell>
              <table:table-cell office:value-type="float" office:value="3822515.75710988">
                <text:p>3822515.75710988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89">
                <text:p>3822515.7571098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  <table:table-cell office:value-type="float" office:value="3822515.7571099">
                <text:p>3822515.7571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